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4.22224205854697" calcext:value-type="float">
            <text:p>4.22224205854697</text:p>
          </table:table-cell>
          <table:table-cell table:formula="of:=RAND()*10-5" office:value-type="float" office:value="0.307533595083692" calcext:value-type="float">
            <text:p>0.307533595083692</text:p>
          </table:table-cell>
          <table:table-cell table:formula="of:=IF([.A2]*0.987+[.B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6764440373934" calcext:value-type="float">
            <text:p>1.96764440373934</text:p>
          </table:table-cell>
          <table:table-cell table:formula="of:=RAND()*10-5" office:value-type="float" office:value="-4.67422632502858" calcext:value-type="float">
            <text:p>-4.67422632502858</text:p>
          </table:table-cell>
          <table:table-cell table:formula="of:=IF([.A3]*0.987+[.B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617172240116" calcext:value-type="float">
            <text:p>-2.34617172240116</text:p>
          </table:table-cell>
          <table:table-cell table:formula="of:=RAND()*10-5" office:value-type="float" office:value="4.90104136347877" calcext:value-type="float">
            <text:p>4.90104136347877</text:p>
          </table:table-cell>
          <table:table-cell table:formula="of:=IF([.A4]*0.987+[.B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9342679761451" calcext:value-type="float">
            <text:p>-1.99342679761451</text:p>
          </table:table-cell>
          <table:table-cell table:formula="of:=RAND()*10-5" office:value-type="float" office:value="4.25938789717889" calcext:value-type="float">
            <text:p>4.25938789717889</text:p>
          </table:table-cell>
          <table:table-cell table:formula="of:=IF([.A5]*0.987+[.B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8119335831879" calcext:value-type="float">
            <text:p>2.98119335831879</text:p>
          </table:table-cell>
          <table:table-cell table:formula="of:=RAND()*10-5" office:value-type="float" office:value="-1.12106532285881" calcext:value-type="float">
            <text:p>-1.12106532285881</text:p>
          </table:table-cell>
          <table:table-cell table:formula="of:=IF([.A6]*0.987+[.B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8964867244018" calcext:value-type="float">
            <text:p>3.28964867244018</text:p>
          </table:table-cell>
          <table:table-cell table:formula="of:=RAND()*10-5" office:value-type="float" office:value="3.31445441281054" calcext:value-type="float">
            <text:p>3.31445441281054</text:p>
          </table:table-cell>
          <table:table-cell table:formula="of:=IF([.A7]*0.987+[.B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25665569053219" calcext:value-type="float">
            <text:p>-0.725665569053219</text:p>
          </table:table-cell>
          <table:table-cell table:formula="of:=RAND()*10-5" office:value-type="float" office:value="1.11648934925997" calcext:value-type="float">
            <text:p>1.11648934925997</text:p>
          </table:table-cell>
          <table:table-cell table:formula="of:=IF([.A8]*0.987+[.B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5811885150456" calcext:value-type="float">
            <text:p>-3.75811885150456</text:p>
          </table:table-cell>
          <table:table-cell table:formula="of:=RAND()*10-5" office:value-type="float" office:value="-0.909013731218063" calcext:value-type="float">
            <text:p>-0.909013731218063</text:p>
          </table:table-cell>
          <table:table-cell table:formula="of:=IF([.A9]*0.987+[.B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9232240418465" calcext:value-type="float">
            <text:p>-4.89232240418465</text:p>
          </table:table-cell>
          <table:table-cell table:formula="of:=RAND()*10-5" office:value-type="float" office:value="4.36962934209117" calcext:value-type="float">
            <text:p>4.36962934209117</text:p>
          </table:table-cell>
          <table:table-cell table:formula="of:=IF([.A10]*0.987+[.B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6301861692074" calcext:value-type="float">
            <text:p>-3.06301861692074</text:p>
          </table:table-cell>
          <table:table-cell table:formula="of:=RAND()*10-5" office:value-type="float" office:value="-3.20199472098834" calcext:value-type="float">
            <text:p>-3.20199472098834</text:p>
          </table:table-cell>
          <table:table-cell table:formula="of:=IF([.A11]*0.987+[.B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69931952852959" calcext:value-type="float">
            <text:p>0.369931952852959</text:p>
          </table:table-cell>
          <table:table-cell table:formula="of:=RAND()*10-5" office:value-type="float" office:value="3.45746888260886" calcext:value-type="float">
            <text:p>3.45746888260886</text:p>
          </table:table-cell>
          <table:table-cell table:formula="of:=IF([.A12]*0.987+[.B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1954602316688" calcext:value-type="float">
            <text:p>-4.01954602316688</text:p>
          </table:table-cell>
          <table:table-cell table:formula="of:=RAND()*10-5" office:value-type="float" office:value="-2.31265004861304" calcext:value-type="float">
            <text:p>-2.31265004861304</text:p>
          </table:table-cell>
          <table:table-cell table:formula="of:=IF([.A13]*0.987+[.B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7501977189488" calcext:value-type="float">
            <text:p>1.77501977189488</text:p>
          </table:table-cell>
          <table:table-cell table:formula="of:=RAND()*10-5" office:value-type="float" office:value="-0.460772993029837" calcext:value-type="float">
            <text:p>-0.460772993029837</text:p>
          </table:table-cell>
          <table:table-cell table:formula="of:=IF([.A14]*0.987+[.B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24546769700731" calcext:value-type="float">
            <text:p>0.324546769700731</text:p>
          </table:table-cell>
          <table:table-cell table:formula="of:=RAND()*10-5" office:value-type="float" office:value="2.21758611853695" calcext:value-type="float">
            <text:p>2.21758611853695</text:p>
          </table:table-cell>
          <table:table-cell table:formula="of:=IF([.A15]*0.987+[.B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8256680697336" calcext:value-type="float">
            <text:p>-4.48256680697336</text:p>
          </table:table-cell>
          <table:table-cell table:formula="of:=RAND()*10-5" office:value-type="float" office:value="4.83922421324659" calcext:value-type="float">
            <text:p>4.83922421324659</text:p>
          </table:table-cell>
          <table:table-cell table:formula="of:=IF([.A16]*0.987+[.B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9135553639405" calcext:value-type="float">
            <text:p>-3.39135553639405</text:p>
          </table:table-cell>
          <table:table-cell table:formula="of:=RAND()*10-5" office:value-type="float" office:value="2.35689560807985" calcext:value-type="float">
            <text:p>2.35689560807985</text:p>
          </table:table-cell>
          <table:table-cell table:formula="of:=IF([.A17]*0.987+[.B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7475569179701" calcext:value-type="float">
            <text:p>3.87475569179701</text:p>
          </table:table-cell>
          <table:table-cell table:formula="of:=RAND()*10-5" office:value-type="float" office:value="2.22036613141243" calcext:value-type="float">
            <text:p>2.22036613141243</text:p>
          </table:table-cell>
          <table:table-cell table:formula="of:=IF([.A18]*0.987+[.B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3366781365199" calcext:value-type="float">
            <text:p>-2.23366781365199</text:p>
          </table:table-cell>
          <table:table-cell table:formula="of:=RAND()*10-5" office:value-type="float" office:value="3.84879066728465" calcext:value-type="float">
            <text:p>3.84879066728465</text:p>
          </table:table-cell>
          <table:table-cell table:formula="of:=IF([.A19]*0.987+[.B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4112599531874" calcext:value-type="float">
            <text:p>-1.44112599531874</text:p>
          </table:table-cell>
          <table:table-cell table:formula="of:=RAND()*10-5" office:value-type="float" office:value="-0.203100582666272" calcext:value-type="float">
            <text:p>-0.203100582666272</text:p>
          </table:table-cell>
          <table:table-cell table:formula="of:=IF([.A20]*0.987+[.B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1875874983497" calcext:value-type="float">
            <text:p>4.11875874983497</text:p>
          </table:table-cell>
          <table:table-cell table:formula="of:=RAND()*10-5" office:value-type="float" office:value="-1.12413374860831" calcext:value-type="float">
            <text:p>-1.12413374860831</text:p>
          </table:table-cell>
          <table:table-cell table:formula="of:=IF([.A21]*0.987+[.B2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4062904705124" calcext:value-type="float">
            <text:p>1.44062904705124</text:p>
          </table:table-cell>
          <table:table-cell table:formula="of:=RAND()*10-5" office:value-type="float" office:value="2.36786986408728" calcext:value-type="float">
            <text:p>2.36786986408728</text:p>
          </table:table-cell>
          <table:table-cell table:formula="of:=IF([.A22]*0.987+[.B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8061909409853" calcext:value-type="float">
            <text:p>-1.08061909409853</text:p>
          </table:table-cell>
          <table:table-cell table:formula="of:=RAND()*10-5" office:value-type="float" office:value="-3.62957094601772" calcext:value-type="float">
            <text:p>-3.62957094601772</text:p>
          </table:table-cell>
          <table:table-cell table:formula="of:=IF([.A23]*0.987+[.B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3865976668085" calcext:value-type="float">
            <text:p>4.53865976668085</text:p>
          </table:table-cell>
          <table:table-cell table:formula="of:=RAND()*10-5" office:value-type="float" office:value="3.28028380812853" calcext:value-type="float">
            <text:p>3.28028380812853</text:p>
          </table:table-cell>
          <table:table-cell table:formula="of:=IF([.A24]*0.987+[.B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0160634179502" calcext:value-type="float">
            <text:p>3.70160634179502</text:p>
          </table:table-cell>
          <table:table-cell table:formula="of:=RAND()*10-5" office:value-type="float" office:value="-2.5988732462763" calcext:value-type="float">
            <text:p>-2.5988732462763</text:p>
          </table:table-cell>
          <table:table-cell table:formula="of:=IF([.A25]*0.987+[.B2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1566796905878" calcext:value-type="float">
            <text:p>1.71566796905878</text:p>
          </table:table-cell>
          <table:table-cell table:formula="of:=RAND()*10-5" office:value-type="float" office:value="2.20705913442031" calcext:value-type="float">
            <text:p>2.20705913442031</text:p>
          </table:table-cell>
          <table:table-cell table:formula="of:=IF([.A26]*0.987+[.B2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7118659106439" calcext:value-type="float">
            <text:p>1.07118659106439</text:p>
          </table:table-cell>
          <table:table-cell table:formula="of:=RAND()*10-5" office:value-type="float" office:value="-0.596577419222053" calcext:value-type="float">
            <text:p>-0.596577419222053</text:p>
          </table:table-cell>
          <table:table-cell table:formula="of:=IF([.A27]*0.987+[.B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6265291058764" calcext:value-type="float">
            <text:p>-1.06265291058764</text:p>
          </table:table-cell>
          <table:table-cell table:formula="of:=RAND()*10-5" office:value-type="float" office:value="4.69544532212959" calcext:value-type="float">
            <text:p>4.69544532212959</text:p>
          </table:table-cell>
          <table:table-cell table:formula="of:=IF([.A28]*0.987+[.B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2526865507794" calcext:value-type="float">
            <text:p>4.62526865507794</text:p>
          </table:table-cell>
          <table:table-cell table:formula="of:=RAND()*10-5" office:value-type="float" office:value="-0.791273808012679" calcext:value-type="float">
            <text:p>-0.791273808012679</text:p>
          </table:table-cell>
          <table:table-cell table:formula="of:=IF([.A29]*0.987+[.B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0774546911998" calcext:value-type="float">
            <text:p>2.90774546911998</text:p>
          </table:table-cell>
          <table:table-cell table:formula="of:=RAND()*10-5" office:value-type="float" office:value="4.25254529672828" calcext:value-type="float">
            <text:p>4.25254529672828</text:p>
          </table:table-cell>
          <table:table-cell table:formula="of:=IF([.A30]*0.987+[.B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362315324143" calcext:value-type="float">
            <text:p>4.64362315324143</text:p>
          </table:table-cell>
          <table:table-cell table:formula="of:=RAND()*10-5" office:value-type="float" office:value="-4.63340928343867" calcext:value-type="float">
            <text:p>-4.63340928343867</text:p>
          </table:table-cell>
          <table:table-cell table:formula="of:=IF([.A31]*0.987+[.B3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85851928210528" calcext:value-type="float">
            <text:p>-0.485851928210528</text:p>
          </table:table-cell>
          <table:table-cell table:formula="of:=RAND()*10-5" office:value-type="float" office:value="-0.0704818590003544" calcext:value-type="float">
            <text:p>-0.070481859000355</text:p>
          </table:table-cell>
          <table:table-cell table:formula="of:=IF([.A32]*0.987+[.B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2747539898616" calcext:value-type="float">
            <text:p>-1.42747539898616</text:p>
          </table:table-cell>
          <table:table-cell table:formula="of:=RAND()*10-5" office:value-type="float" office:value="-0.144990630097571" calcext:value-type="float">
            <text:p>-0.144990630097571</text:p>
          </table:table-cell>
          <table:table-cell table:formula="of:=IF([.A33]*0.987+[.B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6659108312575" calcext:value-type="float">
            <text:p>-2.66659108312575</text:p>
          </table:table-cell>
          <table:table-cell table:formula="of:=RAND()*10-5" office:value-type="float" office:value="2.75566852188876" calcext:value-type="float">
            <text:p>2.75566852188876</text:p>
          </table:table-cell>
          <table:table-cell table:formula="of:=IF([.A34]*0.987+[.B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4460274194865" calcext:value-type="float">
            <text:p>-1.24460274194865</text:p>
          </table:table-cell>
          <table:table-cell table:formula="of:=RAND()*10-5" office:value-type="float" office:value="0.836040627022456" calcext:value-type="float">
            <text:p>0.836040627022456</text:p>
          </table:table-cell>
          <table:table-cell table:formula="of:=IF([.A35]*0.987+[.B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8609946321181" calcext:value-type="float">
            <text:p>1.18609946321181</text:p>
          </table:table-cell>
          <table:table-cell table:formula="of:=RAND()*10-5" office:value-type="float" office:value="-2.35973394659754" calcext:value-type="float">
            <text:p>-2.35973394659754</text:p>
          </table:table-cell>
          <table:table-cell table:formula="of:=IF([.A36]*0.987+[.B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62394106306718" calcext:value-type="float">
            <text:p>-0.762394106306718</text:p>
          </table:table-cell>
          <table:table-cell table:formula="of:=RAND()*10-5" office:value-type="float" office:value="-4.00585519493167" calcext:value-type="float">
            <text:p>-4.00585519493167</text:p>
          </table:table-cell>
          <table:table-cell table:formula="of:=IF([.A37]*0.987+[.B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6823960363164" calcext:value-type="float">
            <text:p>-1.46823960363164</text:p>
          </table:table-cell>
          <table:table-cell table:formula="of:=RAND()*10-5" office:value-type="float" office:value="-0.214424699106457" calcext:value-type="float">
            <text:p>-0.214424699106457</text:p>
          </table:table-cell>
          <table:table-cell table:formula="of:=IF([.A38]*0.987+[.B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7508772465863" calcext:value-type="float">
            <text:p>4.37508772465863</text:p>
          </table:table-cell>
          <table:table-cell table:formula="of:=RAND()*10-5" office:value-type="float" office:value="-4.23709768113363" calcext:value-type="float">
            <text:p>-4.23709768113363</text:p>
          </table:table-cell>
          <table:table-cell table:formula="of:=IF([.A39]*0.987+[.B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5471271862344" calcext:value-type="float">
            <text:p>3.25471271862344</text:p>
          </table:table-cell>
          <table:table-cell table:formula="of:=RAND()*10-5" office:value-type="float" office:value="-2.34022835157215" calcext:value-type="float">
            <text:p>-2.34022835157215</text:p>
          </table:table-cell>
          <table:table-cell table:formula="of:=IF([.A40]*0.987+[.B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7448842951321" calcext:value-type="float">
            <text:p>-3.07448842951321</text:p>
          </table:table-cell>
          <table:table-cell table:formula="of:=RAND()*10-5" office:value-type="float" office:value="-2.99839684682536" calcext:value-type="float">
            <text:p>-2.99839684682536</text:p>
          </table:table-cell>
          <table:table-cell table:formula="of:=IF([.A41]*0.987+[.B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7785124439757" calcext:value-type="float">
            <text:p>1.97785124439757</text:p>
          </table:table-cell>
          <table:table-cell table:formula="of:=RAND()*10-5" office:value-type="float" office:value="-3.20264792712917" calcext:value-type="float">
            <text:p>-3.20264792712917</text:p>
          </table:table-cell>
          <table:table-cell table:formula="of:=IF([.A42]*0.987+[.B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3744841617474" calcext:value-type="float">
            <text:p>4.23744841617474</text:p>
          </table:table-cell>
          <table:table-cell table:formula="of:=RAND()*10-5" office:value-type="float" office:value="-4.54467403346578" calcext:value-type="float">
            <text:p>-4.54467403346578</text:p>
          </table:table-cell>
          <table:table-cell table:formula="of:=IF([.A43]*0.987+[.B4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8993775185467" calcext:value-type="float">
            <text:p>3.28993775185467</text:p>
          </table:table-cell>
          <table:table-cell table:formula="of:=RAND()*10-5" office:value-type="float" office:value="-4.15939735810722" calcext:value-type="float">
            <text:p>-4.15939735810722</text:p>
          </table:table-cell>
          <table:table-cell table:formula="of:=IF([.A44]*0.987+[.B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95019636885852" calcext:value-type="float">
            <text:p>-0.595019636885852</text:p>
          </table:table-cell>
          <table:table-cell table:formula="of:=RAND()*10-5" office:value-type="float" office:value="-0.00975371765479416" calcext:value-type="float">
            <text:p>-0.009753717654794</text:p>
          </table:table-cell>
          <table:table-cell table:formula="of:=IF([.A45]*0.987+[.B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1224069737564" calcext:value-type="float">
            <text:p>-1.71224069737564</text:p>
          </table:table-cell>
          <table:table-cell table:formula="of:=RAND()*10-5" office:value-type="float" office:value="4.62008574346562" calcext:value-type="float">
            <text:p>4.62008574346562</text:p>
          </table:table-cell>
          <table:table-cell table:formula="of:=IF([.A46]*0.987+[.B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3069144023348" calcext:value-type="float">
            <text:p>4.53069144023348</text:p>
          </table:table-cell>
          <table:table-cell table:formula="of:=RAND()*10-5" office:value-type="float" office:value="4.27907792777629" calcext:value-type="float">
            <text:p>4.27907792777629</text:p>
          </table:table-cell>
          <table:table-cell table:formula="of:=IF([.A47]*0.987+[.B4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9835664562705" calcext:value-type="float">
            <text:p>-2.49835664562705</text:p>
          </table:table-cell>
          <table:table-cell table:formula="of:=RAND()*10-5" office:value-type="float" office:value="0.435104328635792" calcext:value-type="float">
            <text:p>0.435104328635792</text:p>
          </table:table-cell>
          <table:table-cell table:formula="of:=IF([.A48]*0.987+[.B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2048666873436" calcext:value-type="float">
            <text:p>-3.22048666873436</text:p>
          </table:table-cell>
          <table:table-cell table:formula="of:=RAND()*10-5" office:value-type="float" office:value="-4.58261223355973" calcext:value-type="float">
            <text:p>-4.58261223355973</text:p>
          </table:table-cell>
          <table:table-cell table:formula="of:=IF([.A49]*0.987+[.B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40297879844002" calcext:value-type="float">
            <text:p>-0.840297879844002</text:p>
          </table:table-cell>
          <table:table-cell table:formula="of:=RAND()*10-5" office:value-type="float" office:value="1.72717921020377" calcext:value-type="float">
            <text:p>1.72717921020377</text:p>
          </table:table-cell>
          <table:table-cell table:formula="of:=IF([.A50]*0.987+[.B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033685579242" calcext:value-type="float">
            <text:p>4.5033685579242</text:p>
          </table:table-cell>
          <table:table-cell table:formula="of:=RAND()*10-5" office:value-type="float" office:value="0.392714877210077" calcext:value-type="float">
            <text:p>0.392714877210077</text:p>
          </table:table-cell>
          <table:table-cell table:formula="of:=IF([.A51]*0.987+[.B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499594292979" calcext:value-type="float">
            <text:p>4.49499594292979</text:p>
          </table:table-cell>
          <table:table-cell table:formula="of:=RAND()*10-5" office:value-type="float" office:value="4.32833173047695" calcext:value-type="float">
            <text:p>4.32833173047695</text:p>
          </table:table-cell>
          <table:table-cell table:formula="of:=IF([.A52]*0.987+[.B5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0472469193129" calcext:value-type="float">
            <text:p>2.40472469193129</text:p>
          </table:table-cell>
          <table:table-cell table:formula="of:=RAND()*10-5" office:value-type="float" office:value="2.81057452471456" calcext:value-type="float">
            <text:p>2.81057452471456</text:p>
          </table:table-cell>
          <table:table-cell table:formula="of:=IF([.A53]*0.987+[.B5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00707398895674949" calcext:value-type="float">
            <text:p>-0.000707398895675</text:p>
          </table:table-cell>
          <table:table-cell table:formula="of:=RAND()*10-5" office:value-type="float" office:value="-4.95304578513783" calcext:value-type="float">
            <text:p>-4.95304578513783</text:p>
          </table:table-cell>
          <table:table-cell table:formula="of:=IF([.A54]*0.987+[.B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3835890120003" calcext:value-type="float">
            <text:p>2.63835890120003</text:p>
          </table:table-cell>
          <table:table-cell table:formula="of:=RAND()*10-5" office:value-type="float" office:value="-4.35472231619851" calcext:value-type="float">
            <text:p>-4.35472231619851</text:p>
          </table:table-cell>
          <table:table-cell table:formula="of:=IF([.A55]*0.987+[.B5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0144582686182" calcext:value-type="float">
            <text:p>3.20144582686182</text:p>
          </table:table-cell>
          <table:table-cell table:formula="of:=RAND()*10-5" office:value-type="float" office:value="2.49303793680202" calcext:value-type="float">
            <text:p>2.49303793680202</text:p>
          </table:table-cell>
          <table:table-cell table:formula="of:=IF([.A56]*0.987+[.B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9484652133432" calcext:value-type="float">
            <text:p>-3.49484652133432</text:p>
          </table:table-cell>
          <table:table-cell table:formula="of:=RAND()*10-5" office:value-type="float" office:value="0.114497742079312" calcext:value-type="float">
            <text:p>0.114497742079312</text:p>
          </table:table-cell>
          <table:table-cell table:formula="of:=IF([.A57]*0.987+[.B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6781876886733" calcext:value-type="float">
            <text:p>-3.46781876886733</text:p>
          </table:table-cell>
          <table:table-cell table:formula="of:=RAND()*10-5" office:value-type="float" office:value="1.07191821998044" calcext:value-type="float">
            <text:p>1.07191821998044</text:p>
          </table:table-cell>
          <table:table-cell table:formula="of:=IF([.A58]*0.987+[.B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59578339086348" calcext:value-type="float">
            <text:p>-0.859578339086348</text:p>
          </table:table-cell>
          <table:table-cell table:formula="of:=RAND()*10-5" office:value-type="float" office:value="-4.2729294521796" calcext:value-type="float">
            <text:p>-4.2729294521796</text:p>
          </table:table-cell>
          <table:table-cell table:formula="of:=IF([.A59]*0.987+[.B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0829077440743" calcext:value-type="float">
            <text:p>-3.10829077440743</text:p>
          </table:table-cell>
          <table:table-cell table:formula="of:=RAND()*10-5" office:value-type="float" office:value="4.3975968893656" calcext:value-type="float">
            <text:p>4.3975968893656</text:p>
          </table:table-cell>
          <table:table-cell table:formula="of:=IF([.A60]*0.987+[.B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9941860140431" calcext:value-type="float">
            <text:p>-4.69941860140431</text:p>
          </table:table-cell>
          <table:table-cell table:formula="of:=RAND()*10-5" office:value-type="float" office:value="1.58821405332147" calcext:value-type="float">
            <text:p>1.58821405332147</text:p>
          </table:table-cell>
          <table:table-cell table:formula="of:=IF([.A61]*0.987+[.B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150935587695" calcext:value-type="float">
            <text:p>-3.4150935587695</text:p>
          </table:table-cell>
          <table:table-cell table:formula="of:=RAND()*10-5" office:value-type="float" office:value="-2.17273989345858" calcext:value-type="float">
            <text:p>-2.17273989345858</text:p>
          </table:table-cell>
          <table:table-cell table:formula="of:=IF([.A62]*0.987+[.B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7501901112768" calcext:value-type="float">
            <text:p>2.47501901112768</text:p>
          </table:table-cell>
          <table:table-cell table:formula="of:=RAND()*10-5" office:value-type="float" office:value="-1.95252517094645" calcext:value-type="float">
            <text:p>-1.95252517094645</text:p>
          </table:table-cell>
          <table:table-cell table:formula="of:=IF([.A63]*0.987+[.B6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6453204758492" calcext:value-type="float">
            <text:p>-1.96453204758492</text:p>
          </table:table-cell>
          <table:table-cell table:formula="of:=RAND()*10-5" office:value-type="float" office:value="-3.63701350198378" calcext:value-type="float">
            <text:p>-3.63701350198378</text:p>
          </table:table-cell>
          <table:table-cell table:formula="of:=IF([.A64]*0.987+[.B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490148578890892" calcext:value-type="float">
            <text:p>-0.049014857889089</text:p>
          </table:table-cell>
          <table:table-cell table:formula="of:=RAND()*10-5" office:value-type="float" office:value="0.428634185855776" calcext:value-type="float">
            <text:p>0.428634185855776</text:p>
          </table:table-cell>
          <table:table-cell table:formula="of:=IF([.A65]*0.987+[.B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1513569662844" calcext:value-type="float">
            <text:p>2.51513569662844</text:p>
          </table:table-cell>
          <table:table-cell table:formula="of:=RAND()*10-5" office:value-type="float" office:value="2.67009822636464" calcext:value-type="float">
            <text:p>2.67009822636464</text:p>
          </table:table-cell>
          <table:table-cell table:formula="of:=IF([.A66]*0.987+[.B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8785293809272" calcext:value-type="float">
            <text:p>1.78785293809272</text:p>
          </table:table-cell>
          <table:table-cell table:formula="of:=RAND()*10-5" office:value-type="float" office:value="-4.30877847180078" calcext:value-type="float">
            <text:p>-4.30877847180078</text:p>
          </table:table-cell>
          <table:table-cell table:formula="of:=IF([.A67]*0.987+[.B6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4911574031361" calcext:value-type="float">
            <text:p>-0.44911574031361</text:p>
          </table:table-cell>
          <table:table-cell table:formula="of:=RAND()*10-5" office:value-type="float" office:value="-4.16733187296344" calcext:value-type="float">
            <text:p>-4.16733187296344</text:p>
          </table:table-cell>
          <table:table-cell table:formula="of:=IF([.A68]*0.987+[.B6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9641802096583" calcext:value-type="float">
            <text:p>-2.89641802096583</text:p>
          </table:table-cell>
          <table:table-cell table:formula="of:=RAND()*10-5" office:value-type="float" office:value="-4.27010512237165" calcext:value-type="float">
            <text:p>-4.27010512237165</text:p>
          </table:table-cell>
          <table:table-cell table:formula="of:=IF([.A69]*0.987+[.B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5563052200783" calcext:value-type="float">
            <text:p>1.65563052200783</text:p>
          </table:table-cell>
          <table:table-cell table:formula="of:=RAND()*10-5" office:value-type="float" office:value="-4.69090442055683" calcext:value-type="float">
            <text:p>-4.69090442055683</text:p>
          </table:table-cell>
          <table:table-cell table:formula="of:=IF([.A70]*0.987+[.B7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3003747425287" calcext:value-type="float">
            <text:p>3.73003747425287</text:p>
          </table:table-cell>
          <table:table-cell table:formula="of:=RAND()*10-5" office:value-type="float" office:value="4.08165012605373" calcext:value-type="float">
            <text:p>4.08165012605373</text:p>
          </table:table-cell>
          <table:table-cell table:formula="of:=IF([.A71]*0.987+[.B7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6593407765004" calcext:value-type="float">
            <text:p>-1.46593407765004</text:p>
          </table:table-cell>
          <table:table-cell table:formula="of:=RAND()*10-5" office:value-type="float" office:value="-4.19436943252176" calcext:value-type="float">
            <text:p>-4.19436943252176</text:p>
          </table:table-cell>
          <table:table-cell table:formula="of:=IF([.A72]*0.987+[.B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3140371851001" calcext:value-type="float">
            <text:p>-1.43140371851001</text:p>
          </table:table-cell>
          <table:table-cell table:formula="of:=RAND()*10-5" office:value-type="float" office:value="-2.23639653827801" calcext:value-type="float">
            <text:p>-2.23639653827801</text:p>
          </table:table-cell>
          <table:table-cell table:formula="of:=IF([.A73]*0.987+[.B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0039558956924" calcext:value-type="float">
            <text:p>-1.50039558956924</text:p>
          </table:table-cell>
          <table:table-cell table:formula="of:=RAND()*10-5" office:value-type="float" office:value="1.5768248127905" calcext:value-type="float">
            <text:p>1.5768248127905</text:p>
          </table:table-cell>
          <table:table-cell table:formula="of:=IF([.A74]*0.987+[.B7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3093863065346" calcext:value-type="float">
            <text:p>3.13093863065346</text:p>
          </table:table-cell>
          <table:table-cell table:formula="of:=RAND()*10-5" office:value-type="float" office:value="-1.27295169709261" calcext:value-type="float">
            <text:p>-1.27295169709261</text:p>
          </table:table-cell>
          <table:table-cell table:formula="of:=IF([.A75]*0.987+[.B7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8276454905905" calcext:value-type="float">
            <text:p>4.78276454905905</text:p>
          </table:table-cell>
          <table:table-cell table:formula="of:=RAND()*10-5" office:value-type="float" office:value="-1.5359482987109" calcext:value-type="float">
            <text:p>-1.5359482987109</text:p>
          </table:table-cell>
          <table:table-cell table:formula="of:=IF([.A76]*0.987+[.B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92994325880041" calcext:value-type="float">
            <text:p>-0.992994325880041</text:p>
          </table:table-cell>
          <table:table-cell table:formula="of:=RAND()*10-5" office:value-type="float" office:value="2.73738179447752" calcext:value-type="float">
            <text:p>2.73738179447752</text:p>
          </table:table-cell>
          <table:table-cell table:formula="of:=IF([.A77]*0.987+[.B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9251113145418" calcext:value-type="float">
            <text:p>-3.29251113145418</text:p>
          </table:table-cell>
          <table:table-cell table:formula="of:=RAND()*10-5" office:value-type="float" office:value="-2.80994440246516" calcext:value-type="float">
            <text:p>-2.80994440246516</text:p>
          </table:table-cell>
          <table:table-cell table:formula="of:=IF([.A78]*0.987+[.B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1864256877115" calcext:value-type="float">
            <text:p>1.31864256877115</text:p>
          </table:table-cell>
          <table:table-cell table:formula="of:=RAND()*10-5" office:value-type="float" office:value="-0.263803526304105" calcext:value-type="float">
            <text:p>-0.263803526304105</text:p>
          </table:table-cell>
          <table:table-cell table:formula="of:=IF([.A79]*0.987+[.B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16557747995822" calcext:value-type="float">
            <text:p>-0.916557747995822</text:p>
          </table:table-cell>
          <table:table-cell table:formula="of:=RAND()*10-5" office:value-type="float" office:value="-3.99016074441064" calcext:value-type="float">
            <text:p>-3.99016074441064</text:p>
          </table:table-cell>
          <table:table-cell table:formula="of:=IF([.A80]*0.987+[.B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8911073852559" calcext:value-type="float">
            <text:p>3.48911073852559</text:p>
          </table:table-cell>
          <table:table-cell table:formula="of:=RAND()*10-5" office:value-type="float" office:value="2.44758003014171" calcext:value-type="float">
            <text:p>2.44758003014171</text:p>
          </table:table-cell>
          <table:table-cell table:formula="of:=IF([.A81]*0.987+[.B8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0843979658677" calcext:value-type="float">
            <text:p>1.90843979658677</text:p>
          </table:table-cell>
          <table:table-cell table:formula="of:=RAND()*10-5" office:value-type="float" office:value="-4.19767750174365" calcext:value-type="float">
            <text:p>-4.19767750174365</text:p>
          </table:table-cell>
          <table:table-cell table:formula="of:=IF([.A82]*0.987+[.B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50899831186021" calcext:value-type="float">
            <text:p>-0.450899831186021</text:p>
          </table:table-cell>
          <table:table-cell table:formula="of:=RAND()*10-5" office:value-type="float" office:value="-3.65540282619972" calcext:value-type="float">
            <text:p>-3.65540282619972</text:p>
          </table:table-cell>
          <table:table-cell table:formula="of:=IF([.A83]*0.987+[.B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6695841153929" calcext:value-type="float">
            <text:p>-0.356695841153929</text:p>
          </table:table-cell>
          <table:table-cell table:formula="of:=RAND()*10-5" office:value-type="float" office:value="2.701796221002" calcext:value-type="float">
            <text:p>2.701796221002</text:p>
          </table:table-cell>
          <table:table-cell table:formula="of:=IF([.A84]*0.987+[.B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4302019341773" calcext:value-type="float">
            <text:p>2.94302019341773</text:p>
          </table:table-cell>
          <table:table-cell table:formula="of:=RAND()*10-5" office:value-type="float" office:value="4.58002799228307" calcext:value-type="float">
            <text:p>4.58002799228307</text:p>
          </table:table-cell>
          <table:table-cell table:formula="of:=IF([.A85]*0.987+[.B8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40313312171839" calcext:value-type="float">
            <text:p>0.140313312171839</text:p>
          </table:table-cell>
          <table:table-cell table:formula="of:=RAND()*10-5" office:value-type="float" office:value="3.20754776141326" calcext:value-type="float">
            <text:p>3.20754776141326</text:p>
          </table:table-cell>
          <table:table-cell table:formula="of:=IF([.A86]*0.987+[.B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254443243314" calcext:value-type="float">
            <text:p>3.69254443243314</text:p>
          </table:table-cell>
          <table:table-cell table:formula="of:=RAND()*10-5" office:value-type="float" office:value="-4.93042121179864" calcext:value-type="float">
            <text:p>-4.93042121179864</text:p>
          </table:table-cell>
          <table:table-cell table:formula="of:=IF([.A87]*0.987+[.B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25115926040712" calcext:value-type="float">
            <text:p>0.925115926040712</text:p>
          </table:table-cell>
          <table:table-cell table:formula="of:=RAND()*10-5" office:value-type="float" office:value="1.49281442084747" calcext:value-type="float">
            <text:p>1.49281442084747</text:p>
          </table:table-cell>
          <table:table-cell table:formula="of:=IF([.A88]*0.987+[.B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7151749782804" calcext:value-type="float">
            <text:p>1.77151749782804</text:p>
          </table:table-cell>
          <table:table-cell table:formula="of:=RAND()*10-5" office:value-type="float" office:value="-2.71031042754184" calcext:value-type="float">
            <text:p>-2.71031042754184</text:p>
          </table:table-cell>
          <table:table-cell table:formula="of:=IF([.A89]*0.987+[.B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191046408508" calcext:value-type="float">
            <text:p>-2.4191046408508</text:p>
          </table:table-cell>
          <table:table-cell table:formula="of:=RAND()*10-5" office:value-type="float" office:value="2.60962072264625" calcext:value-type="float">
            <text:p>2.60962072264625</text:p>
          </table:table-cell>
          <table:table-cell table:formula="of:=IF([.A90]*0.987+[.B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4587848746366" calcext:value-type="float">
            <text:p>-4.54587848746366</text:p>
          </table:table-cell>
          <table:table-cell table:formula="of:=RAND()*10-5" office:value-type="float" office:value="-0.593353884306068" calcext:value-type="float">
            <text:p>-0.593353884306068</text:p>
          </table:table-cell>
          <table:table-cell table:formula="of:=IF([.A91]*0.987+[.B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4265618020587" calcext:value-type="float">
            <text:p>3.54265618020587</text:p>
          </table:table-cell>
          <table:table-cell table:formula="of:=RAND()*10-5" office:value-type="float" office:value="1.52527007809408" calcext:value-type="float">
            <text:p>1.52527007809408</text:p>
          </table:table-cell>
          <table:table-cell table:formula="of:=IF([.A92]*0.987+[.B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9120659486296" calcext:value-type="float">
            <text:p>-4.69120659486296</text:p>
          </table:table-cell>
          <table:table-cell table:formula="of:=RAND()*10-5" office:value-type="float" office:value="0.768626287285111" calcext:value-type="float">
            <text:p>0.768626287285111</text:p>
          </table:table-cell>
          <table:table-cell table:formula="of:=IF([.A93]*0.987+[.B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1553999019928" calcext:value-type="float">
            <text:p>4.61553999019928</text:p>
          </table:table-cell>
          <table:table-cell table:formula="of:=RAND()*10-5" office:value-type="float" office:value="-0.314233978537555" calcext:value-type="float">
            <text:p>-0.314233978537555</text:p>
          </table:table-cell>
          <table:table-cell table:formula="of:=IF([.A94]*0.987+[.B9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1338369986171" calcext:value-type="float">
            <text:p>-4.31338369986171</text:p>
          </table:table-cell>
          <table:table-cell table:formula="of:=RAND()*10-5" office:value-type="float" office:value="0.812679955913682" calcext:value-type="float">
            <text:p>0.812679955913682</text:p>
          </table:table-cell>
          <table:table-cell table:formula="of:=IF([.A95]*0.987+[.B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3994000259815" calcext:value-type="float">
            <text:p>4.83994000259815</text:p>
          </table:table-cell>
          <table:table-cell table:formula="of:=RAND()*10-5" office:value-type="float" office:value="-1.34667534158103" calcext:value-type="float">
            <text:p>-1.34667534158103</text:p>
          </table:table-cell>
          <table:table-cell table:formula="of:=IF([.A96]*0.987+[.B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4137355206975" calcext:value-type="float">
            <text:p>-2.44137355206975</text:p>
          </table:table-cell>
          <table:table-cell table:formula="of:=RAND()*10-5" office:value-type="float" office:value="-3.57476628352656" calcext:value-type="float">
            <text:p>-3.57476628352656</text:p>
          </table:table-cell>
          <table:table-cell table:formula="of:=IF([.A97]*0.987+[.B9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931830896694" calcext:value-type="float">
            <text:p>-1.1931830896694</text:p>
          </table:table-cell>
          <table:table-cell table:formula="of:=RAND()*10-5" office:value-type="float" office:value="-1.13039063509417" calcext:value-type="float">
            <text:p>-1.13039063509417</text:p>
          </table:table-cell>
          <table:table-cell table:formula="of:=IF([.A98]*0.987+[.B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1220343576006" calcext:value-type="float">
            <text:p>-3.01220343576006</text:p>
          </table:table-cell>
          <table:table-cell table:formula="of:=RAND()*10-5" office:value-type="float" office:value="1.0095992944807" calcext:value-type="float">
            <text:p>1.0095992944807</text:p>
          </table:table-cell>
          <table:table-cell table:formula="of:=IF([.A99]*0.987+[.B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5998837357231" calcext:value-type="float">
            <text:p>-4.25998837357231</text:p>
          </table:table-cell>
          <table:table-cell table:formula="of:=RAND()*10-5" office:value-type="float" office:value="4.7278552358345" calcext:value-type="float">
            <text:p>4.7278552358345</text:p>
          </table:table-cell>
          <table:table-cell table:formula="of:=IF([.A100]*0.987+[.B1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063238822585" calcext:value-type="float">
            <text:p>-2.28063238822585</text:p>
          </table:table-cell>
          <table:table-cell table:formula="of:=RAND()*10-5" office:value-type="float" office:value="-2.55486769049175" calcext:value-type="float">
            <text:p>-2.55486769049175</text:p>
          </table:table-cell>
          <table:table-cell table:formula="of:=IF([.A101]*0.987+[.B1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6473737390124" calcext:value-type="float">
            <text:p>1.16473737390124</text:p>
          </table:table-cell>
          <table:table-cell table:formula="of:=RAND()*10-5" office:value-type="float" office:value="-3.9466963922765" calcext:value-type="float">
            <text:p>-3.9466963922765</text:p>
          </table:table-cell>
          <table:table-cell table:formula="of:=IF([.A102]*0.987+[.B10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111313416761" calcext:value-type="float">
            <text:p>-1.34111313416761</text:p>
          </table:table-cell>
          <table:table-cell table:formula="of:=RAND()*10-5" office:value-type="float" office:value="0.514010444391215" calcext:value-type="float">
            <text:p>0.514010444391215</text:p>
          </table:table-cell>
          <table:table-cell table:formula="of:=IF([.A103]*0.987+[.B1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1347326756229" calcext:value-type="float">
            <text:p>2.31347326756229</text:p>
          </table:table-cell>
          <table:table-cell table:formula="of:=RAND()*10-5" office:value-type="float" office:value="-4.1209413660041" calcext:value-type="float">
            <text:p>-4.1209413660041</text:p>
          </table:table-cell>
          <table:table-cell table:formula="of:=IF([.A104]*0.987+[.B10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8305649217622" calcext:value-type="float">
            <text:p>1.78305649217622</text:p>
          </table:table-cell>
          <table:table-cell table:formula="of:=RAND()*10-5" office:value-type="float" office:value="3.93056627917626" calcext:value-type="float">
            <text:p>3.93056627917626</text:p>
          </table:table-cell>
          <table:table-cell table:formula="of:=IF([.A105]*0.987+[.B1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7777687556242" calcext:value-type="float">
            <text:p>-3.27777687556242</text:p>
          </table:table-cell>
          <table:table-cell table:formula="of:=RAND()*10-5" office:value-type="float" office:value="4.6491997454958" calcext:value-type="float">
            <text:p>4.6491997454958</text:p>
          </table:table-cell>
          <table:table-cell table:formula="of:=IF([.A106]*0.987+[.B1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6389774505266" calcext:value-type="float">
            <text:p>-2.36389774505266</text:p>
          </table:table-cell>
          <table:table-cell table:formula="of:=RAND()*10-5" office:value-type="float" office:value="3.48843284637804" calcext:value-type="float">
            <text:p>3.48843284637804</text:p>
          </table:table-cell>
          <table:table-cell table:formula="of:=IF([.A107]*0.987+[.B10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7213237419454" calcext:value-type="float">
            <text:p>-4.97213237419454</text:p>
          </table:table-cell>
          <table:table-cell table:formula="of:=RAND()*10-5" office:value-type="float" office:value="3.75296781570017" calcext:value-type="float">
            <text:p>3.75296781570017</text:p>
          </table:table-cell>
          <table:table-cell table:formula="of:=IF([.A108]*0.987+[.B1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87175690606036" calcext:value-type="float">
            <text:p>-0.187175690606036</text:p>
          </table:table-cell>
          <table:table-cell table:formula="of:=RAND()*10-5" office:value-type="float" office:value="4.34861935067975" calcext:value-type="float">
            <text:p>4.34861935067975</text:p>
          </table:table-cell>
          <table:table-cell table:formula="of:=IF([.A109]*0.987+[.B1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8596143520406" calcext:value-type="float">
            <text:p>-1.68596143520406</text:p>
          </table:table-cell>
          <table:table-cell table:formula="of:=RAND()*10-5" office:value-type="float" office:value="1.10489458562368" calcext:value-type="float">
            <text:p>1.10489458562368</text:p>
          </table:table-cell>
          <table:table-cell table:formula="of:=IF([.A110]*0.987+[.B1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04197132040754" calcext:value-type="float">
            <text:p>-0.504197132040754</text:p>
          </table:table-cell>
          <table:table-cell table:formula="of:=RAND()*10-5" office:value-type="float" office:value="4.90312600803301" calcext:value-type="float">
            <text:p>4.90312600803301</text:p>
          </table:table-cell>
          <table:table-cell table:formula="of:=IF([.A111]*0.987+[.B1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471323366802" calcext:value-type="float">
            <text:p>-3.0471323366802</text:p>
          </table:table-cell>
          <table:table-cell table:formula="of:=RAND()*10-5" office:value-type="float" office:value="-2.30458315826086" calcext:value-type="float">
            <text:p>-2.30458315826086</text:p>
          </table:table-cell>
          <table:table-cell table:formula="of:=IF([.A112]*0.987+[.B1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4620087022548" calcext:value-type="float">
            <text:p>3.04620087022548</text:p>
          </table:table-cell>
          <table:table-cell table:formula="of:=RAND()*10-5" office:value-type="float" office:value="-3.68861224986628" calcext:value-type="float">
            <text:p>-3.68861224986628</text:p>
          </table:table-cell>
          <table:table-cell table:formula="of:=IF([.A113]*0.987+[.B11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205854523072" calcext:value-type="float">
            <text:p>-1.5205854523072</text:p>
          </table:table-cell>
          <table:table-cell table:formula="of:=RAND()*10-5" office:value-type="float" office:value="-1.30615614519141" calcext:value-type="float">
            <text:p>-1.30615614519141</text:p>
          </table:table-cell>
          <table:table-cell table:formula="of:=IF([.A114]*0.987+[.B1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7095023204362" calcext:value-type="float">
            <text:p>1.77095023204362</text:p>
          </table:table-cell>
          <table:table-cell table:formula="of:=RAND()*10-5" office:value-type="float" office:value="3.76290593342708" calcext:value-type="float">
            <text:p>3.76290593342708</text:p>
          </table:table-cell>
          <table:table-cell table:formula="of:=IF([.A115]*0.987+[.B11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1323179359355" calcext:value-type="float">
            <text:p>-1.71323179359355</text:p>
          </table:table-cell>
          <table:table-cell table:formula="of:=RAND()*10-5" office:value-type="float" office:value="-1.10192592655008" calcext:value-type="float">
            <text:p>-1.10192592655008</text:p>
          </table:table-cell>
          <table:table-cell table:formula="of:=IF([.A116]*0.987+[.B1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968625820146" calcext:value-type="float">
            <text:p>-2.3968625820146</text:p>
          </table:table-cell>
          <table:table-cell table:formula="of:=RAND()*10-5" office:value-type="float" office:value="-0.427969881044287" calcext:value-type="float">
            <text:p>-0.427969881044287</text:p>
          </table:table-cell>
          <table:table-cell table:formula="of:=IF([.A117]*0.987+[.B1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8605829440722" calcext:value-type="float">
            <text:p>-3.58605829440722</text:p>
          </table:table-cell>
          <table:table-cell table:formula="of:=RAND()*10-5" office:value-type="float" office:value="1.97416562111179" calcext:value-type="float">
            <text:p>1.97416562111179</text:p>
          </table:table-cell>
          <table:table-cell table:formula="of:=IF([.A118]*0.987+[.B1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22444993708268" calcext:value-type="float">
            <text:p>-0.822444993708268</text:p>
          </table:table-cell>
          <table:table-cell table:formula="of:=RAND()*10-5" office:value-type="float" office:value="3.29917052891275" calcext:value-type="float">
            <text:p>3.29917052891275</text:p>
          </table:table-cell>
          <table:table-cell table:formula="of:=IF([.A119]*0.987+[.B1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171545353881" calcext:value-type="float">
            <text:p>2.2171545353881</text:p>
          </table:table-cell>
          <table:table-cell table:formula="of:=RAND()*10-5" office:value-type="float" office:value="3.35379432964179" calcext:value-type="float">
            <text:p>3.35379432964179</text:p>
          </table:table-cell>
          <table:table-cell table:formula="of:=IF([.A120]*0.987+[.B12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5827306464665" calcext:value-type="float">
            <text:p>-4.45827306464665</text:p>
          </table:table-cell>
          <table:table-cell table:formula="of:=RAND()*10-5" office:value-type="float" office:value="-1.61453083673905" calcext:value-type="float">
            <text:p>-1.61453083673905</text:p>
          </table:table-cell>
          <table:table-cell table:formula="of:=IF([.A121]*0.987+[.B1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28911118855794" calcext:value-type="float">
            <text:p>-0.628911118855794</text:p>
          </table:table-cell>
          <table:table-cell table:formula="of:=RAND()*10-5" office:value-type="float" office:value="1.28482778740941" calcext:value-type="float">
            <text:p>1.28482778740941</text:p>
          </table:table-cell>
          <table:table-cell table:formula="of:=IF([.A122]*0.987+[.B1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8840474485506" calcext:value-type="float">
            <text:p>-2.48840474485506</text:p>
          </table:table-cell>
          <table:table-cell table:formula="of:=RAND()*10-5" office:value-type="float" office:value="-4.18281126943571" calcext:value-type="float">
            <text:p>-4.18281126943571</text:p>
          </table:table-cell>
          <table:table-cell table:formula="of:=IF([.A123]*0.987+[.B1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190800163168" calcext:value-type="float">
            <text:p>4.2190800163168</text:p>
          </table:table-cell>
          <table:table-cell table:formula="of:=RAND()*10-5" office:value-type="float" office:value="3.32613398921128" calcext:value-type="float">
            <text:p>3.32613398921128</text:p>
          </table:table-cell>
          <table:table-cell table:formula="of:=IF([.A124]*0.987+[.B1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685574722569" calcext:value-type="float">
            <text:p>3.0685574722569</text:p>
          </table:table-cell>
          <table:table-cell table:formula="of:=RAND()*10-5" office:value-type="float" office:value="3.17969444409802" calcext:value-type="float">
            <text:p>3.17969444409802</text:p>
          </table:table-cell>
          <table:table-cell table:formula="of:=IF([.A125]*0.987+[.B12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3894659318089" calcext:value-type="float">
            <text:p>-2.33894659318089</text:p>
          </table:table-cell>
          <table:table-cell table:formula="of:=RAND()*10-5" office:value-type="float" office:value="-3.93786658900423" calcext:value-type="float">
            <text:p>-3.93786658900423</text:p>
          </table:table-cell>
          <table:table-cell table:formula="of:=IF([.A126]*0.987+[.B1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7226788891612" calcext:value-type="float">
            <text:p>-1.17226788891612</text:p>
          </table:table-cell>
          <table:table-cell table:formula="of:=RAND()*10-5" office:value-type="float" office:value="-0.511707958271651" calcext:value-type="float">
            <text:p>-0.511707958271651</text:p>
          </table:table-cell>
          <table:table-cell table:formula="of:=IF([.A127]*0.987+[.B1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60702314561367" calcext:value-type="float">
            <text:p>0.660702314561367</text:p>
          </table:table-cell>
          <table:table-cell table:formula="of:=RAND()*10-5" office:value-type="float" office:value="-2.11992155052828" calcext:value-type="float">
            <text:p>-2.11992155052828</text:p>
          </table:table-cell>
          <table:table-cell table:formula="of:=IF([.A128]*0.987+[.B1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8039003242517" calcext:value-type="float">
            <text:p>4.08039003242517</text:p>
          </table:table-cell>
          <table:table-cell table:formula="of:=RAND()*10-5" office:value-type="float" office:value="-2.91834535172327" calcext:value-type="float">
            <text:p>-2.91834535172327</text:p>
          </table:table-cell>
          <table:table-cell table:formula="of:=IF([.A129]*0.987+[.B1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257817898532" calcext:value-type="float">
            <text:p>-2.7257817898532</text:p>
          </table:table-cell>
          <table:table-cell table:formula="of:=RAND()*10-5" office:value-type="float" office:value="-1.67076109940428" calcext:value-type="float">
            <text:p>-1.67076109940428</text:p>
          </table:table-cell>
          <table:table-cell table:formula="of:=IF([.A130]*0.987+[.B1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5561851333271" calcext:value-type="float">
            <text:p>-4.75561851333271</text:p>
          </table:table-cell>
          <table:table-cell table:formula="of:=RAND()*10-5" office:value-type="float" office:value="-2.92811492584275" calcext:value-type="float">
            <text:p>-2.92811492584275</text:p>
          </table:table-cell>
          <table:table-cell table:formula="of:=IF([.A131]*0.987+[.B1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0951796583071" calcext:value-type="float">
            <text:p>4.60951796583071</text:p>
          </table:table-cell>
          <table:table-cell table:formula="of:=RAND()*10-5" office:value-type="float" office:value="-1.71236417680949" calcext:value-type="float">
            <text:p>-1.71236417680949</text:p>
          </table:table-cell>
          <table:table-cell table:formula="of:=IF([.A132]*0.987+[.B1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3095330168465" calcext:value-type="float">
            <text:p>4.23095330168465</text:p>
          </table:table-cell>
          <table:table-cell table:formula="of:=RAND()*10-5" office:value-type="float" office:value="-2.64444835797032" calcext:value-type="float">
            <text:p>-2.64444835797032</text:p>
          </table:table-cell>
          <table:table-cell table:formula="of:=IF([.A133]*0.987+[.B13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9370781327069" calcext:value-type="float">
            <text:p>2.69370781327069</text:p>
          </table:table-cell>
          <table:table-cell table:formula="of:=RAND()*10-5" office:value-type="float" office:value="1.97321234601743" calcext:value-type="float">
            <text:p>1.97321234601743</text:p>
          </table:table-cell>
          <table:table-cell table:formula="of:=IF([.A134]*0.987+[.B1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7528480890913" calcext:value-type="float">
            <text:p>-4.17528480890913</text:p>
          </table:table-cell>
          <table:table-cell table:formula="of:=RAND()*10-5" office:value-type="float" office:value="3.65986674821145" calcext:value-type="float">
            <text:p>3.65986674821145</text:p>
          </table:table-cell>
          <table:table-cell table:formula="of:=IF([.A135]*0.987+[.B1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258144312997119" calcext:value-type="float">
            <text:p>-0.025814431299712</text:p>
          </table:table-cell>
          <table:table-cell table:formula="of:=RAND()*10-5" office:value-type="float" office:value="-3.86236282030859" calcext:value-type="float">
            <text:p>-3.86236282030859</text:p>
          </table:table-cell>
          <table:table-cell table:formula="of:=IF([.A136]*0.987+[.B1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210776581904" calcext:value-type="float">
            <text:p>-4.2210776581904</text:p>
          </table:table-cell>
          <table:table-cell table:formula="of:=RAND()*10-5" office:value-type="float" office:value="-4.81893038333112" calcext:value-type="float">
            <text:p>-4.81893038333112</text:p>
          </table:table-cell>
          <table:table-cell table:formula="of:=IF([.A137]*0.987+[.B1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8198273880197" calcext:value-type="float">
            <text:p>-2.58198273880197</text:p>
          </table:table-cell>
          <table:table-cell table:formula="of:=RAND()*10-5" office:value-type="float" office:value="-2.77709587201911" calcext:value-type="float">
            <text:p>-2.77709587201911</text:p>
          </table:table-cell>
          <table:table-cell table:formula="of:=IF([.A138]*0.987+[.B1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4795570737786" calcext:value-type="float">
            <text:p>4.04795570737786</text:p>
          </table:table-cell>
          <table:table-cell table:formula="of:=RAND()*10-5" office:value-type="float" office:value="3.81053199511955" calcext:value-type="float">
            <text:p>3.81053199511955</text:p>
          </table:table-cell>
          <table:table-cell table:formula="of:=IF([.A139]*0.987+[.B1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8904939962" calcext:value-type="float">
            <text:p>3.08904939962</text:p>
          </table:table-cell>
          <table:table-cell table:formula="of:=RAND()*10-5" office:value-type="float" office:value="-1.0744726649251" calcext:value-type="float">
            <text:p>-1.0744726649251</text:p>
          </table:table-cell>
          <table:table-cell table:formula="of:=IF([.A140]*0.987+[.B1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2043663322258" calcext:value-type="float">
            <text:p>2.02043663322258</text:p>
          </table:table-cell>
          <table:table-cell table:formula="of:=RAND()*10-5" office:value-type="float" office:value="4.01129650733223" calcext:value-type="float">
            <text:p>4.01129650733223</text:p>
          </table:table-cell>
          <table:table-cell table:formula="of:=IF([.A141]*0.987+[.B14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700660899808" calcext:value-type="float">
            <text:p>1.1700660899808</text:p>
          </table:table-cell>
          <table:table-cell table:formula="of:=RAND()*10-5" office:value-type="float" office:value="-3.91227169831149" calcext:value-type="float">
            <text:p>-3.91227169831149</text:p>
          </table:table-cell>
          <table:table-cell table:formula="of:=IF([.A142]*0.987+[.B1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4811873692691" calcext:value-type="float">
            <text:p>2.34811873692691</text:p>
          </table:table-cell>
          <table:table-cell table:formula="of:=RAND()*10-5" office:value-type="float" office:value="-3.54294742796068" calcext:value-type="float">
            <text:p>-3.54294742796068</text:p>
          </table:table-cell>
          <table:table-cell table:formula="of:=IF([.A143]*0.987+[.B14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3178960372587" calcext:value-type="float">
            <text:p>3.33178960372587</text:p>
          </table:table-cell>
          <table:table-cell table:formula="of:=RAND()*10-5" office:value-type="float" office:value="1.8355995483592" calcext:value-type="float">
            <text:p>1.8355995483592</text:p>
          </table:table-cell>
          <table:table-cell table:formula="of:=IF([.A144]*0.987+[.B1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322427087162138" calcext:value-type="float">
            <text:p>-0.032242708716214</text:p>
          </table:table-cell>
          <table:table-cell table:formula="of:=RAND()*10-5" office:value-type="float" office:value="3.32063369206356" calcext:value-type="float">
            <text:p>3.32063369206356</text:p>
          </table:table-cell>
          <table:table-cell table:formula="of:=IF([.A145]*0.987+[.B1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0450239974869" calcext:value-type="float">
            <text:p>4.00450239974869</text:p>
          </table:table-cell>
          <table:table-cell table:formula="of:=RAND()*10-5" office:value-type="float" office:value="4.49371833099147" calcext:value-type="float">
            <text:p>4.49371833099147</text:p>
          </table:table-cell>
          <table:table-cell table:formula="of:=IF([.A146]*0.987+[.B14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2518930026241" calcext:value-type="float">
            <text:p>4.72518930026241</text:p>
          </table:table-cell>
          <table:table-cell table:formula="of:=RAND()*10-5" office:value-type="float" office:value="3.61103583623846" calcext:value-type="float">
            <text:p>3.61103583623846</text:p>
          </table:table-cell>
          <table:table-cell table:formula="of:=IF([.A147]*0.987+[.B14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8406709118511" calcext:value-type="float">
            <text:p>-3.78406709118511</text:p>
          </table:table-cell>
          <table:table-cell table:formula="of:=RAND()*10-5" office:value-type="float" office:value="0.845090594784001" calcext:value-type="float">
            <text:p>0.845090594784001</text:p>
          </table:table-cell>
          <table:table-cell table:formula="of:=IF([.A148]*0.987+[.B1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8090424538757" calcext:value-type="float">
            <text:p>-3.68090424538757</text:p>
          </table:table-cell>
          <table:table-cell table:formula="of:=RAND()*10-5" office:value-type="float" office:value="-4.73963678998518" calcext:value-type="float">
            <text:p>-4.73963678998518</text:p>
          </table:table-cell>
          <table:table-cell table:formula="of:=IF([.A149]*0.987+[.B1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9275796765106" calcext:value-type="float">
            <text:p>-0.129275796765106</text:p>
          </table:table-cell>
          <table:table-cell table:formula="of:=RAND()*10-5" office:value-type="float" office:value="0.75209043302479" calcext:value-type="float">
            <text:p>0.75209043302479</text:p>
          </table:table-cell>
          <table:table-cell table:formula="of:=IF([.A150]*0.987+[.B1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105030393653" calcext:value-type="float">
            <text:p>4.86105030393653</text:p>
          </table:table-cell>
          <table:table-cell table:formula="of:=RAND()*10-5" office:value-type="float" office:value="-1.51777613431292" calcext:value-type="float">
            <text:p>-1.51777613431292</text:p>
          </table:table-cell>
          <table:table-cell table:formula="of:=IF([.A151]*0.987+[.B1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8163439842503" calcext:value-type="float">
            <text:p>1.28163439842503</text:p>
          </table:table-cell>
          <table:table-cell table:formula="of:=RAND()*10-5" office:value-type="float" office:value="-1.19203897358184" calcext:value-type="float">
            <text:p>-1.19203897358184</text:p>
          </table:table-cell>
          <table:table-cell table:formula="of:=IF([.A152]*0.987+[.B15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3785260292626" calcext:value-type="float">
            <text:p>-4.63785260292626</text:p>
          </table:table-cell>
          <table:table-cell table:formula="of:=RAND()*10-5" office:value-type="float" office:value="-2.1438862319287" calcext:value-type="float">
            <text:p>-2.1438862319287</text:p>
          </table:table-cell>
          <table:table-cell table:formula="of:=IF([.A153]*0.987+[.B1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8124947253823" calcext:value-type="float">
            <text:p>-2.18124947253823</text:p>
          </table:table-cell>
          <table:table-cell table:formula="of:=RAND()*10-5" office:value-type="float" office:value="-1.12238732760906" calcext:value-type="float">
            <text:p>-1.12238732760906</text:p>
          </table:table-cell>
          <table:table-cell table:formula="of:=IF([.A154]*0.987+[.B1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0856562950853" calcext:value-type="float">
            <text:p>-2.60856562950853</text:p>
          </table:table-cell>
          <table:table-cell table:formula="of:=RAND()*10-5" office:value-type="float" office:value="-0.321821019544552" calcext:value-type="float">
            <text:p>-0.321821019544552</text:p>
          </table:table-cell>
          <table:table-cell table:formula="of:=IF([.A155]*0.987+[.B1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9233370971452" calcext:value-type="float">
            <text:p>3.29233370971452</text:p>
          </table:table-cell>
          <table:table-cell table:formula="of:=RAND()*10-5" office:value-type="float" office:value="-3.67657812333859" calcext:value-type="float">
            <text:p>-3.67657812333859</text:p>
          </table:table-cell>
          <table:table-cell table:formula="of:=IF([.A156]*0.987+[.B1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1614113731758" calcext:value-type="float">
            <text:p>1.41614113731758</text:p>
          </table:table-cell>
          <table:table-cell table:formula="of:=RAND()*10-5" office:value-type="float" office:value="2.76750620588214" calcext:value-type="float">
            <text:p>2.76750620588214</text:p>
          </table:table-cell>
          <table:table-cell table:formula="of:=IF([.A157]*0.987+[.B15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6267574840412" calcext:value-type="float">
            <text:p>1.86267574840412</text:p>
          </table:table-cell>
          <table:table-cell table:formula="of:=RAND()*10-5" office:value-type="float" office:value="0.0890255504360855" calcext:value-type="float">
            <text:p>0.089025550436086</text:p>
          </table:table-cell>
          <table:table-cell table:formula="of:=IF([.A158]*0.987+[.B15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90226295072625" calcext:value-type="float">
            <text:p>0.290226295072625</text:p>
          </table:table-cell>
          <table:table-cell table:formula="of:=RAND()*10-5" office:value-type="float" office:value="-1.88983115116227" calcext:value-type="float">
            <text:p>-1.88983115116227</text:p>
          </table:table-cell>
          <table:table-cell table:formula="of:=IF([.A159]*0.987+[.B1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963954569184" calcext:value-type="float">
            <text:p>4.2963954569184</text:p>
          </table:table-cell>
          <table:table-cell table:formula="of:=RAND()*10-5" office:value-type="float" office:value="2.59692669470421" calcext:value-type="float">
            <text:p>2.59692669470421</text:p>
          </table:table-cell>
          <table:table-cell table:formula="of:=IF([.A160]*0.987+[.B16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2201081130801" calcext:value-type="float">
            <text:p>3.72201081130801</text:p>
          </table:table-cell>
          <table:table-cell table:formula="of:=RAND()*10-5" office:value-type="float" office:value="0.280277095740584" calcext:value-type="float">
            <text:p>0.280277095740584</text:p>
          </table:table-cell>
          <table:table-cell table:formula="of:=IF([.A161]*0.987+[.B16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86260199515562" calcext:value-type="float">
            <text:p>-0.586260199515562</text:p>
          </table:table-cell>
          <table:table-cell table:formula="of:=RAND()*10-5" office:value-type="float" office:value="-2.68033189132407" calcext:value-type="float">
            <text:p>-2.68033189132407</text:p>
          </table:table-cell>
          <table:table-cell table:formula="of:=IF([.A162]*0.987+[.B1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3292608781084" calcext:value-type="float">
            <text:p>-0.483292608781084</text:p>
          </table:table-cell>
          <table:table-cell table:formula="of:=RAND()*10-5" office:value-type="float" office:value="4.73085032206909" calcext:value-type="float">
            <text:p>4.73085032206909</text:p>
          </table:table-cell>
          <table:table-cell table:formula="of:=IF([.A163]*0.987+[.B1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046998319808" calcext:value-type="float">
            <text:p>1.8046998319808</text:p>
          </table:table-cell>
          <table:table-cell table:formula="of:=RAND()*10-5" office:value-type="float" office:value="1.58607519134501" calcext:value-type="float">
            <text:p>1.58607519134501</text:p>
          </table:table-cell>
          <table:table-cell table:formula="of:=IF([.A164]*0.987+[.B1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5890772227766" calcext:value-type="float">
            <text:p>-1.55890772227766</text:p>
          </table:table-cell>
          <table:table-cell table:formula="of:=RAND()*10-5" office:value-type="float" office:value="4.48170135314608" calcext:value-type="float">
            <text:p>4.48170135314608</text:p>
          </table:table-cell>
          <table:table-cell table:formula="of:=IF([.A165]*0.987+[.B1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24423284167484" calcext:value-type="float">
            <text:p>0.724423284167484</text:p>
          </table:table-cell>
          <table:table-cell table:formula="of:=RAND()*10-5" office:value-type="float" office:value="-0.350307756887839" calcext:value-type="float">
            <text:p>-0.350307756887839</text:p>
          </table:table-cell>
          <table:table-cell table:formula="of:=IF([.A166]*0.987+[.B1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65221101625046" calcext:value-type="float">
            <text:p>0.565221101625046</text:p>
          </table:table-cell>
          <table:table-cell table:formula="of:=RAND()*10-5" office:value-type="float" office:value="-0.229779042699551" calcext:value-type="float">
            <text:p>-0.229779042699551</text:p>
          </table:table-cell>
          <table:table-cell table:formula="of:=IF([.A167]*0.987+[.B1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75597552380182" calcext:value-type="float">
            <text:p>-0.475597552380182</text:p>
          </table:table-cell>
          <table:table-cell table:formula="of:=RAND()*10-5" office:value-type="float" office:value="3.76114520442336" calcext:value-type="float">
            <text:p>3.76114520442336</text:p>
          </table:table-cell>
          <table:table-cell table:formula="of:=IF([.A168]*0.987+[.B16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6218960063458" calcext:value-type="float">
            <text:p>-4.86218960063458</text:p>
          </table:table-cell>
          <table:table-cell table:formula="of:=RAND()*10-5" office:value-type="float" office:value="0.376014256704737" calcext:value-type="float">
            <text:p>0.376014256704737</text:p>
          </table:table-cell>
          <table:table-cell table:formula="of:=IF([.A169]*0.987+[.B1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33997211332931" calcext:value-type="float">
            <text:p>-0.533997211332931</text:p>
          </table:table-cell>
          <table:table-cell table:formula="of:=RAND()*10-5" office:value-type="float" office:value="-3.44788954951988" calcext:value-type="float">
            <text:p>-3.44788954951988</text:p>
          </table:table-cell>
          <table:table-cell table:formula="of:=IF([.A170]*0.987+[.B1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81020911130382" calcext:value-type="float">
            <text:p>0.781020911130382</text:p>
          </table:table-cell>
          <table:table-cell table:formula="of:=RAND()*10-5" office:value-type="float" office:value="-1.32712017018362" calcext:value-type="float">
            <text:p>-1.32712017018362</text:p>
          </table:table-cell>
          <table:table-cell table:formula="of:=IF([.A171]*0.987+[.B1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0554215087268" calcext:value-type="float">
            <text:p>1.40554215087268</text:p>
          </table:table-cell>
          <table:table-cell table:formula="of:=RAND()*10-5" office:value-type="float" office:value="-3.35941846709097" calcext:value-type="float">
            <text:p>-3.35941846709097</text:p>
          </table:table-cell>
          <table:table-cell table:formula="of:=IF([.A172]*0.987+[.B1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640417878164" calcext:value-type="float">
            <text:p>4.49640417878164</text:p>
          </table:table-cell>
          <table:table-cell table:formula="of:=RAND()*10-5" office:value-type="float" office:value="-4.57158374120832" calcext:value-type="float">
            <text:p>-4.57158374120832</text:p>
          </table:table-cell>
          <table:table-cell table:formula="of:=IF([.A173]*0.987+[.B17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4167151327197" calcext:value-type="float">
            <text:p>2.04167151327197</text:p>
          </table:table-cell>
          <table:table-cell table:formula="of:=RAND()*10-5" office:value-type="float" office:value="-2.82160375985244" calcext:value-type="float">
            <text:p>-2.82160375985244</text:p>
          </table:table-cell>
          <table:table-cell table:formula="of:=IF([.A174]*0.987+[.B1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4447561948522" calcext:value-type="float">
            <text:p>-2.74447561948522</text:p>
          </table:table-cell>
          <table:table-cell table:formula="of:=RAND()*10-5" office:value-type="float" office:value="1.0938177916544" calcext:value-type="float">
            <text:p>1.0938177916544</text:p>
          </table:table-cell>
          <table:table-cell table:formula="of:=IF([.A175]*0.987+[.B1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33376344265716" calcext:value-type="float">
            <text:p>0.233376344265716</text:p>
          </table:table-cell>
          <table:table-cell table:formula="of:=RAND()*10-5" office:value-type="float" office:value="3.45464414174906" calcext:value-type="float">
            <text:p>3.45464414174906</text:p>
          </table:table-cell>
          <table:table-cell table:formula="of:=IF([.A176]*0.987+[.B1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6640735235293" calcext:value-type="float">
            <text:p>4.56640735235293</text:p>
          </table:table-cell>
          <table:table-cell table:formula="of:=RAND()*10-5" office:value-type="float" office:value="-2.36040461505475" calcext:value-type="float">
            <text:p>-2.36040461505475</text:p>
          </table:table-cell>
          <table:table-cell table:formula="of:=IF([.A177]*0.987+[.B1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13456629001848" calcext:value-type="float">
            <text:p>0.113456629001848</text:p>
          </table:table-cell>
          <table:table-cell table:formula="of:=RAND()*10-5" office:value-type="float" office:value="4.10380523483062" calcext:value-type="float">
            <text:p>4.10380523483062</text:p>
          </table:table-cell>
          <table:table-cell table:formula="of:=IF([.A178]*0.987+[.B1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5190271988211" calcext:value-type="float">
            <text:p>1.75190271988211</text:p>
          </table:table-cell>
          <table:table-cell table:formula="of:=RAND()*10-5" office:value-type="float" office:value="-4.44858334490544" calcext:value-type="float">
            <text:p>-4.44858334490544</text:p>
          </table:table-cell>
          <table:table-cell table:formula="of:=IF([.A179]*0.987+[.B1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6052382873761" calcext:value-type="float">
            <text:p>1.76052382873761</text:p>
          </table:table-cell>
          <table:table-cell table:formula="of:=RAND()*10-5" office:value-type="float" office:value="-1.17424865632975" calcext:value-type="float">
            <text:p>-1.17424865632975</text:p>
          </table:table-cell>
          <table:table-cell table:formula="of:=IF([.A180]*0.987+[.B1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75132348425934" calcext:value-type="float">
            <text:p>-0.975132348425934</text:p>
          </table:table-cell>
          <table:table-cell table:formula="of:=RAND()*10-5" office:value-type="float" office:value="4.12317341718617" calcext:value-type="float">
            <text:p>4.12317341718617</text:p>
          </table:table-cell>
          <table:table-cell table:formula="of:=IF([.A181]*0.987+[.B1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7413866425139" calcext:value-type="float">
            <text:p>-4.67413866425139</text:p>
          </table:table-cell>
          <table:table-cell table:formula="of:=RAND()*10-5" office:value-type="float" office:value="-0.407641475898605" calcext:value-type="float">
            <text:p>-0.407641475898605</text:p>
          </table:table-cell>
          <table:table-cell table:formula="of:=IF([.A182]*0.987+[.B1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6693123210758" calcext:value-type="float">
            <text:p>-3.66693123210758</text:p>
          </table:table-cell>
          <table:table-cell table:formula="of:=RAND()*10-5" office:value-type="float" office:value="-1.09189593075139" calcext:value-type="float">
            <text:p>-1.09189593075139</text:p>
          </table:table-cell>
          <table:table-cell table:formula="of:=IF([.A183]*0.987+[.B1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4229535055156" calcext:value-type="float">
            <text:p>4.54229535055156</text:p>
          </table:table-cell>
          <table:table-cell table:formula="of:=RAND()*10-5" office:value-type="float" office:value="1.57301637990525" calcext:value-type="float">
            <text:p>1.57301637990525</text:p>
          </table:table-cell>
          <table:table-cell table:formula="of:=IF([.A184]*0.987+[.B1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77831288877912" calcext:value-type="float">
            <text:p>-0.477831288877912</text:p>
          </table:table-cell>
          <table:table-cell table:formula="of:=RAND()*10-5" office:value-type="float" office:value="1.70970004826793" calcext:value-type="float">
            <text:p>1.70970004826793</text:p>
          </table:table-cell>
          <table:table-cell table:formula="of:=IF([.A185]*0.987+[.B1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2424615195761" calcext:value-type="float">
            <text:p>-0.632424615195761</text:p>
          </table:table-cell>
          <table:table-cell table:formula="of:=RAND()*10-5" office:value-type="float" office:value="4.89947834988115" calcext:value-type="float">
            <text:p>4.89947834988115</text:p>
          </table:table-cell>
          <table:table-cell table:formula="of:=IF([.A186]*0.987+[.B1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2494016884306" calcext:value-type="float">
            <text:p>2.02494016884306</text:p>
          </table:table-cell>
          <table:table-cell table:formula="of:=RAND()*10-5" office:value-type="float" office:value="-3.79685872941037" calcext:value-type="float">
            <text:p>-3.79685872941037</text:p>
          </table:table-cell>
          <table:table-cell table:formula="of:=IF([.A187]*0.987+[.B1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2658643767246" calcext:value-type="float">
            <text:p>4.12658643767246</text:p>
          </table:table-cell>
          <table:table-cell table:formula="of:=RAND()*10-5" office:value-type="float" office:value="-4.00294458156962" calcext:value-type="float">
            <text:p>-4.00294458156962</text:p>
          </table:table-cell>
          <table:table-cell table:formula="of:=IF([.A188]*0.987+[.B18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291325979504826" calcext:value-type="float">
            <text:p>0.029132597950483</text:p>
          </table:table-cell>
          <table:table-cell table:formula="of:=RAND()*10-5" office:value-type="float" office:value="4.31318580509092" calcext:value-type="float">
            <text:p>4.31318580509092</text:p>
          </table:table-cell>
          <table:table-cell table:formula="of:=IF([.A189]*0.987+[.B1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2914094837022" calcext:value-type="float">
            <text:p>1.12914094837022</text:p>
          </table:table-cell>
          <table:table-cell table:formula="of:=RAND()*10-5" office:value-type="float" office:value="4.23768193484617" calcext:value-type="float">
            <text:p>4.23768193484617</text:p>
          </table:table-cell>
          <table:table-cell table:formula="of:=IF([.A190]*0.987+[.B1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4765904915646" calcext:value-type="float">
            <text:p>-1.74765904915646</text:p>
          </table:table-cell>
          <table:table-cell table:formula="of:=RAND()*10-5" office:value-type="float" office:value="-0.561056430729313" calcext:value-type="float">
            <text:p>-0.561056430729313</text:p>
          </table:table-cell>
          <table:table-cell table:formula="of:=IF([.A191]*0.987+[.B1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1544544151435" calcext:value-type="float">
            <text:p>-3.91544544151435</text:p>
          </table:table-cell>
          <table:table-cell table:formula="of:=RAND()*10-5" office:value-type="float" office:value="-3.30714095313277" calcext:value-type="float">
            <text:p>-3.30714095313277</text:p>
          </table:table-cell>
          <table:table-cell table:formula="of:=IF([.A192]*0.987+[.B1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4621276664253" calcext:value-type="float">
            <text:p>4.84621276664253</text:p>
          </table:table-cell>
          <table:table-cell table:formula="of:=RAND()*10-5" office:value-type="float" office:value="-4.86997380663732" calcext:value-type="float">
            <text:p>-4.86997380663732</text:p>
          </table:table-cell>
          <table:table-cell table:formula="of:=IF([.A193]*0.987+[.B1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8337383950464" calcext:value-type="float">
            <text:p>-1.08337383950464</text:p>
          </table:table-cell>
          <table:table-cell table:formula="of:=RAND()*10-5" office:value-type="float" office:value="-3.9622885756211" calcext:value-type="float">
            <text:p>-3.9622885756211</text:p>
          </table:table-cell>
          <table:table-cell table:formula="of:=IF([.A194]*0.987+[.B1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0696985258079" calcext:value-type="float">
            <text:p>1.40696985258079</text:p>
          </table:table-cell>
          <table:table-cell table:formula="of:=RAND()*10-5" office:value-type="float" office:value="3.0442391380743" calcext:value-type="float">
            <text:p>3.0442391380743</text:p>
          </table:table-cell>
          <table:table-cell table:formula="of:=IF([.A195]*0.987+[.B1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2999619629093" calcext:value-type="float">
            <text:p>4.12999619629093</text:p>
          </table:table-cell>
          <table:table-cell table:formula="of:=RAND()*10-5" office:value-type="float" office:value="-2.85945609207781" calcext:value-type="float">
            <text:p>-2.85945609207781</text:p>
          </table:table-cell>
          <table:table-cell table:formula="of:=IF([.A196]*0.987+[.B1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8424999657501" calcext:value-type="float">
            <text:p>1.78424999657501</text:p>
          </table:table-cell>
          <table:table-cell table:formula="of:=RAND()*10-5" office:value-type="float" office:value="2.87673741425844" calcext:value-type="float">
            <text:p>2.87673741425844</text:p>
          </table:table-cell>
          <table:table-cell table:formula="of:=IF([.A197]*0.987+[.B1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2429366069518" calcext:value-type="float">
            <text:p>3.32429366069518</text:p>
          </table:table-cell>
          <table:table-cell table:formula="of:=RAND()*10-5" office:value-type="float" office:value="3.05744326207689" calcext:value-type="float">
            <text:p>3.05744326207689</text:p>
          </table:table-cell>
          <table:table-cell table:formula="of:=IF([.A198]*0.987+[.B1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9203186033152" calcext:value-type="float">
            <text:p>-3.89203186033152</text:p>
          </table:table-cell>
          <table:table-cell table:formula="of:=RAND()*10-5" office:value-type="float" office:value="3.10947597465141" calcext:value-type="float">
            <text:p>3.10947597465141</text:p>
          </table:table-cell>
          <table:table-cell table:formula="of:=IF([.A199]*0.987+[.B1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4137979513341" calcext:value-type="float">
            <text:p>0.594137979513341</text:p>
          </table:table-cell>
          <table:table-cell table:formula="of:=RAND()*10-5" office:value-type="float" office:value="-3.72086592688335" calcext:value-type="float">
            <text:p>-3.72086592688335</text:p>
          </table:table-cell>
          <table:table-cell table:formula="of:=IF([.A200]*0.987+[.B2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3867503901992" calcext:value-type="float">
            <text:p>1.43867503901992</text:p>
          </table:table-cell>
          <table:table-cell table:formula="of:=RAND()*10-5" office:value-type="float" office:value="3.67022285723415" calcext:value-type="float">
            <text:p>3.67022285723415</text:p>
          </table:table-cell>
          <table:table-cell table:formula="of:=IF([.A201]*0.987+[.B20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5631678576611" calcext:value-type="float">
            <text:p>-4.95631678576611</text:p>
          </table:table-cell>
          <table:table-cell table:formula="of:=RAND()*10-5" office:value-type="float" office:value="-3.84921553910233" calcext:value-type="float">
            <text:p>-3.84921553910233</text:p>
          </table:table-cell>
          <table:table-cell table:formula="of:=IF([.A202]*0.987+[.B2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751936458562" calcext:value-type="float">
            <text:p>2.68751936458562</text:p>
          </table:table-cell>
          <table:table-cell table:formula="of:=RAND()*10-5" office:value-type="float" office:value="1.97688029794266" calcext:value-type="float">
            <text:p>1.97688029794266</text:p>
          </table:table-cell>
          <table:table-cell table:formula="of:=IF([.A203]*0.987+[.B2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9455799960818" calcext:value-type="float">
            <text:p>2.19455799960818</text:p>
          </table:table-cell>
          <table:table-cell table:formula="of:=RAND()*10-5" office:value-type="float" office:value="3.58921290455723" calcext:value-type="float">
            <text:p>3.58921290455723</text:p>
          </table:table-cell>
          <table:table-cell table:formula="of:=IF([.A204]*0.987+[.B20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2712205809459" calcext:value-type="float">
            <text:p>2.52712205809459</text:p>
          </table:table-cell>
          <table:table-cell table:formula="of:=RAND()*10-5" office:value-type="float" office:value="-0.069174358204573" calcext:value-type="float">
            <text:p>-0.069174358204573</text:p>
          </table:table-cell>
          <table:table-cell table:formula="of:=IF([.A205]*0.987+[.B2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96714632027561" calcext:value-type="float">
            <text:p>0.196714632027561</text:p>
          </table:table-cell>
          <table:table-cell table:formula="of:=RAND()*10-5" office:value-type="float" office:value="-3.72668792645535" calcext:value-type="float">
            <text:p>-3.72668792645535</text:p>
          </table:table-cell>
          <table:table-cell table:formula="of:=IF([.A206]*0.987+[.B2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5215607679839" calcext:value-type="float">
            <text:p>3.15215607679839</text:p>
          </table:table-cell>
          <table:table-cell table:formula="of:=RAND()*10-5" office:value-type="float" office:value="0.0724288900479566" calcext:value-type="float">
            <text:p>0.072428890047957</text:p>
          </table:table-cell>
          <table:table-cell table:formula="of:=IF([.A207]*0.987+[.B2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6566693266873" calcext:value-type="float">
            <text:p>-2.56566693266873</text:p>
          </table:table-cell>
          <table:table-cell table:formula="of:=RAND()*10-5" office:value-type="float" office:value="0.188708989480003" calcext:value-type="float">
            <text:p>0.188708989480003</text:p>
          </table:table-cell>
          <table:table-cell table:formula="of:=IF([.A208]*0.987+[.B2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9915729426636" calcext:value-type="float">
            <text:p>-2.29915729426636</text:p>
          </table:table-cell>
          <table:table-cell table:formula="of:=RAND()*10-5" office:value-type="float" office:value="-3.14454997647809" calcext:value-type="float">
            <text:p>-3.14454997647809</text:p>
          </table:table-cell>
          <table:table-cell table:formula="of:=IF([.A209]*0.987+[.B2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0782013811271" calcext:value-type="float">
            <text:p>2.20782013811271</text:p>
          </table:table-cell>
          <table:table-cell table:formula="of:=RAND()*10-5" office:value-type="float" office:value="4.5906487191281" calcext:value-type="float">
            <text:p>4.5906487191281</text:p>
          </table:table-cell>
          <table:table-cell table:formula="of:=IF([.A210]*0.987+[.B2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5144465555569" calcext:value-type="float">
            <text:p>2.15144465555569</text:p>
          </table:table-cell>
          <table:table-cell table:formula="of:=RAND()*10-5" office:value-type="float" office:value="0.859087782256633" calcext:value-type="float">
            <text:p>0.859087782256633</text:p>
          </table:table-cell>
          <table:table-cell table:formula="of:=IF([.A211]*0.987+[.B21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155070416380516" calcext:value-type="float">
            <text:p>-0.015507041638052</text:p>
          </table:table-cell>
          <table:table-cell table:formula="of:=RAND()*10-5" office:value-type="float" office:value="0.40867261615791" calcext:value-type="float">
            <text:p>0.40867261615791</text:p>
          </table:table-cell>
          <table:table-cell table:formula="of:=IF([.A212]*0.987+[.B2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1117251997494" calcext:value-type="float">
            <text:p>-2.51117251997494</text:p>
          </table:table-cell>
          <table:table-cell table:formula="of:=RAND()*10-5" office:value-type="float" office:value="-3.90707614163779" calcext:value-type="float">
            <text:p>-3.90707614163779</text:p>
          </table:table-cell>
          <table:table-cell table:formula="of:=IF([.A213]*0.987+[.B2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5345751536701" calcext:value-type="float">
            <text:p>-1.85345751536701</text:p>
          </table:table-cell>
          <table:table-cell table:formula="of:=RAND()*10-5" office:value-type="float" office:value="-3.27449102536784" calcext:value-type="float">
            <text:p>-3.27449102536784</text:p>
          </table:table-cell>
          <table:table-cell table:formula="of:=IF([.A214]*0.987+[.B2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9771978320008" calcext:value-type="float">
            <text:p>-4.49771978320008</text:p>
          </table:table-cell>
          <table:table-cell table:formula="of:=RAND()*10-5" office:value-type="float" office:value="4.23639826288848" calcext:value-type="float">
            <text:p>4.23639826288848</text:p>
          </table:table-cell>
          <table:table-cell table:formula="of:=IF([.A215]*0.987+[.B2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484354060751" calcext:value-type="float">
            <text:p>-2.19484354060751</text:p>
          </table:table-cell>
          <table:table-cell table:formula="of:=RAND()*10-5" office:value-type="float" office:value="-0.1959652539062" calcext:value-type="float">
            <text:p>-0.1959652539062</text:p>
          </table:table-cell>
          <table:table-cell table:formula="of:=IF([.A216]*0.987+[.B2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6763356784951" calcext:value-type="float">
            <text:p>4.76763356784951</text:p>
          </table:table-cell>
          <table:table-cell table:formula="of:=RAND()*10-5" office:value-type="float" office:value="-1.75558079045775" calcext:value-type="float">
            <text:p>-1.75558079045775</text:p>
          </table:table-cell>
          <table:table-cell table:formula="of:=IF([.A217]*0.987+[.B2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0518270666757" calcext:value-type="float">
            <text:p>3.00518270666757</text:p>
          </table:table-cell>
          <table:table-cell table:formula="of:=RAND()*10-5" office:value-type="float" office:value="0.661302449396297" calcext:value-type="float">
            <text:p>0.661302449396297</text:p>
          </table:table-cell>
          <table:table-cell table:formula="of:=IF([.A218]*0.987+[.B2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85448023936777" calcext:value-type="float">
            <text:p>-0.685448023936777</text:p>
          </table:table-cell>
          <table:table-cell table:formula="of:=RAND()*10-5" office:value-type="float" office:value="4.62856140537872" calcext:value-type="float">
            <text:p>4.62856140537872</text:p>
          </table:table-cell>
          <table:table-cell table:formula="of:=IF([.A219]*0.987+[.B2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60931168255896" calcext:value-type="float">
            <text:p>-0.960931168255896</text:p>
          </table:table-cell>
          <table:table-cell table:formula="of:=RAND()*10-5" office:value-type="float" office:value="1.25788748855289" calcext:value-type="float">
            <text:p>1.25788748855289</text:p>
          </table:table-cell>
          <table:table-cell table:formula="of:=IF([.A220]*0.987+[.B2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59214015672978" calcext:value-type="float">
            <text:p>0.359214015672978</text:p>
          </table:table-cell>
          <table:table-cell table:formula="of:=RAND()*10-5" office:value-type="float" office:value="4.71299789198791" calcext:value-type="float">
            <text:p>4.71299789198791</text:p>
          </table:table-cell>
          <table:table-cell table:formula="of:=IF([.A221]*0.987+[.B2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285901927273" calcext:value-type="float">
            <text:p>4.2285901927273</text:p>
          </table:table-cell>
          <table:table-cell table:formula="of:=RAND()*10-5" office:value-type="float" office:value="-1.47234896191691" calcext:value-type="float">
            <text:p>-1.47234896191691</text:p>
          </table:table-cell>
          <table:table-cell table:formula="of:=IF([.A222]*0.987+[.B2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1681280134549" calcext:value-type="float">
            <text:p>-2.61681280134549</text:p>
          </table:table-cell>
          <table:table-cell table:formula="of:=RAND()*10-5" office:value-type="float" office:value="0.552392045772957" calcext:value-type="float">
            <text:p>0.552392045772957</text:p>
          </table:table-cell>
          <table:table-cell table:formula="of:=IF([.A223]*0.987+[.B2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2864337297284" calcext:value-type="float">
            <text:p>3.52864337297284</text:p>
          </table:table-cell>
          <table:table-cell table:formula="of:=RAND()*10-5" office:value-type="float" office:value="-4.42291816200965" calcext:value-type="float">
            <text:p>-4.42291816200965</text:p>
          </table:table-cell>
          <table:table-cell table:formula="of:=IF([.A224]*0.987+[.B2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4177606965529" calcext:value-type="float">
            <text:p>-0.84177606965529</text:p>
          </table:table-cell>
          <table:table-cell table:formula="of:=RAND()*10-5" office:value-type="float" office:value="-1.78899716649897" calcext:value-type="float">
            <text:p>-1.78899716649897</text:p>
          </table:table-cell>
          <table:table-cell table:formula="of:=IF([.A225]*0.987+[.B2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6593147848526" calcext:value-type="float">
            <text:p>-2.26593147848526</text:p>
          </table:table-cell>
          <table:table-cell table:formula="of:=RAND()*10-5" office:value-type="float" office:value="-4.860430047341" calcext:value-type="float">
            <text:p>-4.860430047341</text:p>
          </table:table-cell>
          <table:table-cell table:formula="of:=IF([.A226]*0.987+[.B2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5766864099591" calcext:value-type="float">
            <text:p>-1.05766864099591</text:p>
          </table:table-cell>
          <table:table-cell table:formula="of:=RAND()*10-5" office:value-type="float" office:value="4.23629978872641" calcext:value-type="float">
            <text:p>4.23629978872641</text:p>
          </table:table-cell>
          <table:table-cell table:formula="of:=IF([.A227]*0.987+[.B2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2635408144615" calcext:value-type="float">
            <text:p>-4.42635408144615</text:p>
          </table:table-cell>
          <table:table-cell table:formula="of:=RAND()*10-5" office:value-type="float" office:value="-3.03580297191654" calcext:value-type="float">
            <text:p>-3.03580297191654</text:p>
          </table:table-cell>
          <table:table-cell table:formula="of:=IF([.A228]*0.987+[.B2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9162078230581" calcext:value-type="float">
            <text:p>2.09162078230581</text:p>
          </table:table-cell>
          <table:table-cell table:formula="of:=RAND()*10-5" office:value-type="float" office:value="3.74670198944787" calcext:value-type="float">
            <text:p>3.74670198944787</text:p>
          </table:table-cell>
          <table:table-cell table:formula="of:=IF([.A229]*0.987+[.B2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78335134958269" calcext:value-type="float">
            <text:p>0.878335134958269</text:p>
          </table:table-cell>
          <table:table-cell table:formula="of:=RAND()*10-5" office:value-type="float" office:value="-3.50189442892558" calcext:value-type="float">
            <text:p>-3.50189442892558</text:p>
          </table:table-cell>
          <table:table-cell table:formula="of:=IF([.A230]*0.987+[.B2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9821144800318" calcext:value-type="float">
            <text:p>3.69821144800318</text:p>
          </table:table-cell>
          <table:table-cell table:formula="of:=RAND()*10-5" office:value-type="float" office:value="-3.92963766890614" calcext:value-type="float">
            <text:p>-3.92963766890614</text:p>
          </table:table-cell>
          <table:table-cell table:formula="of:=IF([.A231]*0.987+[.B23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038890485324" calcext:value-type="float">
            <text:p>-4.24038890485324</text:p>
          </table:table-cell>
          <table:table-cell table:formula="of:=RAND()*10-5" office:value-type="float" office:value="4.64474032267648" calcext:value-type="float">
            <text:p>4.64474032267648</text:p>
          </table:table-cell>
          <table:table-cell table:formula="of:=IF([.A232]*0.987+[.B2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1055292192196" calcext:value-type="float">
            <text:p>-4.11055292192196</text:p>
          </table:table-cell>
          <table:table-cell table:formula="of:=RAND()*10-5" office:value-type="float" office:value="4.23851197425139" calcext:value-type="float">
            <text:p>4.23851197425139</text:p>
          </table:table-cell>
          <table:table-cell table:formula="of:=IF([.A233]*0.987+[.B2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25756118641084" calcext:value-type="float">
            <text:p>0.925756118641084</text:p>
          </table:table-cell>
          <table:table-cell table:formula="of:=RAND()*10-5" office:value-type="float" office:value="-1.77736028742635" calcext:value-type="float">
            <text:p>-1.77736028742635</text:p>
          </table:table-cell>
          <table:table-cell table:formula="of:=IF([.A234]*0.987+[.B2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263493790548" calcext:value-type="float">
            <text:p>3.8263493790548</text:p>
          </table:table-cell>
          <table:table-cell table:formula="of:=RAND()*10-5" office:value-type="float" office:value="4.34282523616019" calcext:value-type="float">
            <text:p>4.34282523616019</text:p>
          </table:table-cell>
          <table:table-cell table:formula="of:=IF([.A235]*0.987+[.B23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2871038438217" calcext:value-type="float">
            <text:p>4.82871038438217</text:p>
          </table:table-cell>
          <table:table-cell table:formula="of:=RAND()*10-5" office:value-type="float" office:value="0.22202544725701" calcext:value-type="float">
            <text:p>0.22202544725701</text:p>
          </table:table-cell>
          <table:table-cell table:formula="of:=IF([.A236]*0.987+[.B2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0594517786177" calcext:value-type="float">
            <text:p>-3.30594517786177</text:p>
          </table:table-cell>
          <table:table-cell table:formula="of:=RAND()*10-5" office:value-type="float" office:value="2.78057444080835" calcext:value-type="float">
            <text:p>2.78057444080835</text:p>
          </table:table-cell>
          <table:table-cell table:formula="of:=IF([.A237]*0.987+[.B2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0742972114158" calcext:value-type="float">
            <text:p>2.10742972114158</text:p>
          </table:table-cell>
          <table:table-cell table:formula="of:=RAND()*10-5" office:value-type="float" office:value="-0.00267576897300792" calcext:value-type="float">
            <text:p>-0.002675768973008</text:p>
          </table:table-cell>
          <table:table-cell table:formula="of:=IF([.A238]*0.987+[.B2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837271761949" calcext:value-type="float">
            <text:p>-2.94837271761949</text:p>
          </table:table-cell>
          <table:table-cell table:formula="of:=RAND()*10-5" office:value-type="float" office:value="1.13625362485504" calcext:value-type="float">
            <text:p>1.13625362485504</text:p>
          </table:table-cell>
          <table:table-cell table:formula="of:=IF([.A239]*0.987+[.B23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3022919357513" calcext:value-type="float">
            <text:p>1.73022919357513</text:p>
          </table:table-cell>
          <table:table-cell table:formula="of:=RAND()*10-5" office:value-type="float" office:value="1.73574380511087" calcext:value-type="float">
            <text:p>1.73574380511087</text:p>
          </table:table-cell>
          <table:table-cell table:formula="of:=IF([.A240]*0.987+[.B2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073178461264" calcext:value-type="float">
            <text:p>4.64073178461264</text:p>
          </table:table-cell>
          <table:table-cell table:formula="of:=RAND()*10-5" office:value-type="float" office:value="1.11679983751594" calcext:value-type="float">
            <text:p>1.11679983751594</text:p>
          </table:table-cell>
          <table:table-cell table:formula="of:=IF([.A241]*0.987+[.B24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90672526060531" calcext:value-type="float">
            <text:p>0.290672526060531</text:p>
          </table:table-cell>
          <table:table-cell table:formula="of:=RAND()*10-5" office:value-type="float" office:value="1.8031844076786" calcext:value-type="float">
            <text:p>1.8031844076786</text:p>
          </table:table-cell>
          <table:table-cell table:formula="of:=IF([.A242]*0.987+[.B2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20949291101336" calcext:value-type="float">
            <text:p>0.520949291101336</text:p>
          </table:table-cell>
          <table:table-cell table:formula="of:=RAND()*10-5" office:value-type="float" office:value="-3.72927095505569" calcext:value-type="float">
            <text:p>-3.72927095505569</text:p>
          </table:table-cell>
          <table:table-cell table:formula="of:=IF([.A243]*0.987+[.B2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1142670958759" calcext:value-type="float">
            <text:p>-3.61142670958759</text:p>
          </table:table-cell>
          <table:table-cell table:formula="of:=RAND()*10-5" office:value-type="float" office:value="4.2690537729097" calcext:value-type="float">
            <text:p>4.2690537729097</text:p>
          </table:table-cell>
          <table:table-cell table:formula="of:=IF([.A244]*0.987+[.B2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5597018889282" calcext:value-type="float">
            <text:p>-2.35597018889282</text:p>
          </table:table-cell>
          <table:table-cell table:formula="of:=RAND()*10-5" office:value-type="float" office:value="2.57251880078138" calcext:value-type="float">
            <text:p>2.57251880078138</text:p>
          </table:table-cell>
          <table:table-cell table:formula="of:=IF([.A245]*0.987+[.B2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02613458078" calcext:value-type="float">
            <text:p>2.6802613458078</text:p>
          </table:table-cell>
          <table:table-cell table:formula="of:=RAND()*10-5" office:value-type="float" office:value="-4.80867574554568" calcext:value-type="float">
            <text:p>-4.80867574554568</text:p>
          </table:table-cell>
          <table:table-cell table:formula="of:=IF([.A246]*0.987+[.B24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23864435672033" calcext:value-type="float">
            <text:p>0.223864435672033</text:p>
          </table:table-cell>
          <table:table-cell table:formula="of:=RAND()*10-5" office:value-type="float" office:value="-2.44558659437411" calcext:value-type="float">
            <text:p>-2.44558659437411</text:p>
          </table:table-cell>
          <table:table-cell table:formula="of:=IF([.A247]*0.987+[.B2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4714162624302" calcext:value-type="float">
            <text:p>4.64714162624302</text:p>
          </table:table-cell>
          <table:table-cell table:formula="of:=RAND()*10-5" office:value-type="float" office:value="2.23296821134955" calcext:value-type="float">
            <text:p>2.23296821134955</text:p>
          </table:table-cell>
          <table:table-cell table:formula="of:=IF([.A248]*0.987+[.B2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93843095566486" calcext:value-type="float">
            <text:p>0.193843095566486</text:p>
          </table:table-cell>
          <table:table-cell table:formula="of:=RAND()*10-5" office:value-type="float" office:value="-1.39017100785174" calcext:value-type="float">
            <text:p>-1.39017100785174</text:p>
          </table:table-cell>
          <table:table-cell table:formula="of:=IF([.A249]*0.987+[.B2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7613385540672" calcext:value-type="float">
            <text:p>-3.57613385540672</text:p>
          </table:table-cell>
          <table:table-cell table:formula="of:=RAND()*10-5" office:value-type="float" office:value="3.62180952822197" calcext:value-type="float">
            <text:p>3.62180952822197</text:p>
          </table:table-cell>
          <table:table-cell table:formula="of:=IF([.A250]*0.987+[.B2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3459288830063" calcext:value-type="float">
            <text:p>3.13459288830063</text:p>
          </table:table-cell>
          <table:table-cell table:formula="of:=RAND()*10-5" office:value-type="float" office:value="-2.4325622235927" calcext:value-type="float">
            <text:p>-2.4325622235927</text:p>
          </table:table-cell>
          <table:table-cell table:formula="of:=IF([.A251]*0.987+[.B2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6674391744412" calcext:value-type="float">
            <text:p>1.46674391744412</text:p>
          </table:table-cell>
          <table:table-cell table:formula="of:=RAND()*10-5" office:value-type="float" office:value="-3.36121026093788" calcext:value-type="float">
            <text:p>-3.36121026093788</text:p>
          </table:table-cell>
          <table:table-cell table:formula="of:=IF([.A252]*0.987+[.B25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6631524227822" calcext:value-type="float">
            <text:p>1.36631524227822</text:p>
          </table:table-cell>
          <table:table-cell table:formula="of:=RAND()*10-5" office:value-type="float" office:value="2.16282809670701" calcext:value-type="float">
            <text:p>2.16282809670701</text:p>
          </table:table-cell>
          <table:table-cell table:formula="of:=IF([.A253]*0.987+[.B25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4948697903395" calcext:value-type="float">
            <text:p>4.24948697903395</text:p>
          </table:table-cell>
          <table:table-cell table:formula="of:=RAND()*10-5" office:value-type="float" office:value="2.70744891100926" calcext:value-type="float">
            <text:p>2.70744891100926</text:p>
          </table:table-cell>
          <table:table-cell table:formula="of:=IF([.A254]*0.987+[.B25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6901001241909" calcext:value-type="float">
            <text:p>-3.46901001241909</text:p>
          </table:table-cell>
          <table:table-cell table:formula="of:=RAND()*10-5" office:value-type="float" office:value="-1.11464604965413" calcext:value-type="float">
            <text:p>-1.11464604965413</text:p>
          </table:table-cell>
          <table:table-cell table:formula="of:=IF([.A255]*0.987+[.B2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0296142185249" calcext:value-type="float">
            <text:p>-0.120296142185249</text:p>
          </table:table-cell>
          <table:table-cell table:formula="of:=RAND()*10-5" office:value-type="float" office:value="-0.10038084378425" calcext:value-type="float">
            <text:p>-0.10038084378425</text:p>
          </table:table-cell>
          <table:table-cell table:formula="of:=IF([.A256]*0.987+[.B2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0304917425257312" calcext:value-type="float">
            <text:p>-0.003049174252573</text:p>
          </table:table-cell>
          <table:table-cell table:formula="of:=RAND()*10-5" office:value-type="float" office:value="-0.632987722017202" calcext:value-type="float">
            <text:p>-0.632987722017202</text:p>
          </table:table-cell>
          <table:table-cell table:formula="of:=IF([.A257]*0.987+[.B2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338070367040881" calcext:value-type="float">
            <text:p>-0.033807036704088</text:p>
          </table:table-cell>
          <table:table-cell table:formula="of:=RAND()*10-5" office:value-type="float" office:value="-3.32996881668276" calcext:value-type="float">
            <text:p>-3.32996881668276</text:p>
          </table:table-cell>
          <table:table-cell table:formula="of:=IF([.A258]*0.987+[.B2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574230865319" calcext:value-type="float">
            <text:p>4.86574230865319</text:p>
          </table:table-cell>
          <table:table-cell table:formula="of:=RAND()*10-5" office:value-type="float" office:value="2.10611236004211" calcext:value-type="float">
            <text:p>2.10611236004211</text:p>
          </table:table-cell>
          <table:table-cell table:formula="of:=IF([.A259]*0.987+[.B25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200661624108" calcext:value-type="float">
            <text:p>-2.3200661624108</text:p>
          </table:table-cell>
          <table:table-cell table:formula="of:=RAND()*10-5" office:value-type="float" office:value="-4.70296491520494" calcext:value-type="float">
            <text:p>-4.70296491520494</text:p>
          </table:table-cell>
          <table:table-cell table:formula="of:=IF([.A260]*0.987+[.B2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1533737982153" calcext:value-type="float">
            <text:p>2.01533737982153</text:p>
          </table:table-cell>
          <table:table-cell table:formula="of:=RAND()*10-5" office:value-type="float" office:value="-2.41926793806573" calcext:value-type="float">
            <text:p>-2.41926793806573</text:p>
          </table:table-cell>
          <table:table-cell table:formula="of:=IF([.A261]*0.987+[.B26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6205787999669" calcext:value-type="float">
            <text:p>-2.16205787999669</text:p>
          </table:table-cell>
          <table:table-cell table:formula="of:=RAND()*10-5" office:value-type="float" office:value="-4.41456252687745" calcext:value-type="float">
            <text:p>-4.41456252687745</text:p>
          </table:table-cell>
          <table:table-cell table:formula="of:=IF([.A262]*0.987+[.B2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844029502246304" calcext:value-type="float">
            <text:p>0.08440295022463</text:p>
          </table:table-cell>
          <table:table-cell table:formula="of:=RAND()*10-5" office:value-type="float" office:value="2.10558704103064" calcext:value-type="float">
            <text:p>2.10558704103064</text:p>
          </table:table-cell>
          <table:table-cell table:formula="of:=IF([.A263]*0.987+[.B2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2697376938871" calcext:value-type="float">
            <text:p>-4.32697376938871</text:p>
          </table:table-cell>
          <table:table-cell table:formula="of:=RAND()*10-5" office:value-type="float" office:value="-1.09283526893892" calcext:value-type="float">
            <text:p>-1.09283526893892</text:p>
          </table:table-cell>
          <table:table-cell table:formula="of:=IF([.A264]*0.987+[.B2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162119097926" calcext:value-type="float">
            <text:p>-2.28162119097926</text:p>
          </table:table-cell>
          <table:table-cell table:formula="of:=RAND()*10-5" office:value-type="float" office:value="-1.28469485841731" calcext:value-type="float">
            <text:p>-1.28469485841731</text:p>
          </table:table-cell>
          <table:table-cell table:formula="of:=IF([.A265]*0.987+[.B2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5316228854389" calcext:value-type="float">
            <text:p>-4.15316228854389</text:p>
          </table:table-cell>
          <table:table-cell table:formula="of:=RAND()*10-5" office:value-type="float" office:value="3.60734094492792" calcext:value-type="float">
            <text:p>3.60734094492792</text:p>
          </table:table-cell>
          <table:table-cell table:formula="of:=IF([.A266]*0.987+[.B2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1622646653638" calcext:value-type="float">
            <text:p>-4.41622646653638</text:p>
          </table:table-cell>
          <table:table-cell table:formula="of:=RAND()*10-5" office:value-type="float" office:value="-4.55793525711967" calcext:value-type="float">
            <text:p>-4.55793525711967</text:p>
          </table:table-cell>
          <table:table-cell table:formula="of:=IF([.A267]*0.987+[.B2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3343461887133" calcext:value-type="float">
            <text:p>4.63343461887133</text:p>
          </table:table-cell>
          <table:table-cell table:formula="of:=RAND()*10-5" office:value-type="float" office:value="-4.06927394931041" calcext:value-type="float">
            <text:p>-4.06927394931041</text:p>
          </table:table-cell>
          <table:table-cell table:formula="of:=IF([.A268]*0.987+[.B2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1340788621326" calcext:value-type="float">
            <text:p>4.01340788621326</text:p>
          </table:table-cell>
          <table:table-cell table:formula="of:=RAND()*10-5" office:value-type="float" office:value="-2.08530922615167" calcext:value-type="float">
            <text:p>-2.08530922615167</text:p>
          </table:table-cell>
          <table:table-cell table:formula="of:=IF([.A269]*0.987+[.B26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07350969365826" calcext:value-type="float">
            <text:p>0.607350969365826</text:p>
          </table:table-cell>
          <table:table-cell table:formula="of:=RAND()*10-5" office:value-type="float" office:value="2.87213124132165" calcext:value-type="float">
            <text:p>2.87213124132165</text:p>
          </table:table-cell>
          <table:table-cell table:formula="of:=IF([.A270]*0.987+[.B2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9056234714279" calcext:value-type="float">
            <text:p>3.09056234714279</text:p>
          </table:table-cell>
          <table:table-cell table:formula="of:=RAND()*10-5" office:value-type="float" office:value="-1.15226098744933" calcext:value-type="float">
            <text:p>-1.15226098744933</text:p>
          </table:table-cell>
          <table:table-cell table:formula="of:=IF([.A271]*0.987+[.B27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6866240687157" calcext:value-type="float">
            <text:p>2.36866240687157</text:p>
          </table:table-cell>
          <table:table-cell table:formula="of:=RAND()*10-5" office:value-type="float" office:value="-4.13926841347138" calcext:value-type="float">
            <text:p>-4.13926841347138</text:p>
          </table:table-cell>
          <table:table-cell table:formula="of:=IF([.A272]*0.987+[.B2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7976297030113" calcext:value-type="float">
            <text:p>1.07976297030113</text:p>
          </table:table-cell>
          <table:table-cell table:formula="of:=RAND()*10-5" office:value-type="float" office:value="-3.72934376450079" calcext:value-type="float">
            <text:p>-3.72934376450079</text:p>
          </table:table-cell>
          <table:table-cell table:formula="of:=IF([.A273]*0.987+[.B27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7224083759115" calcext:value-type="float">
            <text:p>3.77224083759115</text:p>
          </table:table-cell>
          <table:table-cell table:formula="of:=RAND()*10-5" office:value-type="float" office:value="1.35132635567347" calcext:value-type="float">
            <text:p>1.35132635567347</text:p>
          </table:table-cell>
          <table:table-cell table:formula="of:=IF([.A274]*0.987+[.B2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7990700283876" calcext:value-type="float">
            <text:p>-2.27990700283876</text:p>
          </table:table-cell>
          <table:table-cell table:formula="of:=RAND()*10-5" office:value-type="float" office:value="1.69026010662926" calcext:value-type="float">
            <text:p>1.69026010662926</text:p>
          </table:table-cell>
          <table:table-cell table:formula="of:=IF([.A275]*0.987+[.B2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4317884894972" calcext:value-type="float">
            <text:p>-4.44317884894972</text:p>
          </table:table-cell>
          <table:table-cell table:formula="of:=RAND()*10-5" office:value-type="float" office:value="3.24076334361732" calcext:value-type="float">
            <text:p>3.24076334361732</text:p>
          </table:table-cell>
          <table:table-cell table:formula="of:=IF([.A276]*0.987+[.B2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0298762528498" calcext:value-type="float">
            <text:p>3.20298762528498</text:p>
          </table:table-cell>
          <table:table-cell table:formula="of:=RAND()*10-5" office:value-type="float" office:value="-2.2551343038591" calcext:value-type="float">
            <text:p>-2.2551343038591</text:p>
          </table:table-cell>
          <table:table-cell table:formula="of:=IF([.A277]*0.987+[.B2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6801343650008" calcext:value-type="float">
            <text:p>-2.46801343650008</text:p>
          </table:table-cell>
          <table:table-cell table:formula="of:=RAND()*10-5" office:value-type="float" office:value="1.31452161322385" calcext:value-type="float">
            <text:p>1.31452161322385</text:p>
          </table:table-cell>
          <table:table-cell table:formula="of:=IF([.A278]*0.987+[.B2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1688300925185" calcext:value-type="float">
            <text:p>4.51688300925185</text:p>
          </table:table-cell>
          <table:table-cell table:formula="of:=RAND()*10-5" office:value-type="float" office:value="4.99423735698087" calcext:value-type="float">
            <text:p>4.99423735698087</text:p>
          </table:table-cell>
          <table:table-cell table:formula="of:=IF([.A279]*0.987+[.B2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5661537679492" calcext:value-type="float">
            <text:p>4.15661537679492</text:p>
          </table:table-cell>
          <table:table-cell table:formula="of:=RAND()*10-5" office:value-type="float" office:value="-2.86427516464923" calcext:value-type="float">
            <text:p>-2.86427516464923</text:p>
          </table:table-cell>
          <table:table-cell table:formula="of:=IF([.A280]*0.987+[.B2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81820597224994" calcext:value-type="float">
            <text:p>-0.581820597224994</text:p>
          </table:table-cell>
          <table:table-cell table:formula="of:=RAND()*10-5" office:value-type="float" office:value="-1.15416951192149" calcext:value-type="float">
            <text:p>-1.15416951192149</text:p>
          </table:table-cell>
          <table:table-cell table:formula="of:=IF([.A281]*0.987+[.B2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484590164843" calcext:value-type="float">
            <text:p>-4.73484590164843</text:p>
          </table:table-cell>
          <table:table-cell table:formula="of:=RAND()*10-5" office:value-type="float" office:value="0.276879787504764" calcext:value-type="float">
            <text:p>0.276879787504764</text:p>
          </table:table-cell>
          <table:table-cell table:formula="of:=IF([.A282]*0.987+[.B2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3938391605565" calcext:value-type="float">
            <text:p>1.53938391605565</text:p>
          </table:table-cell>
          <table:table-cell table:formula="of:=RAND()*10-5" office:value-type="float" office:value="0.34913460663495" calcext:value-type="float">
            <text:p>0.34913460663495</text:p>
          </table:table-cell>
          <table:table-cell table:formula="of:=IF([.A283]*0.987+[.B2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0372893683352" calcext:value-type="float">
            <text:p>-1.60372893683352</text:p>
          </table:table-cell>
          <table:table-cell table:formula="of:=RAND()*10-5" office:value-type="float" office:value="-0.326340773767254" calcext:value-type="float">
            <text:p>-0.326340773767254</text:p>
          </table:table-cell>
          <table:table-cell table:formula="of:=IF([.A284]*0.987+[.B2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0551689563749" calcext:value-type="float">
            <text:p>-1.40551689563749</text:p>
          </table:table-cell>
          <table:table-cell table:formula="of:=RAND()*10-5" office:value-type="float" office:value="-2.15937934789909" calcext:value-type="float">
            <text:p>-2.15937934789909</text:p>
          </table:table-cell>
          <table:table-cell table:formula="of:=IF([.A285]*0.987+[.B2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57655922785194" calcext:value-type="float">
            <text:p>0.457655922785194</text:p>
          </table:table-cell>
          <table:table-cell table:formula="of:=RAND()*10-5" office:value-type="float" office:value="-3.06461118561275" calcext:value-type="float">
            <text:p>-3.06461118561275</text:p>
          </table:table-cell>
          <table:table-cell table:formula="of:=IF([.A286]*0.987+[.B2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2744117329013" calcext:value-type="float">
            <text:p>3.22744117329013</text:p>
          </table:table-cell>
          <table:table-cell table:formula="of:=RAND()*10-5" office:value-type="float" office:value="-3.29451017300795" calcext:value-type="float">
            <text:p>-3.29451017300795</text:p>
          </table:table-cell>
          <table:table-cell table:formula="of:=IF([.A287]*0.987+[.B2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19206337577144" calcext:value-type="float">
            <text:p>0.419206337577144</text:p>
          </table:table-cell>
          <table:table-cell table:formula="of:=RAND()*10-5" office:value-type="float" office:value="3.47187344933214" calcext:value-type="float">
            <text:p>3.47187344933214</text:p>
          </table:table-cell>
          <table:table-cell table:formula="of:=IF([.A288]*0.987+[.B2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7763976675373" calcext:value-type="float">
            <text:p>4.47763976675373</text:p>
          </table:table-cell>
          <table:table-cell table:formula="of:=RAND()*10-5" office:value-type="float" office:value="-1.05639126677035" calcext:value-type="float">
            <text:p>-1.05639126677035</text:p>
          </table:table-cell>
          <table:table-cell table:formula="of:=IF([.A289]*0.987+[.B2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8149594330347" calcext:value-type="float">
            <text:p>-4.78149594330347</text:p>
          </table:table-cell>
          <table:table-cell table:formula="of:=RAND()*10-5" office:value-type="float" office:value="-3.79645872149235" calcext:value-type="float">
            <text:p>-3.79645872149235</text:p>
          </table:table-cell>
          <table:table-cell table:formula="of:=IF([.A290]*0.987+[.B2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7674705369507" calcext:value-type="float">
            <text:p>3.17674705369507</text:p>
          </table:table-cell>
          <table:table-cell table:formula="of:=RAND()*10-5" office:value-type="float" office:value="-1.55096267032546" calcext:value-type="float">
            <text:p>-1.55096267032546</text:p>
          </table:table-cell>
          <table:table-cell table:formula="of:=IF([.A291]*0.987+[.B29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0044807674784" calcext:value-type="float">
            <text:p>4.60044807674784</text:p>
          </table:table-cell>
          <table:table-cell table:formula="of:=RAND()*10-5" office:value-type="float" office:value="-2.60318699850054" calcext:value-type="float">
            <text:p>-2.60318699850054</text:p>
          </table:table-cell>
          <table:table-cell table:formula="of:=IF([.A292]*0.987+[.B2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9980960775854" calcext:value-type="float">
            <text:p>4.09980960775854</text:p>
          </table:table-cell>
          <table:table-cell table:formula="of:=RAND()*10-5" office:value-type="float" office:value="1.07619264723686" calcext:value-type="float">
            <text:p>1.07619264723686</text:p>
          </table:table-cell>
          <table:table-cell table:formula="of:=IF([.A293]*0.987+[.B2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0884204115641" calcext:value-type="float">
            <text:p>-4.00884204115641</text:p>
          </table:table-cell>
          <table:table-cell table:formula="of:=RAND()*10-5" office:value-type="float" office:value="3.49219535370586" calcext:value-type="float">
            <text:p>3.49219535370586</text:p>
          </table:table-cell>
          <table:table-cell table:formula="of:=IF([.A294]*0.987+[.B2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0010260151533" calcext:value-type="float">
            <text:p>4.40010260151533</text:p>
          </table:table-cell>
          <table:table-cell table:formula="of:=RAND()*10-5" office:value-type="float" office:value="2.15057179403187" calcext:value-type="float">
            <text:p>2.15057179403187</text:p>
          </table:table-cell>
          <table:table-cell table:formula="of:=IF([.A295]*0.987+[.B2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6887421917252" calcext:value-type="float">
            <text:p>-4.86887421917252</text:p>
          </table:table-cell>
          <table:table-cell table:formula="of:=RAND()*10-5" office:value-type="float" office:value="-2.10758895674395" calcext:value-type="float">
            <text:p>-2.10758895674395</text:p>
          </table:table-cell>
          <table:table-cell table:formula="of:=IF([.A296]*0.987+[.B2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9655431006718" calcext:value-type="float">
            <text:p>-1.19655431006718</text:p>
          </table:table-cell>
          <table:table-cell table:formula="of:=RAND()*10-5" office:value-type="float" office:value="1.64152893513525" calcext:value-type="float">
            <text:p>1.64152893513525</text:p>
          </table:table-cell>
          <table:table-cell table:formula="of:=IF([.A297]*0.987+[.B29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3472913547965" calcext:value-type="float">
            <text:p>3.63472913547965</text:p>
          </table:table-cell>
          <table:table-cell table:formula="of:=RAND()*10-5" office:value-type="float" office:value="-0.272001531323588" calcext:value-type="float">
            <text:p>-0.272001531323588</text:p>
          </table:table-cell>
          <table:table-cell table:formula="of:=IF([.A298]*0.987+[.B2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71883021072123" calcext:value-type="float">
            <text:p>0.671883021072123</text:p>
          </table:table-cell>
          <table:table-cell table:formula="of:=RAND()*10-5" office:value-type="float" office:value="-2.18322595331645" calcext:value-type="float">
            <text:p>-2.18322595331645</text:p>
          </table:table-cell>
          <table:table-cell table:formula="of:=IF([.A299]*0.987+[.B2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8380909385702" calcext:value-type="float">
            <text:p>-2.98380909385702</text:p>
          </table:table-cell>
          <table:table-cell table:formula="of:=RAND()*10-5" office:value-type="float" office:value="0.0928482677939151" calcext:value-type="float">
            <text:p>0.092848267793915</text:p>
          </table:table-cell>
          <table:table-cell table:formula="of:=IF([.A300]*0.987+[.B3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2936199719739" calcext:value-type="float">
            <text:p>-1.12936199719739</text:p>
          </table:table-cell>
          <table:table-cell table:formula="of:=RAND()*10-5" office:value-type="float" office:value="1.42009787733268" calcext:value-type="float">
            <text:p>1.42009787733268</text:p>
          </table:table-cell>
          <table:table-cell table:formula="of:=IF([.A301]*0.987+[.B3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5849634040281" calcext:value-type="float">
            <text:p>-3.05849634040281</text:p>
          </table:table-cell>
          <table:table-cell table:formula="of:=RAND()*10-5" office:value-type="float" office:value="-1.2359464562282" calcext:value-type="float">
            <text:p>-1.2359464562282</text:p>
          </table:table-cell>
          <table:table-cell table:formula="of:=IF([.A302]*0.987+[.B3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6360491749419" calcext:value-type="float">
            <text:p>-1.66360491749419</text:p>
          </table:table-cell>
          <table:table-cell table:formula="of:=RAND()*10-5" office:value-type="float" office:value="4.26386234503502" calcext:value-type="float">
            <text:p>4.26386234503502</text:p>
          </table:table-cell>
          <table:table-cell table:formula="of:=IF([.A303]*0.987+[.B3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2369450839498" calcext:value-type="float">
            <text:p>-2.22369450839498</text:p>
          </table:table-cell>
          <table:table-cell table:formula="of:=RAND()*10-5" office:value-type="float" office:value="-0.684265251483581" calcext:value-type="float">
            <text:p>-0.684265251483581</text:p>
          </table:table-cell>
          <table:table-cell table:formula="of:=IF([.A304]*0.987+[.B3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3821245729818" calcext:value-type="float">
            <text:p>2.43821245729818</text:p>
          </table:table-cell>
          <table:table-cell table:formula="of:=RAND()*10-5" office:value-type="float" office:value="4.4251410123735" calcext:value-type="float">
            <text:p>4.4251410123735</text:p>
          </table:table-cell>
          <table:table-cell table:formula="of:=IF([.A305]*0.987+[.B3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0099851984697" calcext:value-type="float">
            <text:p>2.80099851984697</text:p>
          </table:table-cell>
          <table:table-cell table:formula="of:=RAND()*10-5" office:value-type="float" office:value="1.66600082075727" calcext:value-type="float">
            <text:p>1.66600082075727</text:p>
          </table:table-cell>
          <table:table-cell table:formula="of:=IF([.A306]*0.987+[.B30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7993496423938" calcext:value-type="float">
            <text:p>4.97993496423938</text:p>
          </table:table-cell>
          <table:table-cell table:formula="of:=RAND()*10-5" office:value-type="float" office:value="-1.0554093870679" calcext:value-type="float">
            <text:p>-1.0554093870679</text:p>
          </table:table-cell>
          <table:table-cell table:formula="of:=IF([.A307]*0.987+[.B3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00927326738398" calcext:value-type="float">
            <text:p>-0.800927326738398</text:p>
          </table:table-cell>
          <table:table-cell table:formula="of:=RAND()*10-5" office:value-type="float" office:value="4.06191589542799" calcext:value-type="float">
            <text:p>4.06191589542799</text:p>
          </table:table-cell>
          <table:table-cell table:formula="of:=IF([.A308]*0.987+[.B3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9548227798728" calcext:value-type="float">
            <text:p>-2.49548227798728</text:p>
          </table:table-cell>
          <table:table-cell table:formula="of:=RAND()*10-5" office:value-type="float" office:value="4.82467457438064" calcext:value-type="float">
            <text:p>4.82467457438064</text:p>
          </table:table-cell>
          <table:table-cell table:formula="of:=IF([.A309]*0.987+[.B3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8340223045263" calcext:value-type="float">
            <text:p>1.88340223045263</text:p>
          </table:table-cell>
          <table:table-cell table:formula="of:=RAND()*10-5" office:value-type="float" office:value="-1.01400769005637" calcext:value-type="float">
            <text:p>-1.01400769005637</text:p>
          </table:table-cell>
          <table:table-cell table:formula="of:=IF([.A310]*0.987+[.B3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80558928479757" calcext:value-type="float">
            <text:p>0.180558928479757</text:p>
          </table:table-cell>
          <table:table-cell table:formula="of:=RAND()*10-5" office:value-type="float" office:value="1.33232273616668" calcext:value-type="float">
            <text:p>1.33232273616668</text:p>
          </table:table-cell>
          <table:table-cell table:formula="of:=IF([.A311]*0.987+[.B3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3120803634004" calcext:value-type="float">
            <text:p>1.13120803634004</text:p>
          </table:table-cell>
          <table:table-cell table:formula="of:=RAND()*10-5" office:value-type="float" office:value="4.86945767801091" calcext:value-type="float">
            <text:p>4.86945767801091</text:p>
          </table:table-cell>
          <table:table-cell table:formula="of:=IF([.A312]*0.987+[.B3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00377522077373" calcext:value-type="float">
            <text:p>-0.300377522077373</text:p>
          </table:table-cell>
          <table:table-cell table:formula="of:=RAND()*10-5" office:value-type="float" office:value="4.36138436863939" calcext:value-type="float">
            <text:p>4.36138436863939</text:p>
          </table:table-cell>
          <table:table-cell table:formula="of:=IF([.A313]*0.987+[.B3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3308348858265" calcext:value-type="float">
            <text:p>4.63308348858265</text:p>
          </table:table-cell>
          <table:table-cell table:formula="of:=RAND()*10-5" office:value-type="float" office:value="-4.60048440619587" calcext:value-type="float">
            <text:p>-4.60048440619587</text:p>
          </table:table-cell>
          <table:table-cell table:formula="of:=IF([.A314]*0.987+[.B3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7055216435762" calcext:value-type="float">
            <text:p>0.47055216435762</text:p>
          </table:table-cell>
          <table:table-cell table:formula="of:=RAND()*10-5" office:value-type="float" office:value="2.62848628875063" calcext:value-type="float">
            <text:p>2.62848628875063</text:p>
          </table:table-cell>
          <table:table-cell table:formula="of:=IF([.A315]*0.987+[.B3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9178067598122" calcext:value-type="float">
            <text:p>-1.09178067598122</text:p>
          </table:table-cell>
          <table:table-cell table:formula="of:=RAND()*10-5" office:value-type="float" office:value="1.92340307940802" calcext:value-type="float">
            <text:p>1.92340307940802</text:p>
          </table:table-cell>
          <table:table-cell table:formula="of:=IF([.A316]*0.987+[.B3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9065974099773" calcext:value-type="float">
            <text:p>-3.69065974099773</text:p>
          </table:table-cell>
          <table:table-cell table:formula="of:=RAND()*10-5" office:value-type="float" office:value="-2.93276331366347" calcext:value-type="float">
            <text:p>-2.93276331366347</text:p>
          </table:table-cell>
          <table:table-cell table:formula="of:=IF([.A317]*0.987+[.B3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4396307300738" calcext:value-type="float">
            <text:p>-2.74396307300738</text:p>
          </table:table-cell>
          <table:table-cell table:formula="of:=RAND()*10-5" office:value-type="float" office:value="1.39260219787371" calcext:value-type="float">
            <text:p>1.39260219787371</text:p>
          </table:table-cell>
          <table:table-cell table:formula="of:=IF([.A318]*0.987+[.B3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0893087858182" calcext:value-type="float">
            <text:p>-3.30893087858182</text:p>
          </table:table-cell>
          <table:table-cell table:formula="of:=RAND()*10-5" office:value-type="float" office:value="0.621151715260001" calcext:value-type="float">
            <text:p>0.621151715260001</text:p>
          </table:table-cell>
          <table:table-cell table:formula="of:=IF([.A319]*0.987+[.B3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4013866029422" calcext:value-type="float">
            <text:p>-1.34013866029422</text:p>
          </table:table-cell>
          <table:table-cell table:formula="of:=RAND()*10-5" office:value-type="float" office:value="2.81910935760371" calcext:value-type="float">
            <text:p>2.81910935760371</text:p>
          </table:table-cell>
          <table:table-cell table:formula="of:=IF([.A320]*0.987+[.B3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3813543924578" calcext:value-type="float">
            <text:p>-4.43813543924578</text:p>
          </table:table-cell>
          <table:table-cell table:formula="of:=RAND()*10-5" office:value-type="float" office:value="1.44980550890432" calcext:value-type="float">
            <text:p>1.44980550890432</text:p>
          </table:table-cell>
          <table:table-cell table:formula="of:=IF([.A321]*0.987+[.B3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5761588401055" calcext:value-type="float">
            <text:p>4.35761588401055</text:p>
          </table:table-cell>
          <table:table-cell table:formula="of:=RAND()*10-5" office:value-type="float" office:value="-0.0687429484706739" calcext:value-type="float">
            <text:p>-0.068742948470674</text:p>
          </table:table-cell>
          <table:table-cell table:formula="of:=IF([.A322]*0.987+[.B3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5275294950906" calcext:value-type="float">
            <text:p>-2.55275294950906</text:p>
          </table:table-cell>
          <table:table-cell table:formula="of:=RAND()*10-5" office:value-type="float" office:value="4.78639554545348" calcext:value-type="float">
            <text:p>4.78639554545348</text:p>
          </table:table-cell>
          <table:table-cell table:formula="of:=IF([.A323]*0.987+[.B3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366203657658" calcext:value-type="float">
            <text:p>-4.4366203657658</text:p>
          </table:table-cell>
          <table:table-cell table:formula="of:=RAND()*10-5" office:value-type="float" office:value="1.5180571944453" calcext:value-type="float">
            <text:p>1.5180571944453</text:p>
          </table:table-cell>
          <table:table-cell table:formula="of:=IF([.A324]*0.987+[.B3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216818431052" calcext:value-type="float">
            <text:p>4.6216818431052</text:p>
          </table:table-cell>
          <table:table-cell table:formula="of:=RAND()*10-5" office:value-type="float" office:value="4.29100762047463" calcext:value-type="float">
            <text:p>4.29100762047463</text:p>
          </table:table-cell>
          <table:table-cell table:formula="of:=IF([.A325]*0.987+[.B32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4383232010533" calcext:value-type="float">
            <text:p>4.34383232010533</text:p>
          </table:table-cell>
          <table:table-cell table:formula="of:=RAND()*10-5" office:value-type="float" office:value="-1.03642397294638" calcext:value-type="float">
            <text:p>-1.03642397294638</text:p>
          </table:table-cell>
          <table:table-cell table:formula="of:=IF([.A326]*0.987+[.B32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9794511204864" calcext:value-type="float">
            <text:p>-4.29794511204864</text:p>
          </table:table-cell>
          <table:table-cell table:formula="of:=RAND()*10-5" office:value-type="float" office:value="-1.05953218682081" calcext:value-type="float">
            <text:p>-1.05953218682081</text:p>
          </table:table-cell>
          <table:table-cell table:formula="of:=IF([.A327]*0.987+[.B3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3741264449103" calcext:value-type="float">
            <text:p>3.43741264449103</text:p>
          </table:table-cell>
          <table:table-cell table:formula="of:=RAND()*10-5" office:value-type="float" office:value="3.81486226488304" calcext:value-type="float">
            <text:p>3.81486226488304</text:p>
          </table:table-cell>
          <table:table-cell table:formula="of:=IF([.A328]*0.987+[.B32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85628644774506" calcext:value-type="float">
            <text:p>0.885628644774506</text:p>
          </table:table-cell>
          <table:table-cell table:formula="of:=RAND()*10-5" office:value-type="float" office:value="-4.18741067696352" calcext:value-type="float">
            <text:p>-4.18741067696352</text:p>
          </table:table-cell>
          <table:table-cell table:formula="of:=IF([.A329]*0.987+[.B3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0543391483" calcext:value-type="float">
            <text:p>4.180543391483</text:p>
          </table:table-cell>
          <table:table-cell table:formula="of:=RAND()*10-5" office:value-type="float" office:value="-0.788204629483117" calcext:value-type="float">
            <text:p>-0.788204629483117</text:p>
          </table:table-cell>
          <table:table-cell table:formula="of:=IF([.A330]*0.987+[.B3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7378280203392" calcext:value-type="float">
            <text:p>-1.07378280203392</text:p>
          </table:table-cell>
          <table:table-cell table:formula="of:=RAND()*10-5" office:value-type="float" office:value="-3.15587922028293" calcext:value-type="float">
            <text:p>-3.15587922028293</text:p>
          </table:table-cell>
          <table:table-cell table:formula="of:=IF([.A331]*0.987+[.B3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683341025946" calcext:value-type="float">
            <text:p>2.81683341025946</text:p>
          </table:table-cell>
          <table:table-cell table:formula="of:=RAND()*10-5" office:value-type="float" office:value="2.93653138689001" calcext:value-type="float">
            <text:p>2.93653138689001</text:p>
          </table:table-cell>
          <table:table-cell table:formula="of:=IF([.A332]*0.987+[.B3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3174221038807" calcext:value-type="float">
            <text:p>2.53174221038807</text:p>
          </table:table-cell>
          <table:table-cell table:formula="of:=RAND()*10-5" office:value-type="float" office:value="3.57356586429135" calcext:value-type="float">
            <text:p>3.57356586429135</text:p>
          </table:table-cell>
          <table:table-cell table:formula="of:=IF([.A333]*0.987+[.B33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6977360574574" calcext:value-type="float">
            <text:p>-4.56977360574574</text:p>
          </table:table-cell>
          <table:table-cell table:formula="of:=RAND()*10-5" office:value-type="float" office:value="4.44162982126157" calcext:value-type="float">
            <text:p>4.44162982126157</text:p>
          </table:table-cell>
          <table:table-cell table:formula="of:=IF([.A334]*0.987+[.B3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81979550504423" calcext:value-type="float">
            <text:p>-0.181979550504423</text:p>
          </table:table-cell>
          <table:table-cell table:formula="of:=RAND()*10-5" office:value-type="float" office:value="-4.88376962797134" calcext:value-type="float">
            <text:p>-4.88376962797134</text:p>
          </table:table-cell>
          <table:table-cell table:formula="of:=IF([.A335]*0.987+[.B3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17825401559251" calcext:value-type="float">
            <text:p>0.717825401559251</text:p>
          </table:table-cell>
          <table:table-cell table:formula="of:=RAND()*10-5" office:value-type="float" office:value="2.4884643690313" calcext:value-type="float">
            <text:p>2.4884643690313</text:p>
          </table:table-cell>
          <table:table-cell table:formula="of:=IF([.A336]*0.987+[.B3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3125329641603" calcext:value-type="float">
            <text:p>1.83125329641603</text:p>
          </table:table-cell>
          <table:table-cell table:formula="of:=RAND()*10-5" office:value-type="float" office:value="-2.3971171586536" calcext:value-type="float">
            <text:p>-2.3971171586536</text:p>
          </table:table-cell>
          <table:table-cell table:formula="of:=IF([.A337]*0.987+[.B33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5468820861101" calcext:value-type="float">
            <text:p>1.65468820861101</text:p>
          </table:table-cell>
          <table:table-cell table:formula="of:=RAND()*10-5" office:value-type="float" office:value="2.91055465263208" calcext:value-type="float">
            <text:p>2.91055465263208</text:p>
          </table:table-cell>
          <table:table-cell table:formula="of:=IF([.A338]*0.987+[.B3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0836977461289" calcext:value-type="float">
            <text:p>3.50836977461289</text:p>
          </table:table-cell>
          <table:table-cell table:formula="of:=RAND()*10-5" office:value-type="float" office:value="-4.58485904344971" calcext:value-type="float">
            <text:p>-4.58485904344971</text:p>
          </table:table-cell>
          <table:table-cell table:formula="of:=IF([.A339]*0.987+[.B3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2865545583475" calcext:value-type="float">
            <text:p>2.12865545583475</text:p>
          </table:table-cell>
          <table:table-cell table:formula="of:=RAND()*10-5" office:value-type="float" office:value="-3.97486025909823" calcext:value-type="float">
            <text:p>-3.97486025909823</text:p>
          </table:table-cell>
          <table:table-cell table:formula="of:=IF([.A340]*0.987+[.B3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044343376465" calcext:value-type="float">
            <text:p>1.2044343376465</text:p>
          </table:table-cell>
          <table:table-cell table:formula="of:=RAND()*10-5" office:value-type="float" office:value="-1.4081812433497" calcext:value-type="float">
            <text:p>-1.4081812433497</text:p>
          </table:table-cell>
          <table:table-cell table:formula="of:=IF([.A341]*0.987+[.B34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6371776137552" calcext:value-type="float">
            <text:p>-4.16371776137552</text:p>
          </table:table-cell>
          <table:table-cell table:formula="of:=RAND()*10-5" office:value-type="float" office:value="-1.81663351127015" calcext:value-type="float">
            <text:p>-1.81663351127015</text:p>
          </table:table-cell>
          <table:table-cell table:formula="of:=IF([.A342]*0.987+[.B3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96739064677049" calcext:value-type="float">
            <text:p>-0.096739064677049</text:p>
          </table:table-cell>
          <table:table-cell table:formula="of:=RAND()*10-5" office:value-type="float" office:value="3.73154080185945" calcext:value-type="float">
            <text:p>3.73154080185945</text:p>
          </table:table-cell>
          <table:table-cell table:formula="of:=IF([.A343]*0.987+[.B3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3201305550919" calcext:value-type="float">
            <text:p>-3.73201305550919</text:p>
          </table:table-cell>
          <table:table-cell table:formula="of:=RAND()*10-5" office:value-type="float" office:value="-4.29295885341232" calcext:value-type="float">
            <text:p>-4.29295885341232</text:p>
          </table:table-cell>
          <table:table-cell table:formula="of:=IF([.A344]*0.987+[.B3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98442018710027" calcext:value-type="float">
            <text:p>0.398442018710027</text:p>
          </table:table-cell>
          <table:table-cell table:formula="of:=RAND()*10-5" office:value-type="float" office:value="-4.34606395781652" calcext:value-type="float">
            <text:p>-4.34606395781652</text:p>
          </table:table-cell>
          <table:table-cell table:formula="of:=IF([.A345]*0.987+[.B3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2115249989847" calcext:value-type="float">
            <text:p>-4.92115249989847</text:p>
          </table:table-cell>
          <table:table-cell table:formula="of:=RAND()*10-5" office:value-type="float" office:value="1.15237712769942" calcext:value-type="float">
            <text:p>1.15237712769942</text:p>
          </table:table-cell>
          <table:table-cell table:formula="of:=IF([.A346]*0.987+[.B3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2030475245833" calcext:value-type="float">
            <text:p>-3.92030475245833</text:p>
          </table:table-cell>
          <table:table-cell table:formula="of:=RAND()*10-5" office:value-type="float" office:value="-0.882990205958586" calcext:value-type="float">
            <text:p>-0.882990205958586</text:p>
          </table:table-cell>
          <table:table-cell table:formula="of:=IF([.A347]*0.987+[.B3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39777600122621" calcext:value-type="float">
            <text:p>-0.739777600122621</text:p>
          </table:table-cell>
          <table:table-cell table:formula="of:=RAND()*10-5" office:value-type="float" office:value="-1.92687835078867" calcext:value-type="float">
            <text:p>-1.92687835078867</text:p>
          </table:table-cell>
          <table:table-cell table:formula="of:=IF([.A348]*0.987+[.B3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4754718770207" calcext:value-type="float">
            <text:p>4.84754718770207</text:p>
          </table:table-cell>
          <table:table-cell table:formula="of:=RAND()*10-5" office:value-type="float" office:value="-4.41597692451602" calcext:value-type="float">
            <text:p>-4.41597692451602</text:p>
          </table:table-cell>
          <table:table-cell table:formula="of:=IF([.A349]*0.987+[.B3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5281474120158" calcext:value-type="float">
            <text:p>-3.75281474120158</text:p>
          </table:table-cell>
          <table:table-cell table:formula="of:=RAND()*10-5" office:value-type="float" office:value="-1.14372196209232" calcext:value-type="float">
            <text:p>-1.14372196209232</text:p>
          </table:table-cell>
          <table:table-cell table:formula="of:=IF([.A350]*0.987+[.B3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227270845856" calcext:value-type="float">
            <text:p>-4.4227270845856</text:p>
          </table:table-cell>
          <table:table-cell table:formula="of:=RAND()*10-5" office:value-type="float" office:value="-0.57331043470225" calcext:value-type="float">
            <text:p>-0.57331043470225</text:p>
          </table:table-cell>
          <table:table-cell table:formula="of:=IF([.A351]*0.987+[.B35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96809080117717" calcext:value-type="float">
            <text:p>-0.996809080117717</text:p>
          </table:table-cell>
          <table:table-cell table:formula="of:=RAND()*10-5" office:value-type="float" office:value="0.373187289249653" calcext:value-type="float">
            <text:p>0.373187289249653</text:p>
          </table:table-cell>
          <table:table-cell table:formula="of:=IF([.A352]*0.987+[.B3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66624078141379" calcext:value-type="float">
            <text:p>-0.666624078141379</text:p>
          </table:table-cell>
          <table:table-cell table:formula="of:=RAND()*10-5" office:value-type="float" office:value="-2.31940895504363" calcext:value-type="float">
            <text:p>-2.31940895504363</text:p>
          </table:table-cell>
          <table:table-cell table:formula="of:=IF([.A353]*0.987+[.B3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1481617820224" calcext:value-type="float">
            <text:p>-2.41481617820224</text:p>
          </table:table-cell>
          <table:table-cell table:formula="of:=RAND()*10-5" office:value-type="float" office:value="-2.20037919255982" calcext:value-type="float">
            <text:p>-2.20037919255982</text:p>
          </table:table-cell>
          <table:table-cell table:formula="of:=IF([.A354]*0.987+[.B3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2023667371168" calcext:value-type="float">
            <text:p>-4.92023667371168</text:p>
          </table:table-cell>
          <table:table-cell table:formula="of:=RAND()*10-5" office:value-type="float" office:value="-2.18451324792578" calcext:value-type="float">
            <text:p>-2.18451324792578</text:p>
          </table:table-cell>
          <table:table-cell table:formula="of:=IF([.A355]*0.987+[.B3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80739996600518" calcext:value-type="float">
            <text:p>0.980739996600518</text:p>
          </table:table-cell>
          <table:table-cell table:formula="of:=RAND()*10-5" office:value-type="float" office:value="-4.93434555187513" calcext:value-type="float">
            <text:p>-4.93434555187513</text:p>
          </table:table-cell>
          <table:table-cell table:formula="of:=IF([.A356]*0.987+[.B3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557905974467037" calcext:value-type="float">
            <text:p>-0.055790597446704</text:p>
          </table:table-cell>
          <table:table-cell table:formula="of:=RAND()*10-5" office:value-type="float" office:value="2.23272020883606" calcext:value-type="float">
            <text:p>2.23272020883606</text:p>
          </table:table-cell>
          <table:table-cell table:formula="of:=IF([.A357]*0.987+[.B3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951044379721" calcext:value-type="float">
            <text:p>-1.76951044379721</text:p>
          </table:table-cell>
          <table:table-cell table:formula="of:=RAND()*10-5" office:value-type="float" office:value="0.205650537327799" calcext:value-type="float">
            <text:p>0.205650537327799</text:p>
          </table:table-cell>
          <table:table-cell table:formula="of:=IF([.A358]*0.987+[.B3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553540043662" calcext:value-type="float">
            <text:p>-1.87553540043662</text:p>
          </table:table-cell>
          <table:table-cell table:formula="of:=RAND()*10-5" office:value-type="float" office:value="1.84861220036986" calcext:value-type="float">
            <text:p>1.84861220036986</text:p>
          </table:table-cell>
          <table:table-cell table:formula="of:=IF([.A359]*0.987+[.B3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40995046851464" calcext:value-type="float">
            <text:p>-0.640995046851464</text:p>
          </table:table-cell>
          <table:table-cell table:formula="of:=RAND()*10-5" office:value-type="float" office:value="-1.44485768680887" calcext:value-type="float">
            <text:p>-1.44485768680887</text:p>
          </table:table-cell>
          <table:table-cell table:formula="of:=IF([.A360]*0.987+[.B3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8732845691461" calcext:value-type="float">
            <text:p>-1.88732845691461</text:p>
          </table:table-cell>
          <table:table-cell table:formula="of:=RAND()*10-5" office:value-type="float" office:value="3.51933429689262" calcext:value-type="float">
            <text:p>3.51933429689262</text:p>
          </table:table-cell>
          <table:table-cell table:formula="of:=IF([.A361]*0.987+[.B3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0615001605079" calcext:value-type="float">
            <text:p>-3.00615001605079</text:p>
          </table:table-cell>
          <table:table-cell table:formula="of:=RAND()*10-5" office:value-type="float" office:value="3.65850650532014" calcext:value-type="float">
            <text:p>3.65850650532014</text:p>
          </table:table-cell>
          <table:table-cell table:formula="of:=IF([.A362]*0.987+[.B3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3296175711872" calcext:value-type="float">
            <text:p>4.23296175711872</text:p>
          </table:table-cell>
          <table:table-cell table:formula="of:=RAND()*10-5" office:value-type="float" office:value="3.26951269521445" calcext:value-type="float">
            <text:p>3.26951269521445</text:p>
          </table:table-cell>
          <table:table-cell table:formula="of:=IF([.A363]*0.987+[.B36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9968629121779" calcext:value-type="float">
            <text:p>4.79968629121779</text:p>
          </table:table-cell>
          <table:table-cell table:formula="of:=RAND()*10-5" office:value-type="float" office:value="-2.66159007988879" calcext:value-type="float">
            <text:p>-2.66159007988879</text:p>
          </table:table-cell>
          <table:table-cell table:formula="of:=IF([.A364]*0.987+[.B3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4657527479911" calcext:value-type="float">
            <text:p>-4.74657527479911</text:p>
          </table:table-cell>
          <table:table-cell table:formula="of:=RAND()*10-5" office:value-type="float" office:value="-4.81068407021301" calcext:value-type="float">
            <text:p>-4.81068407021301</text:p>
          </table:table-cell>
          <table:table-cell table:formula="of:=IF([.A365]*0.987+[.B3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9931324234806" calcext:value-type="float">
            <text:p>-2.39931324234806</text:p>
          </table:table-cell>
          <table:table-cell table:formula="of:=RAND()*10-5" office:value-type="float" office:value="-4.60773711066012" calcext:value-type="float">
            <text:p>-4.60773711066012</text:p>
          </table:table-cell>
          <table:table-cell table:formula="of:=IF([.A366]*0.987+[.B3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379153418753" calcext:value-type="float">
            <text:p>-2.28379153418753</text:p>
          </table:table-cell>
          <table:table-cell table:formula="of:=RAND()*10-5" office:value-type="float" office:value="3.83377475294092" calcext:value-type="float">
            <text:p>3.83377475294092</text:p>
          </table:table-cell>
          <table:table-cell table:formula="of:=IF([.A367]*0.987+[.B3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9739353805746" calcext:value-type="float">
            <text:p>4.09739353805746</text:p>
          </table:table-cell>
          <table:table-cell table:formula="of:=RAND()*10-5" office:value-type="float" office:value="-0.831177895527306" calcext:value-type="float">
            <text:p>-0.831177895527306</text:p>
          </table:table-cell>
          <table:table-cell table:formula="of:=IF([.A368]*0.987+[.B3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9472018188356" calcext:value-type="float">
            <text:p>3.49472018188356</text:p>
          </table:table-cell>
          <table:table-cell table:formula="of:=RAND()*10-5" office:value-type="float" office:value="3.12580939982738" calcext:value-type="float">
            <text:p>3.12580939982738</text:p>
          </table:table-cell>
          <table:table-cell table:formula="of:=IF([.A369]*0.987+[.B36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7998522401658" calcext:value-type="float">
            <text:p>-2.87998522401658</text:p>
          </table:table-cell>
          <table:table-cell table:formula="of:=RAND()*10-5" office:value-type="float" office:value="0.391538996821257" calcext:value-type="float">
            <text:p>0.391538996821257</text:p>
          </table:table-cell>
          <table:table-cell table:formula="of:=IF([.A370]*0.987+[.B3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2867839746067" calcext:value-type="float">
            <text:p>-3.02867839746067</text:p>
          </table:table-cell>
          <table:table-cell table:formula="of:=RAND()*10-5" office:value-type="float" office:value="-4.21481106686691" calcext:value-type="float">
            <text:p>-4.21481106686691</text:p>
          </table:table-cell>
          <table:table-cell table:formula="of:=IF([.A371]*0.987+[.B3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7670395793451" calcext:value-type="float">
            <text:p>0.87670395793451</text:p>
          </table:table-cell>
          <table:table-cell table:formula="of:=RAND()*10-5" office:value-type="float" office:value="1.11836186347921" calcext:value-type="float">
            <text:p>1.11836186347921</text:p>
          </table:table-cell>
          <table:table-cell table:formula="of:=IF([.A372]*0.987+[.B3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1758097957219" calcext:value-type="float">
            <text:p>-3.91758097957219</text:p>
          </table:table-cell>
          <table:table-cell table:formula="of:=RAND()*10-5" office:value-type="float" office:value="1.37877169644663" calcext:value-type="float">
            <text:p>1.37877169644663</text:p>
          </table:table-cell>
          <table:table-cell table:formula="of:=IF([.A373]*0.987+[.B3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0234817062263" calcext:value-type="float">
            <text:p>1.60234817062263</text:p>
          </table:table-cell>
          <table:table-cell table:formula="of:=RAND()*10-5" office:value-type="float" office:value="-2.10684133198824" calcext:value-type="float">
            <text:p>-2.10684133198824</text:p>
          </table:table-cell>
          <table:table-cell table:formula="of:=IF([.A374]*0.987+[.B3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0510284205343" calcext:value-type="float">
            <text:p>4.30510284205343</text:p>
          </table:table-cell>
          <table:table-cell table:formula="of:=RAND()*10-5" office:value-type="float" office:value="2.23679119993702" calcext:value-type="float">
            <text:p>2.23679119993702</text:p>
          </table:table-cell>
          <table:table-cell table:formula="of:=IF([.A375]*0.987+[.B37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0883234567149" calcext:value-type="float">
            <text:p>-4.10883234567149</text:p>
          </table:table-cell>
          <table:table-cell table:formula="of:=RAND()*10-5" office:value-type="float" office:value="4.6432452702726" calcext:value-type="float">
            <text:p>4.6432452702726</text:p>
          </table:table-cell>
          <table:table-cell table:formula="of:=IF([.A376]*0.987+[.B3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2076840702687" calcext:value-type="float">
            <text:p>4.22076840702687</text:p>
          </table:table-cell>
          <table:table-cell table:formula="of:=RAND()*10-5" office:value-type="float" office:value="4.96580681298056" calcext:value-type="float">
            <text:p>4.96580681298056</text:p>
          </table:table-cell>
          <table:table-cell table:formula="of:=IF([.A377]*0.987+[.B3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6075902339734" calcext:value-type="float">
            <text:p>4.06075902339734</text:p>
          </table:table-cell>
          <table:table-cell table:formula="of:=RAND()*10-5" office:value-type="float" office:value="3.43872077034375" calcext:value-type="float">
            <text:p>3.43872077034375</text:p>
          </table:table-cell>
          <table:table-cell table:formula="of:=IF([.A378]*0.987+[.B3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0099768377224" calcext:value-type="float">
            <text:p>-3.30099768377224</text:p>
          </table:table-cell>
          <table:table-cell table:formula="of:=RAND()*10-5" office:value-type="float" office:value="-3.67708739233736" calcext:value-type="float">
            <text:p>-3.67708739233736</text:p>
          </table:table-cell>
          <table:table-cell table:formula="of:=IF([.A379]*0.987+[.B3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31355120026" calcext:value-type="float">
            <text:p>3.9531355120026</text:p>
          </table:table-cell>
          <table:table-cell table:formula="of:=RAND()*10-5" office:value-type="float" office:value="0.521601842752268" calcext:value-type="float">
            <text:p>0.521601842752268</text:p>
          </table:table-cell>
          <table:table-cell table:formula="of:=IF([.A380]*0.987+[.B3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2014347353338" calcext:value-type="float">
            <text:p>-1.62014347353338</text:p>
          </table:table-cell>
          <table:table-cell table:formula="of:=RAND()*10-5" office:value-type="float" office:value="1.00086641553326" calcext:value-type="float">
            <text:p>1.00086641553326</text:p>
          </table:table-cell>
          <table:table-cell table:formula="of:=IF([.A381]*0.987+[.B3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956723243085" calcext:value-type="float">
            <text:p>4.07956723243085</text:p>
          </table:table-cell>
          <table:table-cell table:formula="of:=RAND()*10-5" office:value-type="float" office:value="-1.25106768103245" calcext:value-type="float">
            <text:p>-1.25106768103245</text:p>
          </table:table-cell>
          <table:table-cell table:formula="of:=IF([.A382]*0.987+[.B3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1184616707996" calcext:value-type="float">
            <text:p>4.51184616707996</text:p>
          </table:table-cell>
          <table:table-cell table:formula="of:=RAND()*10-5" office:value-type="float" office:value="-0.156645312065352" calcext:value-type="float">
            <text:p>-0.156645312065352</text:p>
          </table:table-cell>
          <table:table-cell table:formula="of:=IF([.A383]*0.987+[.B3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8596960136842" calcext:value-type="float">
            <text:p>3.38596960136842</text:p>
          </table:table-cell>
          <table:table-cell table:formula="of:=RAND()*10-5" office:value-type="float" office:value="4.56035106232012" calcext:value-type="float">
            <text:p>4.56035106232012</text:p>
          </table:table-cell>
          <table:table-cell table:formula="of:=IF([.A384]*0.987+[.B3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0364526363751" calcext:value-type="float">
            <text:p>-2.10364526363751</text:p>
          </table:table-cell>
          <table:table-cell table:formula="of:=RAND()*10-5" office:value-type="float" office:value="0.0740964720770325" calcext:value-type="float">
            <text:p>0.074096472077033</text:p>
          </table:table-cell>
          <table:table-cell table:formula="of:=IF([.A385]*0.987+[.B3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70709362727319" calcext:value-type="float">
            <text:p>0.570709362727319</text:p>
          </table:table-cell>
          <table:table-cell table:formula="of:=RAND()*10-5" office:value-type="float" office:value="4.05894437638806" calcext:value-type="float">
            <text:p>4.05894437638806</text:p>
          </table:table-cell>
          <table:table-cell table:formula="of:=IF([.A386]*0.987+[.B3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23480012458151" calcext:value-type="float">
            <text:p>0.123480012458151</text:p>
          </table:table-cell>
          <table:table-cell table:formula="of:=RAND()*10-5" office:value-type="float" office:value="4.82031171893666" calcext:value-type="float">
            <text:p>4.82031171893666</text:p>
          </table:table-cell>
          <table:table-cell table:formula="of:=IF([.A387]*0.987+[.B3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7740553742482" calcext:value-type="float">
            <text:p>-3.17740553742482</text:p>
          </table:table-cell>
          <table:table-cell table:formula="of:=RAND()*10-5" office:value-type="float" office:value="2.23894125184437" calcext:value-type="float">
            <text:p>2.23894125184437</text:p>
          </table:table-cell>
          <table:table-cell table:formula="of:=IF([.A388]*0.987+[.B3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4502713847146" calcext:value-type="float">
            <text:p>2.44502713847146</text:p>
          </table:table-cell>
          <table:table-cell table:formula="of:=RAND()*10-5" office:value-type="float" office:value="-4.24917147369406" calcext:value-type="float">
            <text:p>-4.24917147369406</text:p>
          </table:table-cell>
          <table:table-cell table:formula="of:=IF([.A389]*0.987+[.B3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7512929948655" calcext:value-type="float">
            <text:p>-2.27512929948655</text:p>
          </table:table-cell>
          <table:table-cell table:formula="of:=RAND()*10-5" office:value-type="float" office:value="-3.69022298250847" calcext:value-type="float">
            <text:p>-3.69022298250847</text:p>
          </table:table-cell>
          <table:table-cell table:formula="of:=IF([.A390]*0.987+[.B3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7012042248625" calcext:value-type="float">
            <text:p>-2.27012042248625</text:p>
          </table:table-cell>
          <table:table-cell table:formula="of:=RAND()*10-5" office:value-type="float" office:value="-1.9345736552857" calcext:value-type="float">
            <text:p>-1.9345736552857</text:p>
          </table:table-cell>
          <table:table-cell table:formula="of:=IF([.A391]*0.987+[.B3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8915645704301" calcext:value-type="float">
            <text:p>-4.18915645704301</text:p>
          </table:table-cell>
          <table:table-cell table:formula="of:=RAND()*10-5" office:value-type="float" office:value="4.35754696673794" calcext:value-type="float">
            <text:p>4.35754696673794</text:p>
          </table:table-cell>
          <table:table-cell table:formula="of:=IF([.A392]*0.987+[.B3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7182137772468" calcext:value-type="float">
            <text:p>2.67182137772468</text:p>
          </table:table-cell>
          <table:table-cell table:formula="of:=RAND()*10-5" office:value-type="float" office:value="-2.23915892942971" calcext:value-type="float">
            <text:p>-2.23915892942971</text:p>
          </table:table-cell>
          <table:table-cell table:formula="of:=IF([.A393]*0.987+[.B3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1497751631813" calcext:value-type="float">
            <text:p>4.41497751631813</text:p>
          </table:table-cell>
          <table:table-cell table:formula="of:=RAND()*10-5" office:value-type="float" office:value="0.53886738398771" calcext:value-type="float">
            <text:p>0.53886738398771</text:p>
          </table:table-cell>
          <table:table-cell table:formula="of:=IF([.A394]*0.987+[.B39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12366340641913" calcext:value-type="float">
            <text:p>0.112366340641913</text:p>
          </table:table-cell>
          <table:table-cell table:formula="of:=RAND()*10-5" office:value-type="float" office:value="4.26130702037273" calcext:value-type="float">
            <text:p>4.26130702037273</text:p>
          </table:table-cell>
          <table:table-cell table:formula="of:=IF([.A395]*0.987+[.B3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4184419736596" calcext:value-type="float">
            <text:p>4.64184419736596</text:p>
          </table:table-cell>
          <table:table-cell table:formula="of:=RAND()*10-5" office:value-type="float" office:value="3.28326445549042" calcext:value-type="float">
            <text:p>3.28326445549042</text:p>
          </table:table-cell>
          <table:table-cell table:formula="of:=IF([.A396]*0.987+[.B3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8227439252892" calcext:value-type="float">
            <text:p>2.18227439252892</text:p>
          </table:table-cell>
          <table:table-cell table:formula="of:=RAND()*10-5" office:value-type="float" office:value="1.54171079706147" calcext:value-type="float">
            <text:p>1.54171079706147</text:p>
          </table:table-cell>
          <table:table-cell table:formula="of:=IF([.A397]*0.987+[.B3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2411798713197" calcext:value-type="float">
            <text:p>2.02411798713197</text:p>
          </table:table-cell>
          <table:table-cell table:formula="of:=RAND()*10-5" office:value-type="float" office:value="-0.42425339947169" calcext:value-type="float">
            <text:p>-0.42425339947169</text:p>
          </table:table-cell>
          <table:table-cell table:formula="of:=IF([.A398]*0.987+[.B3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4147253632353" calcext:value-type="float">
            <text:p>-4.94147253632353</text:p>
          </table:table-cell>
          <table:table-cell table:formula="of:=RAND()*10-5" office:value-type="float" office:value="1.77029854812223" calcext:value-type="float">
            <text:p>1.77029854812223</text:p>
          </table:table-cell>
          <table:table-cell table:formula="of:=IF([.A399]*0.987+[.B3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4557780696798" calcext:value-type="float">
            <text:p>-2.44557780696798</text:p>
          </table:table-cell>
          <table:table-cell table:formula="of:=RAND()*10-5" office:value-type="float" office:value="4.34569237199482" calcext:value-type="float">
            <text:p>4.34569237199482</text:p>
          </table:table-cell>
          <table:table-cell table:formula="of:=IF([.A400]*0.987+[.B4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280656382543" calcext:value-type="float">
            <text:p>-4.9280656382543</text:p>
          </table:table-cell>
          <table:table-cell table:formula="of:=RAND()*10-5" office:value-type="float" office:value="3.75355368940764" calcext:value-type="float">
            <text:p>3.75355368940764</text:p>
          </table:table-cell>
          <table:table-cell table:formula="of:=IF([.A401]*0.987+[.B4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3960720747606" calcext:value-type="float">
            <text:p>4.83960720747606</text:p>
          </table:table-cell>
          <table:table-cell table:formula="of:=RAND()*10-5" office:value-type="float" office:value="-0.896504199794746" calcext:value-type="float">
            <text:p>-0.896504199794746</text:p>
          </table:table-cell>
          <table:table-cell table:formula="of:=IF([.A402]*0.987+[.B40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9482378249029" calcext:value-type="float">
            <text:p>-2.79482378249029</text:p>
          </table:table-cell>
          <table:table-cell table:formula="of:=RAND()*10-5" office:value-type="float" office:value="-3.6769998672147" calcext:value-type="float">
            <text:p>-3.6769998672147</text:p>
          </table:table-cell>
          <table:table-cell table:formula="of:=IF([.A403]*0.987+[.B4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1133803883685" calcext:value-type="float">
            <text:p>1.51133803883685</text:p>
          </table:table-cell>
          <table:table-cell table:formula="of:=RAND()*10-5" office:value-type="float" office:value="4.56865030747375" calcext:value-type="float">
            <text:p>4.56865030747375</text:p>
          </table:table-cell>
          <table:table-cell table:formula="of:=IF([.A404]*0.987+[.B40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4069768818688" calcext:value-type="float">
            <text:p>3.24069768818688</text:p>
          </table:table-cell>
          <table:table-cell table:formula="of:=RAND()*10-5" office:value-type="float" office:value="-1.02214371904987" calcext:value-type="float">
            <text:p>-1.02214371904987</text:p>
          </table:table-cell>
          <table:table-cell table:formula="of:=IF([.A405]*0.987+[.B4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6336254152615" calcext:value-type="float">
            <text:p>-4.76336254152615</text:p>
          </table:table-cell>
          <table:table-cell table:formula="of:=RAND()*10-5" office:value-type="float" office:value="4.79987666358498" calcext:value-type="float">
            <text:p>4.79987666358498</text:p>
          </table:table-cell>
          <table:table-cell table:formula="of:=IF([.A406]*0.987+[.B4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0955897922766" calcext:value-type="float">
            <text:p>4.90955897922766</text:p>
          </table:table-cell>
          <table:table-cell table:formula="of:=RAND()*10-5" office:value-type="float" office:value="3.16417794127385" calcext:value-type="float">
            <text:p>3.16417794127385</text:p>
          </table:table-cell>
          <table:table-cell table:formula="of:=IF([.A407]*0.987+[.B4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5802853586208" calcext:value-type="float">
            <text:p>2.85802853586208</text:p>
          </table:table-cell>
          <table:table-cell table:formula="of:=RAND()*10-5" office:value-type="float" office:value="-1.499616547911" calcext:value-type="float">
            <text:p>-1.499616547911</text:p>
          </table:table-cell>
          <table:table-cell table:formula="of:=IF([.A408]*0.987+[.B40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2012446982916" calcext:value-type="float">
            <text:p>-2.12012446982916</text:p>
          </table:table-cell>
          <table:table-cell table:formula="of:=RAND()*10-5" office:value-type="float" office:value="0.438001377133922" calcext:value-type="float">
            <text:p>0.438001377133922</text:p>
          </table:table-cell>
          <table:table-cell table:formula="of:=IF([.A409]*0.987+[.B4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4332572016839" calcext:value-type="float">
            <text:p>-1.14332572016839</text:p>
          </table:table-cell>
          <table:table-cell table:formula="of:=RAND()*10-5" office:value-type="float" office:value="3.79755689714569" calcext:value-type="float">
            <text:p>3.79755689714569</text:p>
          </table:table-cell>
          <table:table-cell table:formula="of:=IF([.A410]*0.987+[.B4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1341814644243" calcext:value-type="float">
            <text:p>-2.21341814644243</text:p>
          </table:table-cell>
          <table:table-cell table:formula="of:=RAND()*10-5" office:value-type="float" office:value="3.50465919563615" calcext:value-type="float">
            <text:p>3.50465919563615</text:p>
          </table:table-cell>
          <table:table-cell table:formula="of:=IF([.A411]*0.987+[.B4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1537084361963" calcext:value-type="float">
            <text:p>1.61537084361963</text:p>
          </table:table-cell>
          <table:table-cell table:formula="of:=RAND()*10-5" office:value-type="float" office:value="1.50796503378698" calcext:value-type="float">
            <text:p>1.50796503378698</text:p>
          </table:table-cell>
          <table:table-cell table:formula="of:=IF([.A412]*0.987+[.B41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1053518884948" calcext:value-type="float">
            <text:p>3.41053518884948</text:p>
          </table:table-cell>
          <table:table-cell table:formula="of:=RAND()*10-5" office:value-type="float" office:value="0.143492396393635" calcext:value-type="float">
            <text:p>0.143492396393635</text:p>
          </table:table-cell>
          <table:table-cell table:formula="of:=IF([.A413]*0.987+[.B41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8081717504409" calcext:value-type="float">
            <text:p>-4.18081717504409</text:p>
          </table:table-cell>
          <table:table-cell table:formula="of:=RAND()*10-5" office:value-type="float" office:value="-3.51159586227672" calcext:value-type="float">
            <text:p>-3.51159586227672</text:p>
          </table:table-cell>
          <table:table-cell table:formula="of:=IF([.A414]*0.987+[.B4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2686885637339" calcext:value-type="float">
            <text:p>-1.42686885637339</text:p>
          </table:table-cell>
          <table:table-cell table:formula="of:=RAND()*10-5" office:value-type="float" office:value="1.52239751317096" calcext:value-type="float">
            <text:p>1.52239751317096</text:p>
          </table:table-cell>
          <table:table-cell table:formula="of:=IF([.A415]*0.987+[.B4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421676980176" calcext:value-type="float">
            <text:p>1.42421676980176</text:p>
          </table:table-cell>
          <table:table-cell table:formula="of:=RAND()*10-5" office:value-type="float" office:value="3.73417437184019" calcext:value-type="float">
            <text:p>3.73417437184019</text:p>
          </table:table-cell>
          <table:table-cell table:formula="of:=IF([.A416]*0.987+[.B41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2498793965368" calcext:value-type="float">
            <text:p>-3.52498793965368</text:p>
          </table:table-cell>
          <table:table-cell table:formula="of:=RAND()*10-5" office:value-type="float" office:value="-0.116581531471852" calcext:value-type="float">
            <text:p>-0.116581531471852</text:p>
          </table:table-cell>
          <table:table-cell table:formula="of:=IF([.A417]*0.987+[.B4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3363478882514" calcext:value-type="float">
            <text:p>-2.53363478882514</text:p>
          </table:table-cell>
          <table:table-cell table:formula="of:=RAND()*10-5" office:value-type="float" office:value="3.91447938775143" calcext:value-type="float">
            <text:p>3.91447938775143</text:p>
          </table:table-cell>
          <table:table-cell table:formula="of:=IF([.A418]*0.987+[.B4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3632718218887" calcext:value-type="float">
            <text:p>1.53632718218887</text:p>
          </table:table-cell>
          <table:table-cell table:formula="of:=RAND()*10-5" office:value-type="float" office:value="-1.47720282555503" calcext:value-type="float">
            <text:p>-1.47720282555503</text:p>
          </table:table-cell>
          <table:table-cell table:formula="of:=IF([.A419]*0.987+[.B41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90949585926759" calcext:value-type="float">
            <text:p>-0.190949585926759</text:p>
          </table:table-cell>
          <table:table-cell table:formula="of:=RAND()*10-5" office:value-type="float" office:value="1.8907425598827" calcext:value-type="float">
            <text:p>1.8907425598827</text:p>
          </table:table-cell>
          <table:table-cell table:formula="of:=IF([.A420]*0.987+[.B4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3426062658469" calcext:value-type="float">
            <text:p>3.23426062658469</text:p>
          </table:table-cell>
          <table:table-cell table:formula="of:=RAND()*10-5" office:value-type="float" office:value="3.47114925930612" calcext:value-type="float">
            <text:p>3.47114925930612</text:p>
          </table:table-cell>
          <table:table-cell table:formula="of:=IF([.A421]*0.987+[.B42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1632010429734" calcext:value-type="float">
            <text:p>3.61632010429734</text:p>
          </table:table-cell>
          <table:table-cell table:formula="of:=RAND()*10-5" office:value-type="float" office:value="4.34200578091864" calcext:value-type="float">
            <text:p>4.34200578091864</text:p>
          </table:table-cell>
          <table:table-cell table:formula="of:=IF([.A422]*0.987+[.B4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2211658678409" calcext:value-type="float">
            <text:p>-3.82211658678409</text:p>
          </table:table-cell>
          <table:table-cell table:formula="of:=RAND()*10-5" office:value-type="float" office:value="1.72858805650064" calcext:value-type="float">
            <text:p>1.72858805650064</text:p>
          </table:table-cell>
          <table:table-cell table:formula="of:=IF([.A423]*0.987+[.B4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796497337174" calcext:value-type="float">
            <text:p>-1.89796497337174</text:p>
          </table:table-cell>
          <table:table-cell table:formula="of:=RAND()*10-5" office:value-type="float" office:value="-4.30593769214438" calcext:value-type="float">
            <text:p>-4.30593769214438</text:p>
          </table:table-cell>
          <table:table-cell table:formula="of:=IF([.A424]*0.987+[.B4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0375482747262" calcext:value-type="float">
            <text:p>-4.70375482747262</text:p>
          </table:table-cell>
          <table:table-cell table:formula="of:=RAND()*10-5" office:value-type="float" office:value="0.0284803987875639" calcext:value-type="float">
            <text:p>0.028480398787564</text:p>
          </table:table-cell>
          <table:table-cell table:formula="of:=IF([.A425]*0.987+[.B4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8612092425576" calcext:value-type="float">
            <text:p>-2.38612092425576</text:p>
          </table:table-cell>
          <table:table-cell table:formula="of:=RAND()*10-5" office:value-type="float" office:value="2.78345852374384" calcext:value-type="float">
            <text:p>2.78345852374384</text:p>
          </table:table-cell>
          <table:table-cell table:formula="of:=IF([.A426]*0.987+[.B4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84133336219393" calcext:value-type="float">
            <text:p>0.584133336219393</text:p>
          </table:table-cell>
          <table:table-cell table:formula="of:=RAND()*10-5" office:value-type="float" office:value="-0.414517018836589" calcext:value-type="float">
            <text:p>-0.414517018836589</text:p>
          </table:table-cell>
          <table:table-cell table:formula="of:=IF([.A427]*0.987+[.B4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2263900697168" calcext:value-type="float">
            <text:p>4.92263900697168</text:p>
          </table:table-cell>
          <table:table-cell table:formula="of:=RAND()*10-5" office:value-type="float" office:value="-2.53595791924027" calcext:value-type="float">
            <text:p>-2.53595791924027</text:p>
          </table:table-cell>
          <table:table-cell table:formula="of:=IF([.A428]*0.987+[.B42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87254561797141" calcext:value-type="float">
            <text:p>-0.287254561797141</text:p>
          </table:table-cell>
          <table:table-cell table:formula="of:=RAND()*10-5" office:value-type="float" office:value="-3.46275631944933" calcext:value-type="float">
            <text:p>-3.46275631944933</text:p>
          </table:table-cell>
          <table:table-cell table:formula="of:=IF([.A429]*0.987+[.B4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0241414630734" calcext:value-type="float">
            <text:p>-3.50241414630734</text:p>
          </table:table-cell>
          <table:table-cell table:formula="of:=RAND()*10-5" office:value-type="float" office:value="1.04244153945349" calcext:value-type="float">
            <text:p>1.04244153945349</text:p>
          </table:table-cell>
          <table:table-cell table:formula="of:=IF([.A430]*0.987+[.B4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3752152033675" calcext:value-type="float">
            <text:p>-4.23752152033675</text:p>
          </table:table-cell>
          <table:table-cell table:formula="of:=RAND()*10-5" office:value-type="float" office:value="3.34805470420127" calcext:value-type="float">
            <text:p>3.34805470420127</text:p>
          </table:table-cell>
          <table:table-cell table:formula="of:=IF([.A431]*0.987+[.B4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4267268481625" calcext:value-type="float">
            <text:p>-0.484267268481625</text:p>
          </table:table-cell>
          <table:table-cell table:formula="of:=RAND()*10-5" office:value-type="float" office:value="3.2743582422942" calcext:value-type="float">
            <text:p>3.2743582422942</text:p>
          </table:table-cell>
          <table:table-cell table:formula="of:=IF([.A432]*0.987+[.B4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788042122334" calcext:value-type="float">
            <text:p>-3.13788042122334</text:p>
          </table:table-cell>
          <table:table-cell table:formula="of:=RAND()*10-5" office:value-type="float" office:value="3.23905888887605" calcext:value-type="float">
            <text:p>3.23905888887605</text:p>
          </table:table-cell>
          <table:table-cell table:formula="of:=IF([.A433]*0.987+[.B4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256939553918" calcext:value-type="float">
            <text:p>2.53256939553918</text:p>
          </table:table-cell>
          <table:table-cell table:formula="of:=RAND()*10-5" office:value-type="float" office:value="3.22114906189621" calcext:value-type="float">
            <text:p>3.22114906189621</text:p>
          </table:table-cell>
          <table:table-cell table:formula="of:=IF([.A434]*0.987+[.B4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5878775893934" calcext:value-type="float">
            <text:p>1.35878775893934</text:p>
          </table:table-cell>
          <table:table-cell table:formula="of:=RAND()*10-5" office:value-type="float" office:value="-0.911823499500748" calcext:value-type="float">
            <text:p>-0.911823499500748</text:p>
          </table:table-cell>
          <table:table-cell table:formula="of:=IF([.A435]*0.987+[.B43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2981386943232" calcext:value-type="float">
            <text:p>-4.02981386943232</text:p>
          </table:table-cell>
          <table:table-cell table:formula="of:=RAND()*10-5" office:value-type="float" office:value="-3.51748857881258" calcext:value-type="float">
            <text:p>-3.51748857881258</text:p>
          </table:table-cell>
          <table:table-cell table:formula="of:=IF([.A436]*0.987+[.B4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2895455074997" calcext:value-type="float">
            <text:p>1.72895455074997</text:p>
          </table:table-cell>
          <table:table-cell table:formula="of:=RAND()*10-5" office:value-type="float" office:value="0.279826677269849" calcext:value-type="float">
            <text:p>0.279826677269849</text:p>
          </table:table-cell>
          <table:table-cell table:formula="of:=IF([.A437]*0.987+[.B43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9303542167179" calcext:value-type="float">
            <text:p>3.39303542167179</text:p>
          </table:table-cell>
          <table:table-cell table:formula="of:=RAND()*10-5" office:value-type="float" office:value="-1.30517397028873" calcext:value-type="float">
            <text:p>-1.30517397028873</text:p>
          </table:table-cell>
          <table:table-cell table:formula="of:=IF([.A438]*0.987+[.B4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453838554191" calcext:value-type="float">
            <text:p>4.7453838554191</text:p>
          </table:table-cell>
          <table:table-cell table:formula="of:=RAND()*10-5" office:value-type="float" office:value="-1.96221997573798" calcext:value-type="float">
            <text:p>-1.96221997573798</text:p>
          </table:table-cell>
          <table:table-cell table:formula="of:=IF([.A439]*0.987+[.B4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6370878815174" calcext:value-type="float">
            <text:p>-0.266370878815174</text:p>
          </table:table-cell>
          <table:table-cell table:formula="of:=RAND()*10-5" office:value-type="float" office:value="-3.48612018078354" calcext:value-type="float">
            <text:p>-3.48612018078354</text:p>
          </table:table-cell>
          <table:table-cell table:formula="of:=IF([.A440]*0.987+[.B44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7385784648375" calcext:value-type="float">
            <text:p>-4.67385784648375</text:p>
          </table:table-cell>
          <table:table-cell table:formula="of:=RAND()*10-5" office:value-type="float" office:value="-3.26008112453302" calcext:value-type="float">
            <text:p>-3.26008112453302</text:p>
          </table:table-cell>
          <table:table-cell table:formula="of:=IF([.A441]*0.987+[.B4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0577155183913" calcext:value-type="float">
            <text:p>-4.10577155183913</text:p>
          </table:table-cell>
          <table:table-cell table:formula="of:=RAND()*10-5" office:value-type="float" office:value="-3.20498208656985" calcext:value-type="float">
            <text:p>-3.20498208656985</text:p>
          </table:table-cell>
          <table:table-cell table:formula="of:=IF([.A442]*0.987+[.B4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874528441302473" calcext:value-type="float">
            <text:p>0.087452844130247</text:p>
          </table:table-cell>
          <table:table-cell table:formula="of:=RAND()*10-5" office:value-type="float" office:value="2.30359899187159" calcext:value-type="float">
            <text:p>2.30359899187159</text:p>
          </table:table-cell>
          <table:table-cell table:formula="of:=IF([.A443]*0.987+[.B4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0704929610568" calcext:value-type="float">
            <text:p>-1.80704929610568</text:p>
          </table:table-cell>
          <table:table-cell table:formula="of:=RAND()*10-5" office:value-type="float" office:value="0.356131966282865" calcext:value-type="float">
            <text:p>0.356131966282865</text:p>
          </table:table-cell>
          <table:table-cell table:formula="of:=IF([.A444]*0.987+[.B4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76527660055908" calcext:value-type="float">
            <text:p>-0.776527660055908</text:p>
          </table:table-cell>
          <table:table-cell table:formula="of:=RAND()*10-5" office:value-type="float" office:value="-1.55253472782886" calcext:value-type="float">
            <text:p>-1.55253472782886</text:p>
          </table:table-cell>
          <table:table-cell table:formula="of:=IF([.A445]*0.987+[.B4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394266095911" calcext:value-type="float">
            <text:p>-2.7394266095911</text:p>
          </table:table-cell>
          <table:table-cell table:formula="of:=RAND()*10-5" office:value-type="float" office:value="-1.98398115974887" calcext:value-type="float">
            <text:p>-1.98398115974887</text:p>
          </table:table-cell>
          <table:table-cell table:formula="of:=IF([.A446]*0.987+[.B4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6342117003285" calcext:value-type="float">
            <text:p>1.26342117003285</text:p>
          </table:table-cell>
          <table:table-cell table:formula="of:=RAND()*10-5" office:value-type="float" office:value="1.32329257973402" calcext:value-type="float">
            <text:p>1.32329257973402</text:p>
          </table:table-cell>
          <table:table-cell table:formula="of:=IF([.A447]*0.987+[.B44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7153484364745" calcext:value-type="float">
            <text:p>2.37153484364745</text:p>
          </table:table-cell>
          <table:table-cell table:formula="of:=RAND()*10-5" office:value-type="float" office:value="-2.95558100163675" calcext:value-type="float">
            <text:p>-2.95558100163675</text:p>
          </table:table-cell>
          <table:table-cell table:formula="of:=IF([.A448]*0.987+[.B4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7407812961426" calcext:value-type="float">
            <text:p>1.67407812961426</text:p>
          </table:table-cell>
          <table:table-cell table:formula="of:=RAND()*10-5" office:value-type="float" office:value="-1.36354728683886" calcext:value-type="float">
            <text:p>-1.36354728683886</text:p>
          </table:table-cell>
          <table:table-cell table:formula="of:=IF([.A449]*0.987+[.B4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5571792375371" calcext:value-type="float">
            <text:p>-4.95571792375371</text:p>
          </table:table-cell>
          <table:table-cell table:formula="of:=RAND()*10-5" office:value-type="float" office:value="3.48566936048577" calcext:value-type="float">
            <text:p>3.48566936048577</text:p>
          </table:table-cell>
          <table:table-cell table:formula="of:=IF([.A450]*0.987+[.B4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7827192660429" calcext:value-type="float">
            <text:p>4.87827192660429</text:p>
          </table:table-cell>
          <table:table-cell table:formula="of:=RAND()*10-5" office:value-type="float" office:value="-2.54111593021389" calcext:value-type="float">
            <text:p>-2.54111593021389</text:p>
          </table:table-cell>
          <table:table-cell table:formula="of:=IF([.A451]*0.987+[.B4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4836696931758" calcext:value-type="float">
            <text:p>-0.84836696931758</text:p>
          </table:table-cell>
          <table:table-cell table:formula="of:=RAND()*10-5" office:value-type="float" office:value="-2.08803047014358" calcext:value-type="float">
            <text:p>-2.08803047014358</text:p>
          </table:table-cell>
          <table:table-cell table:formula="of:=IF([.A452]*0.987+[.B4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4747428924793" calcext:value-type="float">
            <text:p>-2.04747428924793</text:p>
          </table:table-cell>
          <table:table-cell table:formula="of:=RAND()*10-5" office:value-type="float" office:value="-4.29957629348774" calcext:value-type="float">
            <text:p>-4.29957629348774</text:p>
          </table:table-cell>
          <table:table-cell table:formula="of:=IF([.A453]*0.987+[.B4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7917569374501" calcext:value-type="float">
            <text:p>-2.87917569374501</text:p>
          </table:table-cell>
          <table:table-cell table:formula="of:=RAND()*10-5" office:value-type="float" office:value="-3.83892052508139" calcext:value-type="float">
            <text:p>-3.83892052508139</text:p>
          </table:table-cell>
          <table:table-cell table:formula="of:=IF([.A454]*0.987+[.B4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8154483450278" calcext:value-type="float">
            <text:p>-1.18154483450278</text:p>
          </table:table-cell>
          <table:table-cell table:formula="of:=RAND()*10-5" office:value-type="float" office:value="1.37177514446807" calcext:value-type="float">
            <text:p>1.37177514446807</text:p>
          </table:table-cell>
          <table:table-cell table:formula="of:=IF([.A455]*0.987+[.B4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189069614514503" calcext:value-type="float">
            <text:p>0.01890696145145</text:p>
          </table:table-cell>
          <table:table-cell table:formula="of:=RAND()*10-5" office:value-type="float" office:value="-3.85659643276233" calcext:value-type="float">
            <text:p>-3.85659643276233</text:p>
          </table:table-cell>
          <table:table-cell table:formula="of:=IF([.A456]*0.987+[.B4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7040002764635" calcext:value-type="float">
            <text:p>2.67040002764635</text:p>
          </table:table-cell>
          <table:table-cell table:formula="of:=RAND()*10-5" office:value-type="float" office:value="-1.00029242245811" calcext:value-type="float">
            <text:p>-1.00029242245811</text:p>
          </table:table-cell>
          <table:table-cell table:formula="of:=IF([.A457]*0.987+[.B45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780020509926" calcext:value-type="float">
            <text:p>4.64780020509926</text:p>
          </table:table-cell>
          <table:table-cell table:formula="of:=RAND()*10-5" office:value-type="float" office:value="-3.23052235780308" calcext:value-type="float">
            <text:p>-3.23052235780308</text:p>
          </table:table-cell>
          <table:table-cell table:formula="of:=IF([.A458]*0.987+[.B45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3193104722275" calcext:value-type="float">
            <text:p>-2.23193104722275</text:p>
          </table:table-cell>
          <table:table-cell table:formula="of:=RAND()*10-5" office:value-type="float" office:value="-1.58054915642" calcext:value-type="float">
            <text:p>-1.58054915642</text:p>
          </table:table-cell>
          <table:table-cell table:formula="of:=IF([.A459]*0.987+[.B4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1266886382664" calcext:value-type="float">
            <text:p>-1.61266886382664</text:p>
          </table:table-cell>
          <table:table-cell table:formula="of:=RAND()*10-5" office:value-type="float" office:value="3.40768799000523" calcext:value-type="float">
            <text:p>3.40768799000523</text:p>
          </table:table-cell>
          <table:table-cell table:formula="of:=IF([.A460]*0.987+[.B4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782100363385" calcext:value-type="float">
            <text:p>4.07782100363385</text:p>
          </table:table-cell>
          <table:table-cell table:formula="of:=RAND()*10-5" office:value-type="float" office:value="-2.146027998142" calcext:value-type="float">
            <text:p>-2.146027998142</text:p>
          </table:table-cell>
          <table:table-cell table:formula="of:=IF([.A461]*0.987+[.B46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1504863445965" calcext:value-type="float">
            <text:p>-4.71504863445965</text:p>
          </table:table-cell>
          <table:table-cell table:formula="of:=RAND()*10-5" office:value-type="float" office:value="-0.979327217064645" calcext:value-type="float">
            <text:p>-0.979327217064645</text:p>
          </table:table-cell>
          <table:table-cell table:formula="of:=IF([.A462]*0.987+[.B4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99380815214303" calcext:value-type="float">
            <text:p>0.999380815214303</text:p>
          </table:table-cell>
          <table:table-cell table:formula="of:=RAND()*10-5" office:value-type="float" office:value="4.96694849277465" calcext:value-type="float">
            <text:p>4.96694849277465</text:p>
          </table:table-cell>
          <table:table-cell table:formula="of:=IF([.A463]*0.987+[.B4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71921931715938" calcext:value-type="float">
            <text:p>-0.171921931715938</text:p>
          </table:table-cell>
          <table:table-cell table:formula="of:=RAND()*10-5" office:value-type="float" office:value="-2.7693227409941" calcext:value-type="float">
            <text:p>-2.7693227409941</text:p>
          </table:table-cell>
          <table:table-cell table:formula="of:=IF([.A464]*0.987+[.B4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558520474046" calcext:value-type="float">
            <text:p>4.41558520474046</text:p>
          </table:table-cell>
          <table:table-cell table:formula="of:=RAND()*10-5" office:value-type="float" office:value="-0.211413150862342" calcext:value-type="float">
            <text:p>-0.211413150862342</text:p>
          </table:table-cell>
          <table:table-cell table:formula="of:=IF([.A465]*0.987+[.B4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7762983846678" calcext:value-type="float">
            <text:p>-1.87762983846678</text:p>
          </table:table-cell>
          <table:table-cell table:formula="of:=RAND()*10-5" office:value-type="float" office:value="4.74342143350743" calcext:value-type="float">
            <text:p>4.74342143350743</text:p>
          </table:table-cell>
          <table:table-cell table:formula="of:=IF([.A466]*0.987+[.B4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4903381868455" calcext:value-type="float">
            <text:p>-1.94903381868455</text:p>
          </table:table-cell>
          <table:table-cell table:formula="of:=RAND()*10-5" office:value-type="float" office:value="1.76389514780093" calcext:value-type="float">
            <text:p>1.76389514780093</text:p>
          </table:table-cell>
          <table:table-cell table:formula="of:=IF([.A467]*0.987+[.B4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127276709334" calcext:value-type="float">
            <text:p>2.53127276709334</text:p>
          </table:table-cell>
          <table:table-cell table:formula="of:=RAND()*10-5" office:value-type="float" office:value="0.113659155510831" calcext:value-type="float">
            <text:p>0.113659155510831</text:p>
          </table:table-cell>
          <table:table-cell table:formula="of:=IF([.A468]*0.987+[.B4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9031432032549" calcext:value-type="float">
            <text:p>-3.79031432032549</text:p>
          </table:table-cell>
          <table:table-cell table:formula="of:=RAND()*10-5" office:value-type="float" office:value="0.95392262804018" calcext:value-type="float">
            <text:p>0.95392262804018</text:p>
          </table:table-cell>
          <table:table-cell table:formula="of:=IF([.A469]*0.987+[.B4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5398263500232" calcext:value-type="float">
            <text:p>-3.55398263500232</text:p>
          </table:table-cell>
          <table:table-cell table:formula="of:=RAND()*10-5" office:value-type="float" office:value="-0.486687920707669" calcext:value-type="float">
            <text:p>-0.486687920707669</text:p>
          </table:table-cell>
          <table:table-cell table:formula="of:=IF([.A470]*0.987+[.B4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8898742745276" calcext:value-type="float">
            <text:p>-1.58898742745276</text:p>
          </table:table-cell>
          <table:table-cell table:formula="of:=RAND()*10-5" office:value-type="float" office:value="-2.905039554117" calcext:value-type="float">
            <text:p>-2.905039554117</text:p>
          </table:table-cell>
          <table:table-cell table:formula="of:=IF([.A471]*0.987+[.B4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2947896989701" calcext:value-type="float">
            <text:p>3.52947896989701</text:p>
          </table:table-cell>
          <table:table-cell table:formula="of:=RAND()*10-5" office:value-type="float" office:value="4.50542584219668" calcext:value-type="float">
            <text:p>4.50542584219668</text:p>
          </table:table-cell>
          <table:table-cell table:formula="of:=IF([.A472]*0.987+[.B4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619431159762" calcext:value-type="float">
            <text:p>4.18619431159762</text:p>
          </table:table-cell>
          <table:table-cell table:formula="of:=RAND()*10-5" office:value-type="float" office:value="-2.22208909201554" calcext:value-type="float">
            <text:p>-2.22208909201554</text:p>
          </table:table-cell>
          <table:table-cell table:formula="of:=IF([.A473]*0.987+[.B47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5796424264476" calcext:value-type="float">
            <text:p>3.15796424264476</text:p>
          </table:table-cell>
          <table:table-cell table:formula="of:=RAND()*10-5" office:value-type="float" office:value="3.9965273713906" calcext:value-type="float">
            <text:p>3.9965273713906</text:p>
          </table:table-cell>
          <table:table-cell table:formula="of:=IF([.A474]*0.987+[.B4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8725958022522" calcext:value-type="float">
            <text:p>1.68725958022522</text:p>
          </table:table-cell>
          <table:table-cell table:formula="of:=RAND()*10-5" office:value-type="float" office:value="-3.15840120802064" calcext:value-type="float">
            <text:p>-3.15840120802064</text:p>
          </table:table-cell>
          <table:table-cell table:formula="of:=IF([.A475]*0.987+[.B47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4597947720926" calcext:value-type="float">
            <text:p>-0.264597947720926</text:p>
          </table:table-cell>
          <table:table-cell table:formula="of:=RAND()*10-5" office:value-type="float" office:value="-1.79513116543916" calcext:value-type="float">
            <text:p>-1.79513116543916</text:p>
          </table:table-cell>
          <table:table-cell table:formula="of:=IF([.A476]*0.987+[.B4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3620005162135" calcext:value-type="float">
            <text:p>3.83620005162135</text:p>
          </table:table-cell>
          <table:table-cell table:formula="of:=RAND()*10-5" office:value-type="float" office:value="-0.191719413855367" calcext:value-type="float">
            <text:p>-0.191719413855367</text:p>
          </table:table-cell>
          <table:table-cell table:formula="of:=IF([.A477]*0.987+[.B4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40163803733864" calcext:value-type="float">
            <text:p>0.940163803733864</text:p>
          </table:table-cell>
          <table:table-cell table:formula="of:=RAND()*10-5" office:value-type="float" office:value="-2.87444600754301" calcext:value-type="float">
            <text:p>-2.87444600754301</text:p>
          </table:table-cell>
          <table:table-cell table:formula="of:=IF([.A478]*0.987+[.B4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13862439173267" calcext:value-type="float">
            <text:p>0.313862439173267</text:p>
          </table:table-cell>
          <table:table-cell table:formula="of:=RAND()*10-5" office:value-type="float" office:value="3.1746807026219" calcext:value-type="float">
            <text:p>3.1746807026219</text:p>
          </table:table-cell>
          <table:table-cell table:formula="of:=IF([.A479]*0.987+[.B4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1743596711374" calcext:value-type="float">
            <text:p>-1.31743596711374</text:p>
          </table:table-cell>
          <table:table-cell table:formula="of:=RAND()*10-5" office:value-type="float" office:value="-1.48442712422555" calcext:value-type="float">
            <text:p>-1.48442712422555</text:p>
          </table:table-cell>
          <table:table-cell table:formula="of:=IF([.A480]*0.987+[.B4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4990147192408" calcext:value-type="float">
            <text:p>-1.64990147192408</text:p>
          </table:table-cell>
          <table:table-cell table:formula="of:=RAND()*10-5" office:value-type="float" office:value="3.71703098243333" calcext:value-type="float">
            <text:p>3.71703098243333</text:p>
          </table:table-cell>
          <table:table-cell table:formula="of:=IF([.A481]*0.987+[.B4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2359011065006" calcext:value-type="float">
            <text:p>-1.32359011065006</text:p>
          </table:table-cell>
          <table:table-cell table:formula="of:=RAND()*10-5" office:value-type="float" office:value="-4.79098460154902" calcext:value-type="float">
            <text:p>-4.79098460154902</text:p>
          </table:table-cell>
          <table:table-cell table:formula="of:=IF([.A482]*0.987+[.B4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7220768717466" calcext:value-type="float">
            <text:p>-3.17220768717466</text:p>
          </table:table-cell>
          <table:table-cell table:formula="of:=RAND()*10-5" office:value-type="float" office:value="1.4232331926232" calcext:value-type="float">
            <text:p>1.4232331926232</text:p>
          </table:table-cell>
          <table:table-cell table:formula="of:=IF([.A483]*0.987+[.B4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53589637285185" calcext:value-type="float">
            <text:p>0.553589637285185</text:p>
          </table:table-cell>
          <table:table-cell table:formula="of:=RAND()*10-5" office:value-type="float" office:value="-3.01587457598418" calcext:value-type="float">
            <text:p>-3.01587457598418</text:p>
          </table:table-cell>
          <table:table-cell table:formula="of:=IF([.A484]*0.987+[.B4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55843925588315" calcext:value-type="float">
            <text:p>0.855843925588315</text:p>
          </table:table-cell>
          <table:table-cell table:formula="of:=RAND()*10-5" office:value-type="float" office:value="0.850355385778416" calcext:value-type="float">
            <text:p>0.850355385778416</text:p>
          </table:table-cell>
          <table:table-cell table:formula="of:=IF([.A485]*0.987+[.B4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83069611717766" calcext:value-type="float">
            <text:p>0.283069611717766</text:p>
          </table:table-cell>
          <table:table-cell table:formula="of:=RAND()*10-5" office:value-type="float" office:value="-3.7535179804053" calcext:value-type="float">
            <text:p>-3.7535179804053</text:p>
          </table:table-cell>
          <table:table-cell table:formula="of:=IF([.A486]*0.987+[.B4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4594968972519" calcext:value-type="float">
            <text:p>-4.34594968972519</text:p>
          </table:table-cell>
          <table:table-cell table:formula="of:=RAND()*10-5" office:value-type="float" office:value="-4.27303369886033" calcext:value-type="float">
            <text:p>-4.27303369886033</text:p>
          </table:table-cell>
          <table:table-cell table:formula="of:=IF([.A487]*0.987+[.B4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7579297434876" calcext:value-type="float">
            <text:p>3.47579297434876</text:p>
          </table:table-cell>
          <table:table-cell table:formula="of:=RAND()*10-5" office:value-type="float" office:value="-0.0103539104063319" calcext:value-type="float">
            <text:p>-0.010353910406332</text:p>
          </table:table-cell>
          <table:table-cell table:formula="of:=IF([.A488]*0.987+[.B48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9664077770333" calcext:value-type="float">
            <text:p>3.99664077770333</text:p>
          </table:table-cell>
          <table:table-cell table:formula="of:=RAND()*10-5" office:value-type="float" office:value="4.18727913474884" calcext:value-type="float">
            <text:p>4.18727913474884</text:p>
          </table:table-cell>
          <table:table-cell table:formula="of:=IF([.A489]*0.987+[.B4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3963757119968" calcext:value-type="float">
            <text:p>4.73963757119968</text:p>
          </table:table-cell>
          <table:table-cell table:formula="of:=RAND()*10-5" office:value-type="float" office:value="-1.15644440036143" calcext:value-type="float">
            <text:p>-1.15644440036143</text:p>
          </table:table-cell>
          <table:table-cell table:formula="of:=IF([.A490]*0.987+[.B49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9551182409156" calcext:value-type="float">
            <text:p>-4.09551182409156</text:p>
          </table:table-cell>
          <table:table-cell table:formula="of:=RAND()*10-5" office:value-type="float" office:value="4.75454366941661" calcext:value-type="float">
            <text:p>4.75454366941661</text:p>
          </table:table-cell>
          <table:table-cell table:formula="of:=IF([.A491]*0.987+[.B4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3992729191993" calcext:value-type="float">
            <text:p>4.33992729191993</text:p>
          </table:table-cell>
          <table:table-cell table:formula="of:=RAND()*10-5" office:value-type="float" office:value="3.34837476003891" calcext:value-type="float">
            <text:p>3.34837476003891</text:p>
          </table:table-cell>
          <table:table-cell table:formula="of:=IF([.A492]*0.987+[.B4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76533320963348" calcext:value-type="float">
            <text:p>-0.576533320963348</text:p>
          </table:table-cell>
          <table:table-cell table:formula="of:=RAND()*10-5" office:value-type="float" office:value="2.97801616649443" calcext:value-type="float">
            <text:p>2.97801616649443</text:p>
          </table:table-cell>
          <table:table-cell table:formula="of:=IF([.A493]*0.987+[.B4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261186778248" calcext:value-type="float">
            <text:p>4.07261186778248</text:p>
          </table:table-cell>
          <table:table-cell table:formula="of:=RAND()*10-5" office:value-type="float" office:value="1.91737327001704" calcext:value-type="float">
            <text:p>1.91737327001704</text:p>
          </table:table-cell>
          <table:table-cell table:formula="of:=IF([.A494]*0.987+[.B49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6378002458296" calcext:value-type="float">
            <text:p>-1.46378002458296</text:p>
          </table:table-cell>
          <table:table-cell table:formula="of:=RAND()*10-5" office:value-type="float" office:value="-0.660233146560094" calcext:value-type="float">
            <text:p>-0.660233146560094</text:p>
          </table:table-cell>
          <table:table-cell table:formula="of:=IF([.A495]*0.987+[.B4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3033743705317" calcext:value-type="float">
            <text:p>-3.63033743705317</text:p>
          </table:table-cell>
          <table:table-cell table:formula="of:=RAND()*10-5" office:value-type="float" office:value="-4.83187619116663" calcext:value-type="float">
            <text:p>-4.83187619116663</text:p>
          </table:table-cell>
          <table:table-cell table:formula="of:=IF([.A496]*0.987+[.B4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4884633117093" calcext:value-type="float">
            <text:p>4.34884633117093</text:p>
          </table:table-cell>
          <table:table-cell table:formula="of:=RAND()*10-5" office:value-type="float" office:value="-1.95909259533959" calcext:value-type="float">
            <text:p>-1.95909259533959</text:p>
          </table:table-cell>
          <table:table-cell table:formula="of:=IF([.A497]*0.987+[.B4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354564134292" calcext:value-type="float">
            <text:p>4.18354564134292</text:p>
          </table:table-cell>
          <table:table-cell table:formula="of:=RAND()*10-5" office:value-type="float" office:value="1.10661438917358" calcext:value-type="float">
            <text:p>1.10661438917358</text:p>
          </table:table-cell>
          <table:table-cell table:formula="of:=IF([.A498]*0.987+[.B4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30880729818644" calcext:value-type="float">
            <text:p>-0.230880729818644</text:p>
          </table:table-cell>
          <table:table-cell table:formula="of:=RAND()*10-5" office:value-type="float" office:value="-3.95953515228861" calcext:value-type="float">
            <text:p>-3.95953515228861</text:p>
          </table:table-cell>
          <table:table-cell table:formula="of:=IF([.A499]*0.987+[.B4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5062878101818" calcext:value-type="float">
            <text:p>-2.55062878101818</text:p>
          </table:table-cell>
          <table:table-cell table:formula="of:=RAND()*10-5" office:value-type="float" office:value="0.34843446138619" calcext:value-type="float">
            <text:p>0.34843446138619</text:p>
          </table:table-cell>
          <table:table-cell table:formula="of:=IF([.A500]*0.987+[.B5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8677040570803" calcext:value-type="float">
            <text:p>4.78677040570803</text:p>
          </table:table-cell>
          <table:table-cell table:formula="of:=RAND()*10-5" office:value-type="float" office:value="-2.21844307366196" calcext:value-type="float">
            <text:p>-2.21844307366196</text:p>
          </table:table-cell>
          <table:table-cell table:formula="of:=IF([.A501]*0.987+[.B50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1924117530561" calcext:value-type="float">
            <text:p>3.41924117530561</text:p>
          </table:table-cell>
          <table:table-cell table:formula="of:=RAND()*10-5" office:value-type="float" office:value="2.18142541907119" calcext:value-type="float">
            <text:p>2.18142541907119</text:p>
          </table:table-cell>
          <table:table-cell table:formula="of:=IF([.A502]*0.987+[.B50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482991838161" calcext:value-type="float">
            <text:p>1.7482991838161</text:p>
          </table:table-cell>
          <table:table-cell table:formula="of:=RAND()*10-5" office:value-type="float" office:value="3.54563361797482" calcext:value-type="float">
            <text:p>3.54563361797482</text:p>
          </table:table-cell>
          <table:table-cell table:formula="of:=IF([.A503]*0.987+[.B5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6179589511979" calcext:value-type="float">
            <text:p>-2.06179589511979</text:p>
          </table:table-cell>
          <table:table-cell table:formula="of:=RAND()*10-5" office:value-type="float" office:value="-3.41739405004411" calcext:value-type="float">
            <text:p>-3.41739405004411</text:p>
          </table:table-cell>
          <table:table-cell table:formula="of:=IF([.A504]*0.987+[.B5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8765322972791" calcext:value-type="float">
            <text:p>-3.18765322972791</text:p>
          </table:table-cell>
          <table:table-cell table:formula="of:=RAND()*10-5" office:value-type="float" office:value="-1.62476085799017" calcext:value-type="float">
            <text:p>-1.62476085799017</text:p>
          </table:table-cell>
          <table:table-cell table:formula="of:=IF([.A505]*0.987+[.B5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5455190725053" calcext:value-type="float">
            <text:p>-4.95455190725053</text:p>
          </table:table-cell>
          <table:table-cell table:formula="of:=RAND()*10-5" office:value-type="float" office:value="3.13359911541234" calcext:value-type="float">
            <text:p>3.13359911541234</text:p>
          </table:table-cell>
          <table:table-cell table:formula="of:=IF([.A506]*0.987+[.B5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2005745803976" calcext:value-type="float">
            <text:p>-1.52005745803976</text:p>
          </table:table-cell>
          <table:table-cell table:formula="of:=RAND()*10-5" office:value-type="float" office:value="0.141474542898758" calcext:value-type="float">
            <text:p>0.141474542898758</text:p>
          </table:table-cell>
          <table:table-cell table:formula="of:=IF([.A507]*0.987+[.B50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6601102787219" calcext:value-type="float">
            <text:p>3.36601102787219</text:p>
          </table:table-cell>
          <table:table-cell table:formula="of:=RAND()*10-5" office:value-type="float" office:value="1.79263897525326" calcext:value-type="float">
            <text:p>1.79263897525326</text:p>
          </table:table-cell>
          <table:table-cell table:formula="of:=IF([.A508]*0.987+[.B50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5613532945864" calcext:value-type="float">
            <text:p>2.05613532945864</text:p>
          </table:table-cell>
          <table:table-cell table:formula="of:=RAND()*10-5" office:value-type="float" office:value="4.44169327188061" calcext:value-type="float">
            <text:p>4.44169327188061</text:p>
          </table:table-cell>
          <table:table-cell table:formula="of:=IF([.A509]*0.987+[.B50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7364321522622" calcext:value-type="float">
            <text:p>-3.77364321522622</text:p>
          </table:table-cell>
          <table:table-cell table:formula="of:=RAND()*10-5" office:value-type="float" office:value="2.98097638777696" calcext:value-type="float">
            <text:p>2.98097638777696</text:p>
          </table:table-cell>
          <table:table-cell table:formula="of:=IF([.A510]*0.987+[.B5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5951202470615" calcext:value-type="float">
            <text:p>2.55951202470615</text:p>
          </table:table-cell>
          <table:table-cell table:formula="of:=RAND()*10-5" office:value-type="float" office:value="-3.73566340433242" calcext:value-type="float">
            <text:p>-3.73566340433242</text:p>
          </table:table-cell>
          <table:table-cell table:formula="of:=IF([.A511]*0.987+[.B51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82852541849179" calcext:value-type="float">
            <text:p>0.782852541849179</text:p>
          </table:table-cell>
          <table:table-cell table:formula="of:=RAND()*10-5" office:value-type="float" office:value="-4.34854479483767" calcext:value-type="float">
            <text:p>-4.34854479483767</text:p>
          </table:table-cell>
          <table:table-cell table:formula="of:=IF([.A512]*0.987+[.B51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8678428139119" calcext:value-type="float">
            <text:p>2.88678428139119</text:p>
          </table:table-cell>
          <table:table-cell table:formula="of:=RAND()*10-5" office:value-type="float" office:value="2.48084855601034" calcext:value-type="float">
            <text:p>2.48084855601034</text:p>
          </table:table-cell>
          <table:table-cell table:formula="of:=IF([.A513]*0.987+[.B51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0524416233555" calcext:value-type="float">
            <text:p>1.10524416233555</text:p>
          </table:table-cell>
          <table:table-cell table:formula="of:=RAND()*10-5" office:value-type="float" office:value="1.96659648461945" calcext:value-type="float">
            <text:p>1.96659648461945</text:p>
          </table:table-cell>
          <table:table-cell table:formula="of:=IF([.A514]*0.987+[.B5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4901235662635" calcext:value-type="float">
            <text:p>2.64901235662635</text:p>
          </table:table-cell>
          <table:table-cell table:formula="of:=RAND()*10-5" office:value-type="float" office:value="3.79026716018814" calcext:value-type="float">
            <text:p>3.79026716018814</text:p>
          </table:table-cell>
          <table:table-cell table:formula="of:=IF([.A515]*0.987+[.B51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8694916223387" calcext:value-type="float">
            <text:p>2.18694916223387</text:p>
          </table:table-cell>
          <table:table-cell table:formula="of:=RAND()*10-5" office:value-type="float" office:value="1.1518523853526" calcext:value-type="float">
            <text:p>1.1518523853526</text:p>
          </table:table-cell>
          <table:table-cell table:formula="of:=IF([.A516]*0.987+[.B51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8077223932388" calcext:value-type="float">
            <text:p>-3.08077223932388</text:p>
          </table:table-cell>
          <table:table-cell table:formula="of:=RAND()*10-5" office:value-type="float" office:value="-4.92910279441977" calcext:value-type="float">
            <text:p>-4.92910279441977</text:p>
          </table:table-cell>
          <table:table-cell table:formula="of:=IF([.A517]*0.987+[.B5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776201175897" calcext:value-type="float">
            <text:p>-3.13776201175897</text:p>
          </table:table-cell>
          <table:table-cell table:formula="of:=RAND()*10-5" office:value-type="float" office:value="-1.50560530657502" calcext:value-type="float">
            <text:p>-1.50560530657502</text:p>
          </table:table-cell>
          <table:table-cell table:formula="of:=IF([.A518]*0.987+[.B5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9310621738591" calcext:value-type="float">
            <text:p>-2.89310621738591</text:p>
          </table:table-cell>
          <table:table-cell table:formula="of:=RAND()*10-5" office:value-type="float" office:value="0.288870309555423" calcext:value-type="float">
            <text:p>0.288870309555423</text:p>
          </table:table-cell>
          <table:table-cell table:formula="of:=IF([.A519]*0.987+[.B5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1882171311896" calcext:value-type="float">
            <text:p>2.01882171311896</text:p>
          </table:table-cell>
          <table:table-cell table:formula="of:=RAND()*10-5" office:value-type="float" office:value="-0.285104051144089" calcext:value-type="float">
            <text:p>-0.285104051144089</text:p>
          </table:table-cell>
          <table:table-cell table:formula="of:=IF([.A520]*0.987+[.B52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019496023142" calcext:value-type="float">
            <text:p>-1.6019496023142</text:p>
          </table:table-cell>
          <table:table-cell table:formula="of:=RAND()*10-5" office:value-type="float" office:value="3.45948815210586" calcext:value-type="float">
            <text:p>3.45948815210586</text:p>
          </table:table-cell>
          <table:table-cell table:formula="of:=IF([.A521]*0.987+[.B5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8788331825794" calcext:value-type="float">
            <text:p>-3.98788331825794</text:p>
          </table:table-cell>
          <table:table-cell table:formula="of:=RAND()*10-5" office:value-type="float" office:value="0.498679051909384" calcext:value-type="float">
            <text:p>0.498679051909384</text:p>
          </table:table-cell>
          <table:table-cell table:formula="of:=IF([.A522]*0.987+[.B5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0678909460628" calcext:value-type="float">
            <text:p>4.80678909460628</text:p>
          </table:table-cell>
          <table:table-cell table:formula="of:=RAND()*10-5" office:value-type="float" office:value="4.87142870248579" calcext:value-type="float">
            <text:p>4.87142870248579</text:p>
          </table:table-cell>
          <table:table-cell table:formula="of:=IF([.A523]*0.987+[.B52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70919163978319" calcext:value-type="float">
            <text:p>-0.670919163978319</text:p>
          </table:table-cell>
          <table:table-cell table:formula="of:=RAND()*10-5" office:value-type="float" office:value="-3.93394951027558" calcext:value-type="float">
            <text:p>-3.93394951027558</text:p>
          </table:table-cell>
          <table:table-cell table:formula="of:=IF([.A524]*0.987+[.B5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6839540934485" calcext:value-type="float">
            <text:p>-3.46839540934485</text:p>
          </table:table-cell>
          <table:table-cell table:formula="of:=RAND()*10-5" office:value-type="float" office:value="2.5255961819332" calcext:value-type="float">
            <text:p>2.5255961819332</text:p>
          </table:table-cell>
          <table:table-cell table:formula="of:=IF([.A525]*0.987+[.B5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5730275114048" calcext:value-type="float">
            <text:p>-3.35730275114048</text:p>
          </table:table-cell>
          <table:table-cell table:formula="of:=RAND()*10-5" office:value-type="float" office:value="-2.41941279495395" calcext:value-type="float">
            <text:p>-2.41941279495395</text:p>
          </table:table-cell>
          <table:table-cell table:formula="of:=IF([.A526]*0.987+[.B5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1913255274713" calcext:value-type="float">
            <text:p>4.81913255274713</text:p>
          </table:table-cell>
          <table:table-cell table:formula="of:=RAND()*10-5" office:value-type="float" office:value="1.53911893469039" calcext:value-type="float">
            <text:p>1.53911893469039</text:p>
          </table:table-cell>
          <table:table-cell table:formula="of:=IF([.A527]*0.987+[.B5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94217587776282" calcext:value-type="float">
            <text:p>-0.894217587776282</text:p>
          </table:table-cell>
          <table:table-cell table:formula="of:=RAND()*10-5" office:value-type="float" office:value="1.79492292449943" calcext:value-type="float">
            <text:p>1.79492292449943</text:p>
          </table:table-cell>
          <table:table-cell table:formula="of:=IF([.A528]*0.987+[.B5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144100342065" calcext:value-type="float">
            <text:p>-3.14144100342065</text:p>
          </table:table-cell>
          <table:table-cell table:formula="of:=RAND()*10-5" office:value-type="float" office:value="-2.06165666706721" calcext:value-type="float">
            <text:p>-2.06165666706721</text:p>
          </table:table-cell>
          <table:table-cell table:formula="of:=IF([.A529]*0.987+[.B5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0428369301327" calcext:value-type="float">
            <text:p>-2.10428369301327</text:p>
          </table:table-cell>
          <table:table-cell table:formula="of:=RAND()*10-5" office:value-type="float" office:value="4.18627004149639" calcext:value-type="float">
            <text:p>4.18627004149639</text:p>
          </table:table-cell>
          <table:table-cell table:formula="of:=IF([.A530]*0.987+[.B5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33557882958666" calcext:value-type="float">
            <text:p>-0.533557882958666</text:p>
          </table:table-cell>
          <table:table-cell table:formula="of:=RAND()*10-5" office:value-type="float" office:value="4.81709411784673" calcext:value-type="float">
            <text:p>4.81709411784673</text:p>
          </table:table-cell>
          <table:table-cell table:formula="of:=IF([.A531]*0.987+[.B5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8339905844785" calcext:value-type="float">
            <text:p>3.68339905844785</text:p>
          </table:table-cell>
          <table:table-cell table:formula="of:=RAND()*10-5" office:value-type="float" office:value="-2.86884181032392" calcext:value-type="float">
            <text:p>-2.86884181032392</text:p>
          </table:table-cell>
          <table:table-cell table:formula="of:=IF([.A532]*0.987+[.B5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3357076115515" calcext:value-type="float">
            <text:p>-4.73357076115515</text:p>
          </table:table-cell>
          <table:table-cell table:formula="of:=RAND()*10-5" office:value-type="float" office:value="0.985264874168634" calcext:value-type="float">
            <text:p>0.985264874168634</text:p>
          </table:table-cell>
          <table:table-cell table:formula="of:=IF([.A533]*0.987+[.B5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7349616464044" calcext:value-type="float">
            <text:p>4.27349616464044</text:p>
          </table:table-cell>
          <table:table-cell table:formula="of:=RAND()*10-5" office:value-type="float" office:value="-0.456824639210327" calcext:value-type="float">
            <text:p>-0.456824639210327</text:p>
          </table:table-cell>
          <table:table-cell table:formula="of:=IF([.A534]*0.987+[.B5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0222745228275" calcext:value-type="float">
            <text:p>1.60222745228275</text:p>
          </table:table-cell>
          <table:table-cell table:formula="of:=RAND()*10-5" office:value-type="float" office:value="-3.45394622941242" calcext:value-type="float">
            <text:p>-3.45394622941242</text:p>
          </table:table-cell>
          <table:table-cell table:formula="of:=IF([.A535]*0.987+[.B53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9208103695338" calcext:value-type="float">
            <text:p>2.69208103695338</text:p>
          </table:table-cell>
          <table:table-cell table:formula="of:=RAND()*10-5" office:value-type="float" office:value="4.58879648699568" calcext:value-type="float">
            <text:p>4.58879648699568</text:p>
          </table:table-cell>
          <table:table-cell table:formula="of:=IF([.A536]*0.987+[.B5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74445254432721" calcext:value-type="float">
            <text:p>-0.974445254432721</text:p>
          </table:table-cell>
          <table:table-cell table:formula="of:=RAND()*10-5" office:value-type="float" office:value="1.78812221356867" calcext:value-type="float">
            <text:p>1.78812221356867</text:p>
          </table:table-cell>
          <table:table-cell table:formula="of:=IF([.A537]*0.987+[.B5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64514410574118" calcext:value-type="float">
            <text:p>-0.364514410574118</text:p>
          </table:table-cell>
          <table:table-cell table:formula="of:=RAND()*10-5" office:value-type="float" office:value="0.94767653816847" calcext:value-type="float">
            <text:p>0.94767653816847</text:p>
          </table:table-cell>
          <table:table-cell table:formula="of:=IF([.A538]*0.987+[.B5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407659097241" calcext:value-type="float">
            <text:p>4.86407659097241</text:p>
          </table:table-cell>
          <table:table-cell table:formula="of:=RAND()*10-5" office:value-type="float" office:value="-1.78011745441192" calcext:value-type="float">
            <text:p>-1.78011745441192</text:p>
          </table:table-cell>
          <table:table-cell table:formula="of:=IF([.A539]*0.987+[.B5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9824071747691" calcext:value-type="float">
            <text:p>2.79824071747691</text:p>
          </table:table-cell>
          <table:table-cell table:formula="of:=RAND()*10-5" office:value-type="float" office:value="3.96485074941046" calcext:value-type="float">
            <text:p>3.96485074941046</text:p>
          </table:table-cell>
          <table:table-cell table:formula="of:=IF([.A540]*0.987+[.B5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8561165182493" calcext:value-type="float">
            <text:p>-2.88561165182493</text:p>
          </table:table-cell>
          <table:table-cell table:formula="of:=RAND()*10-5" office:value-type="float" office:value="-2.18185979971112" calcext:value-type="float">
            <text:p>-2.18185979971112</text:p>
          </table:table-cell>
          <table:table-cell table:formula="of:=IF([.A541]*0.987+[.B5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3668413383086" calcext:value-type="float">
            <text:p>4.73668413383086</text:p>
          </table:table-cell>
          <table:table-cell table:formula="of:=RAND()*10-5" office:value-type="float" office:value="3.77875588791764" calcext:value-type="float">
            <text:p>3.77875588791764</text:p>
          </table:table-cell>
          <table:table-cell table:formula="of:=IF([.A542]*0.987+[.B5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27980265380703" calcext:value-type="float">
            <text:p>-0.627980265380703</text:p>
          </table:table-cell>
          <table:table-cell table:formula="of:=RAND()*10-5" office:value-type="float" office:value="-4.3119887996321" calcext:value-type="float">
            <text:p>-4.3119887996321</text:p>
          </table:table-cell>
          <table:table-cell table:formula="of:=IF([.A543]*0.987+[.B5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527725090322" calcext:value-type="float">
            <text:p>-3.83527725090322</text:p>
          </table:table-cell>
          <table:table-cell table:formula="of:=RAND()*10-5" office:value-type="float" office:value="-0.0600648523639133" calcext:value-type="float">
            <text:p>-0.060064852363913</text:p>
          </table:table-cell>
          <table:table-cell table:formula="of:=IF([.A544]*0.987+[.B5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2805015190878" calcext:value-type="float">
            <text:p>-1.72805015190878</text:p>
          </table:table-cell>
          <table:table-cell table:formula="of:=RAND()*10-5" office:value-type="float" office:value="-3.29003954899479" calcext:value-type="float">
            <text:p>-3.29003954899479</text:p>
          </table:table-cell>
          <table:table-cell table:formula="of:=IF([.A545]*0.987+[.B5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095172511402" calcext:value-type="float">
            <text:p>3.5095172511402</text:p>
          </table:table-cell>
          <table:table-cell table:formula="of:=RAND()*10-5" office:value-type="float" office:value="-2.62961754244894" calcext:value-type="float">
            <text:p>-2.62961754244894</text:p>
          </table:table-cell>
          <table:table-cell table:formula="of:=IF([.A546]*0.987+[.B54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0483423523536" calcext:value-type="float">
            <text:p>1.90483423523536</text:p>
          </table:table-cell>
          <table:table-cell table:formula="of:=RAND()*10-5" office:value-type="float" office:value="0.570391044058278" calcext:value-type="float">
            <text:p>0.570391044058278</text:p>
          </table:table-cell>
          <table:table-cell table:formula="of:=IF([.A547]*0.987+[.B54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2838156530676" calcext:value-type="float">
            <text:p>-2.62838156530676</text:p>
          </table:table-cell>
          <table:table-cell table:formula="of:=RAND()*10-5" office:value-type="float" office:value="4.36135560870105" calcext:value-type="float">
            <text:p>4.36135560870105</text:p>
          </table:table-cell>
          <table:table-cell table:formula="of:=IF([.A548]*0.987+[.B5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8136379177175" calcext:value-type="float">
            <text:p>2.88136379177175</text:p>
          </table:table-cell>
          <table:table-cell table:formula="of:=RAND()*10-5" office:value-type="float" office:value="3.2661436523719" calcext:value-type="float">
            <text:p>3.2661436523719</text:p>
          </table:table-cell>
          <table:table-cell table:formula="of:=IF([.A549]*0.987+[.B5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6490347556603" calcext:value-type="float">
            <text:p>-2.86490347556603</text:p>
          </table:table-cell>
          <table:table-cell table:formula="of:=RAND()*10-5" office:value-type="float" office:value="-4.52194810736211" calcext:value-type="float">
            <text:p>-4.52194810736211</text:p>
          </table:table-cell>
          <table:table-cell table:formula="of:=IF([.A550]*0.987+[.B5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764499455331" calcext:value-type="float">
            <text:p>4.8764499455331</text:p>
          </table:table-cell>
          <table:table-cell table:formula="of:=RAND()*10-5" office:value-type="float" office:value="-3.4164524080225" calcext:value-type="float">
            <text:p>-3.4164524080225</text:p>
          </table:table-cell>
          <table:table-cell table:formula="of:=IF([.A551]*0.987+[.B5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8601793785102" calcext:value-type="float">
            <text:p>-4.38601793785102</text:p>
          </table:table-cell>
          <table:table-cell table:formula="of:=RAND()*10-5" office:value-type="float" office:value="-4.57410083702316" calcext:value-type="float">
            <text:p>-4.57410083702316</text:p>
          </table:table-cell>
          <table:table-cell table:formula="of:=IF([.A552]*0.987+[.B5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90227733255538" calcext:value-type="float">
            <text:p>-0.390227733255538</text:p>
          </table:table-cell>
          <table:table-cell table:formula="of:=RAND()*10-5" office:value-type="float" office:value="-1.20817894862398" calcext:value-type="float">
            <text:p>-1.20817894862398</text:p>
          </table:table-cell>
          <table:table-cell table:formula="of:=IF([.A553]*0.987+[.B5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71453475492279" calcext:value-type="float">
            <text:p>-0.671453475492279</text:p>
          </table:table-cell>
          <table:table-cell table:formula="of:=RAND()*10-5" office:value-type="float" office:value="2.8117138435701" calcext:value-type="float">
            <text:p>2.8117138435701</text:p>
          </table:table-cell>
          <table:table-cell table:formula="of:=IF([.A554]*0.987+[.B5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1318097070981" calcext:value-type="float">
            <text:p>-4.81318097070981</text:p>
          </table:table-cell>
          <table:table-cell table:formula="of:=RAND()*10-5" office:value-type="float" office:value="-1.9207577483321" calcext:value-type="float">
            <text:p>-1.9207577483321</text:p>
          </table:table-cell>
          <table:table-cell table:formula="of:=IF([.A555]*0.987+[.B5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510486827734" calcext:value-type="float">
            <text:p>4.66510486827734</text:p>
          </table:table-cell>
          <table:table-cell table:formula="of:=RAND()*10-5" office:value-type="float" office:value="4.47391922780592" calcext:value-type="float">
            <text:p>4.47391922780592</text:p>
          </table:table-cell>
          <table:table-cell table:formula="of:=IF([.A556]*0.987+[.B5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329210755812923" calcext:value-type="float">
            <text:p>-0.032921075581292</text:p>
          </table:table-cell>
          <table:table-cell table:formula="of:=RAND()*10-5" office:value-type="float" office:value="2.03819129357543" calcext:value-type="float">
            <text:p>2.03819129357543</text:p>
          </table:table-cell>
          <table:table-cell table:formula="of:=IF([.A557]*0.987+[.B5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5286721268307" calcext:value-type="float">
            <text:p>-3.85286721268307</text:p>
          </table:table-cell>
          <table:table-cell table:formula="of:=RAND()*10-5" office:value-type="float" office:value="1.707358103465" calcext:value-type="float">
            <text:p>1.707358103465</text:p>
          </table:table-cell>
          <table:table-cell table:formula="of:=IF([.A558]*0.987+[.B5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7104695508808" calcext:value-type="float">
            <text:p>2.87104695508808</text:p>
          </table:table-cell>
          <table:table-cell table:formula="of:=RAND()*10-5" office:value-type="float" office:value="3.03794007172007" calcext:value-type="float">
            <text:p>3.03794007172007</text:p>
          </table:table-cell>
          <table:table-cell table:formula="of:=IF([.A559]*0.987+[.B55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41763022561656" calcext:value-type="float">
            <text:p>-0.441763022561656</text:p>
          </table:table-cell>
          <table:table-cell table:formula="of:=RAND()*10-5" office:value-type="float" office:value="-3.53840167807326" calcext:value-type="float">
            <text:p>-3.53840167807326</text:p>
          </table:table-cell>
          <table:table-cell table:formula="of:=IF([.A560]*0.987+[.B5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9746098256597" calcext:value-type="float">
            <text:p>-4.49746098256597</text:p>
          </table:table-cell>
          <table:table-cell table:formula="of:=RAND()*10-5" office:value-type="float" office:value="-3.72713821729136" calcext:value-type="float">
            <text:p>-3.72713821729136</text:p>
          </table:table-cell>
          <table:table-cell table:formula="of:=IF([.A561]*0.987+[.B5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0387780579172" calcext:value-type="float">
            <text:p>1.00387780579172</text:p>
          </table:table-cell>
          <table:table-cell table:formula="of:=RAND()*10-5" office:value-type="float" office:value="-0.252838871802755" calcext:value-type="float">
            <text:p>-0.252838871802755</text:p>
          </table:table-cell>
          <table:table-cell table:formula="of:=IF([.A562]*0.987+[.B56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1862399748495" calcext:value-type="float">
            <text:p>4.71862399748495</text:p>
          </table:table-cell>
          <table:table-cell table:formula="of:=RAND()*10-5" office:value-type="float" office:value="4.69625132357282" calcext:value-type="float">
            <text:p>4.69625132357282</text:p>
          </table:table-cell>
          <table:table-cell table:formula="of:=IF([.A563]*0.987+[.B56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1413624363913" calcext:value-type="float">
            <text:p>-3.51413624363913</text:p>
          </table:table-cell>
          <table:table-cell table:formula="of:=RAND()*10-5" office:value-type="float" office:value="-1.94258947924812" calcext:value-type="float">
            <text:p>-1.94258947924812</text:p>
          </table:table-cell>
          <table:table-cell table:formula="of:=IF([.A564]*0.987+[.B5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7322973166944" calcext:value-type="float">
            <text:p>2.97322973166944</text:p>
          </table:table-cell>
          <table:table-cell table:formula="of:=RAND()*10-5" office:value-type="float" office:value="-2.53808537419164" calcext:value-type="float">
            <text:p>-2.53808537419164</text:p>
          </table:table-cell>
          <table:table-cell table:formula="of:=IF([.A565]*0.987+[.B5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1949699172744" calcext:value-type="float">
            <text:p>3.01949699172744</text:p>
          </table:table-cell>
          <table:table-cell table:formula="of:=RAND()*10-5" office:value-type="float" office:value="1.34857476811483" calcext:value-type="float">
            <text:p>1.34857476811483</text:p>
          </table:table-cell>
          <table:table-cell table:formula="of:=IF([.A566]*0.987+[.B5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73544473397057" calcext:value-type="float">
            <text:p>-0.573544473397057</text:p>
          </table:table-cell>
          <table:table-cell table:formula="of:=RAND()*10-5" office:value-type="float" office:value="-4.37768123954251" calcext:value-type="float">
            <text:p>-4.37768123954251</text:p>
          </table:table-cell>
          <table:table-cell table:formula="of:=IF([.A567]*0.987+[.B5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8717339121164" calcext:value-type="float">
            <text:p>4.08717339121164</text:p>
          </table:table-cell>
          <table:table-cell table:formula="of:=RAND()*10-5" office:value-type="float" office:value="-2.80986490692133" calcext:value-type="float">
            <text:p>-2.80986490692133</text:p>
          </table:table-cell>
          <table:table-cell table:formula="of:=IF([.A568]*0.987+[.B5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9198742710698" calcext:value-type="float">
            <text:p>4.89198742710698</text:p>
          </table:table-cell>
          <table:table-cell table:formula="of:=RAND()*10-5" office:value-type="float" office:value="0.322324971407497" calcext:value-type="float">
            <text:p>0.322324971407497</text:p>
          </table:table-cell>
          <table:table-cell table:formula="of:=IF([.A569]*0.987+[.B56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3456237075162" calcext:value-type="float">
            <text:p>-4.03456237075162</text:p>
          </table:table-cell>
          <table:table-cell table:formula="of:=RAND()*10-5" office:value-type="float" office:value="4.61281923628532" calcext:value-type="float">
            <text:p>4.61281923628532</text:p>
          </table:table-cell>
          <table:table-cell table:formula="of:=IF([.A570]*0.987+[.B5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6320724422645" calcext:value-type="float">
            <text:p>-1.56320724422645</text:p>
          </table:table-cell>
          <table:table-cell table:formula="of:=RAND()*10-5" office:value-type="float" office:value="4.61961024226057" calcext:value-type="float">
            <text:p>4.61961024226057</text:p>
          </table:table-cell>
          <table:table-cell table:formula="of:=IF([.A571]*0.987+[.B5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1722030139314" calcext:value-type="float">
            <text:p>-4.01722030139314</text:p>
          </table:table-cell>
          <table:table-cell table:formula="of:=RAND()*10-5" office:value-type="float" office:value="4.1479314774408" calcext:value-type="float">
            <text:p>4.1479314774408</text:p>
          </table:table-cell>
          <table:table-cell table:formula="of:=IF([.A572]*0.987+[.B5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610748440249829" calcext:value-type="float">
            <text:p>-0.061074844024983</text:p>
          </table:table-cell>
          <table:table-cell table:formula="of:=RAND()*10-5" office:value-type="float" office:value="-3.83680261902187" calcext:value-type="float">
            <text:p>-3.83680261902187</text:p>
          </table:table-cell>
          <table:table-cell table:formula="of:=IF([.A573]*0.987+[.B5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9723033925332" calcext:value-type="float">
            <text:p>3.59723033925332</text:p>
          </table:table-cell>
          <table:table-cell table:formula="of:=RAND()*10-5" office:value-type="float" office:value="2.61889983099251" calcext:value-type="float">
            <text:p>2.61889983099251</text:p>
          </table:table-cell>
          <table:table-cell table:formula="of:=IF([.A574]*0.987+[.B5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4167923978195" calcext:value-type="float">
            <text:p>3.24167923978195</text:p>
          </table:table-cell>
          <table:table-cell table:formula="of:=RAND()*10-5" office:value-type="float" office:value="1.74121023308039" calcext:value-type="float">
            <text:p>1.74121023308039</text:p>
          </table:table-cell>
          <table:table-cell table:formula="of:=IF([.A575]*0.987+[.B57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2863717804424" calcext:value-type="float">
            <text:p>-1.92863717804424</text:p>
          </table:table-cell>
          <table:table-cell table:formula="of:=RAND()*10-5" office:value-type="float" office:value="1.40934962298209" calcext:value-type="float">
            <text:p>1.40934962298209</text:p>
          </table:table-cell>
          <table:table-cell table:formula="of:=IF([.A576]*0.987+[.B5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400426612487" calcext:value-type="float">
            <text:p>1.87400426612487</text:p>
          </table:table-cell>
          <table:table-cell table:formula="of:=RAND()*10-5" office:value-type="float" office:value="4.8706141770386" calcext:value-type="float">
            <text:p>4.8706141770386</text:p>
          </table:table-cell>
          <table:table-cell table:formula="of:=IF([.A577]*0.987+[.B5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6620327055832" calcext:value-type="float">
            <text:p>4.56620327055832</text:p>
          </table:table-cell>
          <table:table-cell table:formula="of:=RAND()*10-5" office:value-type="float" office:value="4.33002700748966" calcext:value-type="float">
            <text:p>4.33002700748966</text:p>
          </table:table-cell>
          <table:table-cell table:formula="of:=IF([.A578]*0.987+[.B5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7859899904606" calcext:value-type="float">
            <text:p>-4.47859899904606</text:p>
          </table:table-cell>
          <table:table-cell table:formula="of:=RAND()*10-5" office:value-type="float" office:value="-3.30264847635213" calcext:value-type="float">
            <text:p>-3.30264847635213</text:p>
          </table:table-cell>
          <table:table-cell table:formula="of:=IF([.A579]*0.987+[.B5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1669082024931" calcext:value-type="float">
            <text:p>3.61669082024931</text:p>
          </table:table-cell>
          <table:table-cell table:formula="of:=RAND()*10-5" office:value-type="float" office:value="0.420998189155455" calcext:value-type="float">
            <text:p>0.420998189155455</text:p>
          </table:table-cell>
          <table:table-cell table:formula="of:=IF([.A580]*0.987+[.B5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713575033866" calcext:value-type="float">
            <text:p>-4.24713575033866</text:p>
          </table:table-cell>
          <table:table-cell table:formula="of:=RAND()*10-5" office:value-type="float" office:value="-2.49987805704038" calcext:value-type="float">
            <text:p>-2.49987805704038</text:p>
          </table:table-cell>
          <table:table-cell table:formula="of:=IF([.A581]*0.987+[.B5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37220851087733" calcext:value-type="float">
            <text:p>0.137220851087733</text:p>
          </table:table-cell>
          <table:table-cell table:formula="of:=RAND()*10-5" office:value-type="float" office:value="-2.26238937975098" calcext:value-type="float">
            <text:p>-2.26238937975098</text:p>
          </table:table-cell>
          <table:table-cell table:formula="of:=IF([.A582]*0.987+[.B5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4075609409132" calcext:value-type="float">
            <text:p>3.84075609409132</text:p>
          </table:table-cell>
          <table:table-cell table:formula="of:=RAND()*10-5" office:value-type="float" office:value="-3.52542882519722" calcext:value-type="float">
            <text:p>-3.52542882519722</text:p>
          </table:table-cell>
          <table:table-cell table:formula="of:=IF([.A583]*0.987+[.B5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232513207655" calcext:value-type="float">
            <text:p>1.7232513207655</text:p>
          </table:table-cell>
          <table:table-cell table:formula="of:=RAND()*10-5" office:value-type="float" office:value="-0.910448364012504" calcext:value-type="float">
            <text:p>-0.910448364012504</text:p>
          </table:table-cell>
          <table:table-cell table:formula="of:=IF([.A584]*0.987+[.B5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0140861018755" calcext:value-type="float">
            <text:p>-4.80140861018755</text:p>
          </table:table-cell>
          <table:table-cell table:formula="of:=RAND()*10-5" office:value-type="float" office:value="-0.891496890161015" calcext:value-type="float">
            <text:p>-0.891496890161015</text:p>
          </table:table-cell>
          <table:table-cell table:formula="of:=IF([.A585]*0.987+[.B5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5966666449931" calcext:value-type="float">
            <text:p>-4.25966666449931</text:p>
          </table:table-cell>
          <table:table-cell table:formula="of:=RAND()*10-5" office:value-type="float" office:value="-0.869529409071336" calcext:value-type="float">
            <text:p>-0.869529409071336</text:p>
          </table:table-cell>
          <table:table-cell table:formula="of:=IF([.A586]*0.987+[.B5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1263238520412" calcext:value-type="float">
            <text:p>-2.61263238520412</text:p>
          </table:table-cell>
          <table:table-cell table:formula="of:=RAND()*10-5" office:value-type="float" office:value="3.88518107648702" calcext:value-type="float">
            <text:p>3.88518107648702</text:p>
          </table:table-cell>
          <table:table-cell table:formula="of:=IF([.A587]*0.987+[.B5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9559866718349" calcext:value-type="float">
            <text:p>-3.99559866718349</text:p>
          </table:table-cell>
          <table:table-cell table:formula="of:=RAND()*10-5" office:value-type="float" office:value="-3.14198465078615" calcext:value-type="float">
            <text:p>-3.14198465078615</text:p>
          </table:table-cell>
          <table:table-cell table:formula="of:=IF([.A588]*0.987+[.B5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8119663011358" calcext:value-type="float">
            <text:p>-3.68119663011358</text:p>
          </table:table-cell>
          <table:table-cell table:formula="of:=RAND()*10-5" office:value-type="float" office:value="3.74048855811395" calcext:value-type="float">
            <text:p>3.74048855811395</text:p>
          </table:table-cell>
          <table:table-cell table:formula="of:=IF([.A589]*0.987+[.B5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9782422097606" calcext:value-type="float">
            <text:p>1.19782422097606</text:p>
          </table:table-cell>
          <table:table-cell table:formula="of:=RAND()*10-5" office:value-type="float" office:value="1.4174815626206" calcext:value-type="float">
            <text:p>1.4174815626206</text:p>
          </table:table-cell>
          <table:table-cell table:formula="of:=IF([.A590]*0.987+[.B59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9244819148054" calcext:value-type="float">
            <text:p>3.29244819148054</text:p>
          </table:table-cell>
          <table:table-cell table:formula="of:=RAND()*10-5" office:value-type="float" office:value="2.40317064646347" calcext:value-type="float">
            <text:p>2.40317064646347</text:p>
          </table:table-cell>
          <table:table-cell table:formula="of:=IF([.A591]*0.987+[.B59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874499646018743" calcext:value-type="float">
            <text:p>0.087449964601874</text:p>
          </table:table-cell>
          <table:table-cell table:formula="of:=RAND()*10-5" office:value-type="float" office:value="-1.95613843441061" calcext:value-type="float">
            <text:p>-1.95613843441061</text:p>
          </table:table-cell>
          <table:table-cell table:formula="of:=IF([.A592]*0.987+[.B5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3137960204457" calcext:value-type="float">
            <text:p>-2.33137960204457</text:p>
          </table:table-cell>
          <table:table-cell table:formula="of:=RAND()*10-5" office:value-type="float" office:value="0.179613657581403" calcext:value-type="float">
            <text:p>0.179613657581403</text:p>
          </table:table-cell>
          <table:table-cell table:formula="of:=IF([.A593]*0.987+[.B5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182072059993" calcext:value-type="float">
            <text:p>-2.57182072059993</text:p>
          </table:table-cell>
          <table:table-cell table:formula="of:=RAND()*10-5" office:value-type="float" office:value="-4.5489492403953" calcext:value-type="float">
            <text:p>-4.5489492403953</text:p>
          </table:table-cell>
          <table:table-cell table:formula="of:=IF([.A594]*0.987+[.B5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6779402025152" calcext:value-type="float">
            <text:p>3.76779402025152</text:p>
          </table:table-cell>
          <table:table-cell table:formula="of:=RAND()*10-5" office:value-type="float" office:value="-1.84866241999602" calcext:value-type="float">
            <text:p>-1.84866241999602</text:p>
          </table:table-cell>
          <table:table-cell table:formula="of:=IF([.A595]*0.987+[.B5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2334443047285" calcext:value-type="float">
            <text:p>3.62334443047285</text:p>
          </table:table-cell>
          <table:table-cell table:formula="of:=RAND()*10-5" office:value-type="float" office:value="-4.75435132236926" calcext:value-type="float">
            <text:p>-4.75435132236926</text:p>
          </table:table-cell>
          <table:table-cell table:formula="of:=IF([.A596]*0.987+[.B5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1013123867293" calcext:value-type="float">
            <text:p>1.51013123867293</text:p>
          </table:table-cell>
          <table:table-cell table:formula="of:=RAND()*10-5" office:value-type="float" office:value="-1.51462239184699" calcext:value-type="float">
            <text:p>-1.51462239184699</text:p>
          </table:table-cell>
          <table:table-cell table:formula="of:=IF([.A597]*0.987+[.B5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3466552520322" calcext:value-type="float">
            <text:p>3.23466552520322</text:p>
          </table:table-cell>
          <table:table-cell table:formula="of:=RAND()*10-5" office:value-type="float" office:value="4.76891308660072" calcext:value-type="float">
            <text:p>4.76891308660072</text:p>
          </table:table-cell>
          <table:table-cell table:formula="of:=IF([.A598]*0.987+[.B5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7083109563392" calcext:value-type="float">
            <text:p>-4.47083109563392</text:p>
          </table:table-cell>
          <table:table-cell table:formula="of:=RAND()*10-5" office:value-type="float" office:value="0.145467681544654" calcext:value-type="float">
            <text:p>0.145467681544654</text:p>
          </table:table-cell>
          <table:table-cell table:formula="of:=IF([.A599]*0.987+[.B5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2794005585224" calcext:value-type="float">
            <text:p>-2.52794005585224</text:p>
          </table:table-cell>
          <table:table-cell table:formula="of:=RAND()*10-5" office:value-type="float" office:value="-0.596701750818239" calcext:value-type="float">
            <text:p>-0.596701750818239</text:p>
          </table:table-cell>
          <table:table-cell table:formula="of:=IF([.A600]*0.987+[.B6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127291091903" calcext:value-type="float">
            <text:p>-3.83127291091903</text:p>
          </table:table-cell>
          <table:table-cell table:formula="of:=RAND()*10-5" office:value-type="float" office:value="-2.53203889302436" calcext:value-type="float">
            <text:p>-2.53203889302436</text:p>
          </table:table-cell>
          <table:table-cell table:formula="of:=IF([.A601]*0.987+[.B6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8072610039728" calcext:value-type="float">
            <text:p>1.38072610039728</text:p>
          </table:table-cell>
          <table:table-cell table:formula="of:=RAND()*10-5" office:value-type="float" office:value="4.55223581412233" calcext:value-type="float">
            <text:p>4.55223581412233</text:p>
          </table:table-cell>
          <table:table-cell table:formula="of:=IF([.A602]*0.987+[.B6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803484666323" calcext:value-type="float">
            <text:p>3.69803484666323</text:p>
          </table:table-cell>
          <table:table-cell table:formula="of:=RAND()*10-5" office:value-type="float" office:value="3.78828578311315" calcext:value-type="float">
            <text:p>3.78828578311315</text:p>
          </table:table-cell>
          <table:table-cell table:formula="of:=IF([.A603]*0.987+[.B6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1492354159041" calcext:value-type="float">
            <text:p>-4.31492354159041</text:p>
          </table:table-cell>
          <table:table-cell table:formula="of:=RAND()*10-5" office:value-type="float" office:value="-2.09315814920654" calcext:value-type="float">
            <text:p>-2.09315814920654</text:p>
          </table:table-cell>
          <table:table-cell table:formula="of:=IF([.A604]*0.987+[.B6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4294464510691" calcext:value-type="float">
            <text:p>2.54294464510691</text:p>
          </table:table-cell>
          <table:table-cell table:formula="of:=RAND()*10-5" office:value-type="float" office:value="-4.906107676804" calcext:value-type="float">
            <text:p>-4.906107676804</text:p>
          </table:table-cell>
          <table:table-cell table:formula="of:=IF([.A605]*0.987+[.B6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7736876835332" calcext:value-type="float">
            <text:p>-4.67736876835332</text:p>
          </table:table-cell>
          <table:table-cell table:formula="of:=RAND()*10-5" office:value-type="float" office:value="-3.25942719312158" calcext:value-type="float">
            <text:p>-3.25942719312158</text:p>
          </table:table-cell>
          <table:table-cell table:formula="of:=IF([.A606]*0.987+[.B6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8272661902271" calcext:value-type="float">
            <text:p>-3.88272661902271</text:p>
          </table:table-cell>
          <table:table-cell table:formula="of:=RAND()*10-5" office:value-type="float" office:value="3.88841413342994" calcext:value-type="float">
            <text:p>3.88841413342994</text:p>
          </table:table-cell>
          <table:table-cell table:formula="of:=IF([.A607]*0.987+[.B60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1655529096335" calcext:value-type="float">
            <text:p>-3.71655529096335</text:p>
          </table:table-cell>
          <table:table-cell table:formula="of:=RAND()*10-5" office:value-type="float" office:value="3.27896886123075" calcext:value-type="float">
            <text:p>3.27896886123075</text:p>
          </table:table-cell>
          <table:table-cell table:formula="of:=IF([.A608]*0.987+[.B6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96934084827734" calcext:value-type="float">
            <text:p>-0.496934084827734</text:p>
          </table:table-cell>
          <table:table-cell table:formula="of:=RAND()*10-5" office:value-type="float" office:value="-2.94226107053021" calcext:value-type="float">
            <text:p>-2.94226107053021</text:p>
          </table:table-cell>
          <table:table-cell table:formula="of:=IF([.A609]*0.987+[.B6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9160536710217" calcext:value-type="float">
            <text:p>1.69160536710217</text:p>
          </table:table-cell>
          <table:table-cell table:formula="of:=RAND()*10-5" office:value-type="float" office:value="1.61541099281119" calcext:value-type="float">
            <text:p>1.61541099281119</text:p>
          </table:table-cell>
          <table:table-cell table:formula="of:=IF([.A610]*0.987+[.B6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1744654041837" calcext:value-type="float">
            <text:p>-1.91744654041837</text:p>
          </table:table-cell>
          <table:table-cell table:formula="of:=RAND()*10-5" office:value-type="float" office:value="-3.11233089410941" calcext:value-type="float">
            <text:p>-3.11233089410941</text:p>
          </table:table-cell>
          <table:table-cell table:formula="of:=IF([.A611]*0.987+[.B6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41673745001451" calcext:value-type="float">
            <text:p>0.141673745001451</text:p>
          </table:table-cell>
          <table:table-cell table:formula="of:=RAND()*10-5" office:value-type="float" office:value="-0.646975439089011" calcext:value-type="float">
            <text:p>-0.646975439089011</text:p>
          </table:table-cell>
          <table:table-cell table:formula="of:=IF([.A612]*0.987+[.B6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573488170723" calcext:value-type="float">
            <text:p>-2.4573488170723</text:p>
          </table:table-cell>
          <table:table-cell table:formula="of:=RAND()*10-5" office:value-type="float" office:value="-4.27860424437109" calcext:value-type="float">
            <text:p>-4.27860424437109</text:p>
          </table:table-cell>
          <table:table-cell table:formula="of:=IF([.A613]*0.987+[.B6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6127329646393" calcext:value-type="float">
            <text:p>-4.06127329646393</text:p>
          </table:table-cell>
          <table:table-cell table:formula="of:=RAND()*10-5" office:value-type="float" office:value="-4.98989894706451" calcext:value-type="float">
            <text:p>-4.98989894706451</text:p>
          </table:table-cell>
          <table:table-cell table:formula="of:=IF([.A614]*0.987+[.B6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09826726104162" calcext:value-type="float">
            <text:p>0.509826726104162</text:p>
          </table:table-cell>
          <table:table-cell table:formula="of:=RAND()*10-5" office:value-type="float" office:value="3.89831781572586" calcext:value-type="float">
            <text:p>3.89831781572586</text:p>
          </table:table-cell>
          <table:table-cell table:formula="of:=IF([.A615]*0.987+[.B6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46071727158955" calcext:value-type="float">
            <text:p>-0.946071727158955</text:p>
          </table:table-cell>
          <table:table-cell table:formula="of:=RAND()*10-5" office:value-type="float" office:value="-0.545338153645055" calcext:value-type="float">
            <text:p>-0.545338153645055</text:p>
          </table:table-cell>
          <table:table-cell table:formula="of:=IF([.A616]*0.987+[.B6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1638839412706" calcext:value-type="float">
            <text:p>4.01638839412706</text:p>
          </table:table-cell>
          <table:table-cell table:formula="of:=RAND()*10-5" office:value-type="float" office:value="4.47889042223861" calcext:value-type="float">
            <text:p>4.47889042223861</text:p>
          </table:table-cell>
          <table:table-cell table:formula="of:=IF([.A617]*0.987+[.B6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6740401816182" calcext:value-type="float">
            <text:p>1.86740401816182</text:p>
          </table:table-cell>
          <table:table-cell table:formula="of:=RAND()*10-5" office:value-type="float" office:value="-2.53175602114778" calcext:value-type="float">
            <text:p>-2.53175602114778</text:p>
          </table:table-cell>
          <table:table-cell table:formula="of:=IF([.A618]*0.987+[.B6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7159704422116" calcext:value-type="float">
            <text:p>-1.77159704422116</text:p>
          </table:table-cell>
          <table:table-cell table:formula="of:=RAND()*10-5" office:value-type="float" office:value="-4.1395484214187" calcext:value-type="float">
            <text:p>-4.1395484214187</text:p>
          </table:table-cell>
          <table:table-cell table:formula="of:=IF([.A619]*0.987+[.B6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2314808597358" calcext:value-type="float">
            <text:p>3.62314808597358</text:p>
          </table:table-cell>
          <table:table-cell table:formula="of:=RAND()*10-5" office:value-type="float" office:value="1.60555396348126" calcext:value-type="float">
            <text:p>1.60555396348126</text:p>
          </table:table-cell>
          <table:table-cell table:formula="of:=IF([.A620]*0.987+[.B62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8924790040848" calcext:value-type="float">
            <text:p>2.08924790040848</text:p>
          </table:table-cell>
          <table:table-cell table:formula="of:=RAND()*10-5" office:value-type="float" office:value="-4.3598746961244" calcext:value-type="float">
            <text:p>-4.3598746961244</text:p>
          </table:table-cell>
          <table:table-cell table:formula="of:=IF([.A621]*0.987+[.B62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3888766986743" calcext:value-type="float">
            <text:p>3.13888766986743</text:p>
          </table:table-cell>
          <table:table-cell table:formula="of:=RAND()*10-5" office:value-type="float" office:value="-1.51051120695374" calcext:value-type="float">
            <text:p>-1.51051120695374</text:p>
          </table:table-cell>
          <table:table-cell table:formula="of:=IF([.A622]*0.987+[.B6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5975132028055" calcext:value-type="float">
            <text:p>-3.95975132028055</text:p>
          </table:table-cell>
          <table:table-cell table:formula="of:=RAND()*10-5" office:value-type="float" office:value="-0.572241232681113" calcext:value-type="float">
            <text:p>-0.572241232681113</text:p>
          </table:table-cell>
          <table:table-cell table:formula="of:=IF([.A623]*0.987+[.B6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42161206352299" calcext:value-type="float">
            <text:p>0.542161206352299</text:p>
          </table:table-cell>
          <table:table-cell table:formula="of:=RAND()*10-5" office:value-type="float" office:value="3.3814120578152" calcext:value-type="float">
            <text:p>3.3814120578152</text:p>
          </table:table-cell>
          <table:table-cell table:formula="of:=IF([.A624]*0.987+[.B6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98596797163975" calcext:value-type="float">
            <text:p>-0.898596797163975</text:p>
          </table:table-cell>
          <table:table-cell table:formula="of:=RAND()*10-5" office:value-type="float" office:value="-2.35480154035879" calcext:value-type="float">
            <text:p>-2.35480154035879</text:p>
          </table:table-cell>
          <table:table-cell table:formula="of:=IF([.A625]*0.987+[.B6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8229912202624" calcext:value-type="float">
            <text:p>1.88229912202624</text:p>
          </table:table-cell>
          <table:table-cell table:formula="of:=RAND()*10-5" office:value-type="float" office:value="3.83457274954415" calcext:value-type="float">
            <text:p>3.83457274954415</text:p>
          </table:table-cell>
          <table:table-cell table:formula="of:=IF([.A626]*0.987+[.B62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13195534297851" calcext:value-type="float">
            <text:p>-0.113195534297851</text:p>
          </table:table-cell>
          <table:table-cell table:formula="of:=RAND()*10-5" office:value-type="float" office:value="-4.5596869338193" calcext:value-type="float">
            <text:p>-4.5596869338193</text:p>
          </table:table-cell>
          <table:table-cell table:formula="of:=IF([.A627]*0.987+[.B6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4046684346076" calcext:value-type="float">
            <text:p>2.04046684346076</text:p>
          </table:table-cell>
          <table:table-cell table:formula="of:=RAND()*10-5" office:value-type="float" office:value="-3.62621611964398" calcext:value-type="float">
            <text:p>-3.62621611964398</text:p>
          </table:table-cell>
          <table:table-cell table:formula="of:=IF([.A628]*0.987+[.B62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0943176239743" calcext:value-type="float">
            <text:p>-2.50943176239743</text:p>
          </table:table-cell>
          <table:table-cell table:formula="of:=RAND()*10-5" office:value-type="float" office:value="0.793939180383555" calcext:value-type="float">
            <text:p>0.793939180383555</text:p>
          </table:table-cell>
          <table:table-cell table:formula="of:=IF([.A629]*0.987+[.B6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2073963149489" calcext:value-type="float">
            <text:p>-0.82073963149489</text:p>
          </table:table-cell>
          <table:table-cell table:formula="of:=RAND()*10-5" office:value-type="float" office:value="-0.201761333801355" calcext:value-type="float">
            <text:p>-0.201761333801355</text:p>
          </table:table-cell>
          <table:table-cell table:formula="of:=IF([.A630]*0.987+[.B6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2789649163214" calcext:value-type="float">
            <text:p>-1.82789649163214</text:p>
          </table:table-cell>
          <table:table-cell table:formula="of:=RAND()*10-5" office:value-type="float" office:value="-0.788411872858542" calcext:value-type="float">
            <text:p>-0.788411872858542</text:p>
          </table:table-cell>
          <table:table-cell table:formula="of:=IF([.A631]*0.987+[.B6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4206914332664" calcext:value-type="float">
            <text:p>-4.44206914332664</text:p>
          </table:table-cell>
          <table:table-cell table:formula="of:=RAND()*10-5" office:value-type="float" office:value="-3.57028100650326" calcext:value-type="float">
            <text:p>-3.57028100650326</text:p>
          </table:table-cell>
          <table:table-cell table:formula="of:=IF([.A632]*0.987+[.B6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1285269463018" calcext:value-type="float">
            <text:p>-4.91285269463018</text:p>
          </table:table-cell>
          <table:table-cell table:formula="of:=RAND()*10-5" office:value-type="float" office:value="-3.35278200983943" calcext:value-type="float">
            <text:p>-3.35278200983943</text:p>
          </table:table-cell>
          <table:table-cell table:formula="of:=IF([.A633]*0.987+[.B6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35135524866194" calcext:value-type="float">
            <text:p>0.835135524866194</text:p>
          </table:table-cell>
          <table:table-cell table:formula="of:=RAND()*10-5" office:value-type="float" office:value="-0.462080582616728" calcext:value-type="float">
            <text:p>-0.462080582616728</text:p>
          </table:table-cell>
          <table:table-cell table:formula="of:=IF([.A634]*0.987+[.B6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9287027326569" calcext:value-type="float">
            <text:p>-4.89287027326569</text:p>
          </table:table-cell>
          <table:table-cell table:formula="of:=RAND()*10-5" office:value-type="float" office:value="1.83435800832443" calcext:value-type="float">
            <text:p>1.83435800832443</text:p>
          </table:table-cell>
          <table:table-cell table:formula="of:=IF([.A635]*0.987+[.B6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2478479706116" calcext:value-type="float">
            <text:p>4.42478479706116</text:p>
          </table:table-cell>
          <table:table-cell table:formula="of:=RAND()*10-5" office:value-type="float" office:value="-1.84061672198211" calcext:value-type="float">
            <text:p>-1.84061672198211</text:p>
          </table:table-cell>
          <table:table-cell table:formula="of:=IF([.A636]*0.987+[.B6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5028275944242" calcext:value-type="float">
            <text:p>4.45028275944242</text:p>
          </table:table-cell>
          <table:table-cell table:formula="of:=RAND()*10-5" office:value-type="float" office:value="-0.0896860566725355" calcext:value-type="float">
            <text:p>-0.089686056672536</text:p>
          </table:table-cell>
          <table:table-cell table:formula="of:=IF([.A637]*0.987+[.B63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5391360178962" calcext:value-type="float">
            <text:p>2.75391360178962</text:p>
          </table:table-cell>
          <table:table-cell table:formula="of:=RAND()*10-5" office:value-type="float" office:value="-4.70378230964375" calcext:value-type="float">
            <text:p>-4.70378230964375</text:p>
          </table:table-cell>
          <table:table-cell table:formula="of:=IF([.A638]*0.987+[.B6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6389001655423" calcext:value-type="float">
            <text:p>1.46389001655423</text:p>
          </table:table-cell>
          <table:table-cell table:formula="of:=RAND()*10-5" office:value-type="float" office:value="1.75730627861138" calcext:value-type="float">
            <text:p>1.75730627861138</text:p>
          </table:table-cell>
          <table:table-cell table:formula="of:=IF([.A639]*0.987+[.B6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8662596314911" calcext:value-type="float">
            <text:p>-2.78662596314911</text:p>
          </table:table-cell>
          <table:table-cell table:formula="of:=RAND()*10-5" office:value-type="float" office:value="-3.15812692209807" calcext:value-type="float">
            <text:p>-3.15812692209807</text:p>
          </table:table-cell>
          <table:table-cell table:formula="of:=IF([.A640]*0.987+[.B64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5836510384229" calcext:value-type="float">
            <text:p>-1.15836510384229</text:p>
          </table:table-cell>
          <table:table-cell table:formula="of:=RAND()*10-5" office:value-type="float" office:value="-1.88692770023476" calcext:value-type="float">
            <text:p>-1.88692770023476</text:p>
          </table:table-cell>
          <table:table-cell table:formula="of:=IF([.A641]*0.987+[.B6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9737184367749" calcext:value-type="float">
            <text:p>-1.29737184367749</text:p>
          </table:table-cell>
          <table:table-cell table:formula="of:=RAND()*10-5" office:value-type="float" office:value="4.01671560968497" calcext:value-type="float">
            <text:p>4.01671560968497</text:p>
          </table:table-cell>
          <table:table-cell table:formula="of:=IF([.A642]*0.987+[.B6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972533544569" calcext:value-type="float">
            <text:p>-2.6972533544569</text:p>
          </table:table-cell>
          <table:table-cell table:formula="of:=RAND()*10-5" office:value-type="float" office:value="4.40778574019104" calcext:value-type="float">
            <text:p>4.40778574019104</text:p>
          </table:table-cell>
          <table:table-cell table:formula="of:=IF([.A643]*0.987+[.B6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487866219465829" calcext:value-type="float">
            <text:p>0.048786621946583</text:p>
          </table:table-cell>
          <table:table-cell table:formula="of:=RAND()*10-5" office:value-type="float" office:value="2.21341197706595" calcext:value-type="float">
            <text:p>2.21341197706595</text:p>
          </table:table-cell>
          <table:table-cell table:formula="of:=IF([.A644]*0.987+[.B6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855277589837" calcext:value-type="float">
            <text:p>-2.8855277589837</text:p>
          </table:table-cell>
          <table:table-cell table:formula="of:=RAND()*10-5" office:value-type="float" office:value="0.883237938915475" calcext:value-type="float">
            <text:p>0.883237938915475</text:p>
          </table:table-cell>
          <table:table-cell table:formula="of:=IF([.A645]*0.987+[.B6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01621566587912" calcext:value-type="float">
            <text:p>0.201621566587912</text:p>
          </table:table-cell>
          <table:table-cell table:formula="of:=RAND()*10-5" office:value-type="float" office:value="-0.61941464650473" calcext:value-type="float">
            <text:p>-0.61941464650473</text:p>
          </table:table-cell>
          <table:table-cell table:formula="of:=IF([.A646]*0.987+[.B6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5518880915789" calcext:value-type="float">
            <text:p>-3.85518880915789</text:p>
          </table:table-cell>
          <table:table-cell table:formula="of:=RAND()*10-5" office:value-type="float" office:value="2.21540571500168" calcext:value-type="float">
            <text:p>2.21540571500168</text:p>
          </table:table-cell>
          <table:table-cell table:formula="of:=IF([.A647]*0.987+[.B6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2785637062298" calcext:value-type="float">
            <text:p>0.92785637062298</text:p>
          </table:table-cell>
          <table:table-cell table:formula="of:=RAND()*10-5" office:value-type="float" office:value="4.33762435996866" calcext:value-type="float">
            <text:p>4.33762435996866</text:p>
          </table:table-cell>
          <table:table-cell table:formula="of:=IF([.A648]*0.987+[.B6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6766940488863" calcext:value-type="float">
            <text:p>4.26766940488863</text:p>
          </table:table-cell>
          <table:table-cell table:formula="of:=RAND()*10-5" office:value-type="float" office:value="-4.4510307199374" calcext:value-type="float">
            <text:p>-4.4510307199374</text:p>
          </table:table-cell>
          <table:table-cell table:formula="of:=IF([.A649]*0.987+[.B6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8617324417592" calcext:value-type="float">
            <text:p>1.08617324417592</text:p>
          </table:table-cell>
          <table:table-cell table:formula="of:=RAND()*10-5" office:value-type="float" office:value="0.137447761529293" calcext:value-type="float">
            <text:p>0.137447761529293</text:p>
          </table:table-cell>
          <table:table-cell table:formula="of:=IF([.A650]*0.987+[.B65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7789359408304" calcext:value-type="float">
            <text:p>4.87789359408304</text:p>
          </table:table-cell>
          <table:table-cell table:formula="of:=RAND()*10-5" office:value-type="float" office:value="-4.19918428866116" calcext:value-type="float">
            <text:p>-4.19918428866116</text:p>
          </table:table-cell>
          <table:table-cell table:formula="of:=IF([.A651]*0.987+[.B6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43694003376955" calcext:value-type="float">
            <text:p>0.443694003376955</text:p>
          </table:table-cell>
          <table:table-cell table:formula="of:=RAND()*10-5" office:value-type="float" office:value="1.07824339662153" calcext:value-type="float">
            <text:p>1.07824339662153</text:p>
          </table:table-cell>
          <table:table-cell table:formula="of:=IF([.A652]*0.987+[.B6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8413345889764" calcext:value-type="float">
            <text:p>-4.28413345889764</text:p>
          </table:table-cell>
          <table:table-cell table:formula="of:=RAND()*10-5" office:value-type="float" office:value="-3.65096129931925" calcext:value-type="float">
            <text:p>-3.65096129931925</text:p>
          </table:table-cell>
          <table:table-cell table:formula="of:=IF([.A653]*0.987+[.B6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0508153688259" calcext:value-type="float">
            <text:p>1.40508153688259</text:p>
          </table:table-cell>
          <table:table-cell table:formula="of:=RAND()*10-5" office:value-type="float" office:value="-4.9706995461672" calcext:value-type="float">
            <text:p>-4.9706995461672</text:p>
          </table:table-cell>
          <table:table-cell table:formula="of:=IF([.A654]*0.987+[.B65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3267003353624" calcext:value-type="float">
            <text:p>-1.43267003353624</text:p>
          </table:table-cell>
          <table:table-cell table:formula="of:=RAND()*10-5" office:value-type="float" office:value="2.57485790351771" calcext:value-type="float">
            <text:p>2.57485790351771</text:p>
          </table:table-cell>
          <table:table-cell table:formula="of:=IF([.A655]*0.987+[.B6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8789575199756" calcext:value-type="float">
            <text:p>3.98789575199756</text:p>
          </table:table-cell>
          <table:table-cell table:formula="of:=RAND()*10-5" office:value-type="float" office:value="-0.150949506998341" calcext:value-type="float">
            <text:p>-0.150949506998341</text:p>
          </table:table-cell>
          <table:table-cell table:formula="of:=IF([.A656]*0.987+[.B6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73482071648636" calcext:value-type="float">
            <text:p>0.473482071648636</text:p>
          </table:table-cell>
          <table:table-cell table:formula="of:=RAND()*10-5" office:value-type="float" office:value="4.88281655565291" calcext:value-type="float">
            <text:p>4.88281655565291</text:p>
          </table:table-cell>
          <table:table-cell table:formula="of:=IF([.A657]*0.987+[.B6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8129109001097" calcext:value-type="float">
            <text:p>-0.18129109001097</text:p>
          </table:table-cell>
          <table:table-cell table:formula="of:=RAND()*10-5" office:value-type="float" office:value="-4.00513263100472" calcext:value-type="float">
            <text:p>-4.00513263100472</text:p>
          </table:table-cell>
          <table:table-cell table:formula="of:=IF([.A658]*0.987+[.B6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6249732827299" calcext:value-type="float">
            <text:p>4.96249732827299</text:p>
          </table:table-cell>
          <table:table-cell table:formula="of:=RAND()*10-5" office:value-type="float" office:value="2.47072186390663" calcext:value-type="float">
            <text:p>2.47072186390663</text:p>
          </table:table-cell>
          <table:table-cell table:formula="of:=IF([.A659]*0.987+[.B65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38500375274127" calcext:value-type="float">
            <text:p>0.238500375274127</text:p>
          </table:table-cell>
          <table:table-cell table:formula="of:=RAND()*10-5" office:value-type="float" office:value="-2.53715195902814" calcext:value-type="float">
            <text:p>-2.53715195902814</text:p>
          </table:table-cell>
          <table:table-cell table:formula="of:=IF([.A660]*0.987+[.B6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6173151257429" calcext:value-type="float">
            <text:p>-2.26173151257429</text:p>
          </table:table-cell>
          <table:table-cell table:formula="of:=RAND()*10-5" office:value-type="float" office:value="-0.385980788114747" calcext:value-type="float">
            <text:p>-0.385980788114747</text:p>
          </table:table-cell>
          <table:table-cell table:formula="of:=IF([.A661]*0.987+[.B6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993451595182" calcext:value-type="float">
            <text:p>-2.2993451595182</text:p>
          </table:table-cell>
          <table:table-cell table:formula="of:=RAND()*10-5" office:value-type="float" office:value="2.55281562957899" calcext:value-type="float">
            <text:p>2.55281562957899</text:p>
          </table:table-cell>
          <table:table-cell table:formula="of:=IF([.A662]*0.987+[.B6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3451303289069" calcext:value-type="float">
            <text:p>0.93451303289069</text:p>
          </table:table-cell>
          <table:table-cell table:formula="of:=RAND()*10-5" office:value-type="float" office:value="-4.09286785832142" calcext:value-type="float">
            <text:p>-4.09286785832142</text:p>
          </table:table-cell>
          <table:table-cell table:formula="of:=IF([.A663]*0.987+[.B66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0485758364889" calcext:value-type="float">
            <text:p>2.70485758364889</text:p>
          </table:table-cell>
          <table:table-cell table:formula="of:=RAND()*10-5" office:value-type="float" office:value="4.84798612363595" calcext:value-type="float">
            <text:p>4.84798612363595</text:p>
          </table:table-cell>
          <table:table-cell table:formula="of:=IF([.A664]*0.987+[.B6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0740915504599" calcext:value-type="float">
            <text:p>4.60740915504599</text:p>
          </table:table-cell>
          <table:table-cell table:formula="of:=RAND()*10-5" office:value-type="float" office:value="0.301906804864663" calcext:value-type="float">
            <text:p>0.301906804864663</text:p>
          </table:table-cell>
          <table:table-cell table:formula="of:=IF([.A665]*0.987+[.B6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2807070907068" calcext:value-type="float">
            <text:p>3.22807070907068</text:p>
          </table:table-cell>
          <table:table-cell table:formula="of:=RAND()*10-5" office:value-type="float" office:value="0.982279679007019" calcext:value-type="float">
            <text:p>0.982279679007019</text:p>
          </table:table-cell>
          <table:table-cell table:formula="of:=IF([.A666]*0.987+[.B6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99355817408518" calcext:value-type="float">
            <text:p>0.299355817408518</text:p>
          </table:table-cell>
          <table:table-cell table:formula="of:=RAND()*10-5" office:value-type="float" office:value="4.05264087080777" calcext:value-type="float">
            <text:p>4.05264087080777</text:p>
          </table:table-cell>
          <table:table-cell table:formula="of:=IF([.A667]*0.987+[.B6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7633835326138" calcext:value-type="float">
            <text:p>1.67633835326138</text:p>
          </table:table-cell>
          <table:table-cell table:formula="of:=RAND()*10-5" office:value-type="float" office:value="1.26874983453614" calcext:value-type="float">
            <text:p>1.26874983453614</text:p>
          </table:table-cell>
          <table:table-cell table:formula="of:=IF([.A668]*0.987+[.B6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4805461818974" calcext:value-type="float">
            <text:p>3.54805461818974</text:p>
          </table:table-cell>
          <table:table-cell table:formula="of:=RAND()*10-5" office:value-type="float" office:value="-3.91403904438853" calcext:value-type="float">
            <text:p>-3.91403904438853</text:p>
          </table:table-cell>
          <table:table-cell table:formula="of:=IF([.A669]*0.987+[.B66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7875349115332" calcext:value-type="float">
            <text:p>-0.267875349115332</text:p>
          </table:table-cell>
          <table:table-cell table:formula="of:=RAND()*10-5" office:value-type="float" office:value="-1.16609387747024" calcext:value-type="float">
            <text:p>-1.16609387747024</text:p>
          </table:table-cell>
          <table:table-cell table:formula="of:=IF([.A670]*0.987+[.B6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817369641069" calcext:value-type="float">
            <text:p>1.49817369641069</text:p>
          </table:table-cell>
          <table:table-cell table:formula="of:=RAND()*10-5" office:value-type="float" office:value="-4.84045540935811" calcext:value-type="float">
            <text:p>-4.84045540935811</text:p>
          </table:table-cell>
          <table:table-cell table:formula="of:=IF([.A671]*0.987+[.B67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3486607490646" calcext:value-type="float">
            <text:p>3.43486607490646</text:p>
          </table:table-cell>
          <table:table-cell table:formula="of:=RAND()*10-5" office:value-type="float" office:value="-2.14344777232156" calcext:value-type="float">
            <text:p>-2.14344777232156</text:p>
          </table:table-cell>
          <table:table-cell table:formula="of:=IF([.A672]*0.987+[.B6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3832906880647" calcext:value-type="float">
            <text:p>3.83832906880647</text:p>
          </table:table-cell>
          <table:table-cell table:formula="of:=RAND()*10-5" office:value-type="float" office:value="-0.950532814109766" calcext:value-type="float">
            <text:p>-0.950532814109766</text:p>
          </table:table-cell>
          <table:table-cell table:formula="of:=IF([.A673]*0.987+[.B67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2162400614719" calcext:value-type="float">
            <text:p>1.12162400614719</text:p>
          </table:table-cell>
          <table:table-cell table:formula="of:=RAND()*10-5" office:value-type="float" office:value="-4.57653522448871" calcext:value-type="float">
            <text:p>-4.57653522448871</text:p>
          </table:table-cell>
          <table:table-cell table:formula="of:=IF([.A674]*0.987+[.B6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1886296028296" calcext:value-type="float">
            <text:p>-4.51886296028296</text:p>
          </table:table-cell>
          <table:table-cell table:formula="of:=RAND()*10-5" office:value-type="float" office:value="0.952633123597011" calcext:value-type="float">
            <text:p>0.952633123597011</text:p>
          </table:table-cell>
          <table:table-cell table:formula="of:=IF([.A675]*0.987+[.B6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966344736009" calcext:value-type="float">
            <text:p>1.7966344736009</text:p>
          </table:table-cell>
          <table:table-cell table:formula="of:=RAND()*10-5" office:value-type="float" office:value="-2.45694989195439" calcext:value-type="float">
            <text:p>-2.45694989195439</text:p>
          </table:table-cell>
          <table:table-cell table:formula="of:=IF([.A676]*0.987+[.B6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8152554525549" calcext:value-type="float">
            <text:p>-3.88152554525549</text:p>
          </table:table-cell>
          <table:table-cell table:formula="of:=RAND()*10-5" office:value-type="float" office:value="2.062405234928" calcext:value-type="float">
            <text:p>2.062405234928</text:p>
          </table:table-cell>
          <table:table-cell table:formula="of:=IF([.A677]*0.987+[.B6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9342479255902" calcext:value-type="float">
            <text:p>4.99342479255902</text:p>
          </table:table-cell>
          <table:table-cell table:formula="of:=RAND()*10-5" office:value-type="float" office:value="1.19091825712147" calcext:value-type="float">
            <text:p>1.19091825712147</text:p>
          </table:table-cell>
          <table:table-cell table:formula="of:=IF([.A678]*0.987+[.B6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21056525072491" calcext:value-type="float">
            <text:p>0.821056525072491</text:p>
          </table:table-cell>
          <table:table-cell table:formula="of:=RAND()*10-5" office:value-type="float" office:value="-1.65464394439214" calcext:value-type="float">
            <text:p>-1.65464394439214</text:p>
          </table:table-cell>
          <table:table-cell table:formula="of:=IF([.A679]*0.987+[.B6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3860905114653" calcext:value-type="float">
            <text:p>-1.13860905114653</text:p>
          </table:table-cell>
          <table:table-cell table:formula="of:=RAND()*10-5" office:value-type="float" office:value="-3.26447901834626" calcext:value-type="float">
            <text:p>-3.26447901834626</text:p>
          </table:table-cell>
          <table:table-cell table:formula="of:=IF([.A680]*0.987+[.B6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7936261446018" calcext:value-type="float">
            <text:p>-3.87936261446018</text:p>
          </table:table-cell>
          <table:table-cell table:formula="of:=RAND()*10-5" office:value-type="float" office:value="0.570938065553895" calcext:value-type="float">
            <text:p>0.570938065553895</text:p>
          </table:table-cell>
          <table:table-cell table:formula="of:=IF([.A681]*0.987+[.B6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5504033413557" calcext:value-type="float">
            <text:p>-3.15504033413557</text:p>
          </table:table-cell>
          <table:table-cell table:formula="of:=RAND()*10-5" office:value-type="float" office:value="4.85291908374549" calcext:value-type="float">
            <text:p>4.85291908374549</text:p>
          </table:table-cell>
          <table:table-cell table:formula="of:=IF([.A682]*0.987+[.B6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71952717884471" calcext:value-type="float">
            <text:p>0.271952717884471</text:p>
          </table:table-cell>
          <table:table-cell table:formula="of:=RAND()*10-5" office:value-type="float" office:value="-2.98341422599578" calcext:value-type="float">
            <text:p>-2.98341422599578</text:p>
          </table:table-cell>
          <table:table-cell table:formula="of:=IF([.A683]*0.987+[.B6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4520815154114" calcext:value-type="float">
            <text:p>1.74520815154114</text:p>
          </table:table-cell>
          <table:table-cell table:formula="of:=RAND()*10-5" office:value-type="float" office:value="-2.45482270384798" calcext:value-type="float">
            <text:p>-2.45482270384798</text:p>
          </table:table-cell>
          <table:table-cell table:formula="of:=IF([.A684]*0.987+[.B6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3932891203828" calcext:value-type="float">
            <text:p>4.63932891203828</text:p>
          </table:table-cell>
          <table:table-cell table:formula="of:=RAND()*10-5" office:value-type="float" office:value="2.33952024395545" calcext:value-type="float">
            <text:p>2.33952024395545</text:p>
          </table:table-cell>
          <table:table-cell table:formula="of:=IF([.A685]*0.987+[.B68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0738606051393" calcext:value-type="float">
            <text:p>-2.20738606051393</text:p>
          </table:table-cell>
          <table:table-cell table:formula="of:=RAND()*10-5" office:value-type="float" office:value="2.30634492983298" calcext:value-type="float">
            <text:p>2.30634492983298</text:p>
          </table:table-cell>
          <table:table-cell table:formula="of:=IF([.A686]*0.987+[.B6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7697556534239" calcext:value-type="float">
            <text:p>-1.57697556534239</text:p>
          </table:table-cell>
          <table:table-cell table:formula="of:=RAND()*10-5" office:value-type="float" office:value="2.32357684201346" calcext:value-type="float">
            <text:p>2.32357684201346</text:p>
          </table:table-cell>
          <table:table-cell table:formula="of:=IF([.A687]*0.987+[.B6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4832689469654" calcext:value-type="float">
            <text:p>-1.84832689469654</text:p>
          </table:table-cell>
          <table:table-cell table:formula="of:=RAND()*10-5" office:value-type="float" office:value="-1.57063405682232" calcext:value-type="float">
            <text:p>-1.57063405682232</text:p>
          </table:table-cell>
          <table:table-cell table:formula="of:=IF([.A688]*0.987+[.B6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842535141544" calcext:value-type="float">
            <text:p>4.3842535141544</text:p>
          </table:table-cell>
          <table:table-cell table:formula="of:=RAND()*10-5" office:value-type="float" office:value="-1.69100702443948" calcext:value-type="float">
            <text:p>-1.69100702443948</text:p>
          </table:table-cell>
          <table:table-cell table:formula="of:=IF([.A689]*0.987+[.B6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5390164387903" calcext:value-type="float">
            <text:p>-3.75390164387903</text:p>
          </table:table-cell>
          <table:table-cell table:formula="of:=RAND()*10-5" office:value-type="float" office:value="-0.303736550625727" calcext:value-type="float">
            <text:p>-0.303736550625727</text:p>
          </table:table-cell>
          <table:table-cell table:formula="of:=IF([.A690]*0.987+[.B6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8167863933051" calcext:value-type="float">
            <text:p>-2.58167863933051</text:p>
          </table:table-cell>
          <table:table-cell table:formula="of:=RAND()*10-5" office:value-type="float" office:value="3.57035594457813" calcext:value-type="float">
            <text:p>3.57035594457813</text:p>
          </table:table-cell>
          <table:table-cell table:formula="of:=IF([.A691]*0.987+[.B6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5431133842518" calcext:value-type="float">
            <text:p>-3.65431133842518</text:p>
          </table:table-cell>
          <table:table-cell table:formula="of:=RAND()*10-5" office:value-type="float" office:value="-4.17469150422673" calcext:value-type="float">
            <text:p>-4.17469150422673</text:p>
          </table:table-cell>
          <table:table-cell table:formula="of:=IF([.A692]*0.987+[.B6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1953015123166" calcext:value-type="float">
            <text:p>4.21953015123166</text:p>
          </table:table-cell>
          <table:table-cell table:formula="of:=RAND()*10-5" office:value-type="float" office:value="1.34676866904521" calcext:value-type="float">
            <text:p>1.34676866904521</text:p>
          </table:table-cell>
          <table:table-cell table:formula="of:=IF([.A693]*0.987+[.B6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3341392063614" calcext:value-type="float">
            <text:p>-1.43341392063614</text:p>
          </table:table-cell>
          <table:table-cell table:formula="of:=RAND()*10-5" office:value-type="float" office:value="-4.84423116176933" calcext:value-type="float">
            <text:p>-4.84423116176933</text:p>
          </table:table-cell>
          <table:table-cell table:formula="of:=IF([.A694]*0.987+[.B6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9376143542401" calcext:value-type="float">
            <text:p>1.89376143542401</text:p>
          </table:table-cell>
          <table:table-cell table:formula="of:=RAND()*10-5" office:value-type="float" office:value="-0.974042805958836" calcext:value-type="float">
            <text:p>-0.974042805958836</text:p>
          </table:table-cell>
          <table:table-cell table:formula="of:=IF([.A695]*0.987+[.B6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9626392524059" calcext:value-type="float">
            <text:p>1.19626392524059</text:p>
          </table:table-cell>
          <table:table-cell table:formula="of:=RAND()*10-5" office:value-type="float" office:value="3.10854518255287" calcext:value-type="float">
            <text:p>3.10854518255287</text:p>
          </table:table-cell>
          <table:table-cell table:formula="of:=IF([.A696]*0.987+[.B6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4672148169724" calcext:value-type="float">
            <text:p>1.24672148169724</text:p>
          </table:table-cell>
          <table:table-cell table:formula="of:=RAND()*10-5" office:value-type="float" office:value="-3.15146214334023" calcext:value-type="float">
            <text:p>-3.15146214334023</text:p>
          </table:table-cell>
          <table:table-cell table:formula="of:=IF([.A697]*0.987+[.B6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58824546913667" calcext:value-type="float">
            <text:p>-0.558824546913667</text:p>
          </table:table-cell>
          <table:table-cell table:formula="of:=RAND()*10-5" office:value-type="float" office:value="-4.93142746836053" calcext:value-type="float">
            <text:p>-4.93142746836053</text:p>
          </table:table-cell>
          <table:table-cell table:formula="of:=IF([.A698]*0.987+[.B6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8820638384528" calcext:value-type="float">
            <text:p>2.98820638384528</text:p>
          </table:table-cell>
          <table:table-cell table:formula="of:=RAND()*10-5" office:value-type="float" office:value="2.86455910119866" calcext:value-type="float">
            <text:p>2.86455910119866</text:p>
          </table:table-cell>
          <table:table-cell table:formula="of:=IF([.A699]*0.987+[.B6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6508209044748" calcext:value-type="float">
            <text:p>-3.06508209044748</text:p>
          </table:table-cell>
          <table:table-cell table:formula="of:=RAND()*10-5" office:value-type="float" office:value="3.01260251803935" calcext:value-type="float">
            <text:p>3.01260251803935</text:p>
          </table:table-cell>
          <table:table-cell table:formula="of:=IF([.A700]*0.987+[.B700]*-0.1+1 &gt; 2; &quot;ACCEPT&quot;; &quot;REJECT&quot;)" office:value-type="string" office:string-value="REJECT" calcext:value-type="string">
            <text:p>REJECT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0.413126590904184" calcext:value-type="float">
            <text:p>0.413126590904184</text:p>
          </table:table-cell>
          <table:table-cell table:formula="of:=RAND()*10-5" office:value-type="float" office:value="2.52401725678889" calcext:value-type="float">
            <text:p>2.52401725678889</text:p>
          </table:table-cell>
          <table:table-cell table:formula="of:=IF([.A2]*0.987+[.B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8460391981483" calcext:value-type="float">
            <text:p>4.58460391981483</text:p>
          </table:table-cell>
          <table:table-cell table:formula="of:=RAND()*10-5" office:value-type="float" office:value="-0.935377231447408" calcext:value-type="float">
            <text:p>-0.935377231447408</text:p>
          </table:table-cell>
          <table:table-cell table:formula="of:=IF([.A3]*0.987+[.B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4044711632886" calcext:value-type="float">
            <text:p>-4.74044711632886</text:p>
          </table:table-cell>
          <table:table-cell table:formula="of:=RAND()*10-5" office:value-type="float" office:value="-2.66543915436066" calcext:value-type="float">
            <text:p>-2.66543915436066</text:p>
          </table:table-cell>
          <table:table-cell table:formula="of:=IF([.A4]*0.987+[.B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0812871961052" calcext:value-type="float">
            <text:p>-1.20812871961052</text:p>
          </table:table-cell>
          <table:table-cell table:formula="of:=RAND()*10-5" office:value-type="float" office:value="-2.00143347502674" calcext:value-type="float">
            <text:p>-2.00143347502674</text:p>
          </table:table-cell>
          <table:table-cell table:formula="of:=IF([.A5]*0.987+[.B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7489610657052" calcext:value-type="float">
            <text:p>-4.77489610657052</text:p>
          </table:table-cell>
          <table:table-cell table:formula="of:=RAND()*10-5" office:value-type="float" office:value="3.12983610284986" calcext:value-type="float">
            <text:p>3.12983610284986</text:p>
          </table:table-cell>
          <table:table-cell table:formula="of:=IF([.A6]*0.987+[.B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0277783015555" calcext:value-type="float">
            <text:p>-2.90277783015555</text:p>
          </table:table-cell>
          <table:table-cell table:formula="of:=RAND()*10-5" office:value-type="float" office:value="-2.27812145913912" calcext:value-type="float">
            <text:p>-2.27812145913912</text:p>
          </table:table-cell>
          <table:table-cell table:formula="of:=IF([.A7]*0.987+[.B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23103465774612" calcext:value-type="float">
            <text:p>-0.223103465774612</text:p>
          </table:table-cell>
          <table:table-cell table:formula="of:=RAND()*10-5" office:value-type="float" office:value="-4.77563101264157" calcext:value-type="float">
            <text:p>-4.77563101264157</text:p>
          </table:table-cell>
          <table:table-cell table:formula="of:=IF([.A8]*0.987+[.B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1002235161682" calcext:value-type="float">
            <text:p>3.51002235161682</text:p>
          </table:table-cell>
          <table:table-cell table:formula="of:=RAND()*10-5" office:value-type="float" office:value="4.68276117952556" calcext:value-type="float">
            <text:p>4.68276117952556</text:p>
          </table:table-cell>
          <table:table-cell table:formula="of:=IF([.A9]*0.987+[.B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2649688957117" calcext:value-type="float">
            <text:p>4.12649688957117</text:p>
          </table:table-cell>
          <table:table-cell table:formula="of:=RAND()*10-5" office:value-type="float" office:value="-2.60672860293514" calcext:value-type="float">
            <text:p>-2.60672860293514</text:p>
          </table:table-cell>
          <table:table-cell table:formula="of:=IF([.A10]*0.987+[.B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8980212172721" calcext:value-type="float">
            <text:p>-3.58980212172721</text:p>
          </table:table-cell>
          <table:table-cell table:formula="of:=RAND()*10-5" office:value-type="float" office:value="2.95071042888198" calcext:value-type="float">
            <text:p>2.95071042888198</text:p>
          </table:table-cell>
          <table:table-cell table:formula="of:=IF([.A11]*0.987+[.B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5659726061802" calcext:value-type="float">
            <text:p>2.35659726061802</text:p>
          </table:table-cell>
          <table:table-cell table:formula="of:=RAND()*10-5" office:value-type="float" office:value="-0.404342540092996" calcext:value-type="float">
            <text:p>-0.404342540092996</text:p>
          </table:table-cell>
          <table:table-cell table:formula="of:=IF([.A12]*0.987+[.B1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1151145120359" calcext:value-type="float">
            <text:p>3.81151145120359</text:p>
          </table:table-cell>
          <table:table-cell table:formula="of:=RAND()*10-5" office:value-type="float" office:value="0.1446111464077" calcext:value-type="float">
            <text:p>0.1446111464077</text:p>
          </table:table-cell>
          <table:table-cell table:formula="of:=IF([.A13]*0.987+[.B1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1785016622515" calcext:value-type="float">
            <text:p>3.71785016622515</text:p>
          </table:table-cell>
          <table:table-cell table:formula="of:=RAND()*10-5" office:value-type="float" office:value="-4.0841532267778" calcext:value-type="float">
            <text:p>-4.0841532267778</text:p>
          </table:table-cell>
          <table:table-cell table:formula="of:=IF([.A14]*0.987+[.B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870916721685218" calcext:value-type="float">
            <text:p>-0.087091672168522</text:p>
          </table:table-cell>
          <table:table-cell table:formula="of:=RAND()*10-5" office:value-type="float" office:value="0.548914457602833" calcext:value-type="float">
            <text:p>0.548914457602833</text:p>
          </table:table-cell>
          <table:table-cell table:formula="of:=IF([.A15]*0.987+[.B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2349642573651" calcext:value-type="float">
            <text:p>-1.72349642573651</text:p>
          </table:table-cell>
          <table:table-cell table:formula="of:=RAND()*10-5" office:value-type="float" office:value="-0.367099330085903" calcext:value-type="float">
            <text:p>-0.367099330085903</text:p>
          </table:table-cell>
          <table:table-cell table:formula="of:=IF([.A16]*0.987+[.B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62036128330246" calcext:value-type="float">
            <text:p>0.462036128330246</text:p>
          </table:table-cell>
          <table:table-cell table:formula="of:=RAND()*10-5" office:value-type="float" office:value="-4.60493757172662" calcext:value-type="float">
            <text:p>-4.60493757172662</text:p>
          </table:table-cell>
          <table:table-cell table:formula="of:=IF([.A17]*0.987+[.B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7901484385788" calcext:value-type="float">
            <text:p>3.87901484385788</text:p>
          </table:table-cell>
          <table:table-cell table:formula="of:=RAND()*10-5" office:value-type="float" office:value="1.37721671226129" calcext:value-type="float">
            <text:p>1.37721671226129</text:p>
          </table:table-cell>
          <table:table-cell table:formula="of:=IF([.A18]*0.987+[.B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4181387121875" calcext:value-type="float">
            <text:p>-4.34181387121875</text:p>
          </table:table-cell>
          <table:table-cell table:formula="of:=RAND()*10-5" office:value-type="float" office:value="2.61879323573526" calcext:value-type="float">
            <text:p>2.61879323573526</text:p>
          </table:table-cell>
          <table:table-cell table:formula="of:=IF([.A19]*0.987+[.B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0750096293115" calcext:value-type="float">
            <text:p>-2.50750096293115</text:p>
          </table:table-cell>
          <table:table-cell table:formula="of:=RAND()*10-5" office:value-type="float" office:value="-2.69054571616051" calcext:value-type="float">
            <text:p>-2.69054571616051</text:p>
          </table:table-cell>
          <table:table-cell table:formula="of:=IF([.A20]*0.987+[.B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4670267545316" calcext:value-type="float">
            <text:p>-2.14670267545316</text:p>
          </table:table-cell>
          <table:table-cell table:formula="of:=RAND()*10-5" office:value-type="float" office:value="-3.90621682140964" calcext:value-type="float">
            <text:p>-3.90621682140964</text:p>
          </table:table-cell>
          <table:table-cell table:formula="of:=IF([.A21]*0.987+[.B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3021814635008" calcext:value-type="float">
            <text:p>-4.13021814635008</text:p>
          </table:table-cell>
          <table:table-cell table:formula="of:=RAND()*10-5" office:value-type="float" office:value="1.98213083234198" calcext:value-type="float">
            <text:p>1.98213083234198</text:p>
          </table:table-cell>
          <table:table-cell table:formula="of:=IF([.A22]*0.987+[.B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1317087941414" calcext:value-type="float">
            <text:p>-2.21317087941414</text:p>
          </table:table-cell>
          <table:table-cell table:formula="of:=RAND()*10-5" office:value-type="float" office:value="4.24413061936472" calcext:value-type="float">
            <text:p>4.24413061936472</text:p>
          </table:table-cell>
          <table:table-cell table:formula="of:=IF([.A23]*0.987+[.B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4710054422365" calcext:value-type="float">
            <text:p>-2.14710054422365</text:p>
          </table:table-cell>
          <table:table-cell table:formula="of:=RAND()*10-5" office:value-type="float" office:value="-1.58129528779186" calcext:value-type="float">
            <text:p>-1.58129528779186</text:p>
          </table:table-cell>
          <table:table-cell table:formula="of:=IF([.A24]*0.987+[.B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890408118740993" calcext:value-type="float">
            <text:p>0.089040811874099</text:p>
          </table:table-cell>
          <table:table-cell table:formula="of:=RAND()*10-5" office:value-type="float" office:value="-1.92108611477289" calcext:value-type="float">
            <text:p>-1.92108611477289</text:p>
          </table:table-cell>
          <table:table-cell table:formula="of:=IF([.A25]*0.987+[.B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2708262468108" calcext:value-type="float">
            <text:p>-4.32708262468108</text:p>
          </table:table-cell>
          <table:table-cell table:formula="of:=RAND()*10-5" office:value-type="float" office:value="4.91728961684406" calcext:value-type="float">
            <text:p>4.91728961684406</text:p>
          </table:table-cell>
          <table:table-cell table:formula="of:=IF([.A26]*0.987+[.B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9856557825244" calcext:value-type="float">
            <text:p>3.79856557825244</text:p>
          </table:table-cell>
          <table:table-cell table:formula="of:=RAND()*10-5" office:value-type="float" office:value="1.1837751762893" calcext:value-type="float">
            <text:p>1.1837751762893</text:p>
          </table:table-cell>
          <table:table-cell table:formula="of:=IF([.A27]*0.987+[.B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1140660296755" calcext:value-type="float">
            <text:p>-3.21140660296755</text:p>
          </table:table-cell>
          <table:table-cell table:formula="of:=RAND()*10-5" office:value-type="float" office:value="-3.13423959782836" calcext:value-type="float">
            <text:p>-3.13423959782836</text:p>
          </table:table-cell>
          <table:table-cell table:formula="of:=IF([.A28]*0.987+[.B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32768595437135" calcext:value-type="float">
            <text:p>0.232768595437135</text:p>
          </table:table-cell>
          <table:table-cell table:formula="of:=RAND()*10-5" office:value-type="float" office:value="-4.66245796687386" calcext:value-type="float">
            <text:p>-4.66245796687386</text:p>
          </table:table-cell>
          <table:table-cell table:formula="of:=IF([.A29]*0.987+[.B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9406166090464" calcext:value-type="float">
            <text:p>-3.09406166090464</text:p>
          </table:table-cell>
          <table:table-cell table:formula="of:=RAND()*10-5" office:value-type="float" office:value="2.69442797960085" calcext:value-type="float">
            <text:p>2.69442797960085</text:p>
          </table:table-cell>
          <table:table-cell table:formula="of:=IF([.A30]*0.987+[.B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487067373572" calcext:value-type="float">
            <text:p>-3.83487067373572</text:p>
          </table:table-cell>
          <table:table-cell table:formula="of:=RAND()*10-5" office:value-type="float" office:value="-1.72241791734956" calcext:value-type="float">
            <text:p>-1.72241791734956</text:p>
          </table:table-cell>
          <table:table-cell table:formula="of:=IF([.A31]*0.987+[.B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2346691024445" calcext:value-type="float">
            <text:p>2.22346691024445</text:p>
          </table:table-cell>
          <table:table-cell table:formula="of:=RAND()*10-5" office:value-type="float" office:value="3.54762422428377" calcext:value-type="float">
            <text:p>3.54762422428377</text:p>
          </table:table-cell>
          <table:table-cell table:formula="of:=IF([.A32]*0.987+[.B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6988960791531" calcext:value-type="float">
            <text:p>3.46988960791531</text:p>
          </table:table-cell>
          <table:table-cell table:formula="of:=RAND()*10-5" office:value-type="float" office:value="-4.49217919025293" calcext:value-type="float">
            <text:p>-4.49217919025293</text:p>
          </table:table-cell>
          <table:table-cell table:formula="of:=IF([.A33]*0.987+[.B3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43897257686135" calcext:value-type="float">
            <text:p>0.943897257686135</text:p>
          </table:table-cell>
          <table:table-cell table:formula="of:=RAND()*10-5" office:value-type="float" office:value="-2.13696521906874" calcext:value-type="float">
            <text:p>-2.13696521906874</text:p>
          </table:table-cell>
          <table:table-cell table:formula="of:=IF([.A34]*0.987+[.B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4515049507423" calcext:value-type="float">
            <text:p>-2.54515049507423</text:p>
          </table:table-cell>
          <table:table-cell table:formula="of:=RAND()*10-5" office:value-type="float" office:value="0.114019491627282" calcext:value-type="float">
            <text:p>0.114019491627282</text:p>
          </table:table-cell>
          <table:table-cell table:formula="of:=IF([.A35]*0.987+[.B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96381910702471" calcext:value-type="float">
            <text:p>-0.196381910702471</text:p>
          </table:table-cell>
          <table:table-cell table:formula="of:=RAND()*10-5" office:value-type="float" office:value="3.12443982880498" calcext:value-type="float">
            <text:p>3.12443982880498</text:p>
          </table:table-cell>
          <table:table-cell table:formula="of:=IF([.A36]*0.987+[.B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993074437563" calcext:value-type="float">
            <text:p>-2.76993074437563</text:p>
          </table:table-cell>
          <table:table-cell table:formula="of:=RAND()*10-5" office:value-type="float" office:value="-3.22291151634046" calcext:value-type="float">
            <text:p>-3.22291151634046</text:p>
          </table:table-cell>
          <table:table-cell table:formula="of:=IF([.A37]*0.987+[.B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7547172907761" calcext:value-type="float">
            <text:p>-2.97547172907761</text:p>
          </table:table-cell>
          <table:table-cell table:formula="of:=RAND()*10-5" office:value-type="float" office:value="-0.754706619796913" calcext:value-type="float">
            <text:p>-0.754706619796913</text:p>
          </table:table-cell>
          <table:table-cell table:formula="of:=IF([.A38]*0.987+[.B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439251139053" calcext:value-type="float">
            <text:p>-1.76439251139053</text:p>
          </table:table-cell>
          <table:table-cell table:formula="of:=RAND()*10-5" office:value-type="float" office:value="-4.03387997355131" calcext:value-type="float">
            <text:p>-4.03387997355131</text:p>
          </table:table-cell>
          <table:table-cell table:formula="of:=IF([.A39]*0.987+[.B3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3632679058599" calcext:value-type="float">
            <text:p>-3.73632679058599</text:p>
          </table:table-cell>
          <table:table-cell table:formula="of:=RAND()*10-5" office:value-type="float" office:value="-0.565690475507695" calcext:value-type="float">
            <text:p>-0.565690475507695</text:p>
          </table:table-cell>
          <table:table-cell table:formula="of:=IF([.A40]*0.987+[.B4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05705087304554" calcext:value-type="float">
            <text:p>-0.805705087304554</text:p>
          </table:table-cell>
          <table:table-cell table:formula="of:=RAND()*10-5" office:value-type="float" office:value="0.137340170129006" calcext:value-type="float">
            <text:p>0.137340170129006</text:p>
          </table:table-cell>
          <table:table-cell table:formula="of:=IF([.A41]*0.987+[.B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81366430403725" calcext:value-type="float">
            <text:p>-0.681366430403725</text:p>
          </table:table-cell>
          <table:table-cell table:formula="of:=RAND()*10-5" office:value-type="float" office:value="4.32147968492096" calcext:value-type="float">
            <text:p>4.32147968492096</text:p>
          </table:table-cell>
          <table:table-cell table:formula="of:=IF([.A42]*0.987+[.B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1878422192124" calcext:value-type="float">
            <text:p>-4.01878422192124</text:p>
          </table:table-cell>
          <table:table-cell table:formula="of:=RAND()*10-5" office:value-type="float" office:value="-4.89004334455505" calcext:value-type="float">
            <text:p>-4.89004334455505</text:p>
          </table:table-cell>
          <table:table-cell table:formula="of:=IF([.A43]*0.987+[.B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5276456333701" calcext:value-type="float">
            <text:p>2.35276456333701</text:p>
          </table:table-cell>
          <table:table-cell table:formula="of:=RAND()*10-5" office:value-type="float" office:value="0.961501270408252" calcext:value-type="float">
            <text:p>0.961501270408252</text:p>
          </table:table-cell>
          <table:table-cell table:formula="of:=IF([.A44]*0.987+[.B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0659759168665" calcext:value-type="float">
            <text:p>3.10659759168665</text:p>
          </table:table-cell>
          <table:table-cell table:formula="of:=RAND()*10-5" office:value-type="float" office:value="0.234339407389244" calcext:value-type="float">
            <text:p>0.234339407389244</text:p>
          </table:table-cell>
          <table:table-cell table:formula="of:=IF([.A45]*0.987+[.B4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2716077085872" calcext:value-type="float">
            <text:p>-4.02716077085872</text:p>
          </table:table-cell>
          <table:table-cell table:formula="of:=RAND()*10-5" office:value-type="float" office:value="-4.06313541465372" calcext:value-type="float">
            <text:p>-4.06313541465372</text:p>
          </table:table-cell>
          <table:table-cell table:formula="of:=IF([.A46]*0.987+[.B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6506382430854" calcext:value-type="float">
            <text:p>-1.96506382430854</text:p>
          </table:table-cell>
          <table:table-cell table:formula="of:=RAND()*10-5" office:value-type="float" office:value="4.53589609506839" calcext:value-type="float">
            <text:p>4.53589609506839</text:p>
          </table:table-cell>
          <table:table-cell table:formula="of:=IF([.A47]*0.987+[.B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5889068619486" calcext:value-type="float">
            <text:p>-0.355889068619486</text:p>
          </table:table-cell>
          <table:table-cell table:formula="of:=RAND()*10-5" office:value-type="float" office:value="4.9075063057486" calcext:value-type="float">
            <text:p>4.9075063057486</text:p>
          </table:table-cell>
          <table:table-cell table:formula="of:=IF([.A48]*0.987+[.B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4895275841826" calcext:value-type="float">
            <text:p>-0.244895275841826</text:p>
          </table:table-cell>
          <table:table-cell table:formula="of:=RAND()*10-5" office:value-type="float" office:value="-2.71845129744937" calcext:value-type="float">
            <text:p>-2.71845129744937</text:p>
          </table:table-cell>
          <table:table-cell table:formula="of:=IF([.A49]*0.987+[.B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97719499846" calcext:value-type="float">
            <text:p>1.397719499846</text:p>
          </table:table-cell>
          <table:table-cell table:formula="of:=RAND()*10-5" office:value-type="float" office:value="4.08521039105988" calcext:value-type="float">
            <text:p>4.08521039105988</text:p>
          </table:table-cell>
          <table:table-cell table:formula="of:=IF([.A50]*0.987+[.B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7374579468349" calcext:value-type="float">
            <text:p>2.17374579468349</text:p>
          </table:table-cell>
          <table:table-cell table:formula="of:=RAND()*10-5" office:value-type="float" office:value="4.59644442740835" calcext:value-type="float">
            <text:p>4.59644442740835</text:p>
          </table:table-cell>
          <table:table-cell table:formula="of:=IF([.A51]*0.987+[.B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7930056882985" calcext:value-type="float">
            <text:p>3.67930056882985</text:p>
          </table:table-cell>
          <table:table-cell table:formula="of:=RAND()*10-5" office:value-type="float" office:value="-1.5162082076267" calcext:value-type="float">
            <text:p>-1.5162082076267</text:p>
          </table:table-cell>
          <table:table-cell table:formula="of:=IF([.A52]*0.987+[.B5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96975934817904" calcext:value-type="float">
            <text:p>0.796975934817904</text:p>
          </table:table-cell>
          <table:table-cell table:formula="of:=RAND()*10-5" office:value-type="float" office:value="-0.481277814471031" calcext:value-type="float">
            <text:p>-0.481277814471031</text:p>
          </table:table-cell>
          <table:table-cell table:formula="of:=IF([.A53]*0.987+[.B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9066613554468" calcext:value-type="float">
            <text:p>-4.39066613554468</text:p>
          </table:table-cell>
          <table:table-cell table:formula="of:=RAND()*10-5" office:value-type="float" office:value="2.72413489239185" calcext:value-type="float">
            <text:p>2.72413489239185</text:p>
          </table:table-cell>
          <table:table-cell table:formula="of:=IF([.A54]*0.987+[.B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21851115652497" calcext:value-type="float">
            <text:p>-0.07218511156525</text:p>
          </table:table-cell>
          <table:table-cell table:formula="of:=RAND()*10-5" office:value-type="float" office:value="-1.6394485141249" calcext:value-type="float">
            <text:p>-1.6394485141249</text:p>
          </table:table-cell>
          <table:table-cell table:formula="of:=IF([.A55]*0.987+[.B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6940327846957" calcext:value-type="float">
            <text:p>-4.66940327846957</text:p>
          </table:table-cell>
          <table:table-cell table:formula="of:=RAND()*10-5" office:value-type="float" office:value="-4.07069894870336" calcext:value-type="float">
            <text:p>-4.07069894870336</text:p>
          </table:table-cell>
          <table:table-cell table:formula="of:=IF([.A56]*0.987+[.B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9125209149582" calcext:value-type="float">
            <text:p>1.19125209149582</text:p>
          </table:table-cell>
          <table:table-cell table:formula="of:=RAND()*10-5" office:value-type="float" office:value="-0.569851097886827" calcext:value-type="float">
            <text:p>-0.569851097886827</text:p>
          </table:table-cell>
          <table:table-cell table:formula="of:=IF([.A57]*0.987+[.B5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6907088926836" calcext:value-type="float">
            <text:p>3.96907088926836</text:p>
          </table:table-cell>
          <table:table-cell table:formula="of:=RAND()*10-5" office:value-type="float" office:value="-1.16943091360133" calcext:value-type="float">
            <text:p>-1.16943091360133</text:p>
          </table:table-cell>
          <table:table-cell table:formula="of:=IF([.A58]*0.987+[.B5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95122605955741" calcext:value-type="float">
            <text:p>-0.895122605955741</text:p>
          </table:table-cell>
          <table:table-cell table:formula="of:=RAND()*10-5" office:value-type="float" office:value="-1.13687304185333" calcext:value-type="float">
            <text:p>-1.13687304185333</text:p>
          </table:table-cell>
          <table:table-cell table:formula="of:=IF([.A59]*0.987+[.B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442350601826" calcext:value-type="float">
            <text:p>2.8442350601826</text:p>
          </table:table-cell>
          <table:table-cell table:formula="of:=RAND()*10-5" office:value-type="float" office:value="0.818623459424851" calcext:value-type="float">
            <text:p>0.818623459424851</text:p>
          </table:table-cell>
          <table:table-cell table:formula="of:=IF([.A60]*0.987+[.B6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696621365588" calcext:value-type="float">
            <text:p>4.64696621365588</text:p>
          </table:table-cell>
          <table:table-cell table:formula="of:=RAND()*10-5" office:value-type="float" office:value="-0.890908212921175" calcext:value-type="float">
            <text:p>-0.890908212921175</text:p>
          </table:table-cell>
          <table:table-cell table:formula="of:=IF([.A61]*0.987+[.B6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0878293303785" calcext:value-type="float">
            <text:p>2.40878293303785</text:p>
          </table:table-cell>
          <table:table-cell table:formula="of:=RAND()*10-5" office:value-type="float" office:value="-3.62476745986839" calcext:value-type="float">
            <text:p>-3.62476745986839</text:p>
          </table:table-cell>
          <table:table-cell table:formula="of:=IF([.A62]*0.987+[.B6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2666723690429" calcext:value-type="float">
            <text:p>-2.52666723690429</text:p>
          </table:table-cell>
          <table:table-cell table:formula="of:=RAND()*10-5" office:value-type="float" office:value="2.61051650015443" calcext:value-type="float">
            <text:p>2.61051650015443</text:p>
          </table:table-cell>
          <table:table-cell table:formula="of:=IF([.A63]*0.987+[.B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6361481520852" calcext:value-type="float">
            <text:p>4.26361481520852</text:p>
          </table:table-cell>
          <table:table-cell table:formula="of:=RAND()*10-5" office:value-type="float" office:value="2.72465602837121" calcext:value-type="float">
            <text:p>2.72465602837121</text:p>
          </table:table-cell>
          <table:table-cell table:formula="of:=IF([.A64]*0.987+[.B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441166858132" calcext:value-type="float">
            <text:p>4.18441166858132</text:p>
          </table:table-cell>
          <table:table-cell table:formula="of:=RAND()*10-5" office:value-type="float" office:value="-0.494879845750871" calcext:value-type="float">
            <text:p>-0.494879845750871</text:p>
          </table:table-cell>
          <table:table-cell table:formula="of:=IF([.A65]*0.987+[.B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9753435749864" calcext:value-type="float">
            <text:p>-1.09753435749864</text:p>
          </table:table-cell>
          <table:table-cell table:formula="of:=RAND()*10-5" office:value-type="float" office:value="1.17886610217017" calcext:value-type="float">
            <text:p>1.17886610217017</text:p>
          </table:table-cell>
          <table:table-cell table:formula="of:=IF([.A66]*0.987+[.B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0664314384297" calcext:value-type="float">
            <text:p>3.00664314384297</text:p>
          </table:table-cell>
          <table:table-cell table:formula="of:=RAND()*10-5" office:value-type="float" office:value="-3.03818286205527" calcext:value-type="float">
            <text:p>-3.03818286205527</text:p>
          </table:table-cell>
          <table:table-cell table:formula="of:=IF([.A67]*0.987+[.B6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713992740792" calcext:value-type="float">
            <text:p>2.4713992740792</text:p>
          </table:table-cell>
          <table:table-cell table:formula="of:=RAND()*10-5" office:value-type="float" office:value="-1.9039736770003" calcext:value-type="float">
            <text:p>-1.9039736770003</text:p>
          </table:table-cell>
          <table:table-cell table:formula="of:=IF([.A68]*0.987+[.B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35344661937059" calcext:value-type="float">
            <text:p>0.735344661937059</text:p>
          </table:table-cell>
          <table:table-cell table:formula="of:=RAND()*10-5" office:value-type="float" office:value="4.33558344679006" calcext:value-type="float">
            <text:p>4.33558344679006</text:p>
          </table:table-cell>
          <table:table-cell table:formula="of:=IF([.A69]*0.987+[.B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8913964731452" calcext:value-type="float">
            <text:p>2.28913964731452</text:p>
          </table:table-cell>
          <table:table-cell table:formula="of:=RAND()*10-5" office:value-type="float" office:value="-2.04677263717524" calcext:value-type="float">
            <text:p>-2.04677263717524</text:p>
          </table:table-cell>
          <table:table-cell table:formula="of:=IF([.A70]*0.987+[.B7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5385147722275" calcext:value-type="float">
            <text:p>3.05385147722275</text:p>
          </table:table-cell>
          <table:table-cell table:formula="of:=RAND()*10-5" office:value-type="float" office:value="3.46168941546809" calcext:value-type="float">
            <text:p>3.46168941546809</text:p>
          </table:table-cell>
          <table:table-cell table:formula="of:=IF([.A71]*0.987+[.B7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168405995720269" calcext:value-type="float">
            <text:p>0.016840599572027</text:p>
          </table:table-cell>
          <table:table-cell table:formula="of:=RAND()*10-5" office:value-type="float" office:value="-2.01864919044852" calcext:value-type="float">
            <text:p>-2.01864919044852</text:p>
          </table:table-cell>
          <table:table-cell table:formula="of:=IF([.A72]*0.987+[.B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13853670458" calcext:value-type="float">
            <text:p>-2.8313853670458</text:p>
          </table:table-cell>
          <table:table-cell table:formula="of:=RAND()*10-5" office:value-type="float" office:value="2.58669994964937" calcext:value-type="float">
            <text:p>2.58669994964937</text:p>
          </table:table-cell>
          <table:table-cell table:formula="of:=IF([.A73]*0.987+[.B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5856735341036" calcext:value-type="float">
            <text:p>-1.15856735341036</text:p>
          </table:table-cell>
          <table:table-cell table:formula="of:=RAND()*10-5" office:value-type="float" office:value="2.39594777903919" calcext:value-type="float">
            <text:p>2.39594777903919</text:p>
          </table:table-cell>
          <table:table-cell table:formula="of:=IF([.A74]*0.987+[.B7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94798970837082" calcext:value-type="float">
            <text:p>0.194798970837082</text:p>
          </table:table-cell>
          <table:table-cell table:formula="of:=RAND()*10-5" office:value-type="float" office:value="-3.48226361333629" calcext:value-type="float">
            <text:p>-3.48226361333629</text:p>
          </table:table-cell>
          <table:table-cell table:formula="of:=IF([.A75]*0.987+[.B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0537089543898" calcext:value-type="float">
            <text:p>3.40537089543898</text:p>
          </table:table-cell>
          <table:table-cell table:formula="of:=RAND()*10-5" office:value-type="float" office:value="-4.9644203353392" calcext:value-type="float">
            <text:p>-4.9644203353392</text:p>
          </table:table-cell>
          <table:table-cell table:formula="of:=IF([.A76]*0.987+[.B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9895794196484" calcext:value-type="float">
            <text:p>-1.19895794196484</text:p>
          </table:table-cell>
          <table:table-cell table:formula="of:=RAND()*10-5" office:value-type="float" office:value="1.4059866280861" calcext:value-type="float">
            <text:p>1.4059866280861</text:p>
          </table:table-cell>
          <table:table-cell table:formula="of:=IF([.A77]*0.987+[.B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167480603881" calcext:value-type="float">
            <text:p>-1.4167480603881</text:p>
          </table:table-cell>
          <table:table-cell table:formula="of:=RAND()*10-5" office:value-type="float" office:value="0.49609920888196" calcext:value-type="float">
            <text:p>0.49609920888196</text:p>
          </table:table-cell>
          <table:table-cell table:formula="of:=IF([.A78]*0.987+[.B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2254085744531" calcext:value-type="float">
            <text:p>2.22254085744531</text:p>
          </table:table-cell>
          <table:table-cell table:formula="of:=RAND()*10-5" office:value-type="float" office:value="4.23298029639651" calcext:value-type="float">
            <text:p>4.23298029639651</text:p>
          </table:table-cell>
          <table:table-cell table:formula="of:=IF([.A79]*0.987+[.B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86774272478275" calcext:value-type="float">
            <text:p>0.186774272478275</text:p>
          </table:table-cell>
          <table:table-cell table:formula="of:=RAND()*10-5" office:value-type="float" office:value="-4.89086450334218" calcext:value-type="float">
            <text:p>-4.89086450334218</text:p>
          </table:table-cell>
          <table:table-cell table:formula="of:=IF([.A80]*0.987+[.B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121130886068" calcext:value-type="float">
            <text:p>4.41121130886068</text:p>
          </table:table-cell>
          <table:table-cell table:formula="of:=RAND()*10-5" office:value-type="float" office:value="-3.350917465705" calcext:value-type="float">
            <text:p>-3.350917465705</text:p>
          </table:table-cell>
          <table:table-cell table:formula="of:=IF([.A81]*0.987+[.B8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399802977217" calcext:value-type="float">
            <text:p>3.9399802977217</text:p>
          </table:table-cell>
          <table:table-cell table:formula="of:=RAND()*10-5" office:value-type="float" office:value="-0.0903450391213507" calcext:value-type="float">
            <text:p>-0.090345039121351</text:p>
          </table:table-cell>
          <table:table-cell table:formula="of:=IF([.A82]*0.987+[.B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1537019119544" calcext:value-type="float">
            <text:p>3.51537019119544</text:p>
          </table:table-cell>
          <table:table-cell table:formula="of:=RAND()*10-5" office:value-type="float" office:value="4.7706906693283" calcext:value-type="float">
            <text:p>4.7706906693283</text:p>
          </table:table-cell>
          <table:table-cell table:formula="of:=IF([.A83]*0.987+[.B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6316851280365" calcext:value-type="float">
            <text:p>4.36316851280365</text:p>
          </table:table-cell>
          <table:table-cell table:formula="of:=RAND()*10-5" office:value-type="float" office:value="-3.86741908723982" calcext:value-type="float">
            <text:p>-3.86741908723982</text:p>
          </table:table-cell>
          <table:table-cell table:formula="of:=IF([.A84]*0.987+[.B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4999220511341" calcext:value-type="float">
            <text:p>3.24999220511341</text:p>
          </table:table-cell>
          <table:table-cell table:formula="of:=RAND()*10-5" office:value-type="float" office:value="-3.3964155383557" calcext:value-type="float">
            <text:p>-3.3964155383557</text:p>
          </table:table-cell>
          <table:table-cell table:formula="of:=IF([.A85]*0.987+[.B8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2865715115353" calcext:value-type="float">
            <text:p>-1.72865715115353</text:p>
          </table:table-cell>
          <table:table-cell table:formula="of:=RAND()*10-5" office:value-type="float" office:value="3.82340825781509" calcext:value-type="float">
            <text:p>3.82340825781509</text:p>
          </table:table-cell>
          <table:table-cell table:formula="of:=IF([.A86]*0.987+[.B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6105235011809" calcext:value-type="float">
            <text:p>1.16105235011809</text:p>
          </table:table-cell>
          <table:table-cell table:formula="of:=RAND()*10-5" office:value-type="float" office:value="-4.44396441300192" calcext:value-type="float">
            <text:p>-4.44396441300192</text:p>
          </table:table-cell>
          <table:table-cell table:formula="of:=IF([.A87]*0.987+[.B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2019382387536" calcext:value-type="float">
            <text:p>-2.62019382387536</text:p>
          </table:table-cell>
          <table:table-cell table:formula="of:=RAND()*10-5" office:value-type="float" office:value="1.29674223846206" calcext:value-type="float">
            <text:p>1.29674223846206</text:p>
          </table:table-cell>
          <table:table-cell table:formula="of:=IF([.A88]*0.987+[.B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3186256560506" calcext:value-type="float">
            <text:p>4.13186256560506</text:p>
          </table:table-cell>
          <table:table-cell table:formula="of:=RAND()*10-5" office:value-type="float" office:value="-3.238000407188" calcext:value-type="float">
            <text:p>-3.238000407188</text:p>
          </table:table-cell>
          <table:table-cell table:formula="of:=IF([.A89]*0.987+[.B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0236315371465" calcext:value-type="float">
            <text:p>1.10236315371465</text:p>
          </table:table-cell>
          <table:table-cell table:formula="of:=RAND()*10-5" office:value-type="float" office:value="-3.76716149393799" calcext:value-type="float">
            <text:p>-3.76716149393799</text:p>
          </table:table-cell>
          <table:table-cell table:formula="of:=IF([.A90]*0.987+[.B9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7500179900725" calcext:value-type="float">
            <text:p>-2.87500179900725</text:p>
          </table:table-cell>
          <table:table-cell table:formula="of:=RAND()*10-5" office:value-type="float" office:value="4.07343988291931" calcext:value-type="float">
            <text:p>4.07343988291931</text:p>
          </table:table-cell>
          <table:table-cell table:formula="of:=IF([.A91]*0.987+[.B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0952229768243" calcext:value-type="float">
            <text:p>1.90952229768243</text:p>
          </table:table-cell>
          <table:table-cell table:formula="of:=RAND()*10-5" office:value-type="float" office:value="2.48303005272393" calcext:value-type="float">
            <text:p>2.48303005272393</text:p>
          </table:table-cell>
          <table:table-cell table:formula="of:=IF([.A92]*0.987+[.B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39991716175906" calcext:value-type="float">
            <text:p>0.739991716175906</text:p>
          </table:table-cell>
          <table:table-cell table:formula="of:=RAND()*10-5" office:value-type="float" office:value="-2.52325095450344" calcext:value-type="float">
            <text:p>-2.52325095450344</text:p>
          </table:table-cell>
          <table:table-cell table:formula="of:=IF([.A93]*0.987+[.B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2093436115393" calcext:value-type="float">
            <text:p>4.62093436115393</text:p>
          </table:table-cell>
          <table:table-cell table:formula="of:=RAND()*10-5" office:value-type="float" office:value="3.65222643938295" calcext:value-type="float">
            <text:p>3.65222643938295</text:p>
          </table:table-cell>
          <table:table-cell table:formula="of:=IF([.A94]*0.987+[.B9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9348930727995" calcext:value-type="float">
            <text:p>-4.39348930727995</text:p>
          </table:table-cell>
          <table:table-cell table:formula="of:=RAND()*10-5" office:value-type="float" office:value="3.01675380574681" calcext:value-type="float">
            <text:p>3.01675380574681</text:p>
          </table:table-cell>
          <table:table-cell table:formula="of:=IF([.A95]*0.987+[.B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541080079125" calcext:value-type="float">
            <text:p>0.2541080079125</text:p>
          </table:table-cell>
          <table:table-cell table:formula="of:=RAND()*10-5" office:value-type="float" office:value="-4.38498573524949" calcext:value-type="float">
            <text:p>-4.38498573524949</text:p>
          </table:table-cell>
          <table:table-cell table:formula="of:=IF([.A96]*0.987+[.B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21246127551104" calcext:value-type="float">
            <text:p>-0.521246127551104</text:p>
          </table:table-cell>
          <table:table-cell table:formula="of:=RAND()*10-5" office:value-type="float" office:value="0.288515718203008" calcext:value-type="float">
            <text:p>0.288515718203008</text:p>
          </table:table-cell>
          <table:table-cell table:formula="of:=IF([.A97]*0.987+[.B9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2799380945888" calcext:value-type="float">
            <text:p>3.72799380945888</text:p>
          </table:table-cell>
          <table:table-cell table:formula="of:=RAND()*10-5" office:value-type="float" office:value="-2.94160799757972" calcext:value-type="float">
            <text:p>-2.94160799757972</text:p>
          </table:table-cell>
          <table:table-cell table:formula="of:=IF([.A98]*0.987+[.B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670087129226" calcext:value-type="float">
            <text:p>3.9670087129226</text:p>
          </table:table-cell>
          <table:table-cell table:formula="of:=RAND()*10-5" office:value-type="float" office:value="0.285693462205383" calcext:value-type="float">
            <text:p>0.285693462205383</text:p>
          </table:table-cell>
          <table:table-cell table:formula="of:=IF([.A99]*0.987+[.B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576506638338605" calcext:value-type="float">
            <text:p>-0.057650663833861</text:p>
          </table:table-cell>
          <table:table-cell table:formula="of:=RAND()*10-5" office:value-type="float" office:value="0.20793743187204" calcext:value-type="float">
            <text:p>0.20793743187204</text:p>
          </table:table-cell>
          <table:table-cell table:formula="of:=IF([.A100]*0.987+[.B1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0952917232277" calcext:value-type="float">
            <text:p>1.00952917232277</text:p>
          </table:table-cell>
          <table:table-cell table:formula="of:=RAND()*10-5" office:value-type="float" office:value="-0.814630049451917" calcext:value-type="float">
            <text:p>-0.814630049451917</text:p>
          </table:table-cell>
          <table:table-cell table:formula="of:=IF([.A101]*0.987+[.B10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2291682817527" calcext:value-type="float">
            <text:p>-3.52291682817527</text:p>
          </table:table-cell>
          <table:table-cell table:formula="of:=RAND()*10-5" office:value-type="float" office:value="-1.63504238120774" calcext:value-type="float">
            <text:p>-1.63504238120774</text:p>
          </table:table-cell>
          <table:table-cell table:formula="of:=IF([.A102]*0.987+[.B1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7332800689737" calcext:value-type="float">
            <text:p>-4.67332800689737</text:p>
          </table:table-cell>
          <table:table-cell table:formula="of:=RAND()*10-5" office:value-type="float" office:value="4.34093741262938" calcext:value-type="float">
            <text:p>4.34093741262938</text:p>
          </table:table-cell>
          <table:table-cell table:formula="of:=IF([.A103]*0.987+[.B1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6295139111785" calcext:value-type="float">
            <text:p>-0.16295139111785</text:p>
          </table:table-cell>
          <table:table-cell table:formula="of:=RAND()*10-5" office:value-type="float" office:value="1.16118276669951" calcext:value-type="float">
            <text:p>1.16118276669951</text:p>
          </table:table-cell>
          <table:table-cell table:formula="of:=IF([.A104]*0.987+[.B1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6175628074278" calcext:value-type="float">
            <text:p>-3.26175628074278</text:p>
          </table:table-cell>
          <table:table-cell table:formula="of:=RAND()*10-5" office:value-type="float" office:value="4.55303123473137" calcext:value-type="float">
            <text:p>4.55303123473137</text:p>
          </table:table-cell>
          <table:table-cell table:formula="of:=IF([.A105]*0.987+[.B1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4138658606511" calcext:value-type="float">
            <text:p>3.94138658606511</text:p>
          </table:table-cell>
          <table:table-cell table:formula="of:=RAND()*10-5" office:value-type="float" office:value="0.41679195662997" calcext:value-type="float">
            <text:p>0.41679195662997</text:p>
          </table:table-cell>
          <table:table-cell table:formula="of:=IF([.A106]*0.987+[.B10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1708508771879" calcext:value-type="float">
            <text:p>4.01708508771879</text:p>
          </table:table-cell>
          <table:table-cell table:formula="of:=RAND()*10-5" office:value-type="float" office:value="1.6406400911585" calcext:value-type="float">
            <text:p>1.6406400911585</text:p>
          </table:table-cell>
          <table:table-cell table:formula="of:=IF([.A107]*0.987+[.B1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19173975135574" calcext:value-type="float">
            <text:p>0.719173975135574</text:p>
          </table:table-cell>
          <table:table-cell table:formula="of:=RAND()*10-5" office:value-type="float" office:value="1.83797503980228" calcext:value-type="float">
            <text:p>1.83797503980228</text:p>
          </table:table-cell>
          <table:table-cell table:formula="of:=IF([.A108]*0.987+[.B1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5866944715349" calcext:value-type="float">
            <text:p>-0.975866944715349</text:p>
          </table:table-cell>
          <table:table-cell table:formula="of:=RAND()*10-5" office:value-type="float" office:value="-0.382482526728475" calcext:value-type="float">
            <text:p>-0.382482526728475</text:p>
          </table:table-cell>
          <table:table-cell table:formula="of:=IF([.A109]*0.987+[.B1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0819662837044" calcext:value-type="float">
            <text:p>-3.70819662837044</text:p>
          </table:table-cell>
          <table:table-cell table:formula="of:=RAND()*10-5" office:value-type="float" office:value="-3.39868224689178" calcext:value-type="float">
            <text:p>-3.39868224689178</text:p>
          </table:table-cell>
          <table:table-cell table:formula="of:=IF([.A110]*0.987+[.B1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6519702580816" calcext:value-type="float">
            <text:p>-4.36519702580816</text:p>
          </table:table-cell>
          <table:table-cell table:formula="of:=RAND()*10-5" office:value-type="float" office:value="-0.164668038937524" calcext:value-type="float">
            <text:p>-0.164668038937524</text:p>
          </table:table-cell>
          <table:table-cell table:formula="of:=IF([.A111]*0.987+[.B1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3069373060773" calcext:value-type="float">
            <text:p>-4.23069373060773</text:p>
          </table:table-cell>
          <table:table-cell table:formula="of:=RAND()*10-5" office:value-type="float" office:value="0.542369662524943" calcext:value-type="float">
            <text:p>0.542369662524943</text:p>
          </table:table-cell>
          <table:table-cell table:formula="of:=IF([.A112]*0.987+[.B1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181107942336" calcext:value-type="float">
            <text:p>-1.5181107942336</text:p>
          </table:table-cell>
          <table:table-cell table:formula="of:=RAND()*10-5" office:value-type="float" office:value="0.422908832367565" calcext:value-type="float">
            <text:p>0.422908832367565</text:p>
          </table:table-cell>
          <table:table-cell table:formula="of:=IF([.A113]*0.987+[.B1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1745309657882" calcext:value-type="float">
            <text:p>1.41745309657882</text:p>
          </table:table-cell>
          <table:table-cell table:formula="of:=RAND()*10-5" office:value-type="float" office:value="1.68466617947923" calcext:value-type="float">
            <text:p>1.68466617947923</text:p>
          </table:table-cell>
          <table:table-cell table:formula="of:=IF([.A114]*0.987+[.B1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9946623587943" calcext:value-type="float">
            <text:p>-4.99946623587943</text:p>
          </table:table-cell>
          <table:table-cell table:formula="of:=RAND()*10-5" office:value-type="float" office:value="-2.14570209346782" calcext:value-type="float">
            <text:p>-2.14570209346782</text:p>
          </table:table-cell>
          <table:table-cell table:formula="of:=IF([.A115]*0.987+[.B1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3351675348781" calcext:value-type="float">
            <text:p>1.43351675348781</text:p>
          </table:table-cell>
          <table:table-cell table:formula="of:=RAND()*10-5" office:value-type="float" office:value="-2.60382082778359" calcext:value-type="float">
            <text:p>-2.60382082778359</text:p>
          </table:table-cell>
          <table:table-cell table:formula="of:=IF([.A116]*0.987+[.B11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2466072371346" calcext:value-type="float">
            <text:p>4.72466072371346</text:p>
          </table:table-cell>
          <table:table-cell table:formula="of:=RAND()*10-5" office:value-type="float" office:value="-0.495836799931338" calcext:value-type="float">
            <text:p>-0.495836799931338</text:p>
          </table:table-cell>
          <table:table-cell table:formula="of:=IF([.A117]*0.987+[.B1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19345771097949" calcext:value-type="float">
            <text:p>-0.719345771097949</text:p>
          </table:table-cell>
          <table:table-cell table:formula="of:=RAND()*10-5" office:value-type="float" office:value="-3.65759982244562" calcext:value-type="float">
            <text:p>-3.65759982244562</text:p>
          </table:table-cell>
          <table:table-cell table:formula="of:=IF([.A118]*0.987+[.B1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7656849148022" calcext:value-type="float">
            <text:p>-3.97656849148022</text:p>
          </table:table-cell>
          <table:table-cell table:formula="of:=RAND()*10-5" office:value-type="float" office:value="-3.3170751982213" calcext:value-type="float">
            <text:p>-3.3170751982213</text:p>
          </table:table-cell>
          <table:table-cell table:formula="of:=IF([.A119]*0.987+[.B1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7677912019131" calcext:value-type="float">
            <text:p>3.37677912019131</text:p>
          </table:table-cell>
          <table:table-cell table:formula="of:=RAND()*10-5" office:value-type="float" office:value="-0.977198710471873" calcext:value-type="float">
            <text:p>-0.977198710471873</text:p>
          </table:table-cell>
          <table:table-cell table:formula="of:=IF([.A120]*0.987+[.B12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9606070626982" calcext:value-type="float">
            <text:p>-0.269606070626982</text:p>
          </table:table-cell>
          <table:table-cell table:formula="of:=RAND()*10-5" office:value-type="float" office:value="1.09632263912477" calcext:value-type="float">
            <text:p>1.09632263912477</text:p>
          </table:table-cell>
          <table:table-cell table:formula="of:=IF([.A121]*0.987+[.B1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57735741303058" calcext:value-type="float">
            <text:p>0.757735741303058</text:p>
          </table:table-cell>
          <table:table-cell table:formula="of:=RAND()*10-5" office:value-type="float" office:value="4.84963083875455" calcext:value-type="float">
            <text:p>4.84963083875455</text:p>
          </table:table-cell>
          <table:table-cell table:formula="of:=IF([.A122]*0.987+[.B1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4267845241523" calcext:value-type="float">
            <text:p>-2.44267845241523</text:p>
          </table:table-cell>
          <table:table-cell table:formula="of:=RAND()*10-5" office:value-type="float" office:value="-0.564815393410711" calcext:value-type="float">
            <text:p>-0.564815393410711</text:p>
          </table:table-cell>
          <table:table-cell table:formula="of:=IF([.A123]*0.987+[.B1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013219043945" calcext:value-type="float">
            <text:p>-2.19013219043945</text:p>
          </table:table-cell>
          <table:table-cell table:formula="of:=RAND()*10-5" office:value-type="float" office:value="4.75304885953815" calcext:value-type="float">
            <text:p>4.75304885953815</text:p>
          </table:table-cell>
          <table:table-cell table:formula="of:=IF([.A124]*0.987+[.B1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2108874944127" calcext:value-type="float">
            <text:p>-1.02108874944127</text:p>
          </table:table-cell>
          <table:table-cell table:formula="of:=RAND()*10-5" office:value-type="float" office:value="4.983885150613" calcext:value-type="float">
            <text:p>4.983885150613</text:p>
          </table:table-cell>
          <table:table-cell table:formula="of:=IF([.A125]*0.987+[.B1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9458899772" calcext:value-type="float">
            <text:p>2.689458899772</text:p>
          </table:table-cell>
          <table:table-cell table:formula="of:=RAND()*10-5" office:value-type="float" office:value="1.46198502287934" calcext:value-type="float">
            <text:p>1.46198502287934</text:p>
          </table:table-cell>
          <table:table-cell table:formula="of:=IF([.A126]*0.987+[.B12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3422548995375" calcext:value-type="float">
            <text:p>1.53422548995375</text:p>
          </table:table-cell>
          <table:table-cell table:formula="of:=RAND()*10-5" office:value-type="float" office:value="-3.44896684553064" calcext:value-type="float">
            <text:p>-3.44896684553064</text:p>
          </table:table-cell>
          <table:table-cell table:formula="of:=IF([.A127]*0.987+[.B1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4046750530539" calcext:value-type="float">
            <text:p>-4.04046750530539</text:p>
          </table:table-cell>
          <table:table-cell table:formula="of:=RAND()*10-5" office:value-type="float" office:value="0.692487827259491" calcext:value-type="float">
            <text:p>0.692487827259491</text:p>
          </table:table-cell>
          <table:table-cell table:formula="of:=IF([.A128]*0.987+[.B1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817702995733" calcext:value-type="float">
            <text:p>-1.5817702995733</text:p>
          </table:table-cell>
          <table:table-cell table:formula="of:=RAND()*10-5" office:value-type="float" office:value="-0.572116235219164" calcext:value-type="float">
            <text:p>-0.572116235219164</text:p>
          </table:table-cell>
          <table:table-cell table:formula="of:=IF([.A129]*0.987+[.B1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0369601959007" calcext:value-type="float">
            <text:p>1.30369601959007</text:p>
          </table:table-cell>
          <table:table-cell table:formula="of:=RAND()*10-5" office:value-type="float" office:value="-0.717051116783959" calcext:value-type="float">
            <text:p>-0.717051116783959</text:p>
          </table:table-cell>
          <table:table-cell table:formula="of:=IF([.A130]*0.987+[.B1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6531595923501" calcext:value-type="float">
            <text:p>-4.26531595923501</text:p>
          </table:table-cell>
          <table:table-cell table:formula="of:=RAND()*10-5" office:value-type="float" office:value="-2.37840263453102" calcext:value-type="float">
            <text:p>-2.37840263453102</text:p>
          </table:table-cell>
          <table:table-cell table:formula="of:=IF([.A131]*0.987+[.B1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16341071971425" calcext:value-type="float">
            <text:p>-0.416341071971425</text:p>
          </table:table-cell>
          <table:table-cell table:formula="of:=RAND()*10-5" office:value-type="float" office:value="0.616032143575975" calcext:value-type="float">
            <text:p>0.616032143575975</text:p>
          </table:table-cell>
          <table:table-cell table:formula="of:=IF([.A132]*0.987+[.B1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0004563455498" calcext:value-type="float">
            <text:p>-2.90004563455498</text:p>
          </table:table-cell>
          <table:table-cell table:formula="of:=RAND()*10-5" office:value-type="float" office:value="4.48072261169335" calcext:value-type="float">
            <text:p>4.48072261169335</text:p>
          </table:table-cell>
          <table:table-cell table:formula="of:=IF([.A133]*0.987+[.B1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976746788247" calcext:value-type="float">
            <text:p>1.71976746788247</text:p>
          </table:table-cell>
          <table:table-cell table:formula="of:=RAND()*10-5" office:value-type="float" office:value="-2.73632227849145" calcext:value-type="float">
            <text:p>-2.73632227849145</text:p>
          </table:table-cell>
          <table:table-cell table:formula="of:=IF([.A134]*0.987+[.B1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0089435520025" calcext:value-type="float">
            <text:p>-2.40089435520025</text:p>
          </table:table-cell>
          <table:table-cell table:formula="of:=RAND()*10-5" office:value-type="float" office:value="0.151476601920439" calcext:value-type="float">
            <text:p>0.151476601920439</text:p>
          </table:table-cell>
          <table:table-cell table:formula="of:=IF([.A135]*0.987+[.B1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0070031659395" calcext:value-type="float">
            <text:p>-0.50070031659395</text:p>
          </table:table-cell>
          <table:table-cell table:formula="of:=RAND()*10-5" office:value-type="float" office:value="1.42670063362053" calcext:value-type="float">
            <text:p>1.42670063362053</text:p>
          </table:table-cell>
          <table:table-cell table:formula="of:=IF([.A136]*0.987+[.B1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6670251080451" calcext:value-type="float">
            <text:p>-2.66670251080451</text:p>
          </table:table-cell>
          <table:table-cell table:formula="of:=RAND()*10-5" office:value-type="float" office:value="-1.88806138003173" calcext:value-type="float">
            <text:p>-1.88806138003173</text:p>
          </table:table-cell>
          <table:table-cell table:formula="of:=IF([.A137]*0.987+[.B1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338810473131899" calcext:value-type="float">
            <text:p>0.03388104731319</text:p>
          </table:table-cell>
          <table:table-cell table:formula="of:=RAND()*10-5" office:value-type="float" office:value="3.70113044643274" calcext:value-type="float">
            <text:p>3.70113044643274</text:p>
          </table:table-cell>
          <table:table-cell table:formula="of:=IF([.A138]*0.987+[.B1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1537796978111" calcext:value-type="float">
            <text:p>4.31537796978111</text:p>
          </table:table-cell>
          <table:table-cell table:formula="of:=RAND()*10-5" office:value-type="float" office:value="4.18930572763838" calcext:value-type="float">
            <text:p>4.18930572763838</text:p>
          </table:table-cell>
          <table:table-cell table:formula="of:=IF([.A139]*0.987+[.B1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0587184367114" calcext:value-type="float">
            <text:p>4.80587184367114</text:p>
          </table:table-cell>
          <table:table-cell table:formula="of:=RAND()*10-5" office:value-type="float" office:value="-4.91287421311917" calcext:value-type="float">
            <text:p>-4.91287421311917</text:p>
          </table:table-cell>
          <table:table-cell table:formula="of:=IF([.A140]*0.987+[.B1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8387469459412" calcext:value-type="float">
            <text:p>-2.58387469459412</text:p>
          </table:table-cell>
          <table:table-cell table:formula="of:=RAND()*10-5" office:value-type="float" office:value="3.7478791183119" calcext:value-type="float">
            <text:p>3.7478791183119</text:p>
          </table:table-cell>
          <table:table-cell table:formula="of:=IF([.A141]*0.987+[.B1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868028497296" calcext:value-type="float">
            <text:p>1.17868028497296</text:p>
          </table:table-cell>
          <table:table-cell table:formula="of:=RAND()*10-5" office:value-type="float" office:value="2.57070428555461" calcext:value-type="float">
            <text:p>2.57070428555461</text:p>
          </table:table-cell>
          <table:table-cell table:formula="of:=IF([.A142]*0.987+[.B1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6066097645012" calcext:value-type="float">
            <text:p>2.76066097645012</text:p>
          </table:table-cell>
          <table:table-cell table:formula="of:=RAND()*10-5" office:value-type="float" office:value="4.07095090505724" calcext:value-type="float">
            <text:p>4.07095090505724</text:p>
          </table:table-cell>
          <table:table-cell table:formula="of:=IF([.A143]*0.987+[.B14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152963045974" calcext:value-type="float">
            <text:p>-2.1152963045974</text:p>
          </table:table-cell>
          <table:table-cell table:formula="of:=RAND()*10-5" office:value-type="float" office:value="-3.34246759454389" calcext:value-type="float">
            <text:p>-3.34246759454389</text:p>
          </table:table-cell>
          <table:table-cell table:formula="of:=IF([.A144]*0.987+[.B1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0928314565737" calcext:value-type="float">
            <text:p>4.90928314565737</text:p>
          </table:table-cell>
          <table:table-cell table:formula="of:=RAND()*10-5" office:value-type="float" office:value="-1.07295791202728" calcext:value-type="float">
            <text:p>-1.07295791202728</text:p>
          </table:table-cell>
          <table:table-cell table:formula="of:=IF([.A145]*0.987+[.B14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33805589893882" calcext:value-type="float">
            <text:p>0.733805589893882</text:p>
          </table:table-cell>
          <table:table-cell table:formula="of:=RAND()*10-5" office:value-type="float" office:value="-3.3347599317422" calcext:value-type="float">
            <text:p>-3.3347599317422</text:p>
          </table:table-cell>
          <table:table-cell table:formula="of:=IF([.A146]*0.987+[.B14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09847806963665" calcext:value-type="float">
            <text:p>-0.509847806963665</text:p>
          </table:table-cell>
          <table:table-cell table:formula="of:=RAND()*10-5" office:value-type="float" office:value="-0.106746855960039" calcext:value-type="float">
            <text:p>-0.106746855960039</text:p>
          </table:table-cell>
          <table:table-cell table:formula="of:=IF([.A147]*0.987+[.B1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9892485723789" calcext:value-type="float">
            <text:p>4.49892485723789</text:p>
          </table:table-cell>
          <table:table-cell table:formula="of:=RAND()*10-5" office:value-type="float" office:value="0.656543311829672" calcext:value-type="float">
            <text:p>0.656543311829672</text:p>
          </table:table-cell>
          <table:table-cell table:formula="of:=IF([.A148]*0.987+[.B1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5859784559313" calcext:value-type="float">
            <text:p>-4.25859784559313</text:p>
          </table:table-cell>
          <table:table-cell table:formula="of:=RAND()*10-5" office:value-type="float" office:value="0.908138764882977" calcext:value-type="float">
            <text:p>0.908138764882977</text:p>
          </table:table-cell>
          <table:table-cell table:formula="of:=IF([.A149]*0.987+[.B1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0791404622837" calcext:value-type="float">
            <text:p>-2.30791404622837</text:p>
          </table:table-cell>
          <table:table-cell table:formula="of:=RAND()*10-5" office:value-type="float" office:value="-2.50399812098371" calcext:value-type="float">
            <text:p>-2.50399812098371</text:p>
          </table:table-cell>
          <table:table-cell table:formula="of:=IF([.A150]*0.987+[.B1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53288710901739" calcext:value-type="float">
            <text:p>-0.753288710901739</text:p>
          </table:table-cell>
          <table:table-cell table:formula="of:=RAND()*10-5" office:value-type="float" office:value="2.47316056728113" calcext:value-type="float">
            <text:p>2.47316056728113</text:p>
          </table:table-cell>
          <table:table-cell table:formula="of:=IF([.A151]*0.987+[.B15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9387383651705" calcext:value-type="float">
            <text:p>-4.89387383651705</text:p>
          </table:table-cell>
          <table:table-cell table:formula="of:=RAND()*10-5" office:value-type="float" office:value="3.54741362156425" calcext:value-type="float">
            <text:p>3.54741362156425</text:p>
          </table:table-cell>
          <table:table-cell table:formula="of:=IF([.A152]*0.987+[.B1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9900331478546" calcext:value-type="float">
            <text:p>3.49900331478546</text:p>
          </table:table-cell>
          <table:table-cell table:formula="of:=RAND()*10-5" office:value-type="float" office:value="0.906096172290985" calcext:value-type="float">
            <text:p>0.906096172290985</text:p>
          </table:table-cell>
          <table:table-cell table:formula="of:=IF([.A153]*0.987+[.B15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32694352407176" calcext:value-type="float">
            <text:p>-0.532694352407176</text:p>
          </table:table-cell>
          <table:table-cell table:formula="of:=RAND()*10-5" office:value-type="float" office:value="2.57952465500547" calcext:value-type="float">
            <text:p>2.57952465500547</text:p>
          </table:table-cell>
          <table:table-cell table:formula="of:=IF([.A154]*0.987+[.B1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922931697654" calcext:value-type="float">
            <text:p>2.53922931697654</text:p>
          </table:table-cell>
          <table:table-cell table:formula="of:=RAND()*10-5" office:value-type="float" office:value="-1.43974915148309" calcext:value-type="float">
            <text:p>-1.43974915148309</text:p>
          </table:table-cell>
          <table:table-cell table:formula="of:=IF([.A155]*0.987+[.B15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8684680517239" calcext:value-type="float">
            <text:p>-1.28684680517239</text:p>
          </table:table-cell>
          <table:table-cell table:formula="of:=RAND()*10-5" office:value-type="float" office:value="-3.30782501293482" calcext:value-type="float">
            <text:p>-3.30782501293482</text:p>
          </table:table-cell>
          <table:table-cell table:formula="of:=IF([.A156]*0.987+[.B1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5309846635364" calcext:value-type="float">
            <text:p>1.55309846635364</text:p>
          </table:table-cell>
          <table:table-cell table:formula="of:=RAND()*10-5" office:value-type="float" office:value="-3.4155835260229" calcext:value-type="float">
            <text:p>-3.4155835260229</text:p>
          </table:table-cell>
          <table:table-cell table:formula="of:=IF([.A157]*0.987+[.B15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0808252333167" calcext:value-type="float">
            <text:p>-3.30808252333167</text:p>
          </table:table-cell>
          <table:table-cell table:formula="of:=RAND()*10-5" office:value-type="float" office:value="0.0596732632337558" calcext:value-type="float">
            <text:p>0.059673263233756</text:p>
          </table:table-cell>
          <table:table-cell table:formula="of:=IF([.A158]*0.987+[.B1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0276632207054" calcext:value-type="float">
            <text:p>-1.20276632207054</text:p>
          </table:table-cell>
          <table:table-cell table:formula="of:=RAND()*10-5" office:value-type="float" office:value="-4.18180027824771" calcext:value-type="float">
            <text:p>-4.18180027824771</text:p>
          </table:table-cell>
          <table:table-cell table:formula="of:=IF([.A159]*0.987+[.B1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8592584194333" calcext:value-type="float">
            <text:p>-3.08592584194333</text:p>
          </table:table-cell>
          <table:table-cell table:formula="of:=RAND()*10-5" office:value-type="float" office:value="-1.01250139931746" calcext:value-type="float">
            <text:p>-1.01250139931746</text:p>
          </table:table-cell>
          <table:table-cell table:formula="of:=IF([.A160]*0.987+[.B1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3197429461505" calcext:value-type="float">
            <text:p>-4.13197429461505</text:p>
          </table:table-cell>
          <table:table-cell table:formula="of:=RAND()*10-5" office:value-type="float" office:value="2.96947364321006" calcext:value-type="float">
            <text:p>2.96947364321006</text:p>
          </table:table-cell>
          <table:table-cell table:formula="of:=IF([.A161]*0.987+[.B1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9780655147623" calcext:value-type="float">
            <text:p>1.39780655147623</text:p>
          </table:table-cell>
          <table:table-cell table:formula="of:=RAND()*10-5" office:value-type="float" office:value="4.48265497317983" calcext:value-type="float">
            <text:p>4.48265497317983</text:p>
          </table:table-cell>
          <table:table-cell table:formula="of:=IF([.A162]*0.987+[.B1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1346437958838" calcext:value-type="float">
            <text:p>-3.91346437958838</text:p>
          </table:table-cell>
          <table:table-cell table:formula="of:=RAND()*10-5" office:value-type="float" office:value="3.76233046653654" calcext:value-type="float">
            <text:p>3.76233046653654</text:p>
          </table:table-cell>
          <table:table-cell table:formula="of:=IF([.A163]*0.987+[.B1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9637422749069" calcext:value-type="float">
            <text:p>1.89637422749069</text:p>
          </table:table-cell>
          <table:table-cell table:formula="of:=RAND()*10-5" office:value-type="float" office:value="1.95821701551081" calcext:value-type="float">
            <text:p>1.95821701551081</text:p>
          </table:table-cell>
          <table:table-cell table:formula="of:=IF([.A164]*0.987+[.B1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7953353748556" calcext:value-type="float">
            <text:p>-1.97953353748556</text:p>
          </table:table-cell>
          <table:table-cell table:formula="of:=RAND()*10-5" office:value-type="float" office:value="-0.469882596130715" calcext:value-type="float">
            <text:p>-0.469882596130715</text:p>
          </table:table-cell>
          <table:table-cell table:formula="of:=IF([.A165]*0.987+[.B1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44131660050377" calcext:value-type="float">
            <text:p>0.844131660050377</text:p>
          </table:table-cell>
          <table:table-cell table:formula="of:=RAND()*10-5" office:value-type="float" office:value="-3.62094090174432" calcext:value-type="float">
            <text:p>-3.62094090174432</text:p>
          </table:table-cell>
          <table:table-cell table:formula="of:=IF([.A166]*0.987+[.B1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90350189122957" calcext:value-type="float">
            <text:p>-0.790350189122957</text:p>
          </table:table-cell>
          <table:table-cell table:formula="of:=RAND()*10-5" office:value-type="float" office:value="-3.62535156936554" calcext:value-type="float">
            <text:p>-3.62535156936554</text:p>
          </table:table-cell>
          <table:table-cell table:formula="of:=IF([.A167]*0.987+[.B1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34405304313973" calcext:value-type="float">
            <text:p>-0.334405304313973</text:p>
          </table:table-cell>
          <table:table-cell table:formula="of:=RAND()*10-5" office:value-type="float" office:value="4.06202864488276" calcext:value-type="float">
            <text:p>4.06202864488276</text:p>
          </table:table-cell>
          <table:table-cell table:formula="of:=IF([.A168]*0.987+[.B16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2100565758487" calcext:value-type="float">
            <text:p>-1.52100565758487</text:p>
          </table:table-cell>
          <table:table-cell table:formula="of:=RAND()*10-5" office:value-type="float" office:value="-2.78836098190343" calcext:value-type="float">
            <text:p>-2.78836098190343</text:p>
          </table:table-cell>
          <table:table-cell table:formula="of:=IF([.A169]*0.987+[.B1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821894134935" calcext:value-type="float">
            <text:p>-3.13821894134935</text:p>
          </table:table-cell>
          <table:table-cell table:formula="of:=RAND()*10-5" office:value-type="float" office:value="4.63479581169868" calcext:value-type="float">
            <text:p>4.63479581169868</text:p>
          </table:table-cell>
          <table:table-cell table:formula="of:=IF([.A170]*0.987+[.B1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8119450120254" calcext:value-type="float">
            <text:p>-0.128119450120254</text:p>
          </table:table-cell>
          <table:table-cell table:formula="of:=RAND()*10-5" office:value-type="float" office:value="-0.13231557329549" calcext:value-type="float">
            <text:p>-0.13231557329549</text:p>
          </table:table-cell>
          <table:table-cell table:formula="of:=IF([.A171]*0.987+[.B1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892648105761" calcext:value-type="float">
            <text:p>4.86892648105761</text:p>
          </table:table-cell>
          <table:table-cell table:formula="of:=RAND()*10-5" office:value-type="float" office:value="3.27613448453444" calcext:value-type="float">
            <text:p>3.27613448453444</text:p>
          </table:table-cell>
          <table:table-cell table:formula="of:=IF([.A172]*0.987+[.B1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2921460485807" calcext:value-type="float">
            <text:p>4.82921460485807</text:p>
          </table:table-cell>
          <table:table-cell table:formula="of:=RAND()*10-5" office:value-type="float" office:value="2.49448589253885" calcext:value-type="float">
            <text:p>2.49448589253885</text:p>
          </table:table-cell>
          <table:table-cell table:formula="of:=IF([.A173]*0.987+[.B17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1561711594654" calcext:value-type="float">
            <text:p>3.81561711594654</text:p>
          </table:table-cell>
          <table:table-cell table:formula="of:=RAND()*10-5" office:value-type="float" office:value="-0.0815575461046345" calcext:value-type="float">
            <text:p>-0.081557546104635</text:p>
          </table:table-cell>
          <table:table-cell table:formula="of:=IF([.A174]*0.987+[.B1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4545581275677" calcext:value-type="float">
            <text:p>-3.84545581275677</text:p>
          </table:table-cell>
          <table:table-cell table:formula="of:=RAND()*10-5" office:value-type="float" office:value="-1.03288579867291" calcext:value-type="float">
            <text:p>-1.03288579867291</text:p>
          </table:table-cell>
          <table:table-cell table:formula="of:=IF([.A175]*0.987+[.B1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6646339999428" calcext:value-type="float">
            <text:p>1.16646339999428</text:p>
          </table:table-cell>
          <table:table-cell table:formula="of:=RAND()*10-5" office:value-type="float" office:value="-4.07426388366038" calcext:value-type="float">
            <text:p>-4.07426388366038</text:p>
          </table:table-cell>
          <table:table-cell table:formula="of:=IF([.A176]*0.987+[.B1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1979762160533" calcext:value-type="float">
            <text:p>3.71979762160533</text:p>
          </table:table-cell>
          <table:table-cell table:formula="of:=RAND()*10-5" office:value-type="float" office:value="-2.46773897493592" calcext:value-type="float">
            <text:p>-2.46773897493592</text:p>
          </table:table-cell>
          <table:table-cell table:formula="of:=IF([.A177]*0.987+[.B1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9494288468988" calcext:value-type="float">
            <text:p>-1.49494288468988</text:p>
          </table:table-cell>
          <table:table-cell table:formula="of:=RAND()*10-5" office:value-type="float" office:value="4.48896851611593" calcext:value-type="float">
            <text:p>4.48896851611593</text:p>
          </table:table-cell>
          <table:table-cell table:formula="of:=IF([.A178]*0.987+[.B1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36655926259265" calcext:value-type="float">
            <text:p>-0.936655926259265</text:p>
          </table:table-cell>
          <table:table-cell table:formula="of:=RAND()*10-5" office:value-type="float" office:value="-2.74044293431602" calcext:value-type="float">
            <text:p>-2.74044293431602</text:p>
          </table:table-cell>
          <table:table-cell table:formula="of:=IF([.A179]*0.987+[.B1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221374404402" calcext:value-type="float">
            <text:p>4.66221374404402</text:p>
          </table:table-cell>
          <table:table-cell table:formula="of:=RAND()*10-5" office:value-type="float" office:value="4.21009634275493" calcext:value-type="float">
            <text:p>4.21009634275493</text:p>
          </table:table-cell>
          <table:table-cell table:formula="of:=IF([.A180]*0.987+[.B1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1832789734833" calcext:value-type="float">
            <text:p>4.01832789734833</text:p>
          </table:table-cell>
          <table:table-cell table:formula="of:=RAND()*10-5" office:value-type="float" office:value="-0.270671961738432" calcext:value-type="float">
            <text:p>-0.270671961738432</text:p>
          </table:table-cell>
          <table:table-cell table:formula="of:=IF([.A181]*0.987+[.B18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5311050373946" calcext:value-type="float">
            <text:p>-1.35311050373946</text:p>
          </table:table-cell>
          <table:table-cell table:formula="of:=RAND()*10-5" office:value-type="float" office:value="0.793013172398806" calcext:value-type="float">
            <text:p>0.793013172398806</text:p>
          </table:table-cell>
          <table:table-cell table:formula="of:=IF([.A182]*0.987+[.B1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2611356481834" calcext:value-type="float">
            <text:p>-1.02611356481834</text:p>
          </table:table-cell>
          <table:table-cell table:formula="of:=RAND()*10-5" office:value-type="float" office:value="2.56333059792711" calcext:value-type="float">
            <text:p>2.56333059792711</text:p>
          </table:table-cell>
          <table:table-cell table:formula="of:=IF([.A183]*0.987+[.B1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81107108317223" calcext:value-type="float">
            <text:p>0.981107108317223</text:p>
          </table:table-cell>
          <table:table-cell table:formula="of:=RAND()*10-5" office:value-type="float" office:value="1.09939411933729" calcext:value-type="float">
            <text:p>1.09939411933729</text:p>
          </table:table-cell>
          <table:table-cell table:formula="of:=IF([.A184]*0.987+[.B1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6361437072353" calcext:value-type="float">
            <text:p>-2.46361437072353</text:p>
          </table:table-cell>
          <table:table-cell table:formula="of:=RAND()*10-5" office:value-type="float" office:value="-0.418855622244062" calcext:value-type="float">
            <text:p>-0.418855622244062</text:p>
          </table:table-cell>
          <table:table-cell table:formula="of:=IF([.A185]*0.987+[.B1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9338907345095" calcext:value-type="float">
            <text:p>3.99338907345095</text:p>
          </table:table-cell>
          <table:table-cell table:formula="of:=RAND()*10-5" office:value-type="float" office:value="2.97827741228178" calcext:value-type="float">
            <text:p>2.97827741228178</text:p>
          </table:table-cell>
          <table:table-cell table:formula="of:=IF([.A186]*0.987+[.B18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2983835351777" calcext:value-type="float">
            <text:p>2.22983835351777</text:p>
          </table:table-cell>
          <table:table-cell table:formula="of:=RAND()*10-5" office:value-type="float" office:value="-2.82854744867674" calcext:value-type="float">
            <text:p>-2.82854744867674</text:p>
          </table:table-cell>
          <table:table-cell table:formula="of:=IF([.A187]*0.987+[.B1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3506523201796" calcext:value-type="float">
            <text:p>-1.63506523201796</text:p>
          </table:table-cell>
          <table:table-cell table:formula="of:=RAND()*10-5" office:value-type="float" office:value="4.02123082800042" calcext:value-type="float">
            <text:p>4.02123082800042</text:p>
          </table:table-cell>
          <table:table-cell table:formula="of:=IF([.A188]*0.987+[.B1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13531800416906" calcext:value-type="float">
            <text:p>0.613531800416906</text:p>
          </table:table-cell>
          <table:table-cell table:formula="of:=RAND()*10-5" office:value-type="float" office:value="3.93065136956227" calcext:value-type="float">
            <text:p>3.93065136956227</text:p>
          </table:table-cell>
          <table:table-cell table:formula="of:=IF([.A189]*0.987+[.B1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1670139045788" calcext:value-type="float">
            <text:p>4.11670139045788</text:p>
          </table:table-cell>
          <table:table-cell table:formula="of:=RAND()*10-5" office:value-type="float" office:value="-4.27568948106419" calcext:value-type="float">
            <text:p>-4.27568948106419</text:p>
          </table:table-cell>
          <table:table-cell table:formula="of:=IF([.A190]*0.987+[.B19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3872594481358" calcext:value-type="float">
            <text:p>3.33872594481358</text:p>
          </table:table-cell>
          <table:table-cell table:formula="of:=RAND()*10-5" office:value-type="float" office:value="-1.20941113536786" calcext:value-type="float">
            <text:p>-1.20941113536786</text:p>
          </table:table-cell>
          <table:table-cell table:formula="of:=IF([.A191]*0.987+[.B19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27189200415436" calcext:value-type="float">
            <text:p>-0.327189200415436</text:p>
          </table:table-cell>
          <table:table-cell table:formula="of:=RAND()*10-5" office:value-type="float" office:value="-3.88373832334132" calcext:value-type="float">
            <text:p>-3.88373832334132</text:p>
          </table:table-cell>
          <table:table-cell table:formula="of:=IF([.A192]*0.987+[.B1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20994085737773" calcext:value-type="float">
            <text:p>0.720994085737773</text:p>
          </table:table-cell>
          <table:table-cell table:formula="of:=RAND()*10-5" office:value-type="float" office:value="0.189060710808744" calcext:value-type="float">
            <text:p>0.189060710808744</text:p>
          </table:table-cell>
          <table:table-cell table:formula="of:=IF([.A193]*0.987+[.B1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0416810896208" calcext:value-type="float">
            <text:p>-3.00416810896208</text:p>
          </table:table-cell>
          <table:table-cell table:formula="of:=RAND()*10-5" office:value-type="float" office:value="-1.57493613709735" calcext:value-type="float">
            <text:p>-1.57493613709735</text:p>
          </table:table-cell>
          <table:table-cell table:formula="of:=IF([.A194]*0.987+[.B1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6219431695729" calcext:value-type="float">
            <text:p>-4.66219431695729</text:p>
          </table:table-cell>
          <table:table-cell table:formula="of:=RAND()*10-5" office:value-type="float" office:value="3.29514569176473" calcext:value-type="float">
            <text:p>3.29514569176473</text:p>
          </table:table-cell>
          <table:table-cell table:formula="of:=IF([.A195]*0.987+[.B1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8889742090433" calcext:value-type="float">
            <text:p>4.18889742090433</text:p>
          </table:table-cell>
          <table:table-cell table:formula="of:=RAND()*10-5" office:value-type="float" office:value="4.92174067916943" calcext:value-type="float">
            <text:p>4.92174067916943</text:p>
          </table:table-cell>
          <table:table-cell table:formula="of:=IF([.A196]*0.987+[.B1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7288767765084" calcext:value-type="float">
            <text:p>1.77288767765084</text:p>
          </table:table-cell>
          <table:table-cell table:formula="of:=RAND()*10-5" office:value-type="float" office:value="0.532171490014775" calcext:value-type="float">
            <text:p>0.532171490014775</text:p>
          </table:table-cell>
          <table:table-cell table:formula="of:=IF([.A197]*0.987+[.B1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5503898141878" calcext:value-type="float">
            <text:p>-2.05503898141878</text:p>
          </table:table-cell>
          <table:table-cell table:formula="of:=RAND()*10-5" office:value-type="float" office:value="3.02683369038986" calcext:value-type="float">
            <text:p>3.02683369038986</text:p>
          </table:table-cell>
          <table:table-cell table:formula="of:=IF([.A198]*0.987+[.B1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4146079686389" calcext:value-type="float">
            <text:p>2.24146079686389</text:p>
          </table:table-cell>
          <table:table-cell table:formula="of:=RAND()*10-5" office:value-type="float" office:value="3.71639597049768" calcext:value-type="float">
            <text:p>3.71639597049768</text:p>
          </table:table-cell>
          <table:table-cell table:formula="of:=IF([.A199]*0.987+[.B1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4656755078412" calcext:value-type="float">
            <text:p>1.24656755078412</text:p>
          </table:table-cell>
          <table:table-cell table:formula="of:=RAND()*10-5" office:value-type="float" office:value="-1.74180357863113" calcext:value-type="float">
            <text:p>-1.74180357863113</text:p>
          </table:table-cell>
          <table:table-cell table:formula="of:=IF([.A200]*0.987+[.B20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68079580700669" calcext:value-type="float">
            <text:p>-0.168079580700669</text:p>
          </table:table-cell>
          <table:table-cell table:formula="of:=RAND()*10-5" office:value-type="float" office:value="2.59233612707244" calcext:value-type="float">
            <text:p>2.59233612707244</text:p>
          </table:table-cell>
          <table:table-cell table:formula="of:=IF([.A201]*0.987+[.B2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8556782502271" calcext:value-type="float">
            <text:p>1.38556782502271</text:p>
          </table:table-cell>
          <table:table-cell table:formula="of:=RAND()*10-5" office:value-type="float" office:value="2.55433872097929" calcext:value-type="float">
            <text:p>2.55433872097929</text:p>
          </table:table-cell>
          <table:table-cell table:formula="of:=IF([.A202]*0.987+[.B20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7149538806543" calcext:value-type="float">
            <text:p>1.07149538806543</text:p>
          </table:table-cell>
          <table:table-cell table:formula="of:=RAND()*10-5" office:value-type="float" office:value="2.94056797900241" calcext:value-type="float">
            <text:p>2.94056797900241</text:p>
          </table:table-cell>
          <table:table-cell table:formula="of:=IF([.A203]*0.987+[.B2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97376057751624" calcext:value-type="float">
            <text:p>0.197376057751624</text:p>
          </table:table-cell>
          <table:table-cell table:formula="of:=RAND()*10-5" office:value-type="float" office:value="0.970737603491142" calcext:value-type="float">
            <text:p>0.970737603491142</text:p>
          </table:table-cell>
          <table:table-cell table:formula="of:=IF([.A204]*0.987+[.B2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9763142926697" calcext:value-type="float">
            <text:p>-4.69763142926697</text:p>
          </table:table-cell>
          <table:table-cell table:formula="of:=RAND()*10-5" office:value-type="float" office:value="-0.0174930324616138" calcext:value-type="float">
            <text:p>-0.017493032461614</text:p>
          </table:table-cell>
          <table:table-cell table:formula="of:=IF([.A205]*0.987+[.B2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8187340108373" calcext:value-type="float">
            <text:p>4.08187340108373</text:p>
          </table:table-cell>
          <table:table-cell table:formula="of:=RAND()*10-5" office:value-type="float" office:value="1.13405965778576" calcext:value-type="float">
            <text:p>1.13405965778576</text:p>
          </table:table-cell>
          <table:table-cell table:formula="of:=IF([.A206]*0.987+[.B20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5572983052239" calcext:value-type="float">
            <text:p>-4.75572983052239</text:p>
          </table:table-cell>
          <table:table-cell table:formula="of:=RAND()*10-5" office:value-type="float" office:value="4.64082371564816" calcext:value-type="float">
            <text:p>4.64082371564816</text:p>
          </table:table-cell>
          <table:table-cell table:formula="of:=IF([.A207]*0.987+[.B20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0944548294364" calcext:value-type="float">
            <text:p>-4.20944548294364</text:p>
          </table:table-cell>
          <table:table-cell table:formula="of:=RAND()*10-5" office:value-type="float" office:value="-1.94501103672014" calcext:value-type="float">
            <text:p>-1.94501103672014</text:p>
          </table:table-cell>
          <table:table-cell table:formula="of:=IF([.A208]*0.987+[.B2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53664105617683" calcext:value-type="float">
            <text:p>0.553664105617683</text:p>
          </table:table-cell>
          <table:table-cell table:formula="of:=RAND()*10-5" office:value-type="float" office:value="4.75616447037124" calcext:value-type="float">
            <text:p>4.75616447037124</text:p>
          </table:table-cell>
          <table:table-cell table:formula="of:=IF([.A209]*0.987+[.B2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6264333627649" calcext:value-type="float">
            <text:p>-4.16264333627649</text:p>
          </table:table-cell>
          <table:table-cell table:formula="of:=RAND()*10-5" office:value-type="float" office:value="2.93265930377616" calcext:value-type="float">
            <text:p>2.93265930377616</text:p>
          </table:table-cell>
          <table:table-cell table:formula="of:=IF([.A210]*0.987+[.B2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28356939925126" calcext:value-type="float">
            <text:p>0.128356939925126</text:p>
          </table:table-cell>
          <table:table-cell table:formula="of:=RAND()*10-5" office:value-type="float" office:value="4.26784735338919" calcext:value-type="float">
            <text:p>4.26784735338919</text:p>
          </table:table-cell>
          <table:table-cell table:formula="of:=IF([.A211]*0.987+[.B2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4401575063281" calcext:value-type="float">
            <text:p>-4.84401575063281</text:p>
          </table:table-cell>
          <table:table-cell table:formula="of:=RAND()*10-5" office:value-type="float" office:value="-0.844493812743734" calcext:value-type="float">
            <text:p>-0.844493812743734</text:p>
          </table:table-cell>
          <table:table-cell table:formula="of:=IF([.A212]*0.987+[.B2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0863437711013" calcext:value-type="float">
            <text:p>-1.70863437711013</text:p>
          </table:table-cell>
          <table:table-cell table:formula="of:=RAND()*10-5" office:value-type="float" office:value="3.26776000448496" calcext:value-type="float">
            <text:p>3.26776000448496</text:p>
          </table:table-cell>
          <table:table-cell table:formula="of:=IF([.A213]*0.987+[.B2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1463769765979" calcext:value-type="float">
            <text:p>1.11463769765979</text:p>
          </table:table-cell>
          <table:table-cell table:formula="of:=RAND()*10-5" office:value-type="float" office:value="-1.51297137949871" calcext:value-type="float">
            <text:p>-1.51297137949871</text:p>
          </table:table-cell>
          <table:table-cell table:formula="of:=IF([.A214]*0.987+[.B2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6112595267334" calcext:value-type="float">
            <text:p>2.16112595267334</text:p>
          </table:table-cell>
          <table:table-cell table:formula="of:=RAND()*10-5" office:value-type="float" office:value="-3.6908006237369" calcext:value-type="float">
            <text:p>-3.6908006237369</text:p>
          </table:table-cell>
          <table:table-cell table:formula="of:=IF([.A215]*0.987+[.B21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8275468105015" calcext:value-type="float">
            <text:p>-4.28275468105015</text:p>
          </table:table-cell>
          <table:table-cell table:formula="of:=RAND()*10-5" office:value-type="float" office:value="2.08138700438486" calcext:value-type="float">
            <text:p>2.08138700438486</text:p>
          </table:table-cell>
          <table:table-cell table:formula="of:=IF([.A216]*0.987+[.B2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4914752852129" calcext:value-type="float">
            <text:p>3.94914752852129</text:p>
          </table:table-cell>
          <table:table-cell table:formula="of:=RAND()*10-5" office:value-type="float" office:value="-2.55496102421388" calcext:value-type="float">
            <text:p>-2.55496102421388</text:p>
          </table:table-cell>
          <table:table-cell table:formula="of:=IF([.A217]*0.987+[.B2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7021931081537" calcext:value-type="float">
            <text:p>-2.67021931081537</text:p>
          </table:table-cell>
          <table:table-cell table:formula="of:=RAND()*10-5" office:value-type="float" office:value="1.02206911623166" calcext:value-type="float">
            <text:p>1.02206911623166</text:p>
          </table:table-cell>
          <table:table-cell table:formula="of:=IF([.A218]*0.987+[.B2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8997112052476" calcext:value-type="float">
            <text:p>-1.38997112052476</text:p>
          </table:table-cell>
          <table:table-cell table:formula="of:=RAND()*10-5" office:value-type="float" office:value="3.17165086453855" calcext:value-type="float">
            <text:p>3.17165086453855</text:p>
          </table:table-cell>
          <table:table-cell table:formula="of:=IF([.A219]*0.987+[.B2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61971820308997" calcext:value-type="float">
            <text:p>0.161971820308997</text:p>
          </table:table-cell>
          <table:table-cell table:formula="of:=RAND()*10-5" office:value-type="float" office:value="4.7934961675323" calcext:value-type="float">
            <text:p>4.7934961675323</text:p>
          </table:table-cell>
          <table:table-cell table:formula="of:=IF([.A220]*0.987+[.B2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23357841110664" calcext:value-type="float">
            <text:p>0.823357841110664</text:p>
          </table:table-cell>
          <table:table-cell table:formula="of:=RAND()*10-5" office:value-type="float" office:value="-1.84062306236615" calcext:value-type="float">
            <text:p>-1.84062306236615</text:p>
          </table:table-cell>
          <table:table-cell table:formula="of:=IF([.A221]*0.987+[.B2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0382303789466" calcext:value-type="float">
            <text:p>-1.10382303789466</text:p>
          </table:table-cell>
          <table:table-cell table:formula="of:=RAND()*10-5" office:value-type="float" office:value="3.17620486861937" calcext:value-type="float">
            <text:p>3.17620486861937</text:p>
          </table:table-cell>
          <table:table-cell table:formula="of:=IF([.A222]*0.987+[.B2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0061603051671" calcext:value-type="float">
            <text:p>-2.20061603051671</text:p>
          </table:table-cell>
          <table:table-cell table:formula="of:=RAND()*10-5" office:value-type="float" office:value="2.72171765538257" calcext:value-type="float">
            <text:p>2.72171765538257</text:p>
          </table:table-cell>
          <table:table-cell table:formula="of:=IF([.A223]*0.987+[.B2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8416522517861" calcext:value-type="float">
            <text:p>3.08416522517861</text:p>
          </table:table-cell>
          <table:table-cell table:formula="of:=RAND()*10-5" office:value-type="float" office:value="1.06809862507092" calcext:value-type="float">
            <text:p>1.06809862507092</text:p>
          </table:table-cell>
          <table:table-cell table:formula="of:=IF([.A224]*0.987+[.B2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28318532907803" calcext:value-type="float">
            <text:p>0.628318532907803</text:p>
          </table:table-cell>
          <table:table-cell table:formula="of:=RAND()*10-5" office:value-type="float" office:value="1.11203779021383" calcext:value-type="float">
            <text:p>1.11203779021383</text:p>
          </table:table-cell>
          <table:table-cell table:formula="of:=IF([.A225]*0.987+[.B2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866221568938" calcext:value-type="float">
            <text:p>-1.0866221568938</text:p>
          </table:table-cell>
          <table:table-cell table:formula="of:=RAND()*10-5" office:value-type="float" office:value="-0.636271376018268" calcext:value-type="float">
            <text:p>-0.636271376018268</text:p>
          </table:table-cell>
          <table:table-cell table:formula="of:=IF([.A226]*0.987+[.B2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3743964639491" calcext:value-type="float">
            <text:p>-0.33743964639491</text:p>
          </table:table-cell>
          <table:table-cell table:formula="of:=RAND()*10-5" office:value-type="float" office:value="2.46579944676343" calcext:value-type="float">
            <text:p>2.46579944676343</text:p>
          </table:table-cell>
          <table:table-cell table:formula="of:=IF([.A227]*0.987+[.B2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0797757084732" calcext:value-type="float">
            <text:p>4.20797757084732</text:p>
          </table:table-cell>
          <table:table-cell table:formula="of:=RAND()*10-5" office:value-type="float" office:value="0.386243414360999" calcext:value-type="float">
            <text:p>0.386243414360999</text:p>
          </table:table-cell>
          <table:table-cell table:formula="of:=IF([.A228]*0.987+[.B22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4238745664893" calcext:value-type="float">
            <text:p>-1.24238745664893</text:p>
          </table:table-cell>
          <table:table-cell table:formula="of:=RAND()*10-5" office:value-type="float" office:value="-1.46175998308445" calcext:value-type="float">
            <text:p>-1.46175998308445</text:p>
          </table:table-cell>
          <table:table-cell table:formula="of:=IF([.A229]*0.987+[.B2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1232847175013" calcext:value-type="float">
            <text:p>1.31232847175013</text:p>
          </table:table-cell>
          <table:table-cell table:formula="of:=RAND()*10-5" office:value-type="float" office:value="3.01087384086746" calcext:value-type="float">
            <text:p>3.01087384086746</text:p>
          </table:table-cell>
          <table:table-cell table:formula="of:=IF([.A230]*0.987+[.B2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8125637818326" calcext:value-type="float">
            <text:p>-4.18125637818326</text:p>
          </table:table-cell>
          <table:table-cell table:formula="of:=RAND()*10-5" office:value-type="float" office:value="-0.750703261700656" calcext:value-type="float">
            <text:p>-0.750703261700656</text:p>
          </table:table-cell>
          <table:table-cell table:formula="of:=IF([.A231]*0.987+[.B2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886807788659" calcext:value-type="float">
            <text:p>2.7886807788659</text:p>
          </table:table-cell>
          <table:table-cell table:formula="of:=RAND()*10-5" office:value-type="float" office:value="1.07193597125753" calcext:value-type="float">
            <text:p>1.07193597125753</text:p>
          </table:table-cell>
          <table:table-cell table:formula="of:=IF([.A232]*0.987+[.B2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0800765519113" calcext:value-type="float">
            <text:p>1.60800765519113</text:p>
          </table:table-cell>
          <table:table-cell table:formula="of:=RAND()*10-5" office:value-type="float" office:value="-2.84408258483445" calcext:value-type="float">
            <text:p>-2.84408258483445</text:p>
          </table:table-cell>
          <table:table-cell table:formula="of:=IF([.A233]*0.987+[.B23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8303385813608" calcext:value-type="float">
            <text:p>-2.28303385813608</text:p>
          </table:table-cell>
          <table:table-cell table:formula="of:=RAND()*10-5" office:value-type="float" office:value="0.133133673946912" calcext:value-type="float">
            <text:p>0.133133673946912</text:p>
          </table:table-cell>
          <table:table-cell table:formula="of:=IF([.A234]*0.987+[.B2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2810908224287" calcext:value-type="float">
            <text:p>-4.82810908224287</text:p>
          </table:table-cell>
          <table:table-cell table:formula="of:=RAND()*10-5" office:value-type="float" office:value="4.74888857401695" calcext:value-type="float">
            <text:p>4.74888857401695</text:p>
          </table:table-cell>
          <table:table-cell table:formula="of:=IF([.A235]*0.987+[.B2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0030801527654" calcext:value-type="float">
            <text:p>1.50030801527654</text:p>
          </table:table-cell>
          <table:table-cell table:formula="of:=RAND()*10-5" office:value-type="float" office:value="-3.63008971740387" calcext:value-type="float">
            <text:p>-3.63008971740387</text:p>
          </table:table-cell>
          <table:table-cell table:formula="of:=IF([.A236]*0.987+[.B2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8428869778604" calcext:value-type="float">
            <text:p>1.28428869778604</text:p>
          </table:table-cell>
          <table:table-cell table:formula="of:=RAND()*10-5" office:value-type="float" office:value="0.463873719733808" calcext:value-type="float">
            <text:p>0.463873719733808</text:p>
          </table:table-cell>
          <table:table-cell table:formula="of:=IF([.A237]*0.987+[.B23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6222971895547" calcext:value-type="float">
            <text:p>-1.56222971895547</text:p>
          </table:table-cell>
          <table:table-cell table:formula="of:=RAND()*10-5" office:value-type="float" office:value="0.85667683982498" calcext:value-type="float">
            <text:p>0.85667683982498</text:p>
          </table:table-cell>
          <table:table-cell table:formula="of:=IF([.A238]*0.987+[.B23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1733247704901" calcext:value-type="float">
            <text:p>3.61733247704901</text:p>
          </table:table-cell>
          <table:table-cell table:formula="of:=RAND()*10-5" office:value-type="float" office:value="-1.38047233252434" calcext:value-type="float">
            <text:p>-1.38047233252434</text:p>
          </table:table-cell>
          <table:table-cell table:formula="of:=IF([.A239]*0.987+[.B2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2002055574739" calcext:value-type="float">
            <text:p>-3.12002055574739</text:p>
          </table:table-cell>
          <table:table-cell table:formula="of:=RAND()*10-5" office:value-type="float" office:value="-4.46492987342635" calcext:value-type="float">
            <text:p>-4.46492987342635</text:p>
          </table:table-cell>
          <table:table-cell table:formula="of:=IF([.A240]*0.987+[.B24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56397435891217" calcext:value-type="float">
            <text:p>0.356397435891217</text:p>
          </table:table-cell>
          <table:table-cell table:formula="of:=RAND()*10-5" office:value-type="float" office:value="-0.475764813788685" calcext:value-type="float">
            <text:p>-0.475764813788685</text:p>
          </table:table-cell>
          <table:table-cell table:formula="of:=IF([.A241]*0.987+[.B2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8468296415189" calcext:value-type="float">
            <text:p>3.28468296415189</text:p>
          </table:table-cell>
          <table:table-cell table:formula="of:=RAND()*10-5" office:value-type="float" office:value="-3.63007201780784" calcext:value-type="float">
            <text:p>-3.63007201780784</text:p>
          </table:table-cell>
          <table:table-cell table:formula="of:=IF([.A242]*0.987+[.B2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99958297896001" calcext:value-type="float">
            <text:p>-0.899958297896001</text:p>
          </table:table-cell>
          <table:table-cell table:formula="of:=RAND()*10-5" office:value-type="float" office:value="4.05575969822315" calcext:value-type="float">
            <text:p>4.05575969822315</text:p>
          </table:table-cell>
          <table:table-cell table:formula="of:=IF([.A243]*0.987+[.B2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44623036413055" calcext:value-type="float">
            <text:p>0.244623036413055</text:p>
          </table:table-cell>
          <table:table-cell table:formula="of:=RAND()*10-5" office:value-type="float" office:value="2.61750008214687" calcext:value-type="float">
            <text:p>2.61750008214687</text:p>
          </table:table-cell>
          <table:table-cell table:formula="of:=IF([.A244]*0.987+[.B2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6484133270649" calcext:value-type="float">
            <text:p>-4.66484133270649</text:p>
          </table:table-cell>
          <table:table-cell table:formula="of:=RAND()*10-5" office:value-type="float" office:value="-1.92938236018147" calcext:value-type="float">
            <text:p>-1.92938236018147</text:p>
          </table:table-cell>
          <table:table-cell table:formula="of:=IF([.A245]*0.987+[.B2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5063223739328" calcext:value-type="float">
            <text:p>1.95063223739328</text:p>
          </table:table-cell>
          <table:table-cell table:formula="of:=RAND()*10-5" office:value-type="float" office:value="-1.24569805994111" calcext:value-type="float">
            <text:p>-1.24569805994111</text:p>
          </table:table-cell>
          <table:table-cell table:formula="of:=IF([.A246]*0.987+[.B24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940133906766" calcext:value-type="float">
            <text:p>-4.5940133906766</text:p>
          </table:table-cell>
          <table:table-cell table:formula="of:=RAND()*10-5" office:value-type="float" office:value="4.04671320360607" calcext:value-type="float">
            <text:p>4.04671320360607</text:p>
          </table:table-cell>
          <table:table-cell table:formula="of:=IF([.A247]*0.987+[.B2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0318287466481" calcext:value-type="float">
            <text:p>2.90318287466481</text:p>
          </table:table-cell>
          <table:table-cell table:formula="of:=RAND()*10-5" office:value-type="float" office:value="-4.29343868165395" calcext:value-type="float">
            <text:p>-4.29343868165395</text:p>
          </table:table-cell>
          <table:table-cell table:formula="of:=IF([.A248]*0.987+[.B2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262905617344" calcext:value-type="float">
            <text:p>2.9262905617344</text:p>
          </table:table-cell>
          <table:table-cell table:formula="of:=RAND()*10-5" office:value-type="float" office:value="1.05987073055395" calcext:value-type="float">
            <text:p>1.05987073055395</text:p>
          </table:table-cell>
          <table:table-cell table:formula="of:=IF([.A249]*0.987+[.B2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9529710072" calcext:value-type="float">
            <text:p>4.649529710072</text:p>
          </table:table-cell>
          <table:table-cell table:formula="of:=RAND()*10-5" office:value-type="float" office:value="-4.38098220052461" calcext:value-type="float">
            <text:p>-4.38098220052461</text:p>
          </table:table-cell>
          <table:table-cell table:formula="of:=IF([.A250]*0.987+[.B25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3438433420522" calcext:value-type="float">
            <text:p>-3.23438433420522</text:p>
          </table:table-cell>
          <table:table-cell table:formula="of:=RAND()*10-5" office:value-type="float" office:value="-3.68269985869614" calcext:value-type="float">
            <text:p>-3.68269985869614</text:p>
          </table:table-cell>
          <table:table-cell table:formula="of:=IF([.A251]*0.987+[.B25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2469114879704" calcext:value-type="float">
            <text:p>-2.82469114879704</text:p>
          </table:table-cell>
          <table:table-cell table:formula="of:=RAND()*10-5" office:value-type="float" office:value="-1.62898349041331" calcext:value-type="float">
            <text:p>-1.62898349041331</text:p>
          </table:table-cell>
          <table:table-cell table:formula="of:=IF([.A252]*0.987+[.B2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6349579273183" calcext:value-type="float">
            <text:p>-4.36349579273183</text:p>
          </table:table-cell>
          <table:table-cell table:formula="of:=RAND()*10-5" office:value-type="float" office:value="-3.1766292724442" calcext:value-type="float">
            <text:p>-3.1766292724442</text:p>
          </table:table-cell>
          <table:table-cell table:formula="of:=IF([.A253]*0.987+[.B2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1530389217603" calcext:value-type="float">
            <text:p>-2.51530389217603</text:p>
          </table:table-cell>
          <table:table-cell table:formula="of:=RAND()*10-5" office:value-type="float" office:value="4.95666589607631" calcext:value-type="float">
            <text:p>4.95666589607631</text:p>
          </table:table-cell>
          <table:table-cell table:formula="of:=IF([.A254]*0.987+[.B2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4917184659054" calcext:value-type="float">
            <text:p>1.04917184659054</text:p>
          </table:table-cell>
          <table:table-cell table:formula="of:=RAND()*10-5" office:value-type="float" office:value="-0.944903401647261" calcext:value-type="float">
            <text:p>-0.944903401647261</text:p>
          </table:table-cell>
          <table:table-cell table:formula="of:=IF([.A255]*0.987+[.B25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5508713915906" calcext:value-type="float">
            <text:p>-3.35508713915906</text:p>
          </table:table-cell>
          <table:table-cell table:formula="of:=RAND()*10-5" office:value-type="float" office:value="1.59095407532068" calcext:value-type="float">
            <text:p>1.59095407532068</text:p>
          </table:table-cell>
          <table:table-cell table:formula="of:=IF([.A256]*0.987+[.B2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7275798085281" calcext:value-type="float">
            <text:p>-4.87275798085281</text:p>
          </table:table-cell>
          <table:table-cell table:formula="of:=RAND()*10-5" office:value-type="float" office:value="2.54031962903345" calcext:value-type="float">
            <text:p>2.54031962903345</text:p>
          </table:table-cell>
          <table:table-cell table:formula="of:=IF([.A257]*0.987+[.B2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3597939275856" calcext:value-type="float">
            <text:p>-4.43597939275856</text:p>
          </table:table-cell>
          <table:table-cell table:formula="of:=RAND()*10-5" office:value-type="float" office:value="0.415277605616621" calcext:value-type="float">
            <text:p>0.415277605616621</text:p>
          </table:table-cell>
          <table:table-cell table:formula="of:=IF([.A258]*0.987+[.B2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1883635269171" calcext:value-type="float">
            <text:p>-4.51883635269171</text:p>
          </table:table-cell>
          <table:table-cell table:formula="of:=RAND()*10-5" office:value-type="float" office:value="-3.59758032577931" calcext:value-type="float">
            <text:p>-3.59758032577931</text:p>
          </table:table-cell>
          <table:table-cell table:formula="of:=IF([.A259]*0.987+[.B2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09042447872935" calcext:value-type="float">
            <text:p>-0.909042447872935</text:p>
          </table:table-cell>
          <table:table-cell table:formula="of:=RAND()*10-5" office:value-type="float" office:value="-3.38503068309944" calcext:value-type="float">
            <text:p>-3.38503068309944</text:p>
          </table:table-cell>
          <table:table-cell table:formula="of:=IF([.A260]*0.987+[.B2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6814185565065" calcext:value-type="float">
            <text:p>-1.66814185565065</text:p>
          </table:table-cell>
          <table:table-cell table:formula="of:=RAND()*10-5" office:value-type="float" office:value="-2.2233074937021" calcext:value-type="float">
            <text:p>-2.2233074937021</text:p>
          </table:table-cell>
          <table:table-cell table:formula="of:=IF([.A261]*0.987+[.B2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9651390687949" calcext:value-type="float">
            <text:p>2.39651390687949</text:p>
          </table:table-cell>
          <table:table-cell table:formula="of:=RAND()*10-5" office:value-type="float" office:value="-0.465770814399106" calcext:value-type="float">
            <text:p>-0.465770814399106</text:p>
          </table:table-cell>
          <table:table-cell table:formula="of:=IF([.A262]*0.987+[.B26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79917319250233" calcext:value-type="float">
            <text:p>-0.679917319250233</text:p>
          </table:table-cell>
          <table:table-cell table:formula="of:=RAND()*10-5" office:value-type="float" office:value="-1.6579251968623" calcext:value-type="float">
            <text:p>-1.6579251968623</text:p>
          </table:table-cell>
          <table:table-cell table:formula="of:=IF([.A263]*0.987+[.B2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013787754607" calcext:value-type="float">
            <text:p>-4.73013787754607</text:p>
          </table:table-cell>
          <table:table-cell table:formula="of:=RAND()*10-5" office:value-type="float" office:value="-4.99424390827562" calcext:value-type="float">
            <text:p>-4.99424390827562</text:p>
          </table:table-cell>
          <table:table-cell table:formula="of:=IF([.A264]*0.987+[.B2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5928280068477" calcext:value-type="float">
            <text:p>4.05928280068477</text:p>
          </table:table-cell>
          <table:table-cell table:formula="of:=RAND()*10-5" office:value-type="float" office:value="-2.47972234125094" calcext:value-type="float">
            <text:p>-2.47972234125094</text:p>
          </table:table-cell>
          <table:table-cell table:formula="of:=IF([.A265]*0.987+[.B2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2143324910188" calcext:value-type="float">
            <text:p>1.82143324910188</text:p>
          </table:table-cell>
          <table:table-cell table:formula="of:=RAND()*10-5" office:value-type="float" office:value="4.7140010300632" calcext:value-type="float">
            <text:p>4.7140010300632</text:p>
          </table:table-cell>
          <table:table-cell table:formula="of:=IF([.A266]*0.987+[.B2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3526049372825" calcext:value-type="float">
            <text:p>-1.13526049372825</text:p>
          </table:table-cell>
          <table:table-cell table:formula="of:=RAND()*10-5" office:value-type="float" office:value="-4.23043867569861" calcext:value-type="float">
            <text:p>-4.23043867569861</text:p>
          </table:table-cell>
          <table:table-cell table:formula="of:=IF([.A267]*0.987+[.B2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6605156717264" calcext:value-type="float">
            <text:p>-4.26605156717264</text:p>
          </table:table-cell>
          <table:table-cell table:formula="of:=RAND()*10-5" office:value-type="float" office:value="3.04540724745351" calcext:value-type="float">
            <text:p>3.04540724745351</text:p>
          </table:table-cell>
          <table:table-cell table:formula="of:=IF([.A268]*0.987+[.B26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6199237802997" calcext:value-type="float">
            <text:p>-1.56199237802997</text:p>
          </table:table-cell>
          <table:table-cell table:formula="of:=RAND()*10-5" office:value-type="float" office:value="-0.530420430214472" calcext:value-type="float">
            <text:p>-0.530420430214472</text:p>
          </table:table-cell>
          <table:table-cell table:formula="of:=IF([.A269]*0.987+[.B2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9345711938256" calcext:value-type="float">
            <text:p>-1.69345711938256</text:p>
          </table:table-cell>
          <table:table-cell table:formula="of:=RAND()*10-5" office:value-type="float" office:value="2.56651148164509" calcext:value-type="float">
            <text:p>2.56651148164509</text:p>
          </table:table-cell>
          <table:table-cell table:formula="of:=IF([.A270]*0.987+[.B2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3837605431185" calcext:value-type="float">
            <text:p>-1.63837605431185</text:p>
          </table:table-cell>
          <table:table-cell table:formula="of:=RAND()*10-5" office:value-type="float" office:value="-2.7808772090913" calcext:value-type="float">
            <text:p>-2.7808772090913</text:p>
          </table:table-cell>
          <table:table-cell table:formula="of:=IF([.A271]*0.987+[.B2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2990055769979" calcext:value-type="float">
            <text:p>-3.12990055769979</text:p>
          </table:table-cell>
          <table:table-cell table:formula="of:=RAND()*10-5" office:value-type="float" office:value="-0.899032209827404" calcext:value-type="float">
            <text:p>-0.899032209827404</text:p>
          </table:table-cell>
          <table:table-cell table:formula="of:=IF([.A272]*0.987+[.B2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550917571427" calcext:value-type="float">
            <text:p>-2.83550917571427</text:p>
          </table:table-cell>
          <table:table-cell table:formula="of:=RAND()*10-5" office:value-type="float" office:value="4.74865735862962" calcext:value-type="float">
            <text:p>4.74865735862962</text:p>
          </table:table-cell>
          <table:table-cell table:formula="of:=IF([.A273]*0.987+[.B2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9679552107542" calcext:value-type="float">
            <text:p>1.59679552107542</text:p>
          </table:table-cell>
          <table:table-cell table:formula="of:=RAND()*10-5" office:value-type="float" office:value="0.114477955827646" calcext:value-type="float">
            <text:p>0.114477955827646</text:p>
          </table:table-cell>
          <table:table-cell table:formula="of:=IF([.A274]*0.987+[.B2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0930900475851" calcext:value-type="float">
            <text:p>-1.50930900475851</text:p>
          </table:table-cell>
          <table:table-cell table:formula="of:=RAND()*10-5" office:value-type="float" office:value="-0.0557667269575832" calcext:value-type="float">
            <text:p>-0.055766726957583</text:p>
          </table:table-cell>
          <table:table-cell table:formula="of:=IF([.A275]*0.987+[.B2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0265182175602" calcext:value-type="float">
            <text:p>-1.40265182175602</text:p>
          </table:table-cell>
          <table:table-cell table:formula="of:=RAND()*10-5" office:value-type="float" office:value="-4.06445101284579" calcext:value-type="float">
            <text:p>-4.06445101284579</text:p>
          </table:table-cell>
          <table:table-cell table:formula="of:=IF([.A276]*0.987+[.B2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072316737996" calcext:value-type="float">
            <text:p>-4.53072316737996</text:p>
          </table:table-cell>
          <table:table-cell table:formula="of:=RAND()*10-5" office:value-type="float" office:value="-0.299652929021376" calcext:value-type="float">
            <text:p>-0.299652929021376</text:p>
          </table:table-cell>
          <table:table-cell table:formula="of:=IF([.A277]*0.987+[.B2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40495009182" calcext:value-type="float">
            <text:p>1.740495009182</text:p>
          </table:table-cell>
          <table:table-cell table:formula="of:=RAND()*10-5" office:value-type="float" office:value="2.51317592780855" calcext:value-type="float">
            <text:p>2.51317592780855</text:p>
          </table:table-cell>
          <table:table-cell table:formula="of:=IF([.A278]*0.987+[.B2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4909435165295" calcext:value-type="float">
            <text:p>-3.24909435165295</text:p>
          </table:table-cell>
          <table:table-cell table:formula="of:=RAND()*10-5" office:value-type="float" office:value="3.89317546161852" calcext:value-type="float">
            <text:p>3.89317546161852</text:p>
          </table:table-cell>
          <table:table-cell table:formula="of:=IF([.A279]*0.987+[.B2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8211011253617" calcext:value-type="float">
            <text:p>2.08211011253617</text:p>
          </table:table-cell>
          <table:table-cell table:formula="of:=RAND()*10-5" office:value-type="float" office:value="-3.90841195261238" calcext:value-type="float">
            <text:p>-3.90841195261238</text:p>
          </table:table-cell>
          <table:table-cell table:formula="of:=IF([.A280]*0.987+[.B28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0524402833763" calcext:value-type="float">
            <text:p>-2.80524402833763</text:p>
          </table:table-cell>
          <table:table-cell table:formula="of:=RAND()*10-5" office:value-type="float" office:value="-2.57279521086387" calcext:value-type="float">
            <text:p>-2.57279521086387</text:p>
          </table:table-cell>
          <table:table-cell table:formula="of:=IF([.A281]*0.987+[.B2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1697096562736" calcext:value-type="float">
            <text:p>2.91697096562736</text:p>
          </table:table-cell>
          <table:table-cell table:formula="of:=RAND()*10-5" office:value-type="float" office:value="4.14885689457434" calcext:value-type="float">
            <text:p>4.14885689457434</text:p>
          </table:table-cell>
          <table:table-cell table:formula="of:=IF([.A282]*0.987+[.B2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7496956695402" calcext:value-type="float">
            <text:p>3.17496956695402</text:p>
          </table:table-cell>
          <table:table-cell table:formula="of:=RAND()*10-5" office:value-type="float" office:value="-4.07834048248148" calcext:value-type="float">
            <text:p>-4.07834048248148</text:p>
          </table:table-cell>
          <table:table-cell table:formula="of:=IF([.A283]*0.987+[.B2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4027363104853" calcext:value-type="float">
            <text:p>3.84027363104853</text:p>
          </table:table-cell>
          <table:table-cell table:formula="of:=RAND()*10-5" office:value-type="float" office:value="-0.598719211175917" calcext:value-type="float">
            <text:p>-0.598719211175917</text:p>
          </table:table-cell>
          <table:table-cell table:formula="of:=IF([.A284]*0.987+[.B28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3887342574929" calcext:value-type="float">
            <text:p>0.13887342574929</text:p>
          </table:table-cell>
          <table:table-cell table:formula="of:=RAND()*10-5" office:value-type="float" office:value="-4.36277606059573" calcext:value-type="float">
            <text:p>-4.36277606059573</text:p>
          </table:table-cell>
          <table:table-cell table:formula="of:=IF([.A285]*0.987+[.B2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3841433070831" calcext:value-type="float">
            <text:p>4.33841433070831</text:p>
          </table:table-cell>
          <table:table-cell table:formula="of:=RAND()*10-5" office:value-type="float" office:value="-4.40477254162763" calcext:value-type="float">
            <text:p>-4.40477254162763</text:p>
          </table:table-cell>
          <table:table-cell table:formula="of:=IF([.A286]*0.987+[.B28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2153856467648" calcext:value-type="float">
            <text:p>3.42153856467648</text:p>
          </table:table-cell>
          <table:table-cell table:formula="of:=RAND()*10-5" office:value-type="float" office:value="-3.84119325583156" calcext:value-type="float">
            <text:p>-3.84119325583156</text:p>
          </table:table-cell>
          <table:table-cell table:formula="of:=IF([.A287]*0.987+[.B2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3013728918707" calcext:value-type="float">
            <text:p>-4.03013728918707</text:p>
          </table:table-cell>
          <table:table-cell table:formula="of:=RAND()*10-5" office:value-type="float" office:value="3.31885181551379" calcext:value-type="float">
            <text:p>3.31885181551379</text:p>
          </table:table-cell>
          <table:table-cell table:formula="of:=IF([.A288]*0.987+[.B2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4978513572731" calcext:value-type="float">
            <text:p>1.64978513572731</text:p>
          </table:table-cell>
          <table:table-cell table:formula="of:=RAND()*10-5" office:value-type="float" office:value="1.93780480550509" calcext:value-type="float">
            <text:p>1.93780480550509</text:p>
          </table:table-cell>
          <table:table-cell table:formula="of:=IF([.A289]*0.987+[.B2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72499148871908" calcext:value-type="float">
            <text:p>0.472499148871908</text:p>
          </table:table-cell>
          <table:table-cell table:formula="of:=RAND()*10-5" office:value-type="float" office:value="3.04961963818839" calcext:value-type="float">
            <text:p>3.04961963818839</text:p>
          </table:table-cell>
          <table:table-cell table:formula="of:=IF([.A290]*0.987+[.B2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3833342803415" calcext:value-type="float">
            <text:p>-1.73833342803415</text:p>
          </table:table-cell>
          <table:table-cell table:formula="of:=RAND()*10-5" office:value-type="float" office:value="3.66461583384702" calcext:value-type="float">
            <text:p>3.66461583384702</text:p>
          </table:table-cell>
          <table:table-cell table:formula="of:=IF([.A291]*0.987+[.B2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40877816836714" calcext:value-type="float">
            <text:p>0.940877816836714</text:p>
          </table:table-cell>
          <table:table-cell table:formula="of:=RAND()*10-5" office:value-type="float" office:value="-3.07116762249507" calcext:value-type="float">
            <text:p>-3.07116762249507</text:p>
          </table:table-cell>
          <table:table-cell table:formula="of:=IF([.A292]*0.987+[.B2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67621600537295" calcext:value-type="float">
            <text:p>-0.567621600537295</text:p>
          </table:table-cell>
          <table:table-cell table:formula="of:=RAND()*10-5" office:value-type="float" office:value="-1.56511133975912" calcext:value-type="float">
            <text:p>-1.56511133975912</text:p>
          </table:table-cell>
          <table:table-cell table:formula="of:=IF([.A293]*0.987+[.B2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0652171777217" calcext:value-type="float">
            <text:p>-2.10652171777217</text:p>
          </table:table-cell>
          <table:table-cell table:formula="of:=RAND()*10-5" office:value-type="float" office:value="2.60348864482664" calcext:value-type="float">
            <text:p>2.60348864482664</text:p>
          </table:table-cell>
          <table:table-cell table:formula="of:=IF([.A294]*0.987+[.B2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7753301019178" calcext:value-type="float">
            <text:p>-3.97753301019178</text:p>
          </table:table-cell>
          <table:table-cell table:formula="of:=RAND()*10-5" office:value-type="float" office:value="4.00442672198909" calcext:value-type="float">
            <text:p>4.00442672198909</text:p>
          </table:table-cell>
          <table:table-cell table:formula="of:=IF([.A295]*0.987+[.B2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9084521593213" calcext:value-type="float">
            <text:p>-3.59084521593213</text:p>
          </table:table-cell>
          <table:table-cell table:formula="of:=RAND()*10-5" office:value-type="float" office:value="-2.59957381009549" calcext:value-type="float">
            <text:p>-2.59957381009549</text:p>
          </table:table-cell>
          <table:table-cell table:formula="of:=IF([.A296]*0.987+[.B2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1813836565067" calcext:value-type="float">
            <text:p>3.91813836565067</text:p>
          </table:table-cell>
          <table:table-cell table:formula="of:=RAND()*10-5" office:value-type="float" office:value="1.62310353908211" calcext:value-type="float">
            <text:p>1.62310353908211</text:p>
          </table:table-cell>
          <table:table-cell table:formula="of:=IF([.A297]*0.987+[.B2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38781588131593" calcext:value-type="float">
            <text:p>-0.838781588131593</text:p>
          </table:table-cell>
          <table:table-cell table:formula="of:=RAND()*10-5" office:value-type="float" office:value="-1.40563428928584" calcext:value-type="float">
            <text:p>-1.40563428928584</text:p>
          </table:table-cell>
          <table:table-cell table:formula="of:=IF([.A298]*0.987+[.B2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0313676775811" calcext:value-type="float">
            <text:p>1.50313676775811</text:p>
          </table:table-cell>
          <table:table-cell table:formula="of:=RAND()*10-5" office:value-type="float" office:value="1.27186564454365" calcext:value-type="float">
            <text:p>1.27186564454365</text:p>
          </table:table-cell>
          <table:table-cell table:formula="of:=IF([.A299]*0.987+[.B2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2545245587469" calcext:value-type="float">
            <text:p>-3.02545245587469</text:p>
          </table:table-cell>
          <table:table-cell table:formula="of:=RAND()*10-5" office:value-type="float" office:value="1.87581281108753" calcext:value-type="float">
            <text:p>1.87581281108753</text:p>
          </table:table-cell>
          <table:table-cell table:formula="of:=IF([.A300]*0.987+[.B3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31817267618786" calcext:value-type="float">
            <text:p>-0.931817267618786</text:p>
          </table:table-cell>
          <table:table-cell table:formula="of:=RAND()*10-5" office:value-type="float" office:value="-4.07327928789727" calcext:value-type="float">
            <text:p>-4.07327928789727</text:p>
          </table:table-cell>
          <table:table-cell table:formula="of:=IF([.A301]*0.987+[.B3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9676038610625" calcext:value-type="float">
            <text:p>4.49676038610625</text:p>
          </table:table-cell>
          <table:table-cell table:formula="of:=RAND()*10-5" office:value-type="float" office:value="2.31458944737554" calcext:value-type="float">
            <text:p>2.31458944737554</text:p>
          </table:table-cell>
          <table:table-cell table:formula="of:=IF([.A302]*0.987+[.B30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08782172301255" calcext:value-type="float">
            <text:p>-0.308782172301255</text:p>
          </table:table-cell>
          <table:table-cell table:formula="of:=RAND()*10-5" office:value-type="float" office:value="-3.08519015482787" calcext:value-type="float">
            <text:p>-3.08519015482787</text:p>
          </table:table-cell>
          <table:table-cell table:formula="of:=IF([.A303]*0.987+[.B30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611995545893" calcext:value-type="float">
            <text:p>-1.4611995545893</text:p>
          </table:table-cell>
          <table:table-cell table:formula="of:=RAND()*10-5" office:value-type="float" office:value="-3.30562006769333" calcext:value-type="float">
            <text:p>-3.30562006769333</text:p>
          </table:table-cell>
          <table:table-cell table:formula="of:=IF([.A304]*0.987+[.B3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7893127097749" calcext:value-type="float">
            <text:p>0.597893127097749</text:p>
          </table:table-cell>
          <table:table-cell table:formula="of:=RAND()*10-5" office:value-type="float" office:value="2.51239522867602" calcext:value-type="float">
            <text:p>2.51239522867602</text:p>
          </table:table-cell>
          <table:table-cell table:formula="of:=IF([.A305]*0.987+[.B3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8779265633202" calcext:value-type="float">
            <text:p>2.08779265633202</text:p>
          </table:table-cell>
          <table:table-cell table:formula="of:=RAND()*10-5" office:value-type="float" office:value="-3.787498410188" calcext:value-type="float">
            <text:p>-3.787498410188</text:p>
          </table:table-cell>
          <table:table-cell table:formula="of:=IF([.A306]*0.987+[.B30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9853259114547" calcext:value-type="float">
            <text:p>3.09853259114547</text:p>
          </table:table-cell>
          <table:table-cell table:formula="of:=RAND()*10-5" office:value-type="float" office:value="-3.74118033618688" calcext:value-type="float">
            <text:p>-3.74118033618688</text:p>
          </table:table-cell>
          <table:table-cell table:formula="of:=IF([.A307]*0.987+[.B3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9289560753183" calcext:value-type="float">
            <text:p>-4.49289560753183</text:p>
          </table:table-cell>
          <table:table-cell table:formula="of:=RAND()*10-5" office:value-type="float" office:value="-1.01645272367235" calcext:value-type="float">
            <text:p>-1.01645272367235</text:p>
          </table:table-cell>
          <table:table-cell table:formula="of:=IF([.A308]*0.987+[.B3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1538753183869" calcext:value-type="float">
            <text:p>4.91538753183869</text:p>
          </table:table-cell>
          <table:table-cell table:formula="of:=RAND()*10-5" office:value-type="float" office:value="-1.60962322664148" calcext:value-type="float">
            <text:p>-1.60962322664148</text:p>
          </table:table-cell>
          <table:table-cell table:formula="of:=IF([.A309]*0.987+[.B30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6345974489873" calcext:value-type="float">
            <text:p>-3.26345974489873</text:p>
          </table:table-cell>
          <table:table-cell table:formula="of:=RAND()*10-5" office:value-type="float" office:value="-0.899000522011476" calcext:value-type="float">
            <text:p>-0.899000522011476</text:p>
          </table:table-cell>
          <table:table-cell table:formula="of:=IF([.A310]*0.987+[.B3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4875823414486" calcext:value-type="float">
            <text:p>1.84875823414486</text:p>
          </table:table-cell>
          <table:table-cell table:formula="of:=RAND()*10-5" office:value-type="float" office:value="-3.35257234873542" calcext:value-type="float">
            <text:p>-3.35257234873542</text:p>
          </table:table-cell>
          <table:table-cell table:formula="of:=IF([.A311]*0.987+[.B31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1193592153953" calcext:value-type="float">
            <text:p>1.21193592153953</text:p>
          </table:table-cell>
          <table:table-cell table:formula="of:=RAND()*10-5" office:value-type="float" office:value="1.33498396309805" calcext:value-type="float">
            <text:p>1.33498396309805</text:p>
          </table:table-cell>
          <table:table-cell table:formula="of:=IF([.A312]*0.987+[.B31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2370913040544" calcext:value-type="float">
            <text:p>-2.72370913040544</text:p>
          </table:table-cell>
          <table:table-cell table:formula="of:=RAND()*10-5" office:value-type="float" office:value="3.34643439541461" calcext:value-type="float">
            <text:p>3.34643439541461</text:p>
          </table:table-cell>
          <table:table-cell table:formula="of:=IF([.A313]*0.987+[.B3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485467243187" calcext:value-type="float">
            <text:p>-3.14485467243187</text:p>
          </table:table-cell>
          <table:table-cell table:formula="of:=RAND()*10-5" office:value-type="float" office:value="-0.47735570067905" calcext:value-type="float">
            <text:p>-0.47735570067905</text:p>
          </table:table-cell>
          <table:table-cell table:formula="of:=IF([.A314]*0.987+[.B3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81811078771292" calcext:value-type="float">
            <text:p>0.581811078771292</text:p>
          </table:table-cell>
          <table:table-cell table:formula="of:=RAND()*10-5" office:value-type="float" office:value="-1.28804326665193" calcext:value-type="float">
            <text:p>-1.28804326665193</text:p>
          </table:table-cell>
          <table:table-cell table:formula="of:=IF([.A315]*0.987+[.B3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8376725900755" calcext:value-type="float">
            <text:p>3.48376725900755</text:p>
          </table:table-cell>
          <table:table-cell table:formula="of:=RAND()*10-5" office:value-type="float" office:value="1.82881793153446" calcext:value-type="float">
            <text:p>1.82881793153446</text:p>
          </table:table-cell>
          <table:table-cell table:formula="of:=IF([.A316]*0.987+[.B31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7268537365395" calcext:value-type="float">
            <text:p>2.67268537365395</text:p>
          </table:table-cell>
          <table:table-cell table:formula="of:=RAND()*10-5" office:value-type="float" office:value="3.79395563407461" calcext:value-type="float">
            <text:p>3.79395563407461</text:p>
          </table:table-cell>
          <table:table-cell table:formula="of:=IF([.A317]*0.987+[.B3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5891997375043" calcext:value-type="float">
            <text:p>-1.15891997375043</text:p>
          </table:table-cell>
          <table:table-cell table:formula="of:=RAND()*10-5" office:value-type="float" office:value="-0.364184913987086" calcext:value-type="float">
            <text:p>-0.364184913987086</text:p>
          </table:table-cell>
          <table:table-cell table:formula="of:=IF([.A318]*0.987+[.B3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8413231989198" calcext:value-type="float">
            <text:p>-3.08413231989198</text:p>
          </table:table-cell>
          <table:table-cell table:formula="of:=RAND()*10-5" office:value-type="float" office:value="0.46876985119729" calcext:value-type="float">
            <text:p>0.46876985119729</text:p>
          </table:table-cell>
          <table:table-cell table:formula="of:=IF([.A319]*0.987+[.B3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2754912419462" calcext:value-type="float">
            <text:p>-3.22754912419462</text:p>
          </table:table-cell>
          <table:table-cell table:formula="of:=RAND()*10-5" office:value-type="float" office:value="2.58117460598408" calcext:value-type="float">
            <text:p>2.58117460598408</text:p>
          </table:table-cell>
          <table:table-cell table:formula="of:=IF([.A320]*0.987+[.B3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308272843420623" calcext:value-type="float">
            <text:p>-0.030827284342062</text:p>
          </table:table-cell>
          <table:table-cell table:formula="of:=RAND()*10-5" office:value-type="float" office:value="-4.42756503983045" calcext:value-type="float">
            <text:p>-4.42756503983045</text:p>
          </table:table-cell>
          <table:table-cell table:formula="of:=IF([.A321]*0.987+[.B3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1999962002168" calcext:value-type="float">
            <text:p>-1.11999962002168</text:p>
          </table:table-cell>
          <table:table-cell table:formula="of:=RAND()*10-5" office:value-type="float" office:value="0.557245470791904" calcext:value-type="float">
            <text:p>0.557245470791904</text:p>
          </table:table-cell>
          <table:table-cell table:formula="of:=IF([.A322]*0.987+[.B3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394444037778" calcext:value-type="float">
            <text:p>4.2394444037778</text:p>
          </table:table-cell>
          <table:table-cell table:formula="of:=RAND()*10-5" office:value-type="float" office:value="4.11850443871758" calcext:value-type="float">
            <text:p>4.11850443871758</text:p>
          </table:table-cell>
          <table:table-cell table:formula="of:=IF([.A323]*0.987+[.B32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8102870603076" calcext:value-type="float">
            <text:p>2.98102870603076</text:p>
          </table:table-cell>
          <table:table-cell table:formula="of:=RAND()*10-5" office:value-type="float" office:value="2.27403389710802" calcext:value-type="float">
            <text:p>2.27403389710802</text:p>
          </table:table-cell>
          <table:table-cell table:formula="of:=IF([.A324]*0.987+[.B3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9741684372455" calcext:value-type="float">
            <text:p>4.09741684372455</text:p>
          </table:table-cell>
          <table:table-cell table:formula="of:=RAND()*10-5" office:value-type="float" office:value="4.72196563746439" calcext:value-type="float">
            <text:p>4.72196563746439</text:p>
          </table:table-cell>
          <table:table-cell table:formula="of:=IF([.A325]*0.987+[.B32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9113470796648" calcext:value-type="float">
            <text:p>2.49113470796648</text:p>
          </table:table-cell>
          <table:table-cell table:formula="of:=RAND()*10-5" office:value-type="float" office:value="-4.43579206336945" calcext:value-type="float">
            <text:p>-4.43579206336945</text:p>
          </table:table-cell>
          <table:table-cell table:formula="of:=IF([.A326]*0.987+[.B32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24817682767599" calcext:value-type="float">
            <text:p>0.124817682767599</text:p>
          </table:table-cell>
          <table:table-cell table:formula="of:=RAND()*10-5" office:value-type="float" office:value="4.30637947087918" calcext:value-type="float">
            <text:p>4.30637947087918</text:p>
          </table:table-cell>
          <table:table-cell table:formula="of:=IF([.A327]*0.987+[.B3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0587403732552" calcext:value-type="float">
            <text:p>1.90587403732552</text:p>
          </table:table-cell>
          <table:table-cell table:formula="of:=RAND()*10-5" office:value-type="float" office:value="1.06019426668645" calcext:value-type="float">
            <text:p>1.06019426668645</text:p>
          </table:table-cell>
          <table:table-cell table:formula="of:=IF([.A328]*0.987+[.B32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9184718105658" calcext:value-type="float">
            <text:p>-1.49184718105658</text:p>
          </table:table-cell>
          <table:table-cell table:formula="of:=RAND()*10-5" office:value-type="float" office:value="3.90938588766834" calcext:value-type="float">
            <text:p>3.90938588766834</text:p>
          </table:table-cell>
          <table:table-cell table:formula="of:=IF([.A329]*0.987+[.B3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58033164184399" calcext:value-type="float">
            <text:p>0.158033164184399</text:p>
          </table:table-cell>
          <table:table-cell table:formula="of:=RAND()*10-5" office:value-type="float" office:value="-4.26197408268554" calcext:value-type="float">
            <text:p>-4.26197408268554</text:p>
          </table:table-cell>
          <table:table-cell table:formula="of:=IF([.A330]*0.987+[.B3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5549799323498" calcext:value-type="float">
            <text:p>4.25549799323498</text:p>
          </table:table-cell>
          <table:table-cell table:formula="of:=RAND()*10-5" office:value-type="float" office:value="-3.54836953040084" calcext:value-type="float">
            <text:p>-3.54836953040084</text:p>
          </table:table-cell>
          <table:table-cell table:formula="of:=IF([.A331]*0.987+[.B33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2976638963667" calcext:value-type="float">
            <text:p>-3.62976638963667</text:p>
          </table:table-cell>
          <table:table-cell table:formula="of:=RAND()*10-5" office:value-type="float" office:value="-1.44616292821675" calcext:value-type="float">
            <text:p>-1.44616292821675</text:p>
          </table:table-cell>
          <table:table-cell table:formula="of:=IF([.A332]*0.987+[.B3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0932175799561" calcext:value-type="float">
            <text:p>-0.30932175799561</text:p>
          </table:table-cell>
          <table:table-cell table:formula="of:=RAND()*10-5" office:value-type="float" office:value="3.49060607695964" calcext:value-type="float">
            <text:p>3.49060607695964</text:p>
          </table:table-cell>
          <table:table-cell table:formula="of:=IF([.A333]*0.987+[.B3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6258075857964" calcext:value-type="float">
            <text:p>2.66258075857964</text:p>
          </table:table-cell>
          <table:table-cell table:formula="of:=RAND()*10-5" office:value-type="float" office:value="-0.728909171689838" calcext:value-type="float">
            <text:p>-0.728909171689838</text:p>
          </table:table-cell>
          <table:table-cell table:formula="of:=IF([.A334]*0.987+[.B3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918511559945" calcext:value-type="float">
            <text:p>-3.6918511559945</text:p>
          </table:table-cell>
          <table:table-cell table:formula="of:=RAND()*10-5" office:value-type="float" office:value="3.17493728839411" calcext:value-type="float">
            <text:p>3.17493728839411</text:p>
          </table:table-cell>
          <table:table-cell table:formula="of:=IF([.A335]*0.987+[.B3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1983299333357" calcext:value-type="float">
            <text:p>2.91983299333357</text:p>
          </table:table-cell>
          <table:table-cell table:formula="of:=RAND()*10-5" office:value-type="float" office:value="-4.18779367312785" calcext:value-type="float">
            <text:p>-4.18779367312785</text:p>
          </table:table-cell>
          <table:table-cell table:formula="of:=IF([.A336]*0.987+[.B33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034367002092" calcext:value-type="float">
            <text:p>-1.0034367002092</text:p>
          </table:table-cell>
          <table:table-cell table:formula="of:=RAND()*10-5" office:value-type="float" office:value="4.78033577894726" calcext:value-type="float">
            <text:p>4.78033577894726</text:p>
          </table:table-cell>
          <table:table-cell table:formula="of:=IF([.A337]*0.987+[.B3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7998870567492" calcext:value-type="float">
            <text:p>2.77998870567492</text:p>
          </table:table-cell>
          <table:table-cell table:formula="of:=RAND()*10-5" office:value-type="float" office:value="0.134908348470204" calcext:value-type="float">
            <text:p>0.134908348470204</text:p>
          </table:table-cell>
          <table:table-cell table:formula="of:=IF([.A338]*0.987+[.B3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3666683802276" calcext:value-type="float">
            <text:p>1.53666683802276</text:p>
          </table:table-cell>
          <table:table-cell table:formula="of:=RAND()*10-5" office:value-type="float" office:value="-3.7726269760186" calcext:value-type="float">
            <text:p>-3.7726269760186</text:p>
          </table:table-cell>
          <table:table-cell table:formula="of:=IF([.A339]*0.987+[.B3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5836551278252" calcext:value-type="float">
            <text:p>-2.85836551278252</text:p>
          </table:table-cell>
          <table:table-cell table:formula="of:=RAND()*10-5" office:value-type="float" office:value="2.3544555511531" calcext:value-type="float">
            <text:p>2.3544555511531</text:p>
          </table:table-cell>
          <table:table-cell table:formula="of:=IF([.A340]*0.987+[.B34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1843516373171" calcext:value-type="float">
            <text:p>0.61843516373171</text:p>
          </table:table-cell>
          <table:table-cell table:formula="of:=RAND()*10-5" office:value-type="float" office:value="-0.450670569934179" calcext:value-type="float">
            <text:p>-0.450670569934179</text:p>
          </table:table-cell>
          <table:table-cell table:formula="of:=IF([.A341]*0.987+[.B3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2702423027798" calcext:value-type="float">
            <text:p>-2.72702423027798</text:p>
          </table:table-cell>
          <table:table-cell table:formula="of:=RAND()*10-5" office:value-type="float" office:value="1.90283440292759" calcext:value-type="float">
            <text:p>1.90283440292759</text:p>
          </table:table-cell>
          <table:table-cell table:formula="of:=IF([.A342]*0.987+[.B3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3735088836678" calcext:value-type="float">
            <text:p>-2.33735088836678</text:p>
          </table:table-cell>
          <table:table-cell table:formula="of:=RAND()*10-5" office:value-type="float" office:value="-0.943211202262038" calcext:value-type="float">
            <text:p>-0.943211202262038</text:p>
          </table:table-cell>
          <table:table-cell table:formula="of:=IF([.A343]*0.987+[.B3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1101935890356" calcext:value-type="float">
            <text:p>4.51101935890356</text:p>
          </table:table-cell>
          <table:table-cell table:formula="of:=RAND()*10-5" office:value-type="float" office:value="-2.7719512869843" calcext:value-type="float">
            <text:p>-2.7719512869843</text:p>
          </table:table-cell>
          <table:table-cell table:formula="of:=IF([.A344]*0.987+[.B3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3744982048404" calcext:value-type="float">
            <text:p>3.93744982048404</text:p>
          </table:table-cell>
          <table:table-cell table:formula="of:=RAND()*10-5" office:value-type="float" office:value="1.60732632744775" calcext:value-type="float">
            <text:p>1.60732632744775</text:p>
          </table:table-cell>
          <table:table-cell table:formula="of:=IF([.A345]*0.987+[.B34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4771031929932" calcext:value-type="float">
            <text:p>-2.14771031929932</text:p>
          </table:table-cell>
          <table:table-cell table:formula="of:=RAND()*10-5" office:value-type="float" office:value="-0.289895149644163" calcext:value-type="float">
            <text:p>-0.289895149644163</text:p>
          </table:table-cell>
          <table:table-cell table:formula="of:=IF([.A346]*0.987+[.B3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46247004059" calcext:value-type="float">
            <text:p>-4.146247004059</text:p>
          </table:table-cell>
          <table:table-cell table:formula="of:=RAND()*10-5" office:value-type="float" office:value="3.23157035220904" calcext:value-type="float">
            <text:p>3.23157035220904</text:p>
          </table:table-cell>
          <table:table-cell table:formula="of:=IF([.A347]*0.987+[.B3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87491497459174" calcext:value-type="float">
            <text:p>-0.287491497459174</text:p>
          </table:table-cell>
          <table:table-cell table:formula="of:=RAND()*10-5" office:value-type="float" office:value="-0.779492180130496" calcext:value-type="float">
            <text:p>-0.779492180130496</text:p>
          </table:table-cell>
          <table:table-cell table:formula="of:=IF([.A348]*0.987+[.B3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8974498841272" calcext:value-type="float">
            <text:p>0.598974498841272</text:p>
          </table:table-cell>
          <table:table-cell table:formula="of:=RAND()*10-5" office:value-type="float" office:value="-3.64346207449141" calcext:value-type="float">
            <text:p>-3.64346207449141</text:p>
          </table:table-cell>
          <table:table-cell table:formula="of:=IF([.A349]*0.987+[.B3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4262534932285" calcext:value-type="float">
            <text:p>-1.34262534932285</text:p>
          </table:table-cell>
          <table:table-cell table:formula="of:=RAND()*10-5" office:value-type="float" office:value="0.80108094428978" calcext:value-type="float">
            <text:p>0.80108094428978</text:p>
          </table:table-cell>
          <table:table-cell table:formula="of:=IF([.A350]*0.987+[.B3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1173197188585" calcext:value-type="float">
            <text:p>-3.21173197188585</text:p>
          </table:table-cell>
          <table:table-cell table:formula="of:=RAND()*10-5" office:value-type="float" office:value="2.35688893080016" calcext:value-type="float">
            <text:p>2.35688893080016</text:p>
          </table:table-cell>
          <table:table-cell table:formula="of:=IF([.A351]*0.987+[.B35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9215990497463" calcext:value-type="float">
            <text:p>-2.09215990497463</text:p>
          </table:table-cell>
          <table:table-cell table:formula="of:=RAND()*10-5" office:value-type="float" office:value="-0.815864590029782" calcext:value-type="float">
            <text:p>-0.815864590029782</text:p>
          </table:table-cell>
          <table:table-cell table:formula="of:=IF([.A352]*0.987+[.B3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0181834533827" calcext:value-type="float">
            <text:p>1.20181834533827</text:p>
          </table:table-cell>
          <table:table-cell table:formula="of:=RAND()*10-5" office:value-type="float" office:value="-4.57354324701445" calcext:value-type="float">
            <text:p>-4.57354324701445</text:p>
          </table:table-cell>
          <table:table-cell table:formula="of:=IF([.A353]*0.987+[.B35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0298423541568" calcext:value-type="float">
            <text:p>-1.80298423541568</text:p>
          </table:table-cell>
          <table:table-cell table:formula="of:=RAND()*10-5" office:value-type="float" office:value="2.74563973378119" calcext:value-type="float">
            <text:p>2.74563973378119</text:p>
          </table:table-cell>
          <table:table-cell table:formula="of:=IF([.A354]*0.987+[.B3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6662461368565" calcext:value-type="float">
            <text:p>-0.16662461368565</text:p>
          </table:table-cell>
          <table:table-cell table:formula="of:=RAND()*10-5" office:value-type="float" office:value="-3.0790798220756" calcext:value-type="float">
            <text:p>-3.0790798220756</text:p>
          </table:table-cell>
          <table:table-cell table:formula="of:=IF([.A355]*0.987+[.B3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8027206231805" calcext:value-type="float">
            <text:p>-2.58027206231805</text:p>
          </table:table-cell>
          <table:table-cell table:formula="of:=RAND()*10-5" office:value-type="float" office:value="-2.37172799312812" calcext:value-type="float">
            <text:p>-2.37172799312812</text:p>
          </table:table-cell>
          <table:table-cell table:formula="of:=IF([.A356]*0.987+[.B3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8319851316119" calcext:value-type="float">
            <text:p>-4.98319851316119</text:p>
          </table:table-cell>
          <table:table-cell table:formula="of:=RAND()*10-5" office:value-type="float" office:value="-0.372306430404207" calcext:value-type="float">
            <text:p>-0.372306430404207</text:p>
          </table:table-cell>
          <table:table-cell table:formula="of:=IF([.A357]*0.987+[.B3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8801233532359" calcext:value-type="float">
            <text:p>3.88801233532359</text:p>
          </table:table-cell>
          <table:table-cell table:formula="of:=RAND()*10-5" office:value-type="float" office:value="-1.74799897325145" calcext:value-type="float">
            <text:p>-1.74799897325145</text:p>
          </table:table-cell>
          <table:table-cell table:formula="of:=IF([.A358]*0.987+[.B35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2376572694587" calcext:value-type="float">
            <text:p>-4.42376572694587</text:p>
          </table:table-cell>
          <table:table-cell table:formula="of:=RAND()*10-5" office:value-type="float" office:value="-2.06168904394509" calcext:value-type="float">
            <text:p>-2.06168904394509</text:p>
          </table:table-cell>
          <table:table-cell table:formula="of:=IF([.A359]*0.987+[.B3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9984080217971" calcext:value-type="float">
            <text:p>-3.29984080217971</text:p>
          </table:table-cell>
          <table:table-cell table:formula="of:=RAND()*10-5" office:value-type="float" office:value="-0.883648742298279" calcext:value-type="float">
            <text:p>-0.883648742298279</text:p>
          </table:table-cell>
          <table:table-cell table:formula="of:=IF([.A360]*0.987+[.B3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05769236895636" calcext:value-type="float">
            <text:p>-0.905769236895636</text:p>
          </table:table-cell>
          <table:table-cell table:formula="of:=RAND()*10-5" office:value-type="float" office:value="-2.06255338981499" calcext:value-type="float">
            <text:p>-2.06255338981499</text:p>
          </table:table-cell>
          <table:table-cell table:formula="of:=IF([.A361]*0.987+[.B3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75555750089892" calcext:value-type="float">
            <text:p>-0.475555750089892</text:p>
          </table:table-cell>
          <table:table-cell table:formula="of:=RAND()*10-5" office:value-type="float" office:value="0.488262128756199" calcext:value-type="float">
            <text:p>0.488262128756199</text:p>
          </table:table-cell>
          <table:table-cell table:formula="of:=IF([.A362]*0.987+[.B3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1063737630133" calcext:value-type="float">
            <text:p>1.11063737630133</text:p>
          </table:table-cell>
          <table:table-cell table:formula="of:=RAND()*10-5" office:value-type="float" office:value="2.63330325858877" calcext:value-type="float">
            <text:p>2.63330325858877</text:p>
          </table:table-cell>
          <table:table-cell table:formula="of:=IF([.A363]*0.987+[.B3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13114494653678" calcext:value-type="float">
            <text:p>0.213114494653678</text:p>
          </table:table-cell>
          <table:table-cell table:formula="of:=RAND()*10-5" office:value-type="float" office:value="4.34284114730643" calcext:value-type="float">
            <text:p>4.34284114730643</text:p>
          </table:table-cell>
          <table:table-cell table:formula="of:=IF([.A364]*0.987+[.B3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9054997112936" calcext:value-type="float">
            <text:p>-3.09054997112936</text:p>
          </table:table-cell>
          <table:table-cell table:formula="of:=RAND()*10-5" office:value-type="float" office:value="-0.990913605724904" calcext:value-type="float">
            <text:p>-0.990913605724904</text:p>
          </table:table-cell>
          <table:table-cell table:formula="of:=IF([.A365]*0.987+[.B3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2265439784036" calcext:value-type="float">
            <text:p>-2.02265439784036</text:p>
          </table:table-cell>
          <table:table-cell table:formula="of:=RAND()*10-5" office:value-type="float" office:value="1.70509514164285" calcext:value-type="float">
            <text:p>1.70509514164285</text:p>
          </table:table-cell>
          <table:table-cell table:formula="of:=IF([.A366]*0.987+[.B3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7477794904299" calcext:value-type="float">
            <text:p>-4.57477794904299</text:p>
          </table:table-cell>
          <table:table-cell table:formula="of:=RAND()*10-5" office:value-type="float" office:value="-2.93036509974056" calcext:value-type="float">
            <text:p>-2.93036509974056</text:p>
          </table:table-cell>
          <table:table-cell table:formula="of:=IF([.A367]*0.987+[.B3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6429062188431" calcext:value-type="float">
            <text:p>1.86429062188431</text:p>
          </table:table-cell>
          <table:table-cell table:formula="of:=RAND()*10-5" office:value-type="float" office:value="2.06632375442772" calcext:value-type="float">
            <text:p>2.06632375442772</text:p>
          </table:table-cell>
          <table:table-cell table:formula="of:=IF([.A368]*0.987+[.B3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95897787085321" calcext:value-type="float">
            <text:p>-0.995897787085321</text:p>
          </table:table-cell>
          <table:table-cell table:formula="of:=RAND()*10-5" office:value-type="float" office:value="-4.13783154660025" calcext:value-type="float">
            <text:p>-4.13783154660025</text:p>
          </table:table-cell>
          <table:table-cell table:formula="of:=IF([.A369]*0.987+[.B3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83113100784941" calcext:value-type="float">
            <text:p>0.783113100784941</text:p>
          </table:table-cell>
          <table:table-cell table:formula="of:=RAND()*10-5" office:value-type="float" office:value="-2.68088678450219" calcext:value-type="float">
            <text:p>-2.68088678450219</text:p>
          </table:table-cell>
          <table:table-cell table:formula="of:=IF([.A370]*0.987+[.B37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7837535825889" calcext:value-type="float">
            <text:p>-1.17837535825889</text:p>
          </table:table-cell>
          <table:table-cell table:formula="of:=RAND()*10-5" office:value-type="float" office:value="-0.964271069787262" calcext:value-type="float">
            <text:p>-0.964271069787262</text:p>
          </table:table-cell>
          <table:table-cell table:formula="of:=IF([.A371]*0.987+[.B3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43171293584082" calcext:value-type="float">
            <text:p>0.643171293584082</text:p>
          </table:table-cell>
          <table:table-cell table:formula="of:=RAND()*10-5" office:value-type="float" office:value="-3.10270111999403" calcext:value-type="float">
            <text:p>-3.10270111999403</text:p>
          </table:table-cell>
          <table:table-cell table:formula="of:=IF([.A372]*0.987+[.B3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1942169488176" calcext:value-type="float">
            <text:p>-4.21942169488176</text:p>
          </table:table-cell>
          <table:table-cell table:formula="of:=RAND()*10-5" office:value-type="float" office:value="0.334483154506183" calcext:value-type="float">
            <text:p>0.334483154506183</text:p>
          </table:table-cell>
          <table:table-cell table:formula="of:=IF([.A373]*0.987+[.B3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8519239044115" calcext:value-type="float">
            <text:p>1.58519239044115</text:p>
          </table:table-cell>
          <table:table-cell table:formula="of:=RAND()*10-5" office:value-type="float" office:value="-0.645327847400404" calcext:value-type="float">
            <text:p>-0.645327847400404</text:p>
          </table:table-cell>
          <table:table-cell table:formula="of:=IF([.A374]*0.987+[.B3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653665620249" calcext:value-type="float">
            <text:p>-2.3653665620249</text:p>
          </table:table-cell>
          <table:table-cell table:formula="of:=RAND()*10-5" office:value-type="float" office:value="4.9960297583045" calcext:value-type="float">
            <text:p>4.9960297583045</text:p>
          </table:table-cell>
          <table:table-cell table:formula="of:=IF([.A375]*0.987+[.B3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500014504648414" calcext:value-type="float">
            <text:p>-0.050001450464841</text:p>
          </table:table-cell>
          <table:table-cell table:formula="of:=RAND()*10-5" office:value-type="float" office:value="-1.01456009507713" calcext:value-type="float">
            <text:p>-1.01456009507713</text:p>
          </table:table-cell>
          <table:table-cell table:formula="of:=IF([.A376]*0.987+[.B3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7825080840136" calcext:value-type="float">
            <text:p>1.37825080840136</text:p>
          </table:table-cell>
          <table:table-cell table:formula="of:=RAND()*10-5" office:value-type="float" office:value="3.49062818496129" calcext:value-type="float">
            <text:p>3.49062818496129</text:p>
          </table:table-cell>
          <table:table-cell table:formula="of:=IF([.A377]*0.987+[.B3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7473750873741" calcext:value-type="float">
            <text:p>0.47473750873741</text:p>
          </table:table-cell>
          <table:table-cell table:formula="of:=RAND()*10-5" office:value-type="float" office:value="1.1822546488952" calcext:value-type="float">
            <text:p>1.1822546488952</text:p>
          </table:table-cell>
          <table:table-cell table:formula="of:=IF([.A378]*0.987+[.B3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3758372496753" calcext:value-type="float">
            <text:p>3.53758372496753</text:p>
          </table:table-cell>
          <table:table-cell table:formula="of:=RAND()*10-5" office:value-type="float" office:value="-3.57446307730072" calcext:value-type="float">
            <text:p>-3.57446307730072</text:p>
          </table:table-cell>
          <table:table-cell table:formula="of:=IF([.A379]*0.987+[.B3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7754565488476" calcext:value-type="float">
            <text:p>-4.07754565488476</text:p>
          </table:table-cell>
          <table:table-cell table:formula="of:=RAND()*10-5" office:value-type="float" office:value="0.905228162001214" calcext:value-type="float">
            <text:p>0.905228162001214</text:p>
          </table:table-cell>
          <table:table-cell table:formula="of:=IF([.A380]*0.987+[.B3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1451070121729" calcext:value-type="float">
            <text:p>-1.11451070121729</text:p>
          </table:table-cell>
          <table:table-cell table:formula="of:=RAND()*10-5" office:value-type="float" office:value="0.282224593961899" calcext:value-type="float">
            <text:p>0.282224593961899</text:p>
          </table:table-cell>
          <table:table-cell table:formula="of:=IF([.A381]*0.987+[.B3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9721652903127" calcext:value-type="float">
            <text:p>1.79721652903127</text:p>
          </table:table-cell>
          <table:table-cell table:formula="of:=RAND()*10-5" office:value-type="float" office:value="-0.112290915148247" calcext:value-type="float">
            <text:p>-0.112290915148247</text:p>
          </table:table-cell>
          <table:table-cell table:formula="of:=IF([.A382]*0.987+[.B3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412454340842" calcext:value-type="float">
            <text:p>3.4412454340842</text:p>
          </table:table-cell>
          <table:table-cell table:formula="of:=RAND()*10-5" office:value-type="float" office:value="-1.97299635179134" calcext:value-type="float">
            <text:p>-1.97299635179134</text:p>
          </table:table-cell>
          <table:table-cell table:formula="of:=IF([.A383]*0.987+[.B3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3045006103417" calcext:value-type="float">
            <text:p>-2.53045006103417</text:p>
          </table:table-cell>
          <table:table-cell table:formula="of:=RAND()*10-5" office:value-type="float" office:value="1.4542127131034" calcext:value-type="float">
            <text:p>1.4542127131034</text:p>
          </table:table-cell>
          <table:table-cell table:formula="of:=IF([.A384]*0.987+[.B3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0345789800545" calcext:value-type="float">
            <text:p>-1.50345789800545</text:p>
          </table:table-cell>
          <table:table-cell table:formula="of:=RAND()*10-5" office:value-type="float" office:value="-0.862753522869719" calcext:value-type="float">
            <text:p>-0.862753522869719</text:p>
          </table:table-cell>
          <table:table-cell table:formula="of:=IF([.A385]*0.987+[.B3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983046125744" calcext:value-type="float">
            <text:p>-4.7983046125744</text:p>
          </table:table-cell>
          <table:table-cell table:formula="of:=RAND()*10-5" office:value-type="float" office:value="-4.12464497984963" calcext:value-type="float">
            <text:p>-4.12464497984963</text:p>
          </table:table-cell>
          <table:table-cell table:formula="of:=IF([.A386]*0.987+[.B3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45429207756251" calcext:value-type="float">
            <text:p>0.745429207756251</text:p>
          </table:table-cell>
          <table:table-cell table:formula="of:=RAND()*10-5" office:value-type="float" office:value="2.89610477482394" calcext:value-type="float">
            <text:p>2.89610477482394</text:p>
          </table:table-cell>
          <table:table-cell table:formula="of:=IF([.A387]*0.987+[.B3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1741915378993" calcext:value-type="float">
            <text:p>-2.81741915378993</text:p>
          </table:table-cell>
          <table:table-cell table:formula="of:=RAND()*10-5" office:value-type="float" office:value="-2.22381483588522" calcext:value-type="float">
            <text:p>-2.22381483588522</text:p>
          </table:table-cell>
          <table:table-cell table:formula="of:=IF([.A388]*0.987+[.B3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2030194048329" calcext:value-type="float">
            <text:p>-4.82030194048329</text:p>
          </table:table-cell>
          <table:table-cell table:formula="of:=RAND()*10-5" office:value-type="float" office:value="1.17161253765121" calcext:value-type="float">
            <text:p>1.17161253765121</text:p>
          </table:table-cell>
          <table:table-cell table:formula="of:=IF([.A389]*0.987+[.B3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72981144169921" calcext:value-type="float">
            <text:p>0.372981144169921</text:p>
          </table:table-cell>
          <table:table-cell table:formula="of:=RAND()*10-5" office:value-type="float" office:value="0.213701823175178" calcext:value-type="float">
            <text:p>0.213701823175178</text:p>
          </table:table-cell>
          <table:table-cell table:formula="of:=IF([.A390]*0.987+[.B3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09808429473898" calcext:value-type="float">
            <text:p>0.309808429473898</text:p>
          </table:table-cell>
          <table:table-cell table:formula="of:=RAND()*10-5" office:value-type="float" office:value="-4.59861461781378" calcext:value-type="float">
            <text:p>-4.59861461781378</text:p>
          </table:table-cell>
          <table:table-cell table:formula="of:=IF([.A391]*0.987+[.B3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6746044912561" calcext:value-type="float">
            <text:p>1.76746044912561</text:p>
          </table:table-cell>
          <table:table-cell table:formula="of:=RAND()*10-5" office:value-type="float" office:value="-3.67743200581687" calcext:value-type="float">
            <text:p>-3.67743200581687</text:p>
          </table:table-cell>
          <table:table-cell table:formula="of:=IF([.A392]*0.987+[.B39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1526846996319" calcext:value-type="float">
            <text:p>-4.01526846996319</text:p>
          </table:table-cell>
          <table:table-cell table:formula="of:=RAND()*10-5" office:value-type="float" office:value="0.211282085472869" calcext:value-type="float">
            <text:p>0.211282085472869</text:p>
          </table:table-cell>
          <table:table-cell table:formula="of:=IF([.A393]*0.987+[.B3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43863453167277" calcext:value-type="float">
            <text:p>0.843863453167277</text:p>
          </table:table-cell>
          <table:table-cell table:formula="of:=RAND()*10-5" office:value-type="float" office:value="-0.132947929125049" calcext:value-type="float">
            <text:p>-0.132947929125049</text:p>
          </table:table-cell>
          <table:table-cell table:formula="of:=IF([.A394]*0.987+[.B3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1891256655098" calcext:value-type="float">
            <text:p>-2.21891256655098</text:p>
          </table:table-cell>
          <table:table-cell table:formula="of:=RAND()*10-5" office:value-type="float" office:value="3.13697291946373" calcext:value-type="float">
            <text:p>3.13697291946373</text:p>
          </table:table-cell>
          <table:table-cell table:formula="of:=IF([.A395]*0.987+[.B3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6477678157455" calcext:value-type="float">
            <text:p>2.36477678157455</text:p>
          </table:table-cell>
          <table:table-cell table:formula="of:=RAND()*10-5" office:value-type="float" office:value="2.87113043063866" calcext:value-type="float">
            <text:p>2.87113043063866</text:p>
          </table:table-cell>
          <table:table-cell table:formula="of:=IF([.A396]*0.987+[.B3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6710862543291" calcext:value-type="float">
            <text:p>-3.56710862543291</text:p>
          </table:table-cell>
          <table:table-cell table:formula="of:=RAND()*10-5" office:value-type="float" office:value="2.54558783999687" calcext:value-type="float">
            <text:p>2.54558783999687</text:p>
          </table:table-cell>
          <table:table-cell table:formula="of:=IF([.A397]*0.987+[.B39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6929312404095" calcext:value-type="float">
            <text:p>-4.06929312404095</text:p>
          </table:table-cell>
          <table:table-cell table:formula="of:=RAND()*10-5" office:value-type="float" office:value="-3.01779442777158" calcext:value-type="float">
            <text:p>-3.01779442777158</text:p>
          </table:table-cell>
          <table:table-cell table:formula="of:=IF([.A398]*0.987+[.B3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1895947042307" calcext:value-type="float">
            <text:p>3.31895947042307</text:p>
          </table:table-cell>
          <table:table-cell table:formula="of:=RAND()*10-5" office:value-type="float" office:value="-3.86181607631562" calcext:value-type="float">
            <text:p>-3.86181607631562</text:p>
          </table:table-cell>
          <table:table-cell table:formula="of:=IF([.A399]*0.987+[.B3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5455321395979" calcext:value-type="float">
            <text:p>4.45455321395979</text:p>
          </table:table-cell>
          <table:table-cell table:formula="of:=RAND()*10-5" office:value-type="float" office:value="0.916939708975403" calcext:value-type="float">
            <text:p>0.916939708975403</text:p>
          </table:table-cell>
          <table:table-cell table:formula="of:=IF([.A400]*0.987+[.B40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7566976000036" calcext:value-type="float">
            <text:p>1.47566976000036</text:p>
          </table:table-cell>
          <table:table-cell table:formula="of:=RAND()*10-5" office:value-type="float" office:value="4.87638080060305" calcext:value-type="float">
            <text:p>4.87638080060305</text:p>
          </table:table-cell>
          <table:table-cell table:formula="of:=IF([.A401]*0.987+[.B4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331124803861" calcext:value-type="float">
            <text:p>-2.28331124803861</text:p>
          </table:table-cell>
          <table:table-cell table:formula="of:=RAND()*10-5" office:value-type="float" office:value="1.51720172532548" calcext:value-type="float">
            <text:p>1.51720172532548</text:p>
          </table:table-cell>
          <table:table-cell table:formula="of:=IF([.A402]*0.987+[.B4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7071764052736" calcext:value-type="float">
            <text:p>4.97071764052736</text:p>
          </table:table-cell>
          <table:table-cell table:formula="of:=RAND()*10-5" office:value-type="float" office:value="-2.97145926497115" calcext:value-type="float">
            <text:p>-2.97145926497115</text:p>
          </table:table-cell>
          <table:table-cell table:formula="of:=IF([.A403]*0.987+[.B4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5904815673237" calcext:value-type="float">
            <text:p>4.25904815673237</text:p>
          </table:table-cell>
          <table:table-cell table:formula="of:=RAND()*10-5" office:value-type="float" office:value="4.64885079956356" calcext:value-type="float">
            <text:p>4.64885079956356</text:p>
          </table:table-cell>
          <table:table-cell table:formula="of:=IF([.A404]*0.987+[.B40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3795109180488" calcext:value-type="float">
            <text:p>4.23795109180488</text:p>
          </table:table-cell>
          <table:table-cell table:formula="of:=RAND()*10-5" office:value-type="float" office:value="1.56916747080042" calcext:value-type="float">
            <text:p>1.56916747080042</text:p>
          </table:table-cell>
          <table:table-cell table:formula="of:=IF([.A405]*0.987+[.B40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8623540617848" calcext:value-type="float">
            <text:p>-3.38623540617848</text:p>
          </table:table-cell>
          <table:table-cell table:formula="of:=RAND()*10-5" office:value-type="float" office:value="-2.11972667264914" calcext:value-type="float">
            <text:p>-2.11972667264914</text:p>
          </table:table-cell>
          <table:table-cell table:formula="of:=IF([.A406]*0.987+[.B4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1238142023301" calcext:value-type="float">
            <text:p>3.51238142023301</text:p>
          </table:table-cell>
          <table:table-cell table:formula="of:=RAND()*10-5" office:value-type="float" office:value="3.56558971512339" calcext:value-type="float">
            <text:p>3.56558971512339</text:p>
          </table:table-cell>
          <table:table-cell table:formula="of:=IF([.A407]*0.987+[.B4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4727622654533" calcext:value-type="float">
            <text:p>-2.64727622654533</text:p>
          </table:table-cell>
          <table:table-cell table:formula="of:=RAND()*10-5" office:value-type="float" office:value="-4.52516980410888" calcext:value-type="float">
            <text:p>-4.52516980410888</text:p>
          </table:table-cell>
          <table:table-cell table:formula="of:=IF([.A408]*0.987+[.B4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4394106795903" calcext:value-type="float">
            <text:p>-1.54394106795903</text:p>
          </table:table-cell>
          <table:table-cell table:formula="of:=RAND()*10-5" office:value-type="float" office:value="3.14014822178842" calcext:value-type="float">
            <text:p>3.14014822178842</text:p>
          </table:table-cell>
          <table:table-cell table:formula="of:=IF([.A409]*0.987+[.B4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6669271561165" calcext:value-type="float">
            <text:p>-4.16669271561165</text:p>
          </table:table-cell>
          <table:table-cell table:formula="of:=RAND()*10-5" office:value-type="float" office:value="-2.48911876089675" calcext:value-type="float">
            <text:p>-2.48911876089675</text:p>
          </table:table-cell>
          <table:table-cell table:formula="of:=IF([.A410]*0.987+[.B41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22086485598631" calcext:value-type="float">
            <text:p>0.622086485598631</text:p>
          </table:table-cell>
          <table:table-cell table:formula="of:=RAND()*10-5" office:value-type="float" office:value="-4.03598168445734" calcext:value-type="float">
            <text:p>-4.03598168445734</text:p>
          </table:table-cell>
          <table:table-cell table:formula="of:=IF([.A411]*0.987+[.B41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87631919094383" calcext:value-type="float">
            <text:p>0.687631919094383</text:p>
          </table:table-cell>
          <table:table-cell table:formula="of:=RAND()*10-5" office:value-type="float" office:value="2.52299931297519" calcext:value-type="float">
            <text:p>2.52299931297519</text:p>
          </table:table-cell>
          <table:table-cell table:formula="of:=IF([.A412]*0.987+[.B4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0085470297953" calcext:value-type="float">
            <text:p>-3.70085470297953</text:p>
          </table:table-cell>
          <table:table-cell table:formula="of:=RAND()*10-5" office:value-type="float" office:value="2.97876154732119" calcext:value-type="float">
            <text:p>2.97876154732119</text:p>
          </table:table-cell>
          <table:table-cell table:formula="of:=IF([.A413]*0.987+[.B4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8777807084134" calcext:value-type="float">
            <text:p>2.38777807084134</text:p>
          </table:table-cell>
          <table:table-cell table:formula="of:=RAND()*10-5" office:value-type="float" office:value="-2.2114497877758" calcext:value-type="float">
            <text:p>-2.2114497877758</text:p>
          </table:table-cell>
          <table:table-cell table:formula="of:=IF([.A414]*0.987+[.B4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753941336187" calcext:value-type="float">
            <text:p>-4.0753941336187</text:p>
          </table:table-cell>
          <table:table-cell table:formula="of:=RAND()*10-5" office:value-type="float" office:value="4.12069830531956" calcext:value-type="float">
            <text:p>4.12069830531956</text:p>
          </table:table-cell>
          <table:table-cell table:formula="of:=IF([.A415]*0.987+[.B4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7147049543259" calcext:value-type="float">
            <text:p>-1.27147049543259</text:p>
          </table:table-cell>
          <table:table-cell table:formula="of:=RAND()*10-5" office:value-type="float" office:value="1.83473930371179" calcext:value-type="float">
            <text:p>1.83473930371179</text:p>
          </table:table-cell>
          <table:table-cell table:formula="of:=IF([.A416]*0.987+[.B4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5215243017445" calcext:value-type="float">
            <text:p>-3.05215243017445</text:p>
          </table:table-cell>
          <table:table-cell table:formula="of:=RAND()*10-5" office:value-type="float" office:value="-1.31414459894654" calcext:value-type="float">
            <text:p>-1.31414459894654</text:p>
          </table:table-cell>
          <table:table-cell table:formula="of:=IF([.A417]*0.987+[.B4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3396680886153" calcext:value-type="float">
            <text:p>3.13396680886153</text:p>
          </table:table-cell>
          <table:table-cell table:formula="of:=RAND()*10-5" office:value-type="float" office:value="3.88548797047587" calcext:value-type="float">
            <text:p>3.88548797047587</text:p>
          </table:table-cell>
          <table:table-cell table:formula="of:=IF([.A418]*0.987+[.B4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19015668480875" calcext:value-type="float">
            <text:p>0.819015668480875</text:p>
          </table:table-cell>
          <table:table-cell table:formula="of:=RAND()*10-5" office:value-type="float" office:value="-0.302655375751532" calcext:value-type="float">
            <text:p>-0.302655375751532</text:p>
          </table:table-cell>
          <table:table-cell table:formula="of:=IF([.A419]*0.987+[.B4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0721180942379" calcext:value-type="float">
            <text:p>-3.40721180942379</text:p>
          </table:table-cell>
          <table:table-cell table:formula="of:=RAND()*10-5" office:value-type="float" office:value="3.90339602224898" calcext:value-type="float">
            <text:p>3.90339602224898</text:p>
          </table:table-cell>
          <table:table-cell table:formula="of:=IF([.A420]*0.987+[.B4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707489444539" calcext:value-type="float">
            <text:p>-3.7707489444539</text:p>
          </table:table-cell>
          <table:table-cell table:formula="of:=RAND()*10-5" office:value-type="float" office:value="0.0159105070330048" calcext:value-type="float">
            <text:p>0.015910507033005</text:p>
          </table:table-cell>
          <table:table-cell table:formula="of:=IF([.A421]*0.987+[.B4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3564579353218" calcext:value-type="float">
            <text:p>3.83564579353218</text:p>
          </table:table-cell>
          <table:table-cell table:formula="of:=RAND()*10-5" office:value-type="float" office:value="-3.52206112907288" calcext:value-type="float">
            <text:p>-3.52206112907288</text:p>
          </table:table-cell>
          <table:table-cell table:formula="of:=IF([.A422]*0.987+[.B42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6325562881235" calcext:value-type="float">
            <text:p>4.46325562881235</text:p>
          </table:table-cell>
          <table:table-cell table:formula="of:=RAND()*10-5" office:value-type="float" office:value="-4.78843529747474" calcext:value-type="float">
            <text:p>-4.78843529747474</text:p>
          </table:table-cell>
          <table:table-cell table:formula="of:=IF([.A423]*0.987+[.B42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3636766382547" calcext:value-type="float">
            <text:p>3.83636766382547</text:p>
          </table:table-cell>
          <table:table-cell table:formula="of:=RAND()*10-5" office:value-type="float" office:value="-2.37751941143611" calcext:value-type="float">
            <text:p>-2.37751941143611</text:p>
          </table:table-cell>
          <table:table-cell table:formula="of:=IF([.A424]*0.987+[.B42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4620198464941" calcext:value-type="float">
            <text:p>-3.94620198464941</text:p>
          </table:table-cell>
          <table:table-cell table:formula="of:=RAND()*10-5" office:value-type="float" office:value="0.876845552946151" calcext:value-type="float">
            <text:p>0.876845552946151</text:p>
          </table:table-cell>
          <table:table-cell table:formula="of:=IF([.A425]*0.987+[.B4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7336126484762" calcext:value-type="float">
            <text:p>-3.47336126484762</text:p>
          </table:table-cell>
          <table:table-cell table:formula="of:=RAND()*10-5" office:value-type="float" office:value="0.820383003573699" calcext:value-type="float">
            <text:p>0.820383003573699</text:p>
          </table:table-cell>
          <table:table-cell table:formula="of:=IF([.A426]*0.987+[.B4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3862393669101" calcext:value-type="float">
            <text:p>4.43862393669101</text:p>
          </table:table-cell>
          <table:table-cell table:formula="of:=RAND()*10-5" office:value-type="float" office:value="3.70820165591674" calcext:value-type="float">
            <text:p>3.70820165591674</text:p>
          </table:table-cell>
          <table:table-cell table:formula="of:=IF([.A427]*0.987+[.B4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9455594302541" calcext:value-type="float">
            <text:p>-2.09455594302541</text:p>
          </table:table-cell>
          <table:table-cell table:formula="of:=RAND()*10-5" office:value-type="float" office:value="0.46526854543499" calcext:value-type="float">
            <text:p>0.46526854543499</text:p>
          </table:table-cell>
          <table:table-cell table:formula="of:=IF([.A428]*0.987+[.B4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0342704733883" calcext:value-type="float">
            <text:p>4.70342704733883</text:p>
          </table:table-cell>
          <table:table-cell table:formula="of:=RAND()*10-5" office:value-type="float" office:value="1.70970392260569" calcext:value-type="float">
            <text:p>1.70970392260569</text:p>
          </table:table-cell>
          <table:table-cell table:formula="of:=IF([.A429]*0.987+[.B4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0113564359583" calcext:value-type="float">
            <text:p>1.70113564359583</text:p>
          </table:table-cell>
          <table:table-cell table:formula="of:=RAND()*10-5" office:value-type="float" office:value="-3.27192168266263" calcext:value-type="float">
            <text:p>-3.27192168266263</text:p>
          </table:table-cell>
          <table:table-cell table:formula="of:=IF([.A430]*0.987+[.B4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20920102687678" calcext:value-type="float">
            <text:p>-0.420920102687678</text:p>
          </table:table-cell>
          <table:table-cell table:formula="of:=RAND()*10-5" office:value-type="float" office:value="2.39737449757735" calcext:value-type="float">
            <text:p>2.39737449757735</text:p>
          </table:table-cell>
          <table:table-cell table:formula="of:=IF([.A431]*0.987+[.B4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8025782904328" calcext:value-type="float">
            <text:p>4.68025782904328</text:p>
          </table:table-cell>
          <table:table-cell table:formula="of:=RAND()*10-5" office:value-type="float" office:value="-4.92576382663588" calcext:value-type="float">
            <text:p>-4.92576382663588</text:p>
          </table:table-cell>
          <table:table-cell table:formula="of:=IF([.A432]*0.987+[.B4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6589449365016" calcext:value-type="float">
            <text:p>-3.66589449365016</text:p>
          </table:table-cell>
          <table:table-cell table:formula="of:=RAND()*10-5" office:value-type="float" office:value="3.79669894204874" calcext:value-type="float">
            <text:p>3.79669894204874</text:p>
          </table:table-cell>
          <table:table-cell table:formula="of:=IF([.A433]*0.987+[.B4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889047001678" calcext:value-type="float">
            <text:p>-1.2889047001678</text:p>
          </table:table-cell>
          <table:table-cell table:formula="of:=RAND()*10-5" office:value-type="float" office:value="4.70844473678941" calcext:value-type="float">
            <text:p>4.70844473678941</text:p>
          </table:table-cell>
          <table:table-cell table:formula="of:=IF([.A434]*0.987+[.B4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22256771493284" calcext:value-type="float">
            <text:p>0.522256771493284</text:p>
          </table:table-cell>
          <table:table-cell table:formula="of:=RAND()*10-5" office:value-type="float" office:value="3.07478385431692" calcext:value-type="float">
            <text:p>3.07478385431692</text:p>
          </table:table-cell>
          <table:table-cell table:formula="of:=IF([.A435]*0.987+[.B4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0680116746502" calcext:value-type="float">
            <text:p>-3.90680116746502</text:p>
          </table:table-cell>
          <table:table-cell table:formula="of:=RAND()*10-5" office:value-type="float" office:value="2.06268494712854" calcext:value-type="float">
            <text:p>2.06268494712854</text:p>
          </table:table-cell>
          <table:table-cell table:formula="of:=IF([.A436]*0.987+[.B4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861342606998" calcext:value-type="float">
            <text:p>-0.12861342606998</text:p>
          </table:table-cell>
          <table:table-cell table:formula="of:=RAND()*10-5" office:value-type="float" office:value="-4.71370370433381" calcext:value-type="float">
            <text:p>-4.71370370433381</text:p>
          </table:table-cell>
          <table:table-cell table:formula="of:=IF([.A437]*0.987+[.B4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936217225211" calcext:value-type="float">
            <text:p>1.2936217225211</text:p>
          </table:table-cell>
          <table:table-cell table:formula="of:=RAND()*10-5" office:value-type="float" office:value="-4.1636841817163" calcext:value-type="float">
            <text:p>-4.1636841817163</text:p>
          </table:table-cell>
          <table:table-cell table:formula="of:=IF([.A438]*0.987+[.B4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0598930123479" calcext:value-type="float">
            <text:p>-4.10598930123479</text:p>
          </table:table-cell>
          <table:table-cell table:formula="of:=RAND()*10-5" office:value-type="float" office:value="-0.975048314871668" calcext:value-type="float">
            <text:p>-0.975048314871668</text:p>
          </table:table-cell>
          <table:table-cell table:formula="of:=IF([.A439]*0.987+[.B43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751580396246" calcext:value-type="float">
            <text:p>2.81751580396246</text:p>
          </table:table-cell>
          <table:table-cell table:formula="of:=RAND()*10-5" office:value-type="float" office:value="-0.381379247905327" calcext:value-type="float">
            <text:p>-0.381379247905327</text:p>
          </table:table-cell>
          <table:table-cell table:formula="of:=IF([.A440]*0.987+[.B4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7530260454188" calcext:value-type="float">
            <text:p>-2.47530260454188</text:p>
          </table:table-cell>
          <table:table-cell table:formula="of:=RAND()*10-5" office:value-type="float" office:value="2.82930766146998" calcext:value-type="float">
            <text:p>2.82930766146998</text:p>
          </table:table-cell>
          <table:table-cell table:formula="of:=IF([.A441]*0.987+[.B4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8386616278881" calcext:value-type="float">
            <text:p>-1.78386616278881</text:p>
          </table:table-cell>
          <table:table-cell table:formula="of:=RAND()*10-5" office:value-type="float" office:value="-1.22152879022703" calcext:value-type="float">
            <text:p>-1.22152879022703</text:p>
          </table:table-cell>
          <table:table-cell table:formula="of:=IF([.A442]*0.987+[.B44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782968812477" calcext:value-type="float">
            <text:p>-1.89782968812477</text:p>
          </table:table-cell>
          <table:table-cell table:formula="of:=RAND()*10-5" office:value-type="float" office:value="4.33571704263498" calcext:value-type="float">
            <text:p>4.33571704263498</text:p>
          </table:table-cell>
          <table:table-cell table:formula="of:=IF([.A443]*0.987+[.B4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4479235983583" calcext:value-type="float">
            <text:p>1.14479235983583</text:p>
          </table:table-cell>
          <table:table-cell table:formula="of:=RAND()*10-5" office:value-type="float" office:value="0.550006194905687" calcext:value-type="float">
            <text:p>0.550006194905687</text:p>
          </table:table-cell>
          <table:table-cell table:formula="of:=IF([.A444]*0.987+[.B4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2571867371967" calcext:value-type="float">
            <text:p>-4.32571867371967</text:p>
          </table:table-cell>
          <table:table-cell table:formula="of:=RAND()*10-5" office:value-type="float" office:value="-1.08413094419526" calcext:value-type="float">
            <text:p>-1.08413094419526</text:p>
          </table:table-cell>
          <table:table-cell table:formula="of:=IF([.A445]*0.987+[.B44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857123448808" calcext:value-type="float">
            <text:p>-1.87857123448808</text:p>
          </table:table-cell>
          <table:table-cell table:formula="of:=RAND()*10-5" office:value-type="float" office:value="-1.75598078090778" calcext:value-type="float">
            <text:p>-1.75598078090778</text:p>
          </table:table-cell>
          <table:table-cell table:formula="of:=IF([.A446]*0.987+[.B4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6242462616655" calcext:value-type="float">
            <text:p>2.46242462616655</text:p>
          </table:table-cell>
          <table:table-cell table:formula="of:=RAND()*10-5" office:value-type="float" office:value="4.49357066212189" calcext:value-type="float">
            <text:p>4.49357066212189</text:p>
          </table:table-cell>
          <table:table-cell table:formula="of:=IF([.A447]*0.987+[.B44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0901764923718" calcext:value-type="float">
            <text:p>4.50901764923718</text:p>
          </table:table-cell>
          <table:table-cell table:formula="of:=RAND()*10-5" office:value-type="float" office:value="-4.93018580988594" calcext:value-type="float">
            <text:p>-4.93018580988594</text:p>
          </table:table-cell>
          <table:table-cell table:formula="of:=IF([.A448]*0.987+[.B4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0380967516219" calcext:value-type="float">
            <text:p>1.40380967516219</text:p>
          </table:table-cell>
          <table:table-cell table:formula="of:=RAND()*10-5" office:value-type="float" office:value="-1.97282117737255" calcext:value-type="float">
            <text:p>-1.97282117737255</text:p>
          </table:table-cell>
          <table:table-cell table:formula="of:=IF([.A449]*0.987+[.B44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4145495118157" calcext:value-type="float">
            <text:p>2.04145495118157</text:p>
          </table:table-cell>
          <table:table-cell table:formula="of:=RAND()*10-5" office:value-type="float" office:value="-1.87581880300441" calcext:value-type="float">
            <text:p>-1.87581880300441</text:p>
          </table:table-cell>
          <table:table-cell table:formula="of:=IF([.A450]*0.987+[.B45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2831772111199" calcext:value-type="float">
            <text:p>4.52831772111199</text:p>
          </table:table-cell>
          <table:table-cell table:formula="of:=RAND()*10-5" office:value-type="float" office:value="-1.66472237161104" calcext:value-type="float">
            <text:p>-1.66472237161104</text:p>
          </table:table-cell>
          <table:table-cell table:formula="of:=IF([.A451]*0.987+[.B4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287542712176" calcext:value-type="float">
            <text:p>2.5287542712176</text:p>
          </table:table-cell>
          <table:table-cell table:formula="of:=RAND()*10-5" office:value-type="float" office:value="-4.26712460935077" calcext:value-type="float">
            <text:p>-4.26712460935077</text:p>
          </table:table-cell>
          <table:table-cell table:formula="of:=IF([.A452]*0.987+[.B45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2409244343905" calcext:value-type="float">
            <text:p>-1.22409244343905</text:p>
          </table:table-cell>
          <table:table-cell table:formula="of:=RAND()*10-5" office:value-type="float" office:value="-1.35546365909789" calcext:value-type="float">
            <text:p>-1.35546365909789</text:p>
          </table:table-cell>
          <table:table-cell table:formula="of:=IF([.A453]*0.987+[.B4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5547665401348" calcext:value-type="float">
            <text:p>-3.45547665401348</text:p>
          </table:table-cell>
          <table:table-cell table:formula="of:=RAND()*10-5" office:value-type="float" office:value="1.11436615537952" calcext:value-type="float">
            <text:p>1.11436615537952</text:p>
          </table:table-cell>
          <table:table-cell table:formula="of:=IF([.A454]*0.987+[.B45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88942676466066" calcext:value-type="float">
            <text:p>-0.288942676466066</text:p>
          </table:table-cell>
          <table:table-cell table:formula="of:=RAND()*10-5" office:value-type="float" office:value="1.44318594570316" calcext:value-type="float">
            <text:p>1.44318594570316</text:p>
          </table:table-cell>
          <table:table-cell table:formula="of:=IF([.A455]*0.987+[.B4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0327177886277" calcext:value-type="float">
            <text:p>4.70327177886277</text:p>
          </table:table-cell>
          <table:table-cell table:formula="of:=RAND()*10-5" office:value-type="float" office:value="-3.97883974740367" calcext:value-type="float">
            <text:p>-3.97883974740367</text:p>
          </table:table-cell>
          <table:table-cell table:formula="of:=IF([.A456]*0.987+[.B45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6912008869958" calcext:value-type="float">
            <text:p>-3.56912008869958</text:p>
          </table:table-cell>
          <table:table-cell table:formula="of:=RAND()*10-5" office:value-type="float" office:value="1.16525472236373" calcext:value-type="float">
            <text:p>1.16525472236373</text:p>
          </table:table-cell>
          <table:table-cell table:formula="of:=IF([.A457]*0.987+[.B4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766598361985" calcext:value-type="float">
            <text:p>-1.9766598361985</text:p>
          </table:table-cell>
          <table:table-cell table:formula="of:=RAND()*10-5" office:value-type="float" office:value="-0.201357946448758" calcext:value-type="float">
            <text:p>-0.201357946448758</text:p>
          </table:table-cell>
          <table:table-cell table:formula="of:=IF([.A458]*0.987+[.B4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14445362923004" calcext:value-type="float">
            <text:p>0.314445362923004</text:p>
          </table:table-cell>
          <table:table-cell table:formula="of:=RAND()*10-5" office:value-type="float" office:value="-4.9791155380054" calcext:value-type="float">
            <text:p>-4.9791155380054</text:p>
          </table:table-cell>
          <table:table-cell table:formula="of:=IF([.A459]*0.987+[.B4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649687886725" calcext:value-type="float">
            <text:p>1.71649687886725</text:p>
          </table:table-cell>
          <table:table-cell table:formula="of:=RAND()*10-5" office:value-type="float" office:value="1.32167230067586" calcext:value-type="float">
            <text:p>1.32167230067586</text:p>
          </table:table-cell>
          <table:table-cell table:formula="of:=IF([.A460]*0.987+[.B46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0429124567747" calcext:value-type="float">
            <text:p>-1.40429124567747</text:p>
          </table:table-cell>
          <table:table-cell table:formula="of:=RAND()*10-5" office:value-type="float" office:value="2.02705032477919" calcext:value-type="float">
            <text:p>2.02705032477919</text:p>
          </table:table-cell>
          <table:table-cell table:formula="of:=IF([.A461]*0.987+[.B4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9861407243179" calcext:value-type="float">
            <text:p>-1.79861407243179</text:p>
          </table:table-cell>
          <table:table-cell table:formula="of:=RAND()*10-5" office:value-type="float" office:value="-3.19031128444348" calcext:value-type="float">
            <text:p>-3.19031128444348</text:p>
          </table:table-cell>
          <table:table-cell table:formula="of:=IF([.A462]*0.987+[.B4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9893439607991" calcext:value-type="float">
            <text:p>-1.59893439607991</text:p>
          </table:table-cell>
          <table:table-cell table:formula="of:=RAND()*10-5" office:value-type="float" office:value="2.16734841593535" calcext:value-type="float">
            <text:p>2.16734841593535</text:p>
          </table:table-cell>
          <table:table-cell table:formula="of:=IF([.A463]*0.987+[.B4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08994363565263" calcext:value-type="float">
            <text:p>-0.308994363565263</text:p>
          </table:table-cell>
          <table:table-cell table:formula="of:=RAND()*10-5" office:value-type="float" office:value="3.78402917929622" calcext:value-type="float">
            <text:p>3.78402917929622</text:p>
          </table:table-cell>
          <table:table-cell table:formula="of:=IF([.A464]*0.987+[.B4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9540392477426" calcext:value-type="float">
            <text:p>2.29540392477426</text:p>
          </table:table-cell>
          <table:table-cell table:formula="of:=RAND()*10-5" office:value-type="float" office:value="1.69949564034729" calcext:value-type="float">
            <text:p>1.69949564034729</text:p>
          </table:table-cell>
          <table:table-cell table:formula="of:=IF([.A465]*0.987+[.B46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741044230895" calcext:value-type="float">
            <text:p>-3.1741044230895</text:p>
          </table:table-cell>
          <table:table-cell table:formula="of:=RAND()*10-5" office:value-type="float" office:value="0.955412757796667" calcext:value-type="float">
            <text:p>0.955412757796667</text:p>
          </table:table-cell>
          <table:table-cell table:formula="of:=IF([.A466]*0.987+[.B4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37438035621978" calcext:value-type="float">
            <text:p>0.537438035621978</text:p>
          </table:table-cell>
          <table:table-cell table:formula="of:=RAND()*10-5" office:value-type="float" office:value="-1.33198741728672" calcext:value-type="float">
            <text:p>-1.33198741728672</text:p>
          </table:table-cell>
          <table:table-cell table:formula="of:=IF([.A467]*0.987+[.B4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7245604989244" calcext:value-type="float">
            <text:p>-3.97245604989244</text:p>
          </table:table-cell>
          <table:table-cell table:formula="of:=RAND()*10-5" office:value-type="float" office:value="0.0554707317049878" calcext:value-type="float">
            <text:p>0.055470731704988</text:p>
          </table:table-cell>
          <table:table-cell table:formula="of:=IF([.A468]*0.987+[.B46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614124879884" calcext:value-type="float">
            <text:p>4.07614124879884</text:p>
          </table:table-cell>
          <table:table-cell table:formula="of:=RAND()*10-5" office:value-type="float" office:value="4.64275571503684" calcext:value-type="float">
            <text:p>4.64275571503684</text:p>
          </table:table-cell>
          <table:table-cell table:formula="of:=IF([.A469]*0.987+[.B46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5515065157481" calcext:value-type="float">
            <text:p>-4.35515065157481</text:p>
          </table:table-cell>
          <table:table-cell table:formula="of:=RAND()*10-5" office:value-type="float" office:value="-2.53356314878487" calcext:value-type="float">
            <text:p>-2.53356314878487</text:p>
          </table:table-cell>
          <table:table-cell table:formula="of:=IF([.A470]*0.987+[.B47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3910134446032" calcext:value-type="float">
            <text:p>-1.13910134446032</text:p>
          </table:table-cell>
          <table:table-cell table:formula="of:=RAND()*10-5" office:value-type="float" office:value="-2.80634520984332" calcext:value-type="float">
            <text:p>-2.80634520984332</text:p>
          </table:table-cell>
          <table:table-cell table:formula="of:=IF([.A471]*0.987+[.B4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33641501168969" calcext:value-type="float">
            <text:p>-0.733641501168969</text:p>
          </table:table-cell>
          <table:table-cell table:formula="of:=RAND()*10-5" office:value-type="float" office:value="2.0760237186428" calcext:value-type="float">
            <text:p>2.0760237186428</text:p>
          </table:table-cell>
          <table:table-cell table:formula="of:=IF([.A472]*0.987+[.B4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0751139133827" calcext:value-type="float">
            <text:p>-1.80751139133827</text:p>
          </table:table-cell>
          <table:table-cell table:formula="of:=RAND()*10-5" office:value-type="float" office:value="4.623556074088" calcext:value-type="float">
            <text:p>4.623556074088</text:p>
          </table:table-cell>
          <table:table-cell table:formula="of:=IF([.A473]*0.987+[.B4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839506580601" calcext:value-type="float">
            <text:p>1.9839506580601</text:p>
          </table:table-cell>
          <table:table-cell table:formula="of:=RAND()*10-5" office:value-type="float" office:value="0.201959920193477" calcext:value-type="float">
            <text:p>0.201959920193477</text:p>
          </table:table-cell>
          <table:table-cell table:formula="of:=IF([.A474]*0.987+[.B47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27065244693489" calcext:value-type="float">
            <text:p>0.327065244693489</text:p>
          </table:table-cell>
          <table:table-cell table:formula="of:=RAND()*10-5" office:value-type="float" office:value="-3.82391641908344" calcext:value-type="float">
            <text:p>-3.82391641908344</text:p>
          </table:table-cell>
          <table:table-cell table:formula="of:=IF([.A475]*0.987+[.B4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1258073185487" calcext:value-type="float">
            <text:p>1.11258073185487</text:p>
          </table:table-cell>
          <table:table-cell table:formula="of:=RAND()*10-5" office:value-type="float" office:value="-4.11632079737096" calcext:value-type="float">
            <text:p>-4.11632079737096</text:p>
          </table:table-cell>
          <table:table-cell table:formula="of:=IF([.A476]*0.987+[.B4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2168943486011" calcext:value-type="float">
            <text:p>-0.82168943486011</text:p>
          </table:table-cell>
          <table:table-cell table:formula="of:=RAND()*10-5" office:value-type="float" office:value="-4.98874559651865" calcext:value-type="float">
            <text:p>-4.98874559651865</text:p>
          </table:table-cell>
          <table:table-cell table:formula="of:=IF([.A477]*0.987+[.B4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026214498083" calcext:value-type="float">
            <text:p>-2.76026214498083</text:p>
          </table:table-cell>
          <table:table-cell table:formula="of:=RAND()*10-5" office:value-type="float" office:value="-0.216939499742508" calcext:value-type="float">
            <text:p>-0.216939499742508</text:p>
          </table:table-cell>
          <table:table-cell table:formula="of:=IF([.A478]*0.987+[.B47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082245656313" calcext:value-type="float">
            <text:p>2.68082245656313</text:p>
          </table:table-cell>
          <table:table-cell table:formula="of:=RAND()*10-5" office:value-type="float" office:value="-1.22129284501855" calcext:value-type="float">
            <text:p>-1.22129284501855</text:p>
          </table:table-cell>
          <table:table-cell table:formula="of:=IF([.A479]*0.987+[.B4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7325632991885" calcext:value-type="float">
            <text:p>-1.17325632991885</text:p>
          </table:table-cell>
          <table:table-cell table:formula="of:=RAND()*10-5" office:value-type="float" office:value="-4.27826308033145" calcext:value-type="float">
            <text:p>-4.27826308033145</text:p>
          </table:table-cell>
          <table:table-cell table:formula="of:=IF([.A480]*0.987+[.B4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57256822125356" calcext:value-type="float">
            <text:p>0.757256822125356</text:p>
          </table:table-cell>
          <table:table-cell table:formula="of:=RAND()*10-5" office:value-type="float" office:value="3.5185931866384" calcext:value-type="float">
            <text:p>3.5185931866384</text:p>
          </table:table-cell>
          <table:table-cell table:formula="of:=IF([.A481]*0.987+[.B4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67501597452866" calcext:value-type="float">
            <text:p>0.567501597452866</text:p>
          </table:table-cell>
          <table:table-cell table:formula="of:=RAND()*10-5" office:value-type="float" office:value="-0.57468812715263" calcext:value-type="float">
            <text:p>-0.57468812715263</text:p>
          </table:table-cell>
          <table:table-cell table:formula="of:=IF([.A482]*0.987+[.B4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311042416887" calcext:value-type="float">
            <text:p>-2.19311042416887</text:p>
          </table:table-cell>
          <table:table-cell table:formula="of:=RAND()*10-5" office:value-type="float" office:value="4.12512251028496" calcext:value-type="float">
            <text:p>4.12512251028496</text:p>
          </table:table-cell>
          <table:table-cell table:formula="of:=IF([.A483]*0.987+[.B4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8827351996734" calcext:value-type="float">
            <text:p>-1.48827351996734</text:p>
          </table:table-cell>
          <table:table-cell table:formula="of:=RAND()*10-5" office:value-type="float" office:value="4.17909598743731" calcext:value-type="float">
            <text:p>4.17909598743731</text:p>
          </table:table-cell>
          <table:table-cell table:formula="of:=IF([.A484]*0.987+[.B4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33895952658347" calcext:value-type="float">
            <text:p>-0.733895952658347</text:p>
          </table:table-cell>
          <table:table-cell table:formula="of:=RAND()*10-5" office:value-type="float" office:value="0.85172034146491" calcext:value-type="float">
            <text:p>0.85172034146491</text:p>
          </table:table-cell>
          <table:table-cell table:formula="of:=IF([.A485]*0.987+[.B48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3142342270169" calcext:value-type="float">
            <text:p>3.23142342270169</text:p>
          </table:table-cell>
          <table:table-cell table:formula="of:=RAND()*10-5" office:value-type="float" office:value="-2.23482988817065" calcext:value-type="float">
            <text:p>-2.23482988817065</text:p>
          </table:table-cell>
          <table:table-cell table:formula="of:=IF([.A486]*0.987+[.B48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1656004301815" calcext:value-type="float">
            <text:p>2.91656004301815</text:p>
          </table:table-cell>
          <table:table-cell table:formula="of:=RAND()*10-5" office:value-type="float" office:value="-0.752756620669082" calcext:value-type="float">
            <text:p>-0.752756620669082</text:p>
          </table:table-cell>
          <table:table-cell table:formula="of:=IF([.A487]*0.987+[.B48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420851718331" calcext:value-type="float">
            <text:p>-2.1420851718331</text:p>
          </table:table-cell>
          <table:table-cell table:formula="of:=RAND()*10-5" office:value-type="float" office:value="3.93786484097668" calcext:value-type="float">
            <text:p>3.93786484097668</text:p>
          </table:table-cell>
          <table:table-cell table:formula="of:=IF([.A488]*0.987+[.B4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5775366302574" calcext:value-type="float">
            <text:p>-1.75775366302574</text:p>
          </table:table-cell>
          <table:table-cell table:formula="of:=RAND()*10-5" office:value-type="float" office:value="4.95183727679987" calcext:value-type="float">
            <text:p>4.95183727679987</text:p>
          </table:table-cell>
          <table:table-cell table:formula="of:=IF([.A489]*0.987+[.B4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282812608123" calcext:value-type="float">
            <text:p>-1.89282812608123</text:p>
          </table:table-cell>
          <table:table-cell table:formula="of:=RAND()*10-5" office:value-type="float" office:value="1.44779371543212" calcext:value-type="float">
            <text:p>1.44779371543212</text:p>
          </table:table-cell>
          <table:table-cell table:formula="of:=IF([.A490]*0.987+[.B4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065183754513" calcext:value-type="float">
            <text:p>2.7065183754513</text:p>
          </table:table-cell>
          <table:table-cell table:formula="of:=RAND()*10-5" office:value-type="float" office:value="-1.66377748037432" calcext:value-type="float">
            <text:p>-1.66377748037432</text:p>
          </table:table-cell>
          <table:table-cell table:formula="of:=IF([.A491]*0.987+[.B49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33895584999354" calcext:value-type="float">
            <text:p>-0.133895584999354</text:p>
          </table:table-cell>
          <table:table-cell table:formula="of:=RAND()*10-5" office:value-type="float" office:value="-3.14900326367594" calcext:value-type="float">
            <text:p>-3.14900326367594</text:p>
          </table:table-cell>
          <table:table-cell table:formula="of:=IF([.A492]*0.987+[.B4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161190849997" calcext:value-type="float">
            <text:p>4.8161190849997</text:p>
          </table:table-cell>
          <table:table-cell table:formula="of:=RAND()*10-5" office:value-type="float" office:value="3.88308904520435" calcext:value-type="float">
            <text:p>3.88308904520435</text:p>
          </table:table-cell>
          <table:table-cell table:formula="of:=IF([.A493]*0.987+[.B4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1263309351299" calcext:value-type="float">
            <text:p>-1.21263309351299</text:p>
          </table:table-cell>
          <table:table-cell table:formula="of:=RAND()*10-5" office:value-type="float" office:value="4.66039771295747" calcext:value-type="float">
            <text:p>4.66039771295747</text:p>
          </table:table-cell>
          <table:table-cell table:formula="of:=IF([.A494]*0.987+[.B4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1535751822069" calcext:value-type="float">
            <text:p>2.61535751822069</text:p>
          </table:table-cell>
          <table:table-cell table:formula="of:=RAND()*10-5" office:value-type="float" office:value="-4.79785824818117" calcext:value-type="float">
            <text:p>-4.79785824818117</text:p>
          </table:table-cell>
          <table:table-cell table:formula="of:=IF([.A495]*0.987+[.B4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0282808522998" calcext:value-type="float">
            <text:p>-2.20282808522998</text:p>
          </table:table-cell>
          <table:table-cell table:formula="of:=RAND()*10-5" office:value-type="float" office:value="-2.50302019110652" calcext:value-type="float">
            <text:p>-2.50302019110652</text:p>
          </table:table-cell>
          <table:table-cell table:formula="of:=IF([.A496]*0.987+[.B4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4642900285656" calcext:value-type="float">
            <text:p>-2.74642900285656</text:p>
          </table:table-cell>
          <table:table-cell table:formula="of:=RAND()*10-5" office:value-type="float" office:value="2.34799797876411" calcext:value-type="float">
            <text:p>2.34799797876411</text:p>
          </table:table-cell>
          <table:table-cell table:formula="of:=IF([.A497]*0.987+[.B49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4836511684657" calcext:value-type="float">
            <text:p>4.34836511684657</text:p>
          </table:table-cell>
          <table:table-cell table:formula="of:=RAND()*10-5" office:value-type="float" office:value="2.83060236610415" calcext:value-type="float">
            <text:p>2.83060236610415</text:p>
          </table:table-cell>
          <table:table-cell table:formula="of:=IF([.A498]*0.987+[.B4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85798427657125" calcext:value-type="float">
            <text:p>-0.585798427657125</text:p>
          </table:table-cell>
          <table:table-cell table:formula="of:=RAND()*10-5" office:value-type="float" office:value="-3.83705375140445" calcext:value-type="float">
            <text:p>-3.83705375140445</text:p>
          </table:table-cell>
          <table:table-cell table:formula="of:=IF([.A499]*0.987+[.B49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5175250583519" calcext:value-type="float">
            <text:p>0.75175250583519</text:p>
          </table:table-cell>
          <table:table-cell table:formula="of:=RAND()*10-5" office:value-type="float" office:value="-0.0525892527464942" calcext:value-type="float">
            <text:p>-0.052589252746494</text:p>
          </table:table-cell>
          <table:table-cell table:formula="of:=IF([.A500]*0.987+[.B50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6994972434435" calcext:value-type="float">
            <text:p>-1.16994972434435</text:p>
          </table:table-cell>
          <table:table-cell table:formula="of:=RAND()*10-5" office:value-type="float" office:value="4.50503476561225" calcext:value-type="float">
            <text:p>4.50503476561225</text:p>
          </table:table-cell>
          <table:table-cell table:formula="of:=IF([.A501]*0.987+[.B5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12855708835734" calcext:value-type="float">
            <text:p>-0.812855708835734</text:p>
          </table:table-cell>
          <table:table-cell table:formula="of:=RAND()*10-5" office:value-type="float" office:value="2.2757405492338" calcext:value-type="float">
            <text:p>2.2757405492338</text:p>
          </table:table-cell>
          <table:table-cell table:formula="of:=IF([.A502]*0.987+[.B5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4534505091062" calcext:value-type="float">
            <text:p>4.94534505091062</text:p>
          </table:table-cell>
          <table:table-cell table:formula="of:=RAND()*10-5" office:value-type="float" office:value="4.47591533812326" calcext:value-type="float">
            <text:p>4.47591533812326</text:p>
          </table:table-cell>
          <table:table-cell table:formula="of:=IF([.A503]*0.987+[.B5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4858952955946" calcext:value-type="float">
            <text:p>-3.24858952955946</text:p>
          </table:table-cell>
          <table:table-cell table:formula="of:=RAND()*10-5" office:value-type="float" office:value="0.17306070240309" calcext:value-type="float">
            <text:p>0.17306070240309</text:p>
          </table:table-cell>
          <table:table-cell table:formula="of:=IF([.A504]*0.987+[.B5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3174845021537" calcext:value-type="float">
            <text:p>-1.13174845021537</text:p>
          </table:table-cell>
          <table:table-cell table:formula="of:=RAND()*10-5" office:value-type="float" office:value="-4.74283496021096" calcext:value-type="float">
            <text:p>-4.74283496021096</text:p>
          </table:table-cell>
          <table:table-cell table:formula="of:=IF([.A505]*0.987+[.B5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6303553013187" calcext:value-type="float">
            <text:p>-4.16303553013187</text:p>
          </table:table-cell>
          <table:table-cell table:formula="of:=RAND()*10-5" office:value-type="float" office:value="-1.42771928927168" calcext:value-type="float">
            <text:p>-1.42771928927168</text:p>
          </table:table-cell>
          <table:table-cell table:formula="of:=IF([.A506]*0.987+[.B5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660563286682" calcext:value-type="float">
            <text:p>3.69660563286682</text:p>
          </table:table-cell>
          <table:table-cell table:formula="of:=RAND()*10-5" office:value-type="float" office:value="-2.80411956489845" calcext:value-type="float">
            <text:p>-2.80411956489845</text:p>
          </table:table-cell>
          <table:table-cell table:formula="of:=IF([.A507]*0.987+[.B50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84338558563392" calcext:value-type="float">
            <text:p>0.784338558563392</text:p>
          </table:table-cell>
          <table:table-cell table:formula="of:=RAND()*10-5" office:value-type="float" office:value="4.35328383418191" calcext:value-type="float">
            <text:p>4.35328383418191</text:p>
          </table:table-cell>
          <table:table-cell table:formula="of:=IF([.A508]*0.987+[.B50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2868432938644" calcext:value-type="float">
            <text:p>4.42868432938644</text:p>
          </table:table-cell>
          <table:table-cell table:formula="of:=RAND()*10-5" office:value-type="float" office:value="-4.31233331109382" calcext:value-type="float">
            <text:p>-4.31233331109382</text:p>
          </table:table-cell>
          <table:table-cell table:formula="of:=IF([.A509]*0.987+[.B50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9678762052473" calcext:value-type="float">
            <text:p>4.69678762052473</text:p>
          </table:table-cell>
          <table:table-cell table:formula="of:=RAND()*10-5" office:value-type="float" office:value="-4.21642637207993" calcext:value-type="float">
            <text:p>-4.21642637207993</text:p>
          </table:table-cell>
          <table:table-cell table:formula="of:=IF([.A510]*0.987+[.B5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27817244157351" calcext:value-type="float">
            <text:p>-0.927817244157351</text:p>
          </table:table-cell>
          <table:table-cell table:formula="of:=RAND()*10-5" office:value-type="float" office:value="-1.01028243668382" calcext:value-type="float">
            <text:p>-1.01028243668382</text:p>
          </table:table-cell>
          <table:table-cell table:formula="of:=IF([.A511]*0.987+[.B51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72061424038764" calcext:value-type="float">
            <text:p>0.272061424038764</text:p>
          </table:table-cell>
          <table:table-cell table:formula="of:=RAND()*10-5" office:value-type="float" office:value="4.47439021817583" calcext:value-type="float">
            <text:p>4.47439021817583</text:p>
          </table:table-cell>
          <table:table-cell table:formula="of:=IF([.A512]*0.987+[.B51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8561514219508" calcext:value-type="float">
            <text:p>-3.78561514219508</text:p>
          </table:table-cell>
          <table:table-cell table:formula="of:=RAND()*10-5" office:value-type="float" office:value="2.80514023198429" calcext:value-type="float">
            <text:p>2.80514023198429</text:p>
          </table:table-cell>
          <table:table-cell table:formula="of:=IF([.A513]*0.987+[.B51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7027945317784" calcext:value-type="float">
            <text:p>4.27027945317784</text:p>
          </table:table-cell>
          <table:table-cell table:formula="of:=RAND()*10-5" office:value-type="float" office:value="1.37676846013301" calcext:value-type="float">
            <text:p>1.37676846013301</text:p>
          </table:table-cell>
          <table:table-cell table:formula="of:=IF([.A514]*0.987+[.B51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3795820922535" calcext:value-type="float">
            <text:p>-3.83795820922535</text:p>
          </table:table-cell>
          <table:table-cell table:formula="of:=RAND()*10-5" office:value-type="float" office:value="-1.19275344957676" calcext:value-type="float">
            <text:p>-1.19275344957676</text:p>
          </table:table-cell>
          <table:table-cell table:formula="of:=IF([.A515]*0.987+[.B5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2036283757854" calcext:value-type="float">
            <text:p>-2.72036283757854</text:p>
          </table:table-cell>
          <table:table-cell table:formula="of:=RAND()*10-5" office:value-type="float" office:value="-2.24956009301058" calcext:value-type="float">
            <text:p>-2.24956009301058</text:p>
          </table:table-cell>
          <table:table-cell table:formula="of:=IF([.A516]*0.987+[.B5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8635043652671" calcext:value-type="float">
            <text:p>1.78635043652671</text:p>
          </table:table-cell>
          <table:table-cell table:formula="of:=RAND()*10-5" office:value-type="float" office:value="-4.77737021034276" calcext:value-type="float">
            <text:p>-4.77737021034276</text:p>
          </table:table-cell>
          <table:table-cell table:formula="of:=IF([.A517]*0.987+[.B51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0642250410009" calcext:value-type="float">
            <text:p>-2.40642250410009</text:p>
          </table:table-cell>
          <table:table-cell table:formula="of:=RAND()*10-5" office:value-type="float" office:value="2.02864381605078" calcext:value-type="float">
            <text:p>2.02864381605078</text:p>
          </table:table-cell>
          <table:table-cell table:formula="of:=IF([.A518]*0.987+[.B51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7177810675203" calcext:value-type="float">
            <text:p>-1.27177810675203</text:p>
          </table:table-cell>
          <table:table-cell table:formula="of:=RAND()*10-5" office:value-type="float" office:value="2.78283569379687" calcext:value-type="float">
            <text:p>2.78283569379687</text:p>
          </table:table-cell>
          <table:table-cell table:formula="of:=IF([.A519]*0.987+[.B51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2663848073141" calcext:value-type="float">
            <text:p>-1.62663848073141</text:p>
          </table:table-cell>
          <table:table-cell table:formula="of:=RAND()*10-5" office:value-type="float" office:value="1.29721247213849" calcext:value-type="float">
            <text:p>1.29721247213849</text:p>
          </table:table-cell>
          <table:table-cell table:formula="of:=IF([.A520]*0.987+[.B52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6845228393998" calcext:value-type="float">
            <text:p>4.46845228393998</text:p>
          </table:table-cell>
          <table:table-cell table:formula="of:=RAND()*10-5" office:value-type="float" office:value="4.62831941279976" calcext:value-type="float">
            <text:p>4.62831941279976</text:p>
          </table:table-cell>
          <table:table-cell table:formula="of:=IF([.A521]*0.987+[.B52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57604520789" calcext:value-type="float">
            <text:p>-2.9457604520789</text:p>
          </table:table-cell>
          <table:table-cell table:formula="of:=RAND()*10-5" office:value-type="float" office:value="-3.56796686451801" calcext:value-type="float">
            <text:p>-3.56796686451801</text:p>
          </table:table-cell>
          <table:table-cell table:formula="of:=IF([.A522]*0.987+[.B5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3925684470795" calcext:value-type="float">
            <text:p>3.53925684470795</text:p>
          </table:table-cell>
          <table:table-cell table:formula="of:=RAND()*10-5" office:value-type="float" office:value="-4.0232094644858" calcext:value-type="float">
            <text:p>-4.0232094644858</text:p>
          </table:table-cell>
          <table:table-cell table:formula="of:=IF([.A523]*0.987+[.B52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1497163069609" calcext:value-type="float">
            <text:p>-4.41497163069609</text:p>
          </table:table-cell>
          <table:table-cell table:formula="of:=RAND()*10-5" office:value-type="float" office:value="2.50358029022114" calcext:value-type="float">
            <text:p>2.50358029022114</text:p>
          </table:table-cell>
          <table:table-cell table:formula="of:=IF([.A524]*0.987+[.B5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478275908943" calcext:value-type="float">
            <text:p>-1.87478275908943</text:p>
          </table:table-cell>
          <table:table-cell table:formula="of:=RAND()*10-5" office:value-type="float" office:value="-4.24351122330816" calcext:value-type="float">
            <text:p>-4.24351122330816</text:p>
          </table:table-cell>
          <table:table-cell table:formula="of:=IF([.A525]*0.987+[.B52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0645764957453" calcext:value-type="float">
            <text:p>-2.40645764957453</text:p>
          </table:table-cell>
          <table:table-cell table:formula="of:=RAND()*10-5" office:value-type="float" office:value="-0.262010198514987" calcext:value-type="float">
            <text:p>-0.262010198514987</text:p>
          </table:table-cell>
          <table:table-cell table:formula="of:=IF([.A526]*0.987+[.B5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4770053768114" calcext:value-type="float">
            <text:p>-1.44770053768114</text:p>
          </table:table-cell>
          <table:table-cell table:formula="of:=RAND()*10-5" office:value-type="float" office:value="3.0062417144493" calcext:value-type="float">
            <text:p>3.0062417144493</text:p>
          </table:table-cell>
          <table:table-cell table:formula="of:=IF([.A527]*0.987+[.B52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0682382849787" calcext:value-type="float">
            <text:p>-2.70682382849787</text:p>
          </table:table-cell>
          <table:table-cell table:formula="of:=RAND()*10-5" office:value-type="float" office:value="2.55389308645905" calcext:value-type="float">
            <text:p>2.55389308645905</text:p>
          </table:table-cell>
          <table:table-cell table:formula="of:=IF([.A528]*0.987+[.B5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27202313276976" calcext:value-type="float">
            <text:p>-0.627202313276976</text:p>
          </table:table-cell>
          <table:table-cell table:formula="of:=RAND()*10-5" office:value-type="float" office:value="-4.69554894638273" calcext:value-type="float">
            <text:p>-4.69554894638273</text:p>
          </table:table-cell>
          <table:table-cell table:formula="of:=IF([.A529]*0.987+[.B52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2358724638339" calcext:value-type="float">
            <text:p>-3.12358724638339</text:p>
          </table:table-cell>
          <table:table-cell table:formula="of:=RAND()*10-5" office:value-type="float" office:value="4.34489661270526" calcext:value-type="float">
            <text:p>4.34489661270526</text:p>
          </table:table-cell>
          <table:table-cell table:formula="of:=IF([.A530]*0.987+[.B53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4324867020713" calcext:value-type="float">
            <text:p>-4.34324867020713</text:p>
          </table:table-cell>
          <table:table-cell table:formula="of:=RAND()*10-5" office:value-type="float" office:value="4.02355321892054" calcext:value-type="float">
            <text:p>4.02355321892054</text:p>
          </table:table-cell>
          <table:table-cell table:formula="of:=IF([.A531]*0.987+[.B5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3618687828705" calcext:value-type="float">
            <text:p>1.23618687828705</text:p>
          </table:table-cell>
          <table:table-cell table:formula="of:=RAND()*10-5" office:value-type="float" office:value="-4.87909460561692" calcext:value-type="float">
            <text:p>-4.87909460561692</text:p>
          </table:table-cell>
          <table:table-cell table:formula="of:=IF([.A532]*0.987+[.B53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4573651942081" calcext:value-type="float">
            <text:p>-4.74573651942081</text:p>
          </table:table-cell>
          <table:table-cell table:formula="of:=RAND()*10-5" office:value-type="float" office:value="1.54224417269201" calcext:value-type="float">
            <text:p>1.54224417269201</text:p>
          </table:table-cell>
          <table:table-cell table:formula="of:=IF([.A533]*0.987+[.B5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74516618402177" calcext:value-type="float">
            <text:p>0.574516618402177</text:p>
          </table:table-cell>
          <table:table-cell table:formula="of:=RAND()*10-5" office:value-type="float" office:value="-0.698338997069085" calcext:value-type="float">
            <text:p>-0.698338997069085</text:p>
          </table:table-cell>
          <table:table-cell table:formula="of:=IF([.A534]*0.987+[.B53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4047417602396" calcext:value-type="float">
            <text:p>-2.84047417602396</text:p>
          </table:table-cell>
          <table:table-cell table:formula="of:=RAND()*10-5" office:value-type="float" office:value="0.203446974112522" calcext:value-type="float">
            <text:p>0.203446974112522</text:p>
          </table:table-cell>
          <table:table-cell table:formula="of:=IF([.A535]*0.987+[.B5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9190830747236" calcext:value-type="float">
            <text:p>-3.19190830747236</text:p>
          </table:table-cell>
          <table:table-cell table:formula="of:=RAND()*10-5" office:value-type="float" office:value="4.05003593217651" calcext:value-type="float">
            <text:p>4.05003593217651</text:p>
          </table:table-cell>
          <table:table-cell table:formula="of:=IF([.A536]*0.987+[.B5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2222193876086" calcext:value-type="float">
            <text:p>-2.82222193876086</text:p>
          </table:table-cell>
          <table:table-cell table:formula="of:=RAND()*10-5" office:value-type="float" office:value="-4.21656199997925" calcext:value-type="float">
            <text:p>-4.21656199997925</text:p>
          </table:table-cell>
          <table:table-cell table:formula="of:=IF([.A537]*0.987+[.B5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1467570449709" calcext:value-type="float">
            <text:p>2.71467570449709</text:p>
          </table:table-cell>
          <table:table-cell table:formula="of:=RAND()*10-5" office:value-type="float" office:value="1.22347173043175" calcext:value-type="float">
            <text:p>1.22347173043175</text:p>
          </table:table-cell>
          <table:table-cell table:formula="of:=IF([.A538]*0.987+[.B5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2560806540644" calcext:value-type="float">
            <text:p>3.62560806540644</text:p>
          </table:table-cell>
          <table:table-cell table:formula="of:=RAND()*10-5" office:value-type="float" office:value="0.166338422703582" calcext:value-type="float">
            <text:p>0.166338422703582</text:p>
          </table:table-cell>
          <table:table-cell table:formula="of:=IF([.A539]*0.987+[.B53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62483724496693" calcext:value-type="float">
            <text:p>0.862483724496693</text:p>
          </table:table-cell>
          <table:table-cell table:formula="of:=RAND()*10-5" office:value-type="float" office:value="-3.04833083147192" calcext:value-type="float">
            <text:p>-3.04833083147192</text:p>
          </table:table-cell>
          <table:table-cell table:formula="of:=IF([.A540]*0.987+[.B5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8108290815947" calcext:value-type="float">
            <text:p>-0.78108290815947</text:p>
          </table:table-cell>
          <table:table-cell table:formula="of:=RAND()*10-5" office:value-type="float" office:value="-1.40187020176259" calcext:value-type="float">
            <text:p>-1.40187020176259</text:p>
          </table:table-cell>
          <table:table-cell table:formula="of:=IF([.A541]*0.987+[.B5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9979866295416" calcext:value-type="float">
            <text:p>1.59979866295416</text:p>
          </table:table-cell>
          <table:table-cell table:formula="of:=RAND()*10-5" office:value-type="float" office:value="3.1374761212633" calcext:value-type="float">
            <text:p>3.1374761212633</text:p>
          </table:table-cell>
          <table:table-cell table:formula="of:=IF([.A542]*0.987+[.B5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7979356817656" calcext:value-type="float">
            <text:p>4.17979356817656</text:p>
          </table:table-cell>
          <table:table-cell table:formula="of:=RAND()*10-5" office:value-type="float" office:value="-3.2070454031672" calcext:value-type="float">
            <text:p>-3.2070454031672</text:p>
          </table:table-cell>
          <table:table-cell table:formula="of:=IF([.A543]*0.987+[.B54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0651473961835" calcext:value-type="float">
            <text:p>4.90651473961835</text:p>
          </table:table-cell>
          <table:table-cell table:formula="of:=RAND()*10-5" office:value-type="float" office:value="1.97718511532615" calcext:value-type="float">
            <text:p>1.97718511532615</text:p>
          </table:table-cell>
          <table:table-cell table:formula="of:=IF([.A544]*0.987+[.B54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4801660200814" calcext:value-type="float">
            <text:p>4.34801660200814</text:p>
          </table:table-cell>
          <table:table-cell table:formula="of:=RAND()*10-5" office:value-type="float" office:value="2.49526835967158" calcext:value-type="float">
            <text:p>2.49526835967158</text:p>
          </table:table-cell>
          <table:table-cell table:formula="of:=IF([.A545]*0.987+[.B54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5067824032212" calcext:value-type="float">
            <text:p>-1.45067824032212</text:p>
          </table:table-cell>
          <table:table-cell table:formula="of:=RAND()*10-5" office:value-type="float" office:value="0.946168939691638" calcext:value-type="float">
            <text:p>0.946168939691638</text:p>
          </table:table-cell>
          <table:table-cell table:formula="of:=IF([.A546]*0.987+[.B5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75993799617443" calcext:value-type="float">
            <text:p>0.175993799617443</text:p>
          </table:table-cell>
          <table:table-cell table:formula="of:=RAND()*10-5" office:value-type="float" office:value="3.05106835025644" calcext:value-type="float">
            <text:p>3.05106835025644</text:p>
          </table:table-cell>
          <table:table-cell table:formula="of:=IF([.A547]*0.987+[.B5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7855973883842" calcext:value-type="float">
            <text:p>-2.17855973883842</text:p>
          </table:table-cell>
          <table:table-cell table:formula="of:=RAND()*10-5" office:value-type="float" office:value="0.57784435428403" calcext:value-type="float">
            <text:p>0.57784435428403</text:p>
          </table:table-cell>
          <table:table-cell table:formula="of:=IF([.A548]*0.987+[.B54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6303611621246" calcext:value-type="float">
            <text:p>-4.76303611621246</text:p>
          </table:table-cell>
          <table:table-cell table:formula="of:=RAND()*10-5" office:value-type="float" office:value="-3.50138367869412" calcext:value-type="float">
            <text:p>-3.50138367869412</text:p>
          </table:table-cell>
          <table:table-cell table:formula="of:=IF([.A549]*0.987+[.B5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09573403682299" calcext:value-type="float">
            <text:p>0.909573403682299</text:p>
          </table:table-cell>
          <table:table-cell table:formula="of:=RAND()*10-5" office:value-type="float" office:value="4.57630151558682" calcext:value-type="float">
            <text:p>4.57630151558682</text:p>
          </table:table-cell>
          <table:table-cell table:formula="of:=IF([.A550]*0.987+[.B5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9321429740269" calcext:value-type="float">
            <text:p>3.39321429740269</text:p>
          </table:table-cell>
          <table:table-cell table:formula="of:=RAND()*10-5" office:value-type="float" office:value="2.09457835047736" calcext:value-type="float">
            <text:p>2.09457835047736</text:p>
          </table:table-cell>
          <table:table-cell table:formula="of:=IF([.A551]*0.987+[.B55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17727765977577" calcext:value-type="float">
            <text:p>-0.417727765977577</text:p>
          </table:table-cell>
          <table:table-cell table:formula="of:=RAND()*10-5" office:value-type="float" office:value="-0.768907661153005" calcext:value-type="float">
            <text:p>-0.768907661153005</text:p>
          </table:table-cell>
          <table:table-cell table:formula="of:=IF([.A552]*0.987+[.B5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1724044254067" calcext:value-type="float">
            <text:p>3.61724044254067</text:p>
          </table:table-cell>
          <table:table-cell table:formula="of:=RAND()*10-5" office:value-type="float" office:value="1.87183019330752" calcext:value-type="float">
            <text:p>1.87183019330752</text:p>
          </table:table-cell>
          <table:table-cell table:formula="of:=IF([.A553]*0.987+[.B55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4078480260317" calcext:value-type="float">
            <text:p>3.34078480260317</text:p>
          </table:table-cell>
          <table:table-cell table:formula="of:=RAND()*10-5" office:value-type="float" office:value="-4.67294425836566" calcext:value-type="float">
            <text:p>-4.67294425836566</text:p>
          </table:table-cell>
          <table:table-cell table:formula="of:=IF([.A554]*0.987+[.B55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5722231984254" calcext:value-type="float">
            <text:p>-2.15722231984254</text:p>
          </table:table-cell>
          <table:table-cell table:formula="of:=RAND()*10-5" office:value-type="float" office:value="4.30437301287375" calcext:value-type="float">
            <text:p>4.30437301287375</text:p>
          </table:table-cell>
          <table:table-cell table:formula="of:=IF([.A555]*0.987+[.B5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90132959902112" calcext:value-type="float">
            <text:p>-0.790132959902112</text:p>
          </table:table-cell>
          <table:table-cell table:formula="of:=RAND()*10-5" office:value-type="float" office:value="-0.0885994116829085" calcext:value-type="float">
            <text:p>-0.088599411682909</text:p>
          </table:table-cell>
          <table:table-cell table:formula="of:=IF([.A556]*0.987+[.B5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1428846563167" calcext:value-type="float">
            <text:p>-3.81428846563167</text:p>
          </table:table-cell>
          <table:table-cell table:formula="of:=RAND()*10-5" office:value-type="float" office:value="-1.10261451166367" calcext:value-type="float">
            <text:p>-1.10261451166367</text:p>
          </table:table-cell>
          <table:table-cell table:formula="of:=IF([.A557]*0.987+[.B5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8649919984444" calcext:value-type="float">
            <text:p>3.78649919984444</text:p>
          </table:table-cell>
          <table:table-cell table:formula="of:=RAND()*10-5" office:value-type="float" office:value="4.22081828824537" calcext:value-type="float">
            <text:p>4.22081828824537</text:p>
          </table:table-cell>
          <table:table-cell table:formula="of:=IF([.A558]*0.987+[.B55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5023838006258" calcext:value-type="float">
            <text:p>0.35023838006258</text:p>
          </table:table-cell>
          <table:table-cell table:formula="of:=RAND()*10-5" office:value-type="float" office:value="3.47304333168591" calcext:value-type="float">
            <text:p>3.47304333168591</text:p>
          </table:table-cell>
          <table:table-cell table:formula="of:=IF([.A559]*0.987+[.B55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8634743022584" calcext:value-type="float">
            <text:p>-4.78634743022584</text:p>
          </table:table-cell>
          <table:table-cell table:formula="of:=RAND()*10-5" office:value-type="float" office:value="1.07937570054119" calcext:value-type="float">
            <text:p>1.07937570054119</text:p>
          </table:table-cell>
          <table:table-cell table:formula="of:=IF([.A560]*0.987+[.B56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1030530742524" calcext:value-type="float">
            <text:p>-3.51030530742524</text:p>
          </table:table-cell>
          <table:table-cell table:formula="of:=RAND()*10-5" office:value-type="float" office:value="-2.96750304684244" calcext:value-type="float">
            <text:p>-2.96750304684244</text:p>
          </table:table-cell>
          <table:table-cell table:formula="of:=IF([.A561]*0.987+[.B56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169224975068" calcext:value-type="float">
            <text:p>-2.3169224975068</text:p>
          </table:table-cell>
          <table:table-cell table:formula="of:=RAND()*10-5" office:value-type="float" office:value="-1.28323716706101" calcext:value-type="float">
            <text:p>-1.28323716706101</text:p>
          </table:table-cell>
          <table:table-cell table:formula="of:=IF([.A562]*0.987+[.B56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0773218191555" calcext:value-type="float">
            <text:p>-2.10773218191555</text:p>
          </table:table-cell>
          <table:table-cell table:formula="of:=RAND()*10-5" office:value-type="float" office:value="4.04610774636112" calcext:value-type="float">
            <text:p>4.04610774636112</text:p>
          </table:table-cell>
          <table:table-cell table:formula="of:=IF([.A563]*0.987+[.B5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895208926968" calcext:value-type="float">
            <text:p>3.95895208926968</text:p>
          </table:table-cell>
          <table:table-cell table:formula="of:=RAND()*10-5" office:value-type="float" office:value="-2.86008123238411" calcext:value-type="float">
            <text:p>-2.86008123238411</text:p>
          </table:table-cell>
          <table:table-cell table:formula="of:=IF([.A564]*0.987+[.B56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641677921461" calcext:value-type="float">
            <text:p>0.8641677921461</text:p>
          </table:table-cell>
          <table:table-cell table:formula="of:=RAND()*10-5" office:value-type="float" office:value="0.279205419761077" calcext:value-type="float">
            <text:p>0.279205419761077</text:p>
          </table:table-cell>
          <table:table-cell table:formula="of:=IF([.A565]*0.987+[.B5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3827478652361" calcext:value-type="float">
            <text:p>-3.43827478652361</text:p>
          </table:table-cell>
          <table:table-cell table:formula="of:=RAND()*10-5" office:value-type="float" office:value="2.15688411208648" calcext:value-type="float">
            <text:p>2.15688411208648</text:p>
          </table:table-cell>
          <table:table-cell table:formula="of:=IF([.A566]*0.987+[.B56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27828391372308" calcext:value-type="float">
            <text:p>-0.627828391372308</text:p>
          </table:table-cell>
          <table:table-cell table:formula="of:=RAND()*10-5" office:value-type="float" office:value="-3.97161538098123" calcext:value-type="float">
            <text:p>-3.97161538098123</text:p>
          </table:table-cell>
          <table:table-cell table:formula="of:=IF([.A567]*0.987+[.B56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5679072036524" calcext:value-type="float">
            <text:p>2.75679072036524</text:p>
          </table:table-cell>
          <table:table-cell table:formula="of:=RAND()*10-5" office:value-type="float" office:value="-2.52191493820664" calcext:value-type="float">
            <text:p>-2.52191493820664</text:p>
          </table:table-cell>
          <table:table-cell table:formula="of:=IF([.A568]*0.987+[.B5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9287672483689" calcext:value-type="float">
            <text:p>-1.49287672483689</text:p>
          </table:table-cell>
          <table:table-cell table:formula="of:=RAND()*10-5" office:value-type="float" office:value="3.55672404160285" calcext:value-type="float">
            <text:p>3.55672404160285</text:p>
          </table:table-cell>
          <table:table-cell table:formula="of:=IF([.A569]*0.987+[.B5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1892751953461" calcext:value-type="float">
            <text:p>4.31892751953461</text:p>
          </table:table-cell>
          <table:table-cell table:formula="of:=RAND()*10-5" office:value-type="float" office:value="2.16437572805347" calcext:value-type="float">
            <text:p>2.16437572805347</text:p>
          </table:table-cell>
          <table:table-cell table:formula="of:=IF([.A570]*0.987+[.B57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764284848319" calcext:value-type="float">
            <text:p>-3.3764284848319</text:p>
          </table:table-cell>
          <table:table-cell table:formula="of:=RAND()*10-5" office:value-type="float" office:value="-0.75236331680483" calcext:value-type="float">
            <text:p>-0.75236331680483</text:p>
          </table:table-cell>
          <table:table-cell table:formula="of:=IF([.A571]*0.987+[.B57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8466313497362" calcext:value-type="float">
            <text:p>-1.48466313497362</text:p>
          </table:table-cell>
          <table:table-cell table:formula="of:=RAND()*10-5" office:value-type="float" office:value="-1.54799824293461" calcext:value-type="float">
            <text:p>-1.54799824293461</text:p>
          </table:table-cell>
          <table:table-cell table:formula="of:=IF([.A572]*0.987+[.B57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394138011745868" calcext:value-type="float">
            <text:p>0.039413801174587</text:p>
          </table:table-cell>
          <table:table-cell table:formula="of:=RAND()*10-5" office:value-type="float" office:value="1.28964405027557" calcext:value-type="float">
            <text:p>1.28964405027557</text:p>
          </table:table-cell>
          <table:table-cell table:formula="of:=IF([.A573]*0.987+[.B5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9401135100236" calcext:value-type="float">
            <text:p>-1.49401135100236</text:p>
          </table:table-cell>
          <table:table-cell table:formula="of:=RAND()*10-5" office:value-type="float" office:value="3.77290716568136" calcext:value-type="float">
            <text:p>3.77290716568136</text:p>
          </table:table-cell>
          <table:table-cell table:formula="of:=IF([.A574]*0.987+[.B57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4348165229806" calcext:value-type="float">
            <text:p>-3.94348165229806</text:p>
          </table:table-cell>
          <table:table-cell table:formula="of:=RAND()*10-5" office:value-type="float" office:value="2.01692068172697" calcext:value-type="float">
            <text:p>2.01692068172697</text:p>
          </table:table-cell>
          <table:table-cell table:formula="of:=IF([.A575]*0.987+[.B5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7777966597988" calcext:value-type="float">
            <text:p>0.97777966597988</text:p>
          </table:table-cell>
          <table:table-cell table:formula="of:=RAND()*10-5" office:value-type="float" office:value="-3.30540612239308" calcext:value-type="float">
            <text:p>-3.30540612239308</text:p>
          </table:table-cell>
          <table:table-cell table:formula="of:=IF([.A576]*0.987+[.B57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6410719527766" calcext:value-type="float">
            <text:p>-3.06410719527766</text:p>
          </table:table-cell>
          <table:table-cell table:formula="of:=RAND()*10-5" office:value-type="float" office:value="-4.91667992145954" calcext:value-type="float">
            <text:p>-4.91667992145954</text:p>
          </table:table-cell>
          <table:table-cell table:formula="of:=IF([.A577]*0.987+[.B57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906850878599" calcext:value-type="float">
            <text:p>1.49906850878599</text:p>
          </table:table-cell>
          <table:table-cell table:formula="of:=RAND()*10-5" office:value-type="float" office:value="2.33400366331832" calcext:value-type="float">
            <text:p>2.33400366331832</text:p>
          </table:table-cell>
          <table:table-cell table:formula="of:=IF([.A578]*0.987+[.B5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750097602330264" calcext:value-type="float">
            <text:p>0.075009760233026</text:p>
          </table:table-cell>
          <table:table-cell table:formula="of:=RAND()*10-5" office:value-type="float" office:value="-0.208720008843196" calcext:value-type="float">
            <text:p>-0.208720008843196</text:p>
          </table:table-cell>
          <table:table-cell table:formula="of:=IF([.A579]*0.987+[.B57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618727822955" calcext:value-type="float">
            <text:p>-1.53618727822955</text:p>
          </table:table-cell>
          <table:table-cell table:formula="of:=RAND()*10-5" office:value-type="float" office:value="-2.67570977280678" calcext:value-type="float">
            <text:p>-2.67570977280678</text:p>
          </table:table-cell>
          <table:table-cell table:formula="of:=IF([.A580]*0.987+[.B5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6621907137238" calcext:value-type="float">
            <text:p>3.76621907137238</text:p>
          </table:table-cell>
          <table:table-cell table:formula="of:=RAND()*10-5" office:value-type="float" office:value="-0.86690605103443" calcext:value-type="float">
            <text:p>-0.86690605103443</text:p>
          </table:table-cell>
          <table:table-cell table:formula="of:=IF([.A581]*0.987+[.B58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8455085351396" calcext:value-type="float">
            <text:p>1.58455085351396</text:p>
          </table:table-cell>
          <table:table-cell table:formula="of:=RAND()*10-5" office:value-type="float" office:value="1.99394776067024" calcext:value-type="float">
            <text:p>1.99394776067024</text:p>
          </table:table-cell>
          <table:table-cell table:formula="of:=IF([.A582]*0.987+[.B58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6184461850436" calcext:value-type="float">
            <text:p>4.46184461850436</text:p>
          </table:table-cell>
          <table:table-cell table:formula="of:=RAND()*10-5" office:value-type="float" office:value="2.10783635102317" calcext:value-type="float">
            <text:p>2.10783635102317</text:p>
          </table:table-cell>
          <table:table-cell table:formula="of:=IF([.A583]*0.987+[.B58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3981653860145" calcext:value-type="float">
            <text:p>-4.03981653860145</text:p>
          </table:table-cell>
          <table:table-cell table:formula="of:=RAND()*10-5" office:value-type="float" office:value="-3.42807594330037" calcext:value-type="float">
            <text:p>-3.42807594330037</text:p>
          </table:table-cell>
          <table:table-cell table:formula="of:=IF([.A584]*0.987+[.B5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2888555462623" calcext:value-type="float">
            <text:p>2.72888555462623</text:p>
          </table:table-cell>
          <table:table-cell table:formula="of:=RAND()*10-5" office:value-type="float" office:value="-3.12222798750609" calcext:value-type="float">
            <text:p>-3.12222798750609</text:p>
          </table:table-cell>
          <table:table-cell table:formula="of:=IF([.A585]*0.987+[.B58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4972054906217" calcext:value-type="float">
            <text:p>-1.04972054906217</text:p>
          </table:table-cell>
          <table:table-cell table:formula="of:=RAND()*10-5" office:value-type="float" office:value="2.50468482075815" calcext:value-type="float">
            <text:p>2.50468482075815</text:p>
          </table:table-cell>
          <table:table-cell table:formula="of:=IF([.A586]*0.987+[.B58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2104197051813" calcext:value-type="float">
            <text:p>-1.72104197051813</text:p>
          </table:table-cell>
          <table:table-cell table:formula="of:=RAND()*10-5" office:value-type="float" office:value="-2.63287631051746" calcext:value-type="float">
            <text:p>-2.63287631051746</text:p>
          </table:table-cell>
          <table:table-cell table:formula="of:=IF([.A587]*0.987+[.B5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13861314931443" calcext:value-type="float">
            <text:p>-0.413861314931443</text:p>
          </table:table-cell>
          <table:table-cell table:formula="of:=RAND()*10-5" office:value-type="float" office:value="-0.0415487882667271" calcext:value-type="float">
            <text:p>-0.041548788266727</text:p>
          </table:table-cell>
          <table:table-cell table:formula="of:=IF([.A588]*0.987+[.B5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5863414522572" calcext:value-type="float">
            <text:p>1.85863414522572</text:p>
          </table:table-cell>
          <table:table-cell table:formula="of:=RAND()*10-5" office:value-type="float" office:value="0.292906076625592" calcext:value-type="float">
            <text:p>0.292906076625592</text:p>
          </table:table-cell>
          <table:table-cell table:formula="of:=IF([.A589]*0.987+[.B58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6688997389044" calcext:value-type="float">
            <text:p>-1.56688997389044</text:p>
          </table:table-cell>
          <table:table-cell table:formula="of:=RAND()*10-5" office:value-type="float" office:value="4.53576698613608" calcext:value-type="float">
            <text:p>4.53576698613608</text:p>
          </table:table-cell>
          <table:table-cell table:formula="of:=IF([.A590]*0.987+[.B5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277955605654" calcext:value-type="float">
            <text:p>1.49277955605654</text:p>
          </table:table-cell>
          <table:table-cell table:formula="of:=RAND()*10-5" office:value-type="float" office:value="-4.42497220769873" calcext:value-type="float">
            <text:p>-4.42497220769873</text:p>
          </table:table-cell>
          <table:table-cell table:formula="of:=IF([.A591]*0.987+[.B59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87368290473513" calcext:value-type="float">
            <text:p>-0.287368290473513</text:p>
          </table:table-cell>
          <table:table-cell table:formula="of:=RAND()*10-5" office:value-type="float" office:value="2.68322924727233" calcext:value-type="float">
            <text:p>2.68322924727233</text:p>
          </table:table-cell>
          <table:table-cell table:formula="of:=IF([.A592]*0.987+[.B5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3140536268783" calcext:value-type="float">
            <text:p>2.43140536268783</text:p>
          </table:table-cell>
          <table:table-cell table:formula="of:=RAND()*10-5" office:value-type="float" office:value="1.36078724301506" calcext:value-type="float">
            <text:p>1.36078724301506</text:p>
          </table:table-cell>
          <table:table-cell table:formula="of:=IF([.A593]*0.987+[.B59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7645455905126" calcext:value-type="float">
            <text:p>3.17645455905126</text:p>
          </table:table-cell>
          <table:table-cell table:formula="of:=RAND()*10-5" office:value-type="float" office:value="4.92325759923728" calcext:value-type="float">
            <text:p>4.92325759923728</text:p>
          </table:table-cell>
          <table:table-cell table:formula="of:=IF([.A594]*0.987+[.B59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6780656489363" calcext:value-type="float">
            <text:p>4.16780656489363</text:p>
          </table:table-cell>
          <table:table-cell table:formula="of:=RAND()*10-5" office:value-type="float" office:value="3.11136614636708" calcext:value-type="float">
            <text:p>3.11136614636708</text:p>
          </table:table-cell>
          <table:table-cell table:formula="of:=IF([.A595]*0.987+[.B59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6216360677886" calcext:value-type="float">
            <text:p>-4.36216360677886</text:p>
          </table:table-cell>
          <table:table-cell table:formula="of:=RAND()*10-5" office:value-type="float" office:value="3.07739573445503" calcext:value-type="float">
            <text:p>3.07739573445503</text:p>
          </table:table-cell>
          <table:table-cell table:formula="of:=IF([.A596]*0.987+[.B59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7858839233262" calcext:value-type="float">
            <text:p>2.97858839233262</text:p>
          </table:table-cell>
          <table:table-cell table:formula="of:=RAND()*10-5" office:value-type="float" office:value="-4.54193098525568" calcext:value-type="float">
            <text:p>-4.54193098525568</text:p>
          </table:table-cell>
          <table:table-cell table:formula="of:=IF([.A597]*0.987+[.B5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7152036430839" calcext:value-type="float">
            <text:p>-2.87152036430839</text:p>
          </table:table-cell>
          <table:table-cell table:formula="of:=RAND()*10-5" office:value-type="float" office:value="0.589301766398607" calcext:value-type="float">
            <text:p>0.589301766398607</text:p>
          </table:table-cell>
          <table:table-cell table:formula="of:=IF([.A598]*0.987+[.B59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7917417599693" calcext:value-type="float">
            <text:p>3.67917417599693</text:p>
          </table:table-cell>
          <table:table-cell table:formula="of:=RAND()*10-5" office:value-type="float" office:value="2.60392937200251" calcext:value-type="float">
            <text:p>2.60392937200251</text:p>
          </table:table-cell>
          <table:table-cell table:formula="of:=IF([.A599]*0.987+[.B5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2652704695845" calcext:value-type="float">
            <text:p>1.82652704695845</text:p>
          </table:table-cell>
          <table:table-cell table:formula="of:=RAND()*10-5" office:value-type="float" office:value="-4.79812964984969" calcext:value-type="float">
            <text:p>-4.79812964984969</text:p>
          </table:table-cell>
          <table:table-cell table:formula="of:=IF([.A600]*0.987+[.B60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902969510324" calcext:value-type="float">
            <text:p>-4.5902969510324</text:p>
          </table:table-cell>
          <table:table-cell table:formula="of:=RAND()*10-5" office:value-type="float" office:value="0.270028426419794" calcext:value-type="float">
            <text:p>0.270028426419794</text:p>
          </table:table-cell>
          <table:table-cell table:formula="of:=IF([.A601]*0.987+[.B60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6339210753659" calcext:value-type="float">
            <text:p>-1.26339210753659</text:p>
          </table:table-cell>
          <table:table-cell table:formula="of:=RAND()*10-5" office:value-type="float" office:value="2.94074748072153" calcext:value-type="float">
            <text:p>2.94074748072153</text:p>
          </table:table-cell>
          <table:table-cell table:formula="of:=IF([.A602]*0.987+[.B60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4263970634989" calcext:value-type="float">
            <text:p>2.14263970634989</text:p>
          </table:table-cell>
          <table:table-cell table:formula="of:=RAND()*10-5" office:value-type="float" office:value="-2.29645068505866" calcext:value-type="float">
            <text:p>-2.29645068505866</text:p>
          </table:table-cell>
          <table:table-cell table:formula="of:=IF([.A603]*0.987+[.B60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3672690173403" calcext:value-type="float">
            <text:p>-0.53672690173403</text:p>
          </table:table-cell>
          <table:table-cell table:formula="of:=RAND()*10-5" office:value-type="float" office:value="0.360179920825372" calcext:value-type="float">
            <text:p>0.360179920825372</text:p>
          </table:table-cell>
          <table:table-cell table:formula="of:=IF([.A604]*0.987+[.B60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875350103548" calcext:value-type="float">
            <text:p>-4.73875350103548</text:p>
          </table:table-cell>
          <table:table-cell table:formula="of:=RAND()*10-5" office:value-type="float" office:value="-1.43337189930838" calcext:value-type="float">
            <text:p>-1.43337189930838</text:p>
          </table:table-cell>
          <table:table-cell table:formula="of:=IF([.A605]*0.987+[.B60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2112503808962" calcext:value-type="float">
            <text:p>-2.32112503808962</text:p>
          </table:table-cell>
          <table:table-cell table:formula="of:=RAND()*10-5" office:value-type="float" office:value="3.54869429945519" calcext:value-type="float">
            <text:p>3.54869429945519</text:p>
          </table:table-cell>
          <table:table-cell table:formula="of:=IF([.A606]*0.987+[.B60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9447022829791" calcext:value-type="float">
            <text:p>-1.39447022829791</text:p>
          </table:table-cell>
          <table:table-cell table:formula="of:=RAND()*10-5" office:value-type="float" office:value="2.21306381734086" calcext:value-type="float">
            <text:p>2.21306381734086</text:p>
          </table:table-cell>
          <table:table-cell table:formula="of:=IF([.A607]*0.987+[.B60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6675275468664" calcext:value-type="float">
            <text:p>4.46675275468664</text:p>
          </table:table-cell>
          <table:table-cell table:formula="of:=RAND()*10-5" office:value-type="float" office:value="2.48960718020298" calcext:value-type="float">
            <text:p>2.48960718020298</text:p>
          </table:table-cell>
          <table:table-cell table:formula="of:=IF([.A608]*0.987+[.B60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41906770316497" calcext:value-type="float">
            <text:p>0.241906770316497</text:p>
          </table:table-cell>
          <table:table-cell table:formula="of:=RAND()*10-5" office:value-type="float" office:value="-4.31969993430016" calcext:value-type="float">
            <text:p>-4.31969993430016</text:p>
          </table:table-cell>
          <table:table-cell table:formula="of:=IF([.A609]*0.987+[.B60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9726649066249" calcext:value-type="float">
            <text:p>1.39726649066249</text:p>
          </table:table-cell>
          <table:table-cell table:formula="of:=RAND()*10-5" office:value-type="float" office:value="-3.19611302034101" calcext:value-type="float">
            <text:p>-3.19611302034101</text:p>
          </table:table-cell>
          <table:table-cell table:formula="of:=IF([.A610]*0.987+[.B61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6511551171064" calcext:value-type="float">
            <text:p>2.06511551171064</text:p>
          </table:table-cell>
          <table:table-cell table:formula="of:=RAND()*10-5" office:value-type="float" office:value="-0.559452566162339" calcext:value-type="float">
            <text:p>-0.559452566162339</text:p>
          </table:table-cell>
          <table:table-cell table:formula="of:=IF([.A611]*0.987+[.B61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4496719862758" calcext:value-type="float">
            <text:p>3.84496719862758</text:p>
          </table:table-cell>
          <table:table-cell table:formula="of:=RAND()*10-5" office:value-type="float" office:value="-0.58475970798361" calcext:value-type="float">
            <text:p>-0.58475970798361</text:p>
          </table:table-cell>
          <table:table-cell table:formula="of:=IF([.A612]*0.987+[.B61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918269790327" calcext:value-type="float">
            <text:p>4.7918269790327</text:p>
          </table:table-cell>
          <table:table-cell table:formula="of:=RAND()*10-5" office:value-type="float" office:value="-3.89347479772375" calcext:value-type="float">
            <text:p>-3.89347479772375</text:p>
          </table:table-cell>
          <table:table-cell table:formula="of:=IF([.A613]*0.987+[.B613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0728063960849" calcext:value-type="float">
            <text:p>-3.00728063960849</text:p>
          </table:table-cell>
          <table:table-cell table:formula="of:=RAND()*10-5" office:value-type="float" office:value="-0.862061639716092" calcext:value-type="float">
            <text:p>-0.862061639716092</text:p>
          </table:table-cell>
          <table:table-cell table:formula="of:=IF([.A614]*0.987+[.B61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6445991061438" calcext:value-type="float">
            <text:p>-1.46445991061438</text:p>
          </table:table-cell>
          <table:table-cell table:formula="of:=RAND()*10-5" office:value-type="float" office:value="0.140985477267868" calcext:value-type="float">
            <text:p>0.140985477267868</text:p>
          </table:table-cell>
          <table:table-cell table:formula="of:=IF([.A615]*0.987+[.B61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6016549400772" calcext:value-type="float">
            <text:p>-3.16016549400772</text:p>
          </table:table-cell>
          <table:table-cell table:formula="of:=RAND()*10-5" office:value-type="float" office:value="0.957848271722299" calcext:value-type="float">
            <text:p>0.957848271722299</text:p>
          </table:table-cell>
          <table:table-cell table:formula="of:=IF([.A616]*0.987+[.B61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5176266194754" calcext:value-type="float">
            <text:p>-3.25176266194754</text:p>
          </table:table-cell>
          <table:table-cell table:formula="of:=RAND()*10-5" office:value-type="float" office:value="-0.446707830388585" calcext:value-type="float">
            <text:p>-0.446707830388585</text:p>
          </table:table-cell>
          <table:table-cell table:formula="of:=IF([.A617]*0.987+[.B61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2745026017415" calcext:value-type="float">
            <text:p>2.42745026017415</text:p>
          </table:table-cell>
          <table:table-cell table:formula="of:=RAND()*10-5" office:value-type="float" office:value="0.576416915569668" calcext:value-type="float">
            <text:p>0.576416915569668</text:p>
          </table:table-cell>
          <table:table-cell table:formula="of:=IF([.A618]*0.987+[.B61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51521480477" calcext:value-type="float">
            <text:p>2.351521480477</text:p>
          </table:table-cell>
          <table:table-cell table:formula="of:=RAND()*10-5" office:value-type="float" office:value="0.269472428419202" calcext:value-type="float">
            <text:p>0.269472428419202</text:p>
          </table:table-cell>
          <table:table-cell table:formula="of:=IF([.A619]*0.987+[.B61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7965441960717" calcext:value-type="float">
            <text:p>1.87965441960717</text:p>
          </table:table-cell>
          <table:table-cell table:formula="of:=RAND()*10-5" office:value-type="float" office:value="1.75726304445555" calcext:value-type="float">
            <text:p>1.75726304445555</text:p>
          </table:table-cell>
          <table:table-cell table:formula="of:=IF([.A620]*0.987+[.B62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881619846788" calcext:value-type="float">
            <text:p>-1.7881619846788</text:p>
          </table:table-cell>
          <table:table-cell table:formula="of:=RAND()*10-5" office:value-type="float" office:value="1.73382991853434" calcext:value-type="float">
            <text:p>1.73382991853434</text:p>
          </table:table-cell>
          <table:table-cell table:formula="of:=IF([.A621]*0.987+[.B62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028200485039" calcext:value-type="float">
            <text:p>-1.76028200485039</text:p>
          </table:table-cell>
          <table:table-cell table:formula="of:=RAND()*10-5" office:value-type="float" office:value="3.60678271170818" calcext:value-type="float">
            <text:p>3.60678271170818</text:p>
          </table:table-cell>
          <table:table-cell table:formula="of:=IF([.A622]*0.987+[.B62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3864889785858" calcext:value-type="float">
            <text:p>-1.43864889785858</text:p>
          </table:table-cell>
          <table:table-cell table:formula="of:=RAND()*10-5" office:value-type="float" office:value="-3.24799306568135" calcext:value-type="float">
            <text:p>-3.24799306568135</text:p>
          </table:table-cell>
          <table:table-cell table:formula="of:=IF([.A623]*0.987+[.B62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868419437102" calcext:value-type="float">
            <text:p>-1.89868419437102</text:p>
          </table:table-cell>
          <table:table-cell table:formula="of:=RAND()*10-5" office:value-type="float" office:value="3.21177615604528" calcext:value-type="float">
            <text:p>3.21177615604528</text:p>
          </table:table-cell>
          <table:table-cell table:formula="of:=IF([.A624]*0.987+[.B62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4733296310663" calcext:value-type="float">
            <text:p>4.74733296310663</text:p>
          </table:table-cell>
          <table:table-cell table:formula="of:=RAND()*10-5" office:value-type="float" office:value="0.478289752287075" calcext:value-type="float">
            <text:p>0.478289752287075</text:p>
          </table:table-cell>
          <table:table-cell table:formula="of:=IF([.A625]*0.987+[.B62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94789237879984" calcext:value-type="float">
            <text:p>-0.994789237879984</text:p>
          </table:table-cell>
          <table:table-cell table:formula="of:=RAND()*10-5" office:value-type="float" office:value="-0.184437298171178" calcext:value-type="float">
            <text:p>-0.184437298171178</text:p>
          </table:table-cell>
          <table:table-cell table:formula="of:=IF([.A626]*0.987+[.B62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4938512080709" calcext:value-type="float">
            <text:p>3.34938512080709</text:p>
          </table:table-cell>
          <table:table-cell table:formula="of:=RAND()*10-5" office:value-type="float" office:value="-2.73756959283324" calcext:value-type="float">
            <text:p>-2.73756959283324</text:p>
          </table:table-cell>
          <table:table-cell table:formula="of:=IF([.A627]*0.987+[.B62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4282186224326" calcext:value-type="float">
            <text:p>-0.44282186224326</text:p>
          </table:table-cell>
          <table:table-cell table:formula="of:=RAND()*10-5" office:value-type="float" office:value="-1.14704306595508" calcext:value-type="float">
            <text:p>-1.14704306595508</text:p>
          </table:table-cell>
          <table:table-cell table:formula="of:=IF([.A628]*0.987+[.B62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5589089013562" calcext:value-type="float">
            <text:p>2.05589089013562</text:p>
          </table:table-cell>
          <table:table-cell table:formula="of:=RAND()*10-5" office:value-type="float" office:value="-3.23187370863149" calcext:value-type="float">
            <text:p>-3.23187370863149</text:p>
          </table:table-cell>
          <table:table-cell table:formula="of:=IF([.A629]*0.987+[.B62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5516813770462" calcext:value-type="float">
            <text:p>1.15516813770462</text:p>
          </table:table-cell>
          <table:table-cell table:formula="of:=RAND()*10-5" office:value-type="float" office:value="-3.39864531995629" calcext:value-type="float">
            <text:p>-3.39864531995629</text:p>
          </table:table-cell>
          <table:table-cell table:formula="of:=IF([.A630]*0.987+[.B63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79630444173728" calcext:value-type="float">
            <text:p>-0.979630444173728</text:p>
          </table:table-cell>
          <table:table-cell table:formula="of:=RAND()*10-5" office:value-type="float" office:value="3.15286030350477" calcext:value-type="float">
            <text:p>3.15286030350477</text:p>
          </table:table-cell>
          <table:table-cell table:formula="of:=IF([.A631]*0.987+[.B63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91946693233697" calcext:value-type="float">
            <text:p>-0.991946693233697</text:p>
          </table:table-cell>
          <table:table-cell table:formula="of:=RAND()*10-5" office:value-type="float" office:value="-0.0819991526994803" calcext:value-type="float">
            <text:p>-0.08199915269948</text:p>
          </table:table-cell>
          <table:table-cell table:formula="of:=IF([.A632]*0.987+[.B63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0343433642" calcext:value-type="float">
            <text:p>-1.30343433642</text:p>
          </table:table-cell>
          <table:table-cell table:formula="of:=RAND()*10-5" office:value-type="float" office:value="1.70518741333156" calcext:value-type="float">
            <text:p>1.70518741333156</text:p>
          </table:table-cell>
          <table:table-cell table:formula="of:=IF([.A633]*0.987+[.B63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775366046475" calcext:value-type="float">
            <text:p>1.5775366046475</text:p>
          </table:table-cell>
          <table:table-cell table:formula="of:=RAND()*10-5" office:value-type="float" office:value="3.94179863363405" calcext:value-type="float">
            <text:p>3.94179863363405</text:p>
          </table:table-cell>
          <table:table-cell table:formula="of:=IF([.A634]*0.987+[.B63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1154890335166" calcext:value-type="float">
            <text:p>-2.31154890335166</text:p>
          </table:table-cell>
          <table:table-cell table:formula="of:=RAND()*10-5" office:value-type="float" office:value="3.49614713185558" calcext:value-type="float">
            <text:p>3.49614713185558</text:p>
          </table:table-cell>
          <table:table-cell table:formula="of:=IF([.A635]*0.987+[.B63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6612192700953" calcext:value-type="float">
            <text:p>-3.86612192700953</text:p>
          </table:table-cell>
          <table:table-cell table:formula="of:=RAND()*10-5" office:value-type="float" office:value="-3.98729396866453" calcext:value-type="float">
            <text:p>-3.98729396866453</text:p>
          </table:table-cell>
          <table:table-cell table:formula="of:=IF([.A636]*0.987+[.B63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71816972716212" calcext:value-type="float">
            <text:p>-0.871816972716212</text:p>
          </table:table-cell>
          <table:table-cell table:formula="of:=RAND()*10-5" office:value-type="float" office:value="4.44410042902868" calcext:value-type="float">
            <text:p>4.44410042902868</text:p>
          </table:table-cell>
          <table:table-cell table:formula="of:=IF([.A637]*0.987+[.B63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5170227024548" calcext:value-type="float">
            <text:p>2.45170227024548</text:p>
          </table:table-cell>
          <table:table-cell table:formula="of:=RAND()*10-5" office:value-type="float" office:value="-2.4270934022064" calcext:value-type="float">
            <text:p>-2.4270934022064</text:p>
          </table:table-cell>
          <table:table-cell table:formula="of:=IF([.A638]*0.987+[.B63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5164344678468" calcext:value-type="float">
            <text:p>-2.25164344678468</text:p>
          </table:table-cell>
          <table:table-cell table:formula="of:=RAND()*10-5" office:value-type="float" office:value="-2.77617071211837" calcext:value-type="float">
            <text:p>-2.77617071211837</text:p>
          </table:table-cell>
          <table:table-cell table:formula="of:=IF([.A639]*0.987+[.B63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880378255508" calcext:value-type="float">
            <text:p>1.81880378255508</text:p>
          </table:table-cell>
          <table:table-cell table:formula="of:=RAND()*10-5" office:value-type="float" office:value="0.88022630751453" calcext:value-type="float">
            <text:p>0.88022630751453</text:p>
          </table:table-cell>
          <table:table-cell table:formula="of:=IF([.A640]*0.987+[.B64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342027555687" calcext:value-type="float">
            <text:p>-1.6342027555687</text:p>
          </table:table-cell>
          <table:table-cell table:formula="of:=RAND()*10-5" office:value-type="float" office:value="4.10745717131768" calcext:value-type="float">
            <text:p>4.10745717131768</text:p>
          </table:table-cell>
          <table:table-cell table:formula="of:=IF([.A641]*0.987+[.B64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1595966929159" calcext:value-type="float">
            <text:p>1.01595966929159</text:p>
          </table:table-cell>
          <table:table-cell table:formula="of:=RAND()*10-5" office:value-type="float" office:value="-4.56688564410132" calcext:value-type="float">
            <text:p>-4.56688564410132</text:p>
          </table:table-cell>
          <table:table-cell table:formula="of:=IF([.A642]*0.987+[.B64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7434649079508" calcext:value-type="float">
            <text:p>-4.77434649079508</text:p>
          </table:table-cell>
          <table:table-cell table:formula="of:=RAND()*10-5" office:value-type="float" office:value="-1.6561040979869" calcext:value-type="float">
            <text:p>-1.6561040979869</text:p>
          </table:table-cell>
          <table:table-cell table:formula="of:=IF([.A643]*0.987+[.B64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2325613504175" calcext:value-type="float">
            <text:p>-1.72325613504175</text:p>
          </table:table-cell>
          <table:table-cell table:formula="of:=RAND()*10-5" office:value-type="float" office:value="-3.43960576892773" calcext:value-type="float">
            <text:p>-3.43960576892773</text:p>
          </table:table-cell>
          <table:table-cell table:formula="of:=IF([.A644]*0.987+[.B64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652954938033" calcext:value-type="float">
            <text:p>1.7652954938033</text:p>
          </table:table-cell>
          <table:table-cell table:formula="of:=RAND()*10-5" office:value-type="float" office:value="4.94024829658269" calcext:value-type="float">
            <text:p>4.94024829658269</text:p>
          </table:table-cell>
          <table:table-cell table:formula="of:=IF([.A645]*0.987+[.B64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4224083703254" calcext:value-type="float">
            <text:p>-2.14224083703254</text:p>
          </table:table-cell>
          <table:table-cell table:formula="of:=RAND()*10-5" office:value-type="float" office:value="-0.82074208692798" calcext:value-type="float">
            <text:p>-0.82074208692798</text:p>
          </table:table-cell>
          <table:table-cell table:formula="of:=IF([.A646]*0.987+[.B64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6860481570238" calcext:value-type="float">
            <text:p>-1.16860481570238</text:p>
          </table:table-cell>
          <table:table-cell table:formula="of:=RAND()*10-5" office:value-type="float" office:value="-1.06504359720211" calcext:value-type="float">
            <text:p>-1.06504359720211</text:p>
          </table:table-cell>
          <table:table-cell table:formula="of:=IF([.A647]*0.987+[.B64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760653291064" calcext:value-type="float">
            <text:p>2.81760653291064</text:p>
          </table:table-cell>
          <table:table-cell table:formula="of:=RAND()*10-5" office:value-type="float" office:value="1.69915385634596" calcext:value-type="float">
            <text:p>1.69915385634596</text:p>
          </table:table-cell>
          <table:table-cell table:formula="of:=IF([.A648]*0.987+[.B64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8252627721879" calcext:value-type="float">
            <text:p>-2.48252627721879</text:p>
          </table:table-cell>
          <table:table-cell table:formula="of:=RAND()*10-5" office:value-type="float" office:value="-0.766094581640943" calcext:value-type="float">
            <text:p>-0.766094581640943</text:p>
          </table:table-cell>
          <table:table-cell table:formula="of:=IF([.A649]*0.987+[.B64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9390100256898" calcext:value-type="float">
            <text:p>-0.249390100256898</text:p>
          </table:table-cell>
          <table:table-cell table:formula="of:=RAND()*10-5" office:value-type="float" office:value="4.72074341895314" calcext:value-type="float">
            <text:p>4.72074341895314</text:p>
          </table:table-cell>
          <table:table-cell table:formula="of:=IF([.A650]*0.987+[.B65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0656793990926" calcext:value-type="float">
            <text:p>-4.70656793990926</text:p>
          </table:table-cell>
          <table:table-cell table:formula="of:=RAND()*10-5" office:value-type="float" office:value="-1.93744592748932" calcext:value-type="float">
            <text:p>-1.93744592748932</text:p>
          </table:table-cell>
          <table:table-cell table:formula="of:=IF([.A651]*0.987+[.B65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99234875524417" calcext:value-type="float">
            <text:p>0.299234875524417</text:p>
          </table:table-cell>
          <table:table-cell table:formula="of:=RAND()*10-5" office:value-type="float" office:value="0.643877920046676" calcext:value-type="float">
            <text:p>0.643877920046676</text:p>
          </table:table-cell>
          <table:table-cell table:formula="of:=IF([.A652]*0.987+[.B65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4054965013968" calcext:value-type="float">
            <text:p>-2.74054965013968</text:p>
          </table:table-cell>
          <table:table-cell table:formula="of:=RAND()*10-5" office:value-type="float" office:value="-4.09948237483602" calcext:value-type="float">
            <text:p>-4.09948237483602</text:p>
          </table:table-cell>
          <table:table-cell table:formula="of:=IF([.A653]*0.987+[.B65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3324757274174" calcext:value-type="float">
            <text:p>4.13324757274174</text:p>
          </table:table-cell>
          <table:table-cell table:formula="of:=RAND()*10-5" office:value-type="float" office:value="-1.37761888346773" calcext:value-type="float">
            <text:p>-1.37761888346773</text:p>
          </table:table-cell>
          <table:table-cell table:formula="of:=IF([.A654]*0.987+[.B654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2942682038648" calcext:value-type="float">
            <text:p>-4.42942682038648</text:p>
          </table:table-cell>
          <table:table-cell table:formula="of:=RAND()*10-5" office:value-type="float" office:value="4.01710504434392" calcext:value-type="float">
            <text:p>4.01710504434392</text:p>
          </table:table-cell>
          <table:table-cell table:formula="of:=IF([.A655]*0.987+[.B65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56615951266713" calcext:value-type="float">
            <text:p>0.356615951266713</text:p>
          </table:table-cell>
          <table:table-cell table:formula="of:=RAND()*10-5" office:value-type="float" office:value="1.29640701907366" calcext:value-type="float">
            <text:p>1.29640701907366</text:p>
          </table:table-cell>
          <table:table-cell table:formula="of:=IF([.A656]*0.987+[.B65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8373865323962" calcext:value-type="float">
            <text:p>-1.78373865323962</text:p>
          </table:table-cell>
          <table:table-cell table:formula="of:=RAND()*10-5" office:value-type="float" office:value="-2.14425479448268" calcext:value-type="float">
            <text:p>-2.14425479448268</text:p>
          </table:table-cell>
          <table:table-cell table:formula="of:=IF([.A657]*0.987+[.B65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507414906406" calcext:value-type="float">
            <text:p>-4.2507414906406</text:p>
          </table:table-cell>
          <table:table-cell table:formula="of:=RAND()*10-5" office:value-type="float" office:value="1.53613183812857" calcext:value-type="float">
            <text:p>1.53613183812857</text:p>
          </table:table-cell>
          <table:table-cell table:formula="of:=IF([.A658]*0.987+[.B65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8887354950998" calcext:value-type="float">
            <text:p>3.08887354950998</text:p>
          </table:table-cell>
          <table:table-cell table:formula="of:=RAND()*10-5" office:value-type="float" office:value="-1.52892850556367" calcext:value-type="float">
            <text:p>-1.52892850556367</text:p>
          </table:table-cell>
          <table:table-cell table:formula="of:=IF([.A659]*0.987+[.B65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3114131783947" calcext:value-type="float">
            <text:p>4.63114131783947</text:p>
          </table:table-cell>
          <table:table-cell table:formula="of:=RAND()*10-5" office:value-type="float" office:value="1.64187664467661" calcext:value-type="float">
            <text:p>1.64187664467661</text:p>
          </table:table-cell>
          <table:table-cell table:formula="of:=IF([.A660]*0.987+[.B66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1348553008246" calcext:value-type="float">
            <text:p>4.31348553008246</text:p>
          </table:table-cell>
          <table:table-cell table:formula="of:=RAND()*10-5" office:value-type="float" office:value="1.79519813246023" calcext:value-type="float">
            <text:p>1.79519813246023</text:p>
          </table:table-cell>
          <table:table-cell table:formula="of:=IF([.A661]*0.987+[.B66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9591031227928" calcext:value-type="float">
            <text:p>3.09591031227928</text:p>
          </table:table-cell>
          <table:table-cell table:formula="of:=RAND()*10-5" office:value-type="float" office:value="-1.90202671683459" calcext:value-type="float">
            <text:p>-1.90202671683459</text:p>
          </table:table-cell>
          <table:table-cell table:formula="of:=IF([.A662]*0.987+[.B66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05864067637338" calcext:value-type="float">
            <text:p>0.305864067637338</text:p>
          </table:table-cell>
          <table:table-cell table:formula="of:=RAND()*10-5" office:value-type="float" office:value="-1.79394004972602" calcext:value-type="float">
            <text:p>-1.79394004972602</text:p>
          </table:table-cell>
          <table:table-cell table:formula="of:=IF([.A663]*0.987+[.B66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011321472775" calcext:value-type="float">
            <text:p>-1.4011321472775</text:p>
          </table:table-cell>
          <table:table-cell table:formula="of:=RAND()*10-5" office:value-type="float" office:value="1.6812415914962" calcext:value-type="float">
            <text:p>1.6812415914962</text:p>
          </table:table-cell>
          <table:table-cell table:formula="of:=IF([.A664]*0.987+[.B66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0391978600937" calcext:value-type="float">
            <text:p>-4.80391978600937</text:p>
          </table:table-cell>
          <table:table-cell table:formula="of:=RAND()*10-5" office:value-type="float" office:value="0.854335205040128" calcext:value-type="float">
            <text:p>0.854335205040128</text:p>
          </table:table-cell>
          <table:table-cell table:formula="of:=IF([.A665]*0.987+[.B66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996516133183" calcext:value-type="float">
            <text:p>4.2996516133183</text:p>
          </table:table-cell>
          <table:table-cell table:formula="of:=RAND()*10-5" office:value-type="float" office:value="-2.62301201878264" calcext:value-type="float">
            <text:p>-2.62301201878264</text:p>
          </table:table-cell>
          <table:table-cell table:formula="of:=IF([.A666]*0.987+[.B66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0044060841423" calcext:value-type="float">
            <text:p>0.80044060841423</text:p>
          </table:table-cell>
          <table:table-cell table:formula="of:=RAND()*10-5" office:value-type="float" office:value="-2.39778995028544" calcext:value-type="float">
            <text:p>-2.39778995028544</text:p>
          </table:table-cell>
          <table:table-cell table:formula="of:=IF([.A667]*0.987+[.B66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3710107106173" calcext:value-type="float">
            <text:p>2.23710107106173</text:p>
          </table:table-cell>
          <table:table-cell table:formula="of:=RAND()*10-5" office:value-type="float" office:value="-2.46503719857478" calcext:value-type="float">
            <text:p>-2.46503719857478</text:p>
          </table:table-cell>
          <table:table-cell table:formula="of:=IF([.A668]*0.987+[.B66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8354815717386" calcext:value-type="float">
            <text:p>-2.78354815717386</text:p>
          </table:table-cell>
          <table:table-cell table:formula="of:=RAND()*10-5" office:value-type="float" office:value="4.97389409998857" calcext:value-type="float">
            <text:p>4.97389409998857</text:p>
          </table:table-cell>
          <table:table-cell table:formula="of:=IF([.A669]*0.987+[.B66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1722757561451" calcext:value-type="float">
            <text:p>3.71722757561451</text:p>
          </table:table-cell>
          <table:table-cell table:formula="of:=RAND()*10-5" office:value-type="float" office:value="-3.53489253405657" calcext:value-type="float">
            <text:p>-3.53489253405657</text:p>
          </table:table-cell>
          <table:table-cell table:formula="of:=IF([.A670]*0.987+[.B670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9804938080904" calcext:value-type="float">
            <text:p>1.59804938080904</text:p>
          </table:table-cell>
          <table:table-cell table:formula="of:=RAND()*10-5" office:value-type="float" office:value="-2.11135779467524" calcext:value-type="float">
            <text:p>-2.11135779467524</text:p>
          </table:table-cell>
          <table:table-cell table:formula="of:=IF([.A671]*0.987+[.B671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3886948596911" calcext:value-type="float">
            <text:p>4.43886948596911</text:p>
          </table:table-cell>
          <table:table-cell table:formula="of:=RAND()*10-5" office:value-type="float" office:value="-0.236031121957015" calcext:value-type="float">
            <text:p>-0.236031121957015</text:p>
          </table:table-cell>
          <table:table-cell table:formula="of:=IF([.A672]*0.987+[.B672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7236207385945" calcext:value-type="float">
            <text:p>-4.57236207385945</text:p>
          </table:table-cell>
          <table:table-cell table:formula="of:=RAND()*10-5" office:value-type="float" office:value="-0.0940585512699945" calcext:value-type="float">
            <text:p>-0.094058551269995</text:p>
          </table:table-cell>
          <table:table-cell table:formula="of:=IF([.A673]*0.987+[.B67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970707760762" calcext:value-type="float">
            <text:p>-1.6970707760762</text:p>
          </table:table-cell>
          <table:table-cell table:formula="of:=RAND()*10-5" office:value-type="float" office:value="-3.73926921362299" calcext:value-type="float">
            <text:p>-3.73926921362299</text:p>
          </table:table-cell>
          <table:table-cell table:formula="of:=IF([.A674]*0.987+[.B67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192106920727" calcext:value-type="float">
            <text:p>-1.87192106920727</text:p>
          </table:table-cell>
          <table:table-cell table:formula="of:=RAND()*10-5" office:value-type="float" office:value="3.89811875814694" calcext:value-type="float">
            <text:p>3.89811875814694</text:p>
          </table:table-cell>
          <table:table-cell table:formula="of:=IF([.A675]*0.987+[.B67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8912156567194" calcext:value-type="float">
            <text:p>-3.18912156567194</text:p>
          </table:table-cell>
          <table:table-cell table:formula="of:=RAND()*10-5" office:value-type="float" office:value="3.40659783019926" calcext:value-type="float">
            <text:p>3.40659783019926</text:p>
          </table:table-cell>
          <table:table-cell table:formula="of:=IF([.A676]*0.987+[.B676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8308721047352" calcext:value-type="float">
            <text:p>1.18308721047352</text:p>
          </table:table-cell>
          <table:table-cell table:formula="of:=RAND()*10-5" office:value-type="float" office:value="0.137293374248165" calcext:value-type="float">
            <text:p>0.137293374248165</text:p>
          </table:table-cell>
          <table:table-cell table:formula="of:=IF([.A677]*0.987+[.B67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7382214176948" calcext:value-type="float">
            <text:p>1.67382214176948</text:p>
          </table:table-cell>
          <table:table-cell table:formula="of:=RAND()*10-5" office:value-type="float" office:value="-0.722834850594168" calcext:value-type="float">
            <text:p>-0.722834850594168</text:p>
          </table:table-cell>
          <table:table-cell table:formula="of:=IF([.A678]*0.987+[.B67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624247683171" calcext:value-type="float">
            <text:p>4.18624247683171</text:p>
          </table:table-cell>
          <table:table-cell table:formula="of:=RAND()*10-5" office:value-type="float" office:value="-0.540651312023734" calcext:value-type="float">
            <text:p>-0.540651312023734</text:p>
          </table:table-cell>
          <table:table-cell table:formula="of:=IF([.A679]*0.987+[.B67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09287350351913" calcext:value-type="float">
            <text:p>0.109287350351913</text:p>
          </table:table-cell>
          <table:table-cell table:formula="of:=RAND()*10-5" office:value-type="float" office:value="1.52179945687379" calcext:value-type="float">
            <text:p>1.52179945687379</text:p>
          </table:table-cell>
          <table:table-cell table:formula="of:=IF([.A680]*0.987+[.B68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967584759338" calcext:value-type="float">
            <text:p>-2.19967584759338</text:p>
          </table:table-cell>
          <table:table-cell table:formula="of:=RAND()*10-5" office:value-type="float" office:value="-1.36527881143914" calcext:value-type="float">
            <text:p>-1.36527881143914</text:p>
          </table:table-cell>
          <table:table-cell table:formula="of:=IF([.A681]*0.987+[.B68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154367873397" calcext:value-type="float">
            <text:p>-2.6154367873397</text:p>
          </table:table-cell>
          <table:table-cell table:formula="of:=RAND()*10-5" office:value-type="float" office:value="4.22689024614489" calcext:value-type="float">
            <text:p>4.22689024614489</text:p>
          </table:table-cell>
          <table:table-cell table:formula="of:=IF([.A682]*0.987+[.B68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6822630160684" calcext:value-type="float">
            <text:p>-4.16822630160684</text:p>
          </table:table-cell>
          <table:table-cell table:formula="of:=RAND()*10-5" office:value-type="float" office:value="-1.00315196280211" calcext:value-type="float">
            <text:p>-1.00315196280211</text:p>
          </table:table-cell>
          <table:table-cell table:formula="of:=IF([.A683]*0.987+[.B68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4391566843175" calcext:value-type="float">
            <text:p>1.04391566843175</text:p>
          </table:table-cell>
          <table:table-cell table:formula="of:=RAND()*10-5" office:value-type="float" office:value="4.69414105763178" calcext:value-type="float">
            <text:p>4.69414105763178</text:p>
          </table:table-cell>
          <table:table-cell table:formula="of:=IF([.A684]*0.987+[.B68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0278750165154" calcext:value-type="float">
            <text:p>3.90278750165154</text:p>
          </table:table-cell>
          <table:table-cell table:formula="of:=RAND()*10-5" office:value-type="float" office:value="3.49202595384425" calcext:value-type="float">
            <text:p>3.49202595384425</text:p>
          </table:table-cell>
          <table:table-cell table:formula="of:=IF([.A685]*0.987+[.B685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2460014186852" calcext:value-type="float">
            <text:p>2.32460014186852</text:p>
          </table:table-cell>
          <table:table-cell table:formula="of:=RAND()*10-5" office:value-type="float" office:value="0.75811937040064" calcext:value-type="float">
            <text:p>0.75811937040064</text:p>
          </table:table-cell>
          <table:table-cell table:formula="of:=IF([.A686]*0.987+[.B68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5973523175596" calcext:value-type="float">
            <text:p>-2.55973523175596</text:p>
          </table:table-cell>
          <table:table-cell table:formula="of:=RAND()*10-5" office:value-type="float" office:value="-3.63649316098584" calcext:value-type="float">
            <text:p>-3.63649316098584</text:p>
          </table:table-cell>
          <table:table-cell table:formula="of:=IF([.A687]*0.987+[.B687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57713311336249" calcext:value-type="float">
            <text:p>-0.157713311336249</text:p>
          </table:table-cell>
          <table:table-cell table:formula="of:=RAND()*10-5" office:value-type="float" office:value="0.249624501309079" calcext:value-type="float">
            <text:p>0.249624501309079</text:p>
          </table:table-cell>
          <table:table-cell table:formula="of:=IF([.A688]*0.987+[.B688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788140339359" calcext:value-type="float">
            <text:p>1.17788140339359</text:p>
          </table:table-cell>
          <table:table-cell table:formula="of:=RAND()*10-5" office:value-type="float" office:value="3.23862067899415" calcext:value-type="float">
            <text:p>3.23862067899415</text:p>
          </table:table-cell>
          <table:table-cell table:formula="of:=IF([.A689]*0.987+[.B689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5849414267814" calcext:value-type="float">
            <text:p>-1.25849414267814</text:p>
          </table:table-cell>
          <table:table-cell table:formula="of:=RAND()*10-5" office:value-type="float" office:value="0.749411991838946" calcext:value-type="float">
            <text:p>0.749411991838946</text:p>
          </table:table-cell>
          <table:table-cell table:formula="of:=IF([.A690]*0.987+[.B690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4127564253841" calcext:value-type="float">
            <text:p>-3.64127564253841</text:p>
          </table:table-cell>
          <table:table-cell table:formula="of:=RAND()*10-5" office:value-type="float" office:value="-0.993064466030575" calcext:value-type="float">
            <text:p>-0.993064466030575</text:p>
          </table:table-cell>
          <table:table-cell table:formula="of:=IF([.A691]*0.987+[.B691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4979519231103" calcext:value-type="float">
            <text:p>-2.94979519231103</text:p>
          </table:table-cell>
          <table:table-cell table:formula="of:=RAND()*10-5" office:value-type="float" office:value="-0.891134322777708" calcext:value-type="float">
            <text:p>-0.891134322777708</text:p>
          </table:table-cell>
          <table:table-cell table:formula="of:=IF([.A692]*0.987+[.B692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0577980366359" calcext:value-type="float">
            <text:p>-1.80577980366359</text:p>
          </table:table-cell>
          <table:table-cell table:formula="of:=RAND()*10-5" office:value-type="float" office:value="-3.46261790715888" calcext:value-type="float">
            <text:p>-3.46261790715888</text:p>
          </table:table-cell>
          <table:table-cell table:formula="of:=IF([.A693]*0.987+[.B693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6358124657255" calcext:value-type="float">
            <text:p>-2.66358124657255</text:p>
          </table:table-cell>
          <table:table-cell table:formula="of:=RAND()*10-5" office:value-type="float" office:value="-2.91441217639935" calcext:value-type="float">
            <text:p>-2.91441217639935</text:p>
          </table:table-cell>
          <table:table-cell table:formula="of:=IF([.A694]*0.987+[.B694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1526615666271" calcext:value-type="float">
            <text:p>-1.31526615666271</text:p>
          </table:table-cell>
          <table:table-cell table:formula="of:=RAND()*10-5" office:value-type="float" office:value="4.05188058693883" calcext:value-type="float">
            <text:p>4.05188058693883</text:p>
          </table:table-cell>
          <table:table-cell table:formula="of:=IF([.A695]*0.987+[.B695]*-0.1+1 &gt; 2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9003395119081" calcext:value-type="float">
            <text:p>3.39003395119081</text:p>
          </table:table-cell>
          <table:table-cell table:formula="of:=RAND()*10-5" office:value-type="float" office:value="3.85036579927749" calcext:value-type="float">
            <text:p>3.85036579927749</text:p>
          </table:table-cell>
          <table:table-cell table:formula="of:=IF([.A696]*0.987+[.B696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3764397113114" calcext:value-type="float">
            <text:p>1.73764397113114</text:p>
          </table:table-cell>
          <table:table-cell table:formula="of:=RAND()*10-5" office:value-type="float" office:value="3.33497633496948" calcext:value-type="float">
            <text:p>3.33497633496948</text:p>
          </table:table-cell>
          <table:table-cell table:formula="of:=IF([.A697]*0.987+[.B697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0652881361778" calcext:value-type="float">
            <text:p>2.90652881361778</text:p>
          </table:table-cell>
          <table:table-cell table:formula="of:=RAND()*10-5" office:value-type="float" office:value="-2.20116436602497" calcext:value-type="float">
            <text:p>-2.20116436602497</text:p>
          </table:table-cell>
          <table:table-cell table:formula="of:=IF([.A698]*0.987+[.B698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0302624486703" calcext:value-type="float">
            <text:p>1.50302624486703</text:p>
          </table:table-cell>
          <table:table-cell table:formula="of:=RAND()*10-5" office:value-type="float" office:value="1.65733090131709" calcext:value-type="float">
            <text:p>1.65733090131709</text:p>
          </table:table-cell>
          <table:table-cell table:formula="of:=IF([.A699]*0.987+[.B699]*-0.1+1 &gt; 2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1219792022343" calcext:value-type="float">
            <text:p>-4.31219792022343</text:p>
          </table:table-cell>
          <table:table-cell table:formula="of:=RAND()*10-5" office:value-type="float" office:value="-1.91663976157455" calcext:value-type="float">
            <text:p>-1.91663976157455</text:p>
          </table:table-cell>
          <table:table-cell table:formula="of:=IF([.A700]*0.987+[.B700]*-0.1+1 &gt; 2; &quot;ACCEPT&quot;; &quot;REJECT&quot;)" office:value-type="string" office:string-value="REJECT" calcext:value-type="string">
            <text:p>RE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4:55:07.472277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4:58:19.539813523</dc:date>
    <meta:editing-duration>PT10M27S</meta:editing-duration>
    <meta:editing-cycles>8</meta:editing-cycles>
    <meta:generator>LibreOfficeDev/7.2.0.0.alpha1$MacOSX_AARCH64 LibreOffice_project/1070cd26d80399036ae11d81ddb62c0c5601b315</meta:generator>
    <meta:document-statistic meta:table-count="2" meta:cell-count="4200" meta:object-count="0"/>
  </office:meta>
</office:document-meta>
</file>